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 fo:font-size="12pt" fo:language="en" fo:country="CA" fo:font-style="normal" fo:font-weight="normal" officeooo:rsid="00ad2984" officeooo:paragraph-rsid="00105158" style:font-size-asian="10.5pt" style:font-style-asian="normal" style:font-weight-asian="normal" style:font-size-complex="12pt" style:font-style-complex="normal" style:font-weight-complex="normal"/>
    </style:style>
    <style:style style:name="P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 fo:font-size="12pt" fo:language="en" fo:country="CA" fo:font-style="normal" fo:font-weight="normal" officeooo:rsid="010094e3" officeooo:paragraph-rsid="000f2d74" style:font-size-asian="10.5pt" style:font-style-asian="normal" style:font-weight-asian="normal" style:font-size-complex="12pt" style:font-style-complex="normal" style:font-weight-complex="normal"/>
    </style:style>
    <style:style style:name="P4"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ab-stops>
          <style:tab-stop style:position="0.6319in"/>
        </style:tab-stops>
      </style:paragraph-properties>
      <style:text-properties style:font-name="Times New Roman" fo:font-size="12pt" officeooo:paragraph-rsid="000f2d74"/>
    </style:style>
    <style:style style:name="P5"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2pt" fo:language="en" fo:country="CA" fo:font-weight="normal" officeooo:rsid="006dc4af" officeooo:paragraph-rsid="000f2d74" style:font-size-asian="10.5pt" style:font-weight-asian="normal" style:font-size-complex="12pt" style:font-weight-complex="normal"/>
    </style:style>
    <style:style style:name="P6"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2pt" fo:language="en" fo:country="CA" fo:font-weight="normal" officeooo:rsid="00ba48d3" officeooo:paragraph-rsid="000f2d74" style:font-size-asian="10.5pt" style:font-weight-asian="normal" style:font-size-complex="12pt" style:font-weight-complex="normal"/>
    </style:style>
    <style:style style:name="P7"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2pt" fo:language="en" fo:country="CA" fo:font-weight="normal" officeooo:rsid="00b9097d" officeooo:paragraph-rsid="000f2d74" style:font-size-asian="10.5pt" style:font-weight-asian="normal" style:font-size-complex="12pt" style:font-weight-complex="normal"/>
    </style:style>
    <style:style style:name="P8"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0b647f2" officeooo:paragraph-rsid="000f2d74" style:font-size-asian="10.5pt" style:font-style-asian="normal" style:font-weight-asian="bold" style:font-size-complex="12pt" style:font-style-complex="normal" style:font-weight-complex="bold"/>
    </style:style>
    <style:style style:name="P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0b79fad" officeooo:paragraph-rsid="000f2d74" style:font-size-asian="10.5pt" style:font-style-asian="normal" style:font-weight-asian="bold" style:font-size-complex="12pt" style:font-style-complex="normal" style:font-weight-complex="bold"/>
    </style:style>
    <style:style style:name="P1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0983029" officeooo:paragraph-rsid="000f2d74" style:font-size-asian="10.5pt" style:font-style-asian="normal" style:font-weight-asian="bold" style:font-size-complex="12pt" style:font-style-complex="normal" style:font-weight-complex="bold"/>
    </style:style>
    <style:style style:name="P1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11d4a4a" officeooo:paragraph-rsid="000f2d74" style:font-size-asian="10.5pt" style:font-style-asian="normal" style:font-weight-asian="bold" style:font-size-complex="12pt" style:font-style-complex="normal" style:font-weight-complex="bold"/>
    </style:style>
    <style:style style:name="P1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103b0b9" officeooo:paragraph-rsid="000f2d74" style:font-size-asian="10.5pt" style:font-style-asian="normal" style:font-weight-asian="bold" style:font-size-complex="12pt" style:font-style-complex="normal" style:font-weight-complex="bold"/>
    </style:style>
    <style:style style:name="P1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weight="normal" officeooo:rsid="006ee93d" officeooo:paragraph-rsid="000f2d74" style:font-size-asian="10.5pt" style:font-weight-asian="normal" style:font-size-complex="12pt" style:font-weight-complex="normal"/>
    </style:style>
    <style:style style:name="P1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8940d0" officeooo:paragraph-rsid="000f2d74" style:font-size-asian="10.5pt" style:font-style-asian="normal" style:font-weight-asian="normal" style:font-size-complex="12pt" style:font-style-complex="normal" style:font-weight-complex="normal"/>
    </style:style>
    <style:style style:name="P1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cceab0" officeooo:paragraph-rsid="000f2d74" style:font-size-asian="10.5pt" style:font-style-asian="normal" style:font-weight-asian="normal" style:font-size-complex="12pt" style:font-style-complex="normal" style:font-weight-complex="normal"/>
    </style:style>
    <style:style style:name="P1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a5453f" officeooo:paragraph-rsid="000f2d74" style:font-size-asian="10.5pt" style:font-style-asian="normal" style:font-weight-asian="normal" style:font-size-complex="12pt" style:font-style-complex="normal" style:font-weight-complex="normal"/>
    </style:style>
    <style:style style:name="P1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8a9637" officeooo:paragraph-rsid="00323682" style:font-size-asian="10.5pt" style:font-style-asian="normal" style:font-weight-asian="normal" style:font-size-complex="12pt" style:font-style-complex="normal" style:font-weight-complex="normal"/>
    </style:style>
    <style:style style:name="P18"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d034f8" officeooo:paragraph-rsid="003926fa" style:font-size-asian="10.5pt" style:font-style-asian="normal" style:font-weight-asian="normal" style:font-size-complex="12pt" style:font-style-complex="normal" style:font-weight-complex="normal"/>
    </style:style>
    <style:style style:name="P1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fo:font-size="12pt" fo:language="en" fo:country="CA" fo:font-style="normal" fo:font-weight="normal" officeooo:rsid="00d034f8" officeooo:paragraph-rsid="003acfd3" style:font-size-asian="10.5pt" style:font-style-asian="normal" style:font-weight-asian="normal" style:font-size-complex="12pt" style:font-style-complex="normal" style:font-weight-complex="normal"/>
    </style:style>
    <style:style style:name="P2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officeooo:rsid="007a0387" officeooo:paragraph-rsid="002af394"/>
    </style:style>
    <style:style style:name="P21"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 fo:font-size="12pt" fo:language="en" fo:country="CA" fo:font-weight="bold" officeooo:rsid="007a0387" officeooo:paragraph-rsid="000f2d74" style:font-size-asian="10.5pt" style:font-weight-asian="bold" style:font-size-complex="12pt" style:font-weight-complex="bold"/>
    </style:style>
    <style:style style:name="P22"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 fo:font-size="12pt" fo:language="en" fo:country="CA" fo:font-style="normal" fo:font-weight="normal" officeooo:rsid="008940d0" officeooo:paragraph-rsid="000f2d74" style:font-size-asian="10.5pt" style:font-style-asian="normal" style:font-weight-asian="normal" style:font-size-complex="12pt" style:font-style-complex="normal" style:font-weight-complex="normal"/>
    </style:style>
    <style:style style:name="P23"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 fo:font-size="12pt" fo:language="en" fo:country="CA" fo:font-style="normal" fo:font-weight="normal" officeooo:rsid="009f8436" officeooo:paragraph-rsid="0038a46b" style:font-size-asian="10.5pt" style:font-style-asian="normal" style:font-weight-asian="normal" style:font-size-complex="12pt" style:font-style-complex="normal" style:font-weight-complex="normal"/>
    </style:style>
    <style:style style:name="P2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reak-before="page" fo:background-color="transparent"/>
      <style:text-properties style:font-name="Times New Roman" fo:font-size="12pt" fo:language="en" fo:country="CA" fo:font-weight="normal" officeooo:rsid="006dc4af" officeooo:paragraph-rsid="0041873c" style:font-size-asian="10.5pt" style:font-weight-asian="normal" style:font-size-complex="12pt" style:font-weight-complex="normal"/>
    </style:style>
    <style:style style:name="P25" style:family="paragraph" style:parent-style-name="Text_20_body" style:master-page-name="First_20_Pag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style:font-name="Times New Roman" fo:font-size="12pt" fo:language="en" fo:country="CA" fo:font-weight="normal" officeooo:rsid="00cbbda7" officeooo:paragraph-rsid="000f2d74" style:font-size-asian="10.5pt" style:font-weight-asian="normal" style:font-size-complex="12pt" style:font-weight-complex="normal"/>
    </style:style>
    <style:style style:name="P2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 fo:font-size="12pt" fo:language="en" fo:country="CA" fo:font-style="normal" fo:font-weight="bold" officeooo:rsid="004f5f20" officeooo:paragraph-rsid="004f5f20" style:font-size-asian="10.5pt" style:font-style-asian="normal" style:font-weight-asian="bold" style:font-size-complex="12pt" style:font-style-complex="normal" style:font-weight-complex="bold"/>
    </style:style>
    <style:style style:name="P2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 officeooo:rsid="007a0387" officeooo:paragraph-rsid="00470677"/>
    </style:style>
    <style:style style:name="P28"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 fo:font-size="12pt" fo:language="en" fo:country="CA" fo:font-style="normal" fo:font-weight="normal" officeooo:rsid="00a5453f" officeooo:paragraph-rsid="0050ccb9" style:font-size-asian="10.5pt" style:font-style-asian="normal" style:font-weight-asian="normal" style:font-size-complex="12pt" style:font-style-complex="normal" style:font-weight-complex="normal"/>
    </style:style>
    <style:style style:name="P2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officeooo:paragraph-rsid="00531cb1"/>
    </style:style>
    <style:style style:name="P3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ab-stops>
          <style:tab-stop style:position="0.6319in"/>
        </style:tab-stops>
      </style:paragraph-properties>
      <style:text-properties style:font-name="Times New Roman" fo:font-size="12pt" officeooo:paragraph-rsid="00572319"/>
    </style:style>
    <style:style style:name="P31"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ab-stops>
          <style:tab-stop style:position="4.3008in"/>
        </style:tab-stops>
      </style:paragraph-properties>
      <style:text-properties style:font-name="Times New Roman" fo:font-size="12pt" fo:language="en" fo:country="CA" fo:font-style="normal" fo:font-weight="normal" officeooo:rsid="00a6cc34" officeooo:paragraph-rsid="0052184c" style:font-size-asian="10.5pt" style:font-style-asian="normal" style:font-weight-asian="normal" style:font-size-complex="12pt" style:font-style-complex="normal" style:font-weight-complex="normal"/>
    </style:style>
    <style:style style:name="T1" style:family="text">
      <style:text-properties fo:language="en" fo:country="CA" fo:font-style="normal" fo:font-weight="normal" officeooo:rsid="011e4b71" style:font-size-asian="10.5pt" style:font-style-asian="normal" style:font-weight-asian="normal" style:font-size-complex="12pt" style:font-style-complex="normal" style:font-weight-complex="normal"/>
    </style:style>
    <style:style style:name="T2" style:family="text">
      <style:text-properties fo:language="en" fo:country="CA" fo:font-style="normal" fo:font-weight="normal" officeooo:rsid="011f7c04" style:font-size-asian="10.5pt" style:font-style-asian="normal" style:font-weight-asian="normal" style:font-size-complex="12pt" style:font-style-complex="normal" style:font-weight-complex="normal"/>
    </style:style>
    <style:style style:name="T3" style:family="text">
      <style:text-properties fo:language="en" fo:country="CA" fo:font-style="normal" fo:font-weight="normal" officeooo:rsid="011fb69b" style:font-size-asian="10.5pt" style:font-style-asian="normal" style:font-weight-asian="normal" style:font-size-complex="12pt" style:font-style-complex="normal" style:font-weight-complex="normal"/>
    </style:style>
    <style:style style:name="T4" style:family="text">
      <style:text-properties fo:language="en" fo:country="CA" fo:font-style="normal" fo:font-weight="normal" officeooo:rsid="01207660" style:font-size-asian="10.5pt" style:font-style-asian="normal" style:font-weight-asian="normal" style:font-size-complex="12pt" style:font-style-complex="normal" style:font-weight-complex="normal"/>
    </style:style>
    <style:style style:name="T5" style:family="text">
      <style:text-properties fo:language="en" fo:country="CA" fo:font-style="normal" fo:font-weight="normal" officeooo:rsid="010eb548" style:font-size-asian="10.5pt" style:font-style-asian="normal" style:font-weight-asian="normal" style:font-size-complex="12pt" style:font-style-complex="normal" style:font-weight-complex="normal"/>
    </style:style>
    <style:style style:name="T6" style:family="text">
      <style:text-properties fo:language="en" fo:country="CA" fo:font-style="normal" fo:font-weight="normal" officeooo:rsid="010b847b" style:font-size-asian="10.5pt" style:font-style-asian="normal" style:font-weight-asian="normal" style:font-size-complex="12pt" style:font-style-complex="normal" style:font-weight-complex="normal"/>
    </style:style>
    <style:style style:name="T7" style:family="text">
      <style:text-properties fo:language="en" fo:country="CA" fo:font-style="normal" fo:font-weight="normal" officeooo:rsid="0110444f" style:font-size-asian="10.5pt" style:font-style-asian="normal" style:font-weight-asian="normal" style:font-size-complex="12pt" style:font-style-complex="normal" style:font-weight-complex="normal"/>
    </style:style>
    <style:style style:name="T8" style:family="text">
      <style:text-properties fo:language="en" fo:country="CA" fo:font-style="normal" fo:font-weight="normal" officeooo:rsid="010db656" style:font-size-asian="10.5pt" style:font-style-asian="normal" style:font-weight-asian="normal" style:font-size-complex="12pt" style:font-style-complex="normal" style:font-weight-complex="normal"/>
    </style:style>
    <style:style style:name="T9" style:family="text">
      <style:text-properties fo:language="en" fo:country="CA" fo:font-style="normal" fo:font-weight="normal" officeooo:rsid="010c727c" style:font-size-asian="10.5pt" style:font-style-asian="normal" style:font-weight-asian="normal" style:font-size-complex="12pt" style:font-style-complex="normal" style:font-weight-complex="normal"/>
    </style:style>
    <style:style style:name="T10" style:family="text">
      <style:text-properties fo:language="en" fo:country="CA" fo:font-style="normal" fo:font-weight="normal" officeooo:rsid="011fadd9" style:font-size-asian="10.5pt" style:font-style-asian="normal" style:font-weight-asian="normal" style:font-size-complex="12pt" style:font-style-complex="normal" style:font-weight-complex="normal"/>
    </style:style>
    <style:style style:name="T11" style:family="text">
      <style:text-properties fo:language="en" fo:country="CA" fo:font-style="normal" fo:font-weight="normal" officeooo:rsid="001b3ca3" style:font-size-asian="10.5pt" style:font-style-asian="normal" style:font-weight-asian="normal" style:font-size-complex="12pt" style:font-style-complex="normal" style:font-weight-complex="normal"/>
    </style:style>
    <style:style style:name="T12" style:family="text">
      <style:text-properties fo:language="en" fo:country="CA" fo:font-style="normal" fo:font-weight="normal" officeooo:rsid="001c44bf" style:font-size-asian="10.5pt" style:font-style-asian="normal" style:font-weight-asian="normal" style:font-size-complex="12pt" style:font-style-complex="normal" style:font-weight-complex="normal"/>
    </style:style>
    <style:style style:name="T13" style:family="text">
      <style:text-properties fo:language="en" fo:country="CA" fo:font-style="normal" fo:font-weight="normal" officeooo:rsid="0055aa32" style:font-size-asian="10.5pt" style:font-style-asian="normal" style:font-weight-asian="normal" style:font-size-complex="12pt" style:font-style-complex="normal" style:font-weight-complex="normal"/>
    </style:style>
    <style:style style:name="T14" style:family="text">
      <style:text-properties fo:language="en" fo:country="CA" fo:font-style="normal" fo:font-weight="normal" officeooo:rsid="00572319" style:font-size-asian="10.5pt" style:font-style-asian="normal" style:font-weight-asian="normal" style:font-size-complex="12pt" style:font-style-complex="normal" style:font-weight-complex="normal"/>
    </style:style>
    <style:style style:name="T15" style:family="text">
      <style:text-properties fo:language="en" fo:country="CA" fo:font-style="normal" fo:font-weight="normal" officeooo:rsid="0057e0cf" style:font-size-asian="10.5pt" style:font-style-asian="normal" style:font-weight-asian="normal" style:font-size-complex="12pt" style:font-style-complex="normal" style:font-weight-complex="normal"/>
    </style:style>
    <style:style style:name="T16" style:family="text">
      <style:text-properties fo:language="en" fo:country="CA" fo:font-style="normal" fo:font-weight="normal" officeooo:rsid="0058ab2e" style:font-size-asian="10.5pt" style:font-style-asian="normal" style:font-weight-asian="normal" style:font-size-complex="12pt" style:font-style-complex="normal" style:font-weight-complex="normal"/>
    </style:style>
    <style:style style:name="T17" style:family="text">
      <style:text-properties fo:language="en" fo:country="CA" fo:font-style="normal" fo:font-weight="normal" officeooo:rsid="005c28a1" style:font-size-asian="10.5pt" style:font-style-asian="normal" style:font-weight-asian="normal" style:font-size-complex="12pt" style:font-style-complex="normal" style:font-weight-complex="normal"/>
    </style:style>
    <style:style style:name="T18" style:family="text">
      <style:text-properties officeooo:rsid="01212a71"/>
    </style:style>
    <style:style style:name="T19" style:family="text">
      <style:text-properties officeooo:rsid="015d3779"/>
    </style:style>
    <style:style style:name="T20" style:family="text">
      <style:text-properties officeooo:rsid="0070cd29"/>
    </style:style>
    <style:style style:name="T21" style:family="text">
      <style:text-properties style:text-position="0% 100%"/>
    </style:style>
    <style:style style:name="T22" style:family="text">
      <style:text-properties style:text-position="0% 100%" officeooo:rsid="0070cd29"/>
    </style:style>
    <style:style style:name="T23" style:family="text">
      <style:text-properties style:text-position="0% 100%" fo:font-style="italic" officeooo:rsid="0070cd29"/>
    </style:style>
    <style:style style:name="T24" style:family="text">
      <style:text-properties style:text-position="0% 100%" officeooo:rsid="00bacc4d"/>
    </style:style>
    <style:style style:name="T25" style:family="text">
      <style:text-properties style:text-position="0% 100%" officeooo:rsid="0071ee25"/>
    </style:style>
    <style:style style:name="T26" style:family="text">
      <style:text-properties style:text-position="0% 100%" fo:font-style="normal" officeooo:rsid="00266d10" style:font-style-asian="normal" style:font-style-complex="normal"/>
    </style:style>
    <style:style style:name="T27" style:family="text">
      <style:text-properties style:text-position="0% 100%" fo:font-style="normal" fo:font-weight="normal" officeooo:rsid="00b5090e" style:font-style-asian="normal" style:font-weight-asian="normal" style:font-style-complex="normal" style:font-weight-complex="normal"/>
    </style:style>
    <style:style style:name="T28" style:family="text">
      <style:text-properties style:text-position="0% 100%" fo:font-style="normal" fo:font-weight="normal" officeooo:rsid="013f9f5d" style:font-style-asian="normal" style:font-weight-asian="normal" style:font-style-complex="normal" style:font-weight-complex="normal"/>
    </style:style>
    <style:style style:name="T29" style:family="text">
      <style:text-properties style:text-position="0% 100%" fo:font-style="normal" fo:font-weight="normal" officeooo:rsid="013c40c6" style:font-style-asian="normal" style:font-weight-asian="normal" style:font-style-complex="normal" style:font-weight-complex="normal"/>
    </style:style>
    <style:style style:name="T30" style:family="text">
      <style:text-properties style:text-position="0% 100%" fo:font-style="normal" fo:font-weight="normal" officeooo:rsid="00b335de" style:font-style-asian="normal" style:font-weight-asian="normal" style:font-style-complex="normal" style:font-weight-complex="normal"/>
    </style:style>
    <style:style style:name="T31" style:family="text">
      <style:text-properties style:text-position="0% 100%" fo:font-style="normal" fo:font-weight="normal" officeooo:rsid="0021d826" style:font-style-asian="normal" style:font-weight-asian="normal" style:font-style-complex="normal" style:font-weight-complex="normal"/>
    </style:style>
    <style:style style:name="T32" style:family="text">
      <style:text-properties style:text-position="0% 100%" fo:font-style="normal" fo:font-weight="normal" officeooo:rsid="002ecfac" style:font-style-asian="normal" style:font-weight-asian="normal" style:font-style-complex="normal" style:font-weight-complex="normal"/>
    </style:style>
    <style:style style:name="T33" style:family="text">
      <style:text-properties style:text-position="0% 100%" fo:font-size="12pt" fo:language="en" fo:country="CA" fo:font-style="normal" fo:font-weight="normal" officeooo:rsid="007b6b16" style:font-size-asian="10.5pt" style:font-style-asian="normal" style:font-weight-asian="normal" style:font-size-complex="12pt" style:font-style-complex="normal" style:font-weight-complex="normal"/>
    </style:style>
    <style:style style:name="T34" style:family="text">
      <style:text-properties style:text-position="0% 100%" fo:font-size="12pt" fo:language="en" fo:country="CA" fo:font-style="normal" fo:font-weight="normal" officeooo:rsid="013bedbb" style:font-size-asian="10.5pt" style:font-style-asian="normal" style:font-weight-asian="normal" style:font-size-complex="12pt" style:font-style-complex="normal" style:font-weight-complex="normal"/>
    </style:style>
    <style:style style:name="T35" style:family="text">
      <style:text-properties style:text-position="0% 100%" fo:font-size="12pt" fo:language="en" fo:country="CA" fo:font-style="normal" fo:font-weight="normal" officeooo:rsid="008143ac" style:font-size-asian="10.5pt" style:font-style-asian="normal" style:font-weight-asian="normal" style:font-size-complex="12pt" style:font-style-complex="normal" style:font-weight-complex="normal"/>
    </style:style>
    <style:style style:name="T36" style:family="text">
      <style:text-properties style:text-position="0% 100%" fo:font-size="12pt" fo:language="en" fo:country="CA" fo:font-style="normal" fo:font-weight="normal" officeooo:rsid="007d894e" style:font-size-asian="10.5pt" style:font-style-asian="normal" style:font-weight-asian="normal" style:font-size-complex="12pt" style:font-style-complex="normal" style:font-weight-complex="normal"/>
    </style:style>
    <style:style style:name="T37" style:family="text">
      <style:text-properties style:text-position="0% 100%" fo:font-size="12pt" fo:language="en" fo:country="CA" fo:font-style="normal" fo:font-weight="normal" officeooo:rsid="00b291eb" style:font-size-asian="10.5pt" style:font-style-asian="normal" style:font-weight-asian="normal" style:font-size-complex="12pt" style:font-style-complex="normal" style:font-weight-complex="normal"/>
    </style:style>
    <style:style style:name="T38" style:family="text">
      <style:text-properties style:text-position="0% 100%" fo:font-size="12pt" fo:language="en" fo:country="CA" fo:font-style="normal" fo:font-weight="normal" officeooo:rsid="013db096" style:font-size-asian="10.5pt" style:font-style-asian="normal" style:font-weight-asian="normal" style:font-size-complex="12pt" style:font-style-complex="normal" style:font-weight-complex="normal"/>
    </style:style>
    <style:style style:name="T39" style:family="text">
      <style:text-properties style:text-position="0% 100%" fo:font-size="12pt" fo:language="en" fo:country="CA" fo:font-style="normal" fo:font-weight="normal" officeooo:rsid="014462d0" style:font-size-asian="10.5pt" style:font-style-asian="normal" style:font-weight-asian="normal" style:font-size-complex="12pt" style:font-style-complex="normal" style:font-weight-complex="normal"/>
    </style:style>
    <style:style style:name="T40" style:family="text">
      <style:text-properties style:text-position="0% 100%" fo:font-size="12pt" fo:language="en" fo:country="CA" fo:font-style="normal" fo:font-weight="normal" officeooo:rsid="0140d5a8" style:font-size-asian="10.5pt" style:font-style-asian="normal" style:font-weight-asian="normal" style:font-size-complex="12pt" style:font-style-complex="normal" style:font-weight-complex="normal"/>
    </style:style>
    <style:style style:name="T41" style:family="text">
      <style:text-properties style:text-position="0% 100%" fo:font-size="12pt" fo:language="en" fo:country="CA" fo:font-style="normal" fo:font-weight="normal" officeooo:rsid="00b5090e" style:font-size-asian="10.5pt" style:font-style-asian="normal" style:font-weight-asian="normal" style:font-size-complex="12pt" style:font-style-complex="normal" style:font-weight-complex="normal"/>
    </style:style>
    <style:style style:name="T42" style:family="text">
      <style:text-properties style:text-position="0% 100%" fo:font-size="12pt" fo:language="en" fo:country="CA" fo:font-style="normal" fo:font-weight="normal" officeooo:rsid="00b5c7a6" style:font-size-asian="10.5pt" style:font-style-asian="normal" style:font-weight-asian="normal" style:font-size-complex="12pt" style:font-style-complex="normal" style:font-weight-complex="normal"/>
    </style:style>
    <style:style style:name="T43" style:family="text">
      <style:text-properties style:text-position="0% 100%" fo:font-size="12pt" fo:language="en" fo:country="CA" fo:font-style="normal" fo:font-weight="normal" officeooo:rsid="00295490" style:font-size-asian="10.5pt" style:font-style-asian="normal" style:font-weight-asian="normal" style:font-size-complex="12pt" style:font-style-complex="normal" style:font-weight-complex="normal"/>
    </style:style>
    <style:style style:name="T44" style:family="text">
      <style:text-properties style:text-position="0% 100%" fo:font-size="12pt" fo:language="en" fo:country="CA" fo:font-style="normal" fo:font-weight="normal" officeooo:rsid="00297c1f" style:font-size-asian="10.5pt" style:font-style-asian="normal" style:font-weight-asian="normal" style:font-size-complex="12pt" style:font-style-complex="normal" style:font-weight-complex="normal"/>
    </style:style>
    <style:style style:name="T45" style:family="text">
      <style:text-properties style:text-position="0% 100%" fo:font-size="12pt" fo:language="en" fo:country="CA" fo:font-style="normal" fo:font-weight="normal" officeooo:rsid="002af394" style:font-size-asian="10.5pt" style:font-style-asian="normal" style:font-weight-asian="normal" style:font-size-complex="12pt" style:font-style-complex="normal" style:font-weight-complex="normal"/>
    </style:style>
    <style:style style:name="T46" style:family="text">
      <style:text-properties style:text-position="0% 100%" fo:font-size="12pt" fo:language="en" fo:country="CA" fo:font-style="normal" fo:font-weight="normal" officeooo:rsid="002bccbc" style:font-size-asian="10.5pt" style:font-style-asian="normal" style:font-weight-asian="normal" style:font-size-complex="12pt" style:font-style-complex="normal" style:font-weight-complex="normal"/>
    </style:style>
    <style:style style:name="T47" style:family="text">
      <style:text-properties style:text-position="0% 100%" fo:font-size="12pt" fo:language="en" fo:country="CA" fo:font-style="normal" fo:font-weight="normal" officeooo:rsid="002ecfac" style:font-size-asian="10.5pt" style:font-style-asian="normal" style:font-weight-asian="normal" style:font-size-complex="12pt" style:font-style-complex="normal" style:font-weight-complex="normal"/>
    </style:style>
    <style:style style:name="T48" style:family="text">
      <style:text-properties style:text-position="0% 100%" fo:font-size="12pt" fo:language="en" fo:country="CA" fo:font-style="normal" fo:font-weight="normal" officeooo:rsid="00470677" style:font-size-asian="10.5pt" style:font-style-asian="normal" style:font-weight-asian="normal" style:font-size-complex="12pt" style:font-style-complex="normal" style:font-weight-complex="normal"/>
    </style:style>
    <style:style style:name="T49" style:family="text">
      <style:text-properties style:text-position="0% 100%" officeooo:rsid="008b4e9b"/>
    </style:style>
    <style:style style:name="T50" style:family="text">
      <style:text-properties style:text-position="0% 100%" officeooo:rsid="00a0477a"/>
    </style:style>
    <style:style style:name="T51" style:family="text">
      <style:text-properties style:text-position="0% 100%" officeooo:rsid="00ddb04a"/>
    </style:style>
    <style:style style:name="T52" style:family="text">
      <style:text-properties style:text-position="0% 100%" officeooo:rsid="00e57382"/>
    </style:style>
    <style:style style:name="T53" style:family="text">
      <style:text-properties style:text-position="0% 100%" officeooo:rsid="00a5a477"/>
    </style:style>
    <style:style style:name="T54" style:family="text">
      <style:text-properties style:text-position="0% 100%" officeooo:rsid="00e68f43"/>
    </style:style>
    <style:style style:name="T55" style:family="text">
      <style:text-properties style:text-position="0% 100%" officeooo:rsid="00a987f2"/>
    </style:style>
    <style:style style:name="T56" style:family="text">
      <style:text-properties style:text-position="0% 100%" officeooo:rsid="00ffb2dd"/>
    </style:style>
    <style:style style:name="T57" style:family="text">
      <style:text-properties style:text-position="0% 100%" fo:language="en" fo:country="CA" fo:font-style="normal" fo:font-weight="normal" officeooo:rsid="010eb548" style:font-size-asian="10.5pt" style:font-style-asian="normal" style:font-weight-asian="normal" style:font-size-complex="12pt" style:font-style-complex="normal" style:font-weight-complex="normal"/>
    </style:style>
    <style:style style:name="T58" style:family="text">
      <style:text-properties style:text-position="0% 100%" style:font-name="Times New Roman" fo:font-size="12pt" fo:language="en" fo:country="CA" fo:font-style="normal" fo:font-weight="normal" officeooo:rsid="00a987f2" style:font-size-asian="10.5pt" style:font-style-asian="normal" style:font-weight-asian="normal" style:font-size-complex="12pt" style:font-style-complex="normal" style:font-weight-complex="normal"/>
    </style:style>
    <style:style style:name="T59" style:family="text">
      <style:text-properties officeooo:rsid="0114fc6e"/>
    </style:style>
    <style:style style:name="T60" style:family="text">
      <style:text-properties officeooo:rsid="006ee93d"/>
    </style:style>
    <style:style style:name="T61" style:family="text">
      <style:text-properties officeooo:rsid="00bacc4d"/>
    </style:style>
    <style:style style:name="T62" style:family="text">
      <style:text-properties officeooo:rsid="012b7bdf"/>
    </style:style>
    <style:style style:name="T63" style:family="text">
      <style:text-properties officeooo:rsid="0071ee25"/>
    </style:style>
    <style:style style:name="T64" style:family="text">
      <style:text-properties fo:font-style="normal" style:font-style-asian="normal" style:font-style-complex="normal"/>
    </style:style>
    <style:style style:name="T65" style:family="text">
      <style:text-properties fo:font-style="normal" officeooo:rsid="0073c21a" style:font-style-asian="normal" style:font-style-complex="normal"/>
    </style:style>
    <style:style style:name="T66" style:family="text">
      <style:text-properties fo:font-style="normal" officeooo:rsid="012cc604" style:font-style-asian="normal" style:font-style-complex="normal"/>
    </style:style>
    <style:style style:name="T67" style:family="text">
      <style:text-properties fo:font-style="normal" officeooo:rsid="007751d6" style:font-style-asian="normal" style:font-style-complex="normal"/>
    </style:style>
    <style:style style:name="T68" style:family="text">
      <style:text-properties fo:font-style="normal" officeooo:rsid="00759c04" style:font-style-asian="normal" style:font-style-complex="normal"/>
    </style:style>
    <style:style style:name="T69" style:family="text">
      <style:text-properties fo:font-style="normal" officeooo:rsid="00b083df" style:font-style-asian="normal" style:font-style-complex="normal"/>
    </style:style>
    <style:style style:name="T70" style:family="text">
      <style:text-properties fo:font-style="normal" officeooo:rsid="00bb226d" style:font-style-asian="normal" style:font-style-complex="normal"/>
    </style:style>
    <style:style style:name="T71" style:family="text">
      <style:text-properties fo:font-style="normal" officeooo:rsid="0114fc6e" style:font-style-asian="normal" style:font-style-complex="normal"/>
    </style:style>
    <style:style style:name="T72" style:family="text">
      <style:text-properties fo:font-style="normal" officeooo:rsid="0086bf9f" style:font-style-asian="normal" style:font-style-complex="normal"/>
    </style:style>
    <style:style style:name="T73" style:family="text">
      <style:text-properties fo:font-style="normal" officeooo:rsid="007830bc" style:font-style-asian="normal" style:font-style-complex="normal"/>
    </style:style>
    <style:style style:name="T74" style:family="text">
      <style:text-properties fo:font-style="normal" officeooo:rsid="0136a540" style:font-style-asian="normal" style:font-style-complex="normal"/>
    </style:style>
    <style:style style:name="T75" style:family="text">
      <style:text-properties fo:font-style="normal" officeooo:rsid="00b0a986" style:font-style-asian="normal" style:font-style-complex="normal"/>
    </style:style>
    <style:style style:name="T76" style:family="text">
      <style:text-properties fo:font-style="normal" officeooo:rsid="01396b29" style:font-style-asian="normal" style:font-style-complex="normal"/>
    </style:style>
    <style:style style:name="T77" style:family="text">
      <style:text-properties fo:font-style="normal" officeooo:rsid="0137bc7c" style:font-style-asian="normal" style:font-style-complex="normal"/>
    </style:style>
    <style:style style:name="T78" style:family="text">
      <style:text-properties fo:font-style="normal" officeooo:rsid="013a1f3c" style:font-style-asian="normal" style:font-style-complex="normal"/>
    </style:style>
    <style:style style:name="T79" style:family="text">
      <style:text-properties fo:font-style="normal" officeooo:rsid="013a3821" style:font-style-asian="normal" style:font-style-complex="normal"/>
    </style:style>
    <style:style style:name="T80" style:family="text">
      <style:text-properties fo:font-style="normal" officeooo:rsid="015d3779" style:font-style-asian="normal" style:font-style-complex="normal"/>
    </style:style>
    <style:style style:name="T81" style:family="text">
      <style:text-properties fo:font-style="normal" officeooo:rsid="00266d10" style:font-style-asian="normal" style:font-style-complex="normal"/>
    </style:style>
    <style:style style:name="T82" style:family="text">
      <style:text-properties fo:font-style="normal" officeooo:rsid="0046c93c"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12d6988" style:font-style-asian="normal" style:font-weight-asian="normal" style:font-style-complex="normal" style:font-weight-complex="normal"/>
    </style:style>
    <style:style style:name="T85" style:family="text">
      <style:text-properties fo:font-style="normal" fo:font-weight="normal" officeooo:rsid="012cc604" style:font-style-asian="normal" style:font-weight-asian="normal" style:font-style-complex="normal" style:font-weight-complex="normal"/>
    </style:style>
    <style:style style:name="T86" style:family="text">
      <style:text-properties fo:font-style="normal" fo:font-weight="normal" officeooo:rsid="00bc7ded" style:font-style-asian="normal" style:font-weight-asian="normal" style:font-style-complex="normal" style:font-weight-complex="normal"/>
    </style:style>
    <style:style style:name="T87" style:family="text">
      <style:text-properties fo:font-style="normal" fo:font-weight="normal" officeooo:rsid="0086bf9f" style:font-style-asian="normal" style:font-weight-asian="normal" style:font-style-complex="normal" style:font-weight-complex="normal"/>
    </style:style>
    <style:style style:name="T88" style:family="text">
      <style:text-properties fo:font-style="normal" fo:font-weight="normal" officeooo:rsid="00b291eb" style:font-style-asian="normal" style:font-weight-asian="normal" style:font-style-complex="normal" style:font-weight-complex="normal"/>
    </style:style>
    <style:style style:name="T89" style:family="text">
      <style:text-properties fo:font-style="normal" fo:font-weight="normal" officeooo:rsid="007b6b16" style:font-style-asian="normal" style:font-weight-asian="normal" style:font-style-complex="normal" style:font-weight-complex="normal"/>
    </style:style>
    <style:style style:name="T90" style:family="text">
      <style:text-properties fo:font-style="normal" fo:font-weight="normal" officeooo:rsid="013bedbb" style:font-style-asian="normal" style:font-weight-asian="normal" style:font-style-complex="normal" style:font-weight-complex="normal"/>
    </style:style>
    <style:style style:name="T91" style:family="text">
      <style:text-properties fo:font-style="normal" fo:font-weight="normal" officeooo:rsid="013c40c6" style:font-style-asian="normal" style:font-weight-asian="normal" style:font-style-complex="normal" style:font-weight-complex="normal"/>
    </style:style>
    <style:style style:name="T92" style:family="text">
      <style:text-properties fo:font-style="normal" fo:font-weight="normal" officeooo:rsid="00b5090e" style:font-style-asian="normal" style:font-weight-asian="normal" style:font-style-complex="normal" style:font-weight-complex="normal"/>
    </style:style>
    <style:style style:name="T93" style:family="text">
      <style:text-properties fo:font-style="italic" officeooo:rsid="00759c04" style:font-style-asian="italic" style:font-style-complex="italic"/>
    </style:style>
    <style:style style:name="T94" style:family="text">
      <style:text-properties fo:font-size="12pt" fo:language="en" fo:country="CA" fo:font-style="normal" fo:font-weight="normal" style:font-size-asian="10.5pt" style:font-style-asian="normal" style:font-weight-asian="normal" style:font-size-complex="12pt" style:font-style-complex="normal" style:font-weight-complex="normal"/>
    </style:style>
    <style:style style:name="T95" style:family="text">
      <style:text-properties fo:font-size="12pt" fo:language="en" fo:country="CA" fo:font-style="normal" fo:font-weight="normal" officeooo:rsid="007b6b16" style:font-size-asian="10.5pt" style:font-style-asian="normal" style:font-weight-asian="normal" style:font-size-complex="12pt" style:font-style-complex="normal" style:font-weight-complex="normal"/>
    </style:style>
    <style:style style:name="T96" style:family="text">
      <style:text-properties fo:font-size="12pt" fo:language="en" fo:country="CA" fo:font-style="normal" fo:font-weight="normal" officeooo:rsid="00bc7ded" style:font-size-asian="10.5pt" style:font-style-asian="normal" style:font-weight-asian="normal" style:font-size-complex="12pt" style:font-style-complex="normal" style:font-weight-complex="normal"/>
    </style:style>
    <style:style style:name="T97" style:family="text">
      <style:text-properties fo:font-size="12pt" fo:language="en" fo:country="CA" fo:font-style="normal" fo:font-weight="normal" officeooo:rsid="013bedbb" style:font-size-asian="10.5pt" style:font-style-asian="normal" style:font-weight-asian="normal" style:font-size-complex="12pt" style:font-style-complex="normal" style:font-weight-complex="normal"/>
    </style:style>
    <style:style style:name="T98" style:family="text">
      <style:text-properties fo:font-size="12pt" fo:language="en" fo:country="CA" fo:font-style="normal" fo:font-weight="normal" officeooo:rsid="012d6988" style:font-size-asian="10.5pt" style:font-style-asian="normal" style:font-weight-asian="normal" style:font-size-complex="12pt" style:font-style-complex="normal" style:font-weight-complex="normal"/>
    </style:style>
    <style:style style:name="T99" style:family="text">
      <style:text-properties fo:font-size="12pt" fo:language="en" fo:country="CA" fo:font-style="normal" fo:font-weight="normal" officeooo:rsid="008143ac" style:font-size-asian="10.5pt" style:font-style-asian="normal" style:font-weight-asian="normal" style:font-size-complex="12pt" style:font-style-complex="normal" style:font-weight-complex="normal"/>
    </style:style>
    <style:style style:name="T100" style:family="text">
      <style:text-properties fo:font-size="12pt" fo:language="en" fo:country="CA" fo:font-style="normal" fo:font-weight="normal" officeooo:rsid="013c40c6" style:font-size-asian="10.5pt" style:font-style-asian="normal" style:font-weight-asian="normal" style:font-size-complex="12pt" style:font-style-complex="normal" style:font-weight-complex="normal"/>
    </style:style>
    <style:style style:name="T101" style:family="text">
      <style:text-properties fo:font-size="12pt" fo:language="en" fo:country="CA" fo:font-style="normal" fo:font-weight="normal" officeooo:rsid="007e5046" style:font-size-asian="10.5pt" style:font-style-asian="normal" style:font-weight-asian="normal" style:font-size-complex="12pt" style:font-style-complex="normal" style:font-weight-complex="normal"/>
    </style:style>
    <style:style style:name="T102" style:family="text">
      <style:text-properties fo:font-size="12pt" fo:language="en" fo:country="CA" fo:font-style="normal" fo:font-weight="normal" officeooo:rsid="0084c561" style:font-size-asian="10.5pt" style:font-style-asian="normal" style:font-weight-asian="normal" style:font-size-complex="12pt" style:font-style-complex="normal" style:font-weight-complex="normal"/>
    </style:style>
    <style:style style:name="T103" style:family="text">
      <style:text-properties fo:font-size="12pt" fo:language="en" fo:country="CA" fo:font-style="normal" fo:font-weight="normal" officeooo:rsid="013f9f5d" style:font-size-asian="10.5pt" style:font-style-asian="normal" style:font-weight-asian="normal" style:font-size-complex="12pt" style:font-style-complex="normal" style:font-weight-complex="normal"/>
    </style:style>
    <style:style style:name="T104" style:family="text">
      <style:text-properties fo:font-size="12pt" fo:language="en" fo:country="CA" fo:font-style="normal" fo:font-weight="normal" officeooo:rsid="013db096" style:font-size-asian="10.5pt" style:font-style-asian="normal" style:font-weight-asian="normal" style:font-size-complex="12pt" style:font-style-complex="normal" style:font-weight-complex="normal"/>
    </style:style>
    <style:style style:name="T105" style:family="text">
      <style:text-properties fo:font-size="12pt" fo:language="en" fo:country="CA" fo:font-style="normal" fo:font-weight="normal" officeooo:rsid="0116031c" style:font-size-asian="10.5pt" style:font-style-asian="normal" style:font-weight-asian="normal" style:font-size-complex="12pt" style:font-style-complex="normal" style:font-weight-complex="normal"/>
    </style:style>
    <style:style style:name="T106" style:family="text">
      <style:text-properties fo:font-size="12pt" fo:language="en" fo:country="CA" fo:font-style="normal" fo:font-weight="normal" officeooo:rsid="015d3779" style:font-size-asian="10.5pt" style:font-style-asian="normal" style:font-weight-asian="normal" style:font-size-complex="12pt" style:font-style-complex="normal" style:font-weight-complex="normal"/>
    </style:style>
    <style:style style:name="T107" style:family="text">
      <style:text-properties fo:font-size="12pt" fo:language="en" fo:country="CA" fo:font-style="normal" fo:font-weight="normal" officeooo:rsid="007d894e" style:font-size-asian="10.5pt" style:font-style-asian="normal" style:font-weight-asian="normal" style:font-size-complex="12pt" style:font-style-complex="normal" style:font-weight-complex="normal"/>
    </style:style>
    <style:style style:name="T108" style:family="text">
      <style:text-properties fo:font-size="12pt" fo:language="en" fo:country="CA" fo:font-style="normal" fo:font-weight="normal" officeooo:rsid="00b291eb" style:font-size-asian="10.5pt" style:font-style-asian="normal" style:font-weight-asian="normal" style:font-size-complex="12pt" style:font-style-complex="normal" style:font-weight-complex="normal"/>
    </style:style>
    <style:style style:name="T109" style:family="text">
      <style:text-properties fo:font-size="12pt" fo:language="en" fo:country="CA" fo:font-style="normal" fo:font-weight="normal" officeooo:rsid="01230ffc" style:font-size-asian="10.5pt" style:font-style-asian="normal" style:font-weight-asian="normal" style:font-size-complex="12pt" style:font-style-complex="normal" style:font-weight-complex="normal"/>
    </style:style>
    <style:style style:name="T110" style:family="text">
      <style:text-properties fo:font-size="12pt" fo:language="en" fo:country="CA" fo:font-style="normal" fo:font-weight="normal" officeooo:rsid="00295490" style:font-size-asian="10.5pt" style:font-style-asian="normal" style:font-weight-asian="normal" style:font-size-complex="12pt" style:font-style-complex="normal" style:font-weight-complex="normal"/>
    </style:style>
    <style:style style:name="T111" style:family="text">
      <style:text-properties fo:font-size="12pt" fo:language="en" fo:country="CA" fo:font-style="normal" fo:font-weight="normal" officeooo:rsid="00297c1f" style:font-size-asian="10.5pt" style:font-style-asian="normal" style:font-weight-asian="normal" style:font-size-complex="12pt" style:font-style-complex="normal" style:font-weight-complex="normal"/>
    </style:style>
    <style:style style:name="T112" style:family="text">
      <style:text-properties fo:font-size="12pt" fo:language="en" fo:country="CA" fo:font-style="normal" fo:font-weight="normal" officeooo:rsid="002af394" style:font-size-asian="10.5pt" style:font-style-asian="normal" style:font-weight-asian="normal" style:font-size-complex="12pt" style:font-style-complex="normal" style:font-weight-complex="normal"/>
    </style:style>
    <style:style style:name="T113" style:family="text">
      <style:text-properties fo:font-size="12pt" fo:language="en" fo:country="CA" fo:font-style="normal" fo:font-weight="normal" officeooo:rsid="013c40c6" fo:background-color="#ffff00" loext:char-shading-value="0" style:font-size-asian="10.5pt" style:font-style-asian="normal" style:font-weight-asian="normal" style:font-size-complex="12pt" style:font-style-complex="normal" style:font-weight-complex="normal"/>
    </style:style>
    <style:style style:name="T114" style:family="text">
      <style:text-properties fo:font-size="12pt" fo:language="en" fo:country="CA" fo:font-style="normal" fo:font-weight="normal" officeooo:rsid="0116031c" fo:background-color="#ffff00" loext:char-shading-value="0" style:font-size-asian="10.5pt" style:font-style-asian="normal" style:font-weight-asian="normal" style:font-size-complex="12pt" style:font-style-complex="normal" style:font-weight-complex="normal"/>
    </style:style>
    <style:style style:name="T115" style:family="text">
      <style:text-properties officeooo:rsid="00896e95"/>
    </style:style>
    <style:style style:name="T116" style:family="text">
      <style:text-properties officeooo:rsid="012404d5"/>
    </style:style>
    <style:style style:name="T117" style:family="text">
      <style:text-properties officeooo:rsid="00969f9f"/>
    </style:style>
    <style:style style:name="T118" style:family="text">
      <style:text-properties style:text-line-through-style="none" style:text-line-through-type="none"/>
    </style:style>
    <style:style style:name="T119" style:family="text">
      <style:text-properties style:text-line-through-style="none" style:text-line-through-type="none" officeooo:rsid="01463c24"/>
    </style:style>
    <style:style style:name="T120" style:family="text">
      <style:text-properties style:text-line-through-style="none" style:text-line-through-type="none" officeooo:rsid="00945407"/>
    </style:style>
    <style:style style:name="T121" style:family="text">
      <style:text-properties style:text-line-through-style="none" style:text-line-through-type="none" officeooo:rsid="0097bf97"/>
    </style:style>
    <style:style style:name="T122" style:family="text">
      <style:text-properties style:text-line-through-style="none" style:text-line-through-type="none" style:text-position="0% 100%" officeooo:rsid="00945407"/>
    </style:style>
    <style:style style:name="T123" style:family="text">
      <style:text-properties style:text-line-through-style="none" style:text-line-through-type="none" style:text-position="0% 100%" officeooo:rsid="00c285b0"/>
    </style:style>
    <style:style style:name="T124" style:family="text">
      <style:text-properties style:text-line-through-style="none" style:text-line-through-type="none" officeooo:rsid="008fc9e5"/>
    </style:style>
    <style:style style:name="T125" style:family="text">
      <style:text-properties style:text-line-through-style="none" style:text-line-through-type="none" officeooo:rsid="012578d0"/>
    </style:style>
    <style:style style:name="T126" style:family="text">
      <style:text-properties style:text-line-through-style="none" style:text-line-through-type="none" officeooo:rsid="00c0d165"/>
    </style:style>
    <style:style style:name="T127" style:family="text">
      <style:text-properties style:text-line-through-style="none" style:text-line-through-type="none" officeooo:rsid="01307bae"/>
    </style:style>
    <style:style style:name="T128" style:family="text">
      <style:text-properties style:text-line-through-style="none" style:text-line-through-type="none" officeooo:rsid="009139f3"/>
    </style:style>
    <style:style style:name="T129" style:family="text">
      <style:text-properties style:text-line-through-style="none" style:text-line-through-type="none" officeooo:rsid="01464104"/>
    </style:style>
    <style:style style:name="T130" style:family="text">
      <style:text-properties style:text-line-through-style="none" style:text-line-through-type="none" officeooo:rsid="01162a29"/>
    </style:style>
    <style:style style:name="T131" style:family="text">
      <style:text-properties style:text-line-through-style="none" style:text-line-through-type="none" officeooo:rsid="01476ed1"/>
    </style:style>
    <style:style style:name="T132" style:family="text">
      <style:text-properties style:text-line-through-style="none" style:text-line-through-type="none" officeooo:rsid="00c285b0"/>
    </style:style>
    <style:style style:name="T133" style:family="text">
      <style:text-properties style:text-line-through-style="none" style:text-line-through-type="none" officeooo:rsid="00c29dbb"/>
    </style:style>
    <style:style style:name="T134" style:family="text">
      <style:text-properties style:text-line-through-style="none" style:text-line-through-type="none" officeooo:rsid="0148ae68"/>
    </style:style>
    <style:style style:name="T135" style:family="text">
      <style:text-properties style:text-line-through-style="none" style:text-line-through-type="none" officeooo:rsid="011997ba"/>
    </style:style>
    <style:style style:name="T136" style:family="text">
      <style:text-properties style:text-line-through-style="none" style:text-line-through-type="none" officeooo:rsid="00310e23"/>
    </style:style>
    <style:style style:name="T137" style:family="text">
      <style:text-properties style:text-line-through-style="none" style:text-line-through-type="none" officeooo:rsid="0048b87b"/>
    </style:style>
    <style:style style:name="T138" style:family="text">
      <style:text-properties style:text-line-through-style="none" style:text-line-through-type="none" officeooo:rsid="00496ac7"/>
    </style:style>
    <style:style style:name="T139" style:family="text">
      <style:text-properties officeooo:rsid="0148ae68"/>
    </style:style>
    <style:style style:name="T140" style:family="text">
      <style:text-properties officeooo:rsid="012578d0"/>
    </style:style>
    <style:style style:name="T141" style:family="text">
      <style:text-properties officeooo:rsid="008b4e9b"/>
    </style:style>
    <style:style style:name="T142" style:family="text">
      <style:text-properties officeooo:rsid="01310a3a"/>
    </style:style>
    <style:style style:name="T143" style:family="text">
      <style:text-properties officeooo:rsid="00cbbda7"/>
    </style:style>
    <style:style style:name="T144" style:family="text">
      <style:text-properties officeooo:rsid="00a0477a"/>
    </style:style>
    <style:style style:name="T145" style:family="text">
      <style:text-properties officeooo:rsid="014c77d5"/>
    </style:style>
    <style:style style:name="T146" style:family="text">
      <style:text-properties officeooo:rsid="00d6ff8c"/>
    </style:style>
    <style:style style:name="T147" style:family="text">
      <style:text-properties officeooo:rsid="01273364"/>
    </style:style>
    <style:style style:name="T148" style:family="text">
      <style:text-properties officeooo:rsid="014cd7dc"/>
    </style:style>
    <style:style style:name="T149" style:family="text">
      <style:text-properties officeooo:rsid="014e82cd"/>
    </style:style>
    <style:style style:name="T150" style:family="text">
      <style:text-properties officeooo:rsid="00db16b7"/>
    </style:style>
    <style:style style:name="T151" style:family="text">
      <style:text-properties officeooo:rsid="00ddb04a"/>
    </style:style>
    <style:style style:name="T152" style:family="text">
      <style:text-properties officeooo:rsid="00e066ed"/>
    </style:style>
    <style:style style:name="T153" style:family="text">
      <style:text-properties officeooo:rsid="01329bc4"/>
    </style:style>
    <style:style style:name="T154" style:family="text">
      <style:text-properties officeooo:rsid="01582b72"/>
    </style:style>
    <style:style style:name="T155" style:family="text">
      <style:text-properties officeooo:rsid="00a5a477"/>
    </style:style>
    <style:style style:name="T156" style:family="text">
      <style:text-properties officeooo:rsid="00e9d4f6"/>
    </style:style>
    <style:style style:name="T157" style:family="text">
      <style:text-properties officeooo:rsid="015aa876"/>
    </style:style>
    <style:style style:name="T158" style:family="text">
      <style:text-properties style:font-name="Times New Roman" fo:font-size="12pt" fo:language="en" fo:country="CA" fo:font-style="normal" fo:font-weight="normal" officeooo:rsid="00a987f2" style:font-size-asian="10.5pt" style:font-style-asian="normal" style:font-weight-asian="normal" style:font-size-complex="12pt" style:font-style-complex="normal" style:font-weight-complex="normal"/>
    </style:style>
    <style:style style:name="T159" style:family="text">
      <style:text-properties style:font-name="Times New Roman" fo:font-size="12pt" fo:language="en" fo:country="CA" fo:font-style="normal" fo:font-weight="normal" officeooo:rsid="00105158" style:font-size-asian="10.5pt" style:font-style-asian="normal" style:font-weight-asian="normal" style:font-size-complex="12pt" style:font-style-complex="normal" style:font-weight-complex="normal"/>
    </style:style>
    <style:style style:name="T160" style:family="text">
      <style:text-properties style:font-name="Times New Roman" fo:font-size="12pt" fo:language="en" fo:country="CA" fo:font-style="normal" fo:font-weight="normal" officeooo:rsid="0052184c" style:font-size-asian="10.5pt" style:font-style-asian="normal" style:font-weight-asian="normal" style:font-size-complex="12pt" style:font-style-complex="normal" style:font-weight-complex="normal"/>
    </style:style>
    <style:style style:name="T161" style:family="text">
      <style:text-properties style:font-name="Times New Roman" fo:font-size="12pt" fo:language="en" fo:country="CA" fo:font-style="normal" fo:font-weight="normal" officeooo:rsid="00531cb1" style:font-size-asian="10.5pt" style:font-style-asian="normal" style:font-weight-asian="normal" style:font-size-complex="12pt" style:font-style-complex="normal" style:font-weight-complex="normal"/>
    </style:style>
    <style:style style:name="T162" style:family="text">
      <style:text-properties officeooo:rsid="012686f3"/>
    </style:style>
    <style:style style:name="T163" style:family="text">
      <style:text-properties officeooo:rsid="00ffb2dd"/>
    </style:style>
    <style:style style:name="T164" style:family="text">
      <style:text-properties officeooo:rsid="00105158"/>
    </style:style>
    <style:style style:name="T165" style:family="text">
      <style:text-properties officeooo:rsid="00179a27"/>
    </style:style>
    <style:style style:name="T166" style:family="text">
      <style:text-properties officeooo:rsid="0019e1b3"/>
    </style:style>
    <style:style style:name="T167" style:family="text">
      <style:text-properties officeooo:rsid="00280d9b"/>
    </style:style>
    <style:style style:name="T168" style:family="text">
      <style:text-properties officeooo:rsid="0041873c"/>
    </style:style>
    <style:style style:name="T169" style:family="text">
      <style:text-properties officeooo:rsid="0041f3cd"/>
    </style:style>
    <style:style style:name="T170" style:family="text">
      <style:text-properties officeooo:rsid="00455538"/>
    </style:style>
    <style:style style:name="T171" style:family="text">
      <style:text-properties officeooo:rsid="00ddb04a" fo:background-color="#ffff00" loext:char-shading-value="0"/>
    </style:style>
    <style:style style:name="T172" style:family="text">
      <style:text-properties officeooo:rsid="0048b87b"/>
    </style:style>
    <style:style style:name="T173" style:family="text">
      <style:text-properties officeooo:rsid="004ecf2d"/>
    </style:style>
    <style:style style:name="T174" style:family="text">
      <style:text-properties officeooo:rsid="004ffc6b"/>
    </style:style>
    <style:style style:name="T175" style:family="text">
      <style:text-properties officeooo:rsid="005030c6"/>
    </style:style>
    <style:style style:name="T176" style:family="text">
      <style:text-properties officeooo:rsid="0050cc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5"/>
      <text:p text:style-name="P5"/>
      <text:p text:style-name="P5"/>
      <text:p text:style-name="P5"/>
      <text:p text:style-name="P5"/>
      <text:p text:style-name="P5"/>
      <text:p text:style-name="P5"/>
      <text:p text:style-name="P6">The effects of background music on cognitive functioning</text:p>
      <text:p text:style-name="P7">Comprehensive <text:span text:style-name="T18">e</text:span>xam <text:span text:style-name="T18">p</text:span>aper</text:p>
      <text:p text:style-name="P7">Avital Sternin</text:p>
      <text:p text:style-name="P7"><text:span text:style-name="T167">May</text:span> <text:span text:style-name="T170">15</text:span>, 201<text:span text:style-name="T19">7</text:span></text:p>
      <text:p text:style-name="P24"><text:span text:style-name="T20">Background music, unobtrusive music in the environment, is present in many aspects of our lives and can influence behaviour. The human ear is stimulated by many different auditory stimuli on a regular basis but unlike background noise, an inevitable result of activity in the environment, background music is purposely added to environment. In commercial settings, background music is used to influence the things you buy </text:span><text:reference-mark-start text:name="ADDIN CSL_CITATION {&quot;citationItems&quot;: [{&quot;id&quot;: &quot;ITEM-1&quot;, &quot;itemData&quot;: {&quot;id&quot;: &quot;ITEM-1&quot;, &quot;container-title&quot;: &quot;NA - Advances in Consumer Research Volume 20&quot;, &quot;author&quot;: [{&quot;given&quot;: &quot;Charles S.&quot;, &quot;dropping-particle&quot;: &quot;&quot;, &quot;family&quot;: &quot;Areni&quot;, &quot;parse-names&quot;: false, &quot;non-dropping-particle&quot;: &quot;&quot;, &quot;suffix&quot;: &quot;&quot;}, {&quot;given&quot;: &quot;David&quot;, &quot;dropping-particle&quot;: &quot;&quot;, &quot;family&quot;: &quot;Kim&quot;, &quot;parse-names&quot;: false, &quot;non-dropping-particle&quot;: &quot;&quot;, &quot;suffix&quot;: &quot;&quot;}], &quot;page&quot;: &quot;336-340&quot;, &quot;title&quot;: &quot;The Influence of Background Music on Shopping Behavior: Classical Versus Top-Forty Music in a Wine Store&quot;, &quot;editor&quot;: [{&quot;given&quot;: &quot;Leigh&quot;, &quot;dropping-particle&quot;: &quot;&quot;, &quot;family&quot;: &quot;McAlister&quot;, &quot;parse-names&quot;: false, &quot;non-dropping-particle&quot;: &quot;&quot;, &quot;suffix&quot;: &quot;&quot;}, {&quot;given&quot;: &quot;Michael L.&quot;, &quot;dropping-particle&quot;: &quot;&quot;, &quot;family&quot;: &quot;Rothschild&quot;, &quot;parse-names&quot;: false, &quot;non-dropping-particle&quot;: &quot;&quot;, &quot;suffix&quot;: &quot;&quot;}], &quot;type&quot;: &quot;chapter&quot;, &quot;issued&quot;: {&quot;date-parts&quot;: [[&quot;1993&quot;]]}, &quot;publisher&quot;: &quot;Provo, UT : Association for Consumer Research&quot;, &quot;note&quot;: &quot;NULL&quot;}, &quot;uris&quot;: [&quot;http://www.mendeley.com/documents/?uuid=135446a7-c7eb-4297-a06b-8b70ef7149a5&quot;, &quot;http://www.mendeley.com/documents/?uuid=76ff57ab-4b10-4dc9-99d7-f7b49b10351a&quot;]}, {&quot;id&quot;: &quot;ITEM-2&quot;, &quot;itemData&quot;: {&quot;DOI&quot;: &quot;10.1037/0021-9010.84.2.271&quot;, &quot;ISSN&quot;: &quot;0021-9010&quot;, &quot;page&quot;: &quot;271-276&quot;, &quot;title&quot;: &quot;The influence of in-store music on wine selections.&quot;, &quot;issue&quot;: &quot;2&quot;, &quot;container-title&quot;: &quot;Journal of applied psychology&quot;, &quot;note&quot;: &quot;NULL&quot;, &quot;id&quot;: &quot;ITEM-2&quot;, &quot;author&quot;: [{&quot;given&quot;: &quot;Adrian C&quot;, &quot;dropping-particle&quot;: &quot;&quot;, &quot;family&quot;: &quot;North&quot;, &quot;parse-names&quot;: false, &quot;non-dropping-particle&quot;: &quot;&quot;, &quot;suffix&quot;: &quot;&quot;}], &quot;volume&quot;: &quot;84&quot;, &quot;type&quot;: &quot;article-journal&quot;, &quot;issued&quot;: {&quot;date-parts&quot;: [[&quot;1999&quot;]]}, &quot;publisher&quot;: &quot;American Psychological Association&quot;}, &quot;uris&quot;: [&quot;http://www.mendeley.com/documents/?uuid=f16baadf-7377-4f46-8ef4-d3de68a872ff&quot;, &quot;http://www.mendeley.com/documents/?uuid=2a055db0-1297-4684-861a-58679dbf78e9&quot;]}], &quot;properties&quot;: {&quot;noteIndex&quot;: 0}, &quot;schema&quot;: &quot;https://github.com/citation-style-language/schema/raw/master/csl-citation.json&quot;, &quot;mendeley&quot;: {&quot;plainTextFormattedCitation&quot;: &quot;(Areni &amp; Kim, 1993; North, 1999)&quot;, &quot;formattedCitation&quot;: &quot;(Areni &amp; Kim, 1993; North, 1999)&quot;, &quot;previouslyFormattedCitation&quot;: &quot;(Areni &amp; Kim, 1993; North, 1999)&quot;}} RNDJLpbPlvlOs"/><text:span text:style-name="T22">(Areni &amp; Kim, 1993; North, 1999)</text:span><text:reference-mark-end text:name="ADDIN CSL_CITATION {&quot;citationItems&quot;: [{&quot;id&quot;: &quot;ITEM-1&quot;, &quot;itemData&quot;: {&quot;id&quot;: &quot;ITEM-1&quot;, &quot;container-title&quot;: &quot;NA - Advances in Consumer Research Volume 20&quot;, &quot;author&quot;: [{&quot;given&quot;: &quot;Charles S.&quot;, &quot;dropping-particle&quot;: &quot;&quot;, &quot;family&quot;: &quot;Areni&quot;, &quot;parse-names&quot;: false, &quot;non-dropping-particle&quot;: &quot;&quot;, &quot;suffix&quot;: &quot;&quot;}, {&quot;given&quot;: &quot;David&quot;, &quot;dropping-particle&quot;: &quot;&quot;, &quot;family&quot;: &quot;Kim&quot;, &quot;parse-names&quot;: false, &quot;non-dropping-particle&quot;: &quot;&quot;, &quot;suffix&quot;: &quot;&quot;}], &quot;page&quot;: &quot;336-340&quot;, &quot;title&quot;: &quot;The Influence of Background Music on Shopping Behavior: Classical Versus Top-Forty Music in a Wine Store&quot;, &quot;editor&quot;: [{&quot;given&quot;: &quot;Leigh&quot;, &quot;dropping-particle&quot;: &quot;&quot;, &quot;family&quot;: &quot;McAlister&quot;, &quot;parse-names&quot;: false, &quot;non-dropping-particle&quot;: &quot;&quot;, &quot;suffix&quot;: &quot;&quot;}, {&quot;given&quot;: &quot;Michael L.&quot;, &quot;dropping-particle&quot;: &quot;&quot;, &quot;family&quot;: &quot;Rothschild&quot;, &quot;parse-names&quot;: false, &quot;non-dropping-particle&quot;: &quot;&quot;, &quot;suffix&quot;: &quot;&quot;}], &quot;type&quot;: &quot;chapter&quot;, &quot;issued&quot;: {&quot;date-parts&quot;: [[&quot;1993&quot;]]}, &quot;publisher&quot;: &quot;Provo, UT : Association for Consumer Research&quot;, &quot;note&quot;: &quot;NULL&quot;}, &quot;uris&quot;: [&quot;http://www.mendeley.com/documents/?uuid=135446a7-c7eb-4297-a06b-8b70ef7149a5&quot;, &quot;http://www.mendeley.com/documents/?uuid=76ff57ab-4b10-4dc9-99d7-f7b49b10351a&quot;]}, {&quot;id&quot;: &quot;ITEM-2&quot;, &quot;itemData&quot;: {&quot;DOI&quot;: &quot;10.1037/0021-9010.84.2.271&quot;, &quot;ISSN&quot;: &quot;0021-9010&quot;, &quot;page&quot;: &quot;271-276&quot;, &quot;title&quot;: &quot;The influence of in-store music on wine selections.&quot;, &quot;issue&quot;: &quot;2&quot;, &quot;container-title&quot;: &quot;Journal of applied psychology&quot;, &quot;note&quot;: &quot;NULL&quot;, &quot;id&quot;: &quot;ITEM-2&quot;, &quot;author&quot;: [{&quot;given&quot;: &quot;Adrian C&quot;, &quot;dropping-particle&quot;: &quot;&quot;, &quot;family&quot;: &quot;North&quot;, &quot;parse-names&quot;: false, &quot;non-dropping-particle&quot;: &quot;&quot;, &quot;suffix&quot;: &quot;&quot;}], &quot;volume&quot;: &quot;84&quot;, &quot;type&quot;: &quot;article-journal&quot;, &quot;issued&quot;: {&quot;date-parts&quot;: [[&quot;1999&quot;]]}, &quot;publisher&quot;: &quot;American Psychological Association&quot;}, &quot;uris&quot;: [&quot;http://www.mendeley.com/documents/?uuid=f16baadf-7377-4f46-8ef4-d3de68a872ff&quot;, &quot;http://www.mendeley.com/documents/?uuid=2a055db0-1297-4684-861a-58679dbf78e9&quot;]}], &quot;properties&quot;: {&quot;noteIndex&quot;: 0}, &quot;schema&quot;: &quot;https://github.com/citation-style-language/schema/raw/master/csl-citation.json&quot;, &quot;mendeley&quot;: {&quot;plainTextFormattedCitation&quot;: &quot;(Areni &amp; Kim, 1993; North, 1999)&quot;, &quot;formattedCitation&quot;: &quot;(Areni &amp; Kim, 1993; North, 1999)&quot;, &quot;previouslyFormattedCitation&quot;: &quot;(Areni &amp; Kim, 1993; North, 1999)&quot;}} RNDJLpbPlvlOs"/><text:span text:style-name="T20">, the type of food you order </text:span><text:reference-mark-start text:name="ADDIN CSL_CITATION {&quot;citationItems&quot;: [{&quot;id&quot;: &quot;ITEM-1&quot;, &quot;itemData&quot;: {&quot;DOI&quot;: &quot;10.1111/j.1559-1816.1998.tb01370.x&quot;, &quot;ISSN&quot;: &quot;0021-9029&quot;, &quot;page&quot;: &quot;2254-2273&quot;, &quot;title&quot;: &quot;The Effect of Music on Atmosphere and Purchase Intentions in a Cafeteria1&quot;, &quot;issue&quot;: &quot;24&quot;, &quot;container-title&quot;: &quot;Journal of applied social psychology&quot;, &quot;note&quot;: &quot;NULL&quot;, &quot;id&quot;: &quot;ITEM-1&quot;, &quot;author&quot;: [{&quot;given&quot;: &quot;Adrian C&quot;, &quot;dropping-particle&quot;: &quot;&quot;, &quot;family&quot;: &quot;North&quot;, &quot;parse-names&quot;: false, &quot;non-dropping-particle&quot;: &quot;&quot;, &quot;suffix&quot;: &quot;&quot;}], &quot;volume&quot;: &quot;28&quot;, &quot;type&quot;: &quot;article-journal&quot;, &quot;issued&quot;: {&quot;date-parts&quot;: [[&quot;1998&quot;, &quot;12&quot;]]}, &quot;publisher&quot;: &quot;Bellwether Publishing Ltd&quot;}, &quot;uris&quot;: [&quot;http://www.mendeley.com/documents/?uuid=e1ea0ef5-75c4-45a9-aaf2-0ce377bcfd83&quot;, &quot;http://www.mendeley.com/documents/?uuid=87f88d28-45b8-41a2-a0c9-3fe9969ba09b&quot;]}], &quot;properties&quot;: {&quot;noteIndex&quot;: 0}, &quot;schema&quot;: &quot;https://github.com/citation-style-language/schema/raw/master/csl-citation.json&quot;, &quot;mendeley&quot;: {&quot;plainTextFormattedCitation&quot;: &quot;(North, 1998)&quot;, &quot;formattedCitation&quot;: &quot;(North, 1998)&quot;, &quot;previouslyFormattedCitation&quot;: &quot;(North, 1998)&quot;}} RNDE1oMTdN7gE"/><text:span text:style-name="T22">(North, 1998)</text:span><text:reference-mark-end text:name="ADDIN CSL_CITATION {&quot;citationItems&quot;: [{&quot;id&quot;: &quot;ITEM-1&quot;, &quot;itemData&quot;: {&quot;DOI&quot;: &quot;10.1111/j.1559-1816.1998.tb01370.x&quot;, &quot;ISSN&quot;: &quot;0021-9029&quot;, &quot;page&quot;: &quot;2254-2273&quot;, &quot;title&quot;: &quot;The Effect of Music on Atmosphere and Purchase Intentions in a Cafeteria1&quot;, &quot;issue&quot;: &quot;24&quot;, &quot;container-title&quot;: &quot;Journal of applied social psychology&quot;, &quot;note&quot;: &quot;NULL&quot;, &quot;id&quot;: &quot;ITEM-1&quot;, &quot;author&quot;: [{&quot;given&quot;: &quot;Adrian C&quot;, &quot;dropping-particle&quot;: &quot;&quot;, &quot;family&quot;: &quot;North&quot;, &quot;parse-names&quot;: false, &quot;non-dropping-particle&quot;: &quot;&quot;, &quot;suffix&quot;: &quot;&quot;}], &quot;volume&quot;: &quot;28&quot;, &quot;type&quot;: &quot;article-journal&quot;, &quot;issued&quot;: {&quot;date-parts&quot;: [[&quot;1998&quot;, &quot;12&quot;]]}, &quot;publisher&quot;: &quot;Bellwether Publishing Ltd&quot;}, &quot;uris&quot;: [&quot;http://www.mendeley.com/documents/?uuid=e1ea0ef5-75c4-45a9-aaf2-0ce377bcfd83&quot;, &quot;http://www.mendeley.com/documents/?uuid=87f88d28-45b8-41a2-a0c9-3fe9969ba09b&quot;]}], &quot;properties&quot;: {&quot;noteIndex&quot;: 0}, &quot;schema&quot;: &quot;https://github.com/citation-style-language/schema/raw/master/csl-citation.json&quot;, &quot;mendeley&quot;: {&quot;plainTextFormattedCitation&quot;: &quot;(North, 1998)&quot;, &quot;formattedCitation&quot;: &quot;(North, 1998)&quot;, &quot;previouslyFormattedCitation&quot;: &quot;(North, 1998)&quot;}} RNDE1oMTdN7gE"/><text:span text:style-name="T20">⁠, and how much money you spend </text:span><text:reference-mark-start text:name="ADDIN CSL_CITATION {&quot;citationItems&quot;: [{&quot;id&quot;: &quot;ITEM-1&quot;, &quot;itemData&quot;: {&quot;PMID&quot;: &quot;9503160770&quot;, &quot;DOI&quot;: &quot;10.1016/0022-4359(94)90037-X&quot;, &quot;author&quot;: [{&quot;given&quot;: &quot;Robert J&quot;, &quot;dropping-particle&quot;: &quot;&quot;, &quot;family&quot;: &quot;Donovan&quot;, &quot;parse-names&quot;: false, &quot;non-dropping-particle&quot;: &quot;&quot;, &quot;suffix&quot;: &quot;&quot;}, {&quot;given&quot;: &quot;John R&quot;, &quot;dropping-particle&quot;: &quot;&quot;, &quot;family&quot;: &quot;Rossiter&quot;, &quot;parse-names&quot;: false, &quot;non-dropping-particle&quot;: &quot;&quot;, &quot;suffix&quot;: &quot;&quot;}], &quot;abstract&quot;: &quot;Presents a study which aims to measure customers' emotions during shopping experience and record the effects on actual shopping behavior. Mehrabian-Russell (M-R) environmental psychology model proposed by Donovan and Rossiter in their 1982 study; Effects of pleasure and arousal on extra time spent in store and actual incremental spending; Significance to retailers.&quot;, &quot;page&quot;: &quot;283-294&quot;, &quot;title&quot;: &quot;Store Atmosphere and Purchasing Behavior&quot;, &quot;issue&quot;: &quot;3&quot;, &quot;container-title&quot;: &quot;Journal of Retailing&quot;, &quot;id&quot;: &quot;ITEM-1&quot;, &quot;volume&quot;: &quot;70&quot;, &quot;type&quot;: &quot;article-journal&quot;, &quot;ISBN&quot;: &quot;00224359&quot;, &quot;issued&quot;: {&quot;date-parts&quot;: [[&quot;1994&quot;]]}}, &quot;uris&quot;: [&quot;http://www.mendeley.com/documents/?uuid=88bbc788-3763-483e-8812-1888bebce080&quot;]}], &quot;properties&quot;: {&quot;noteIndex&quot;: 0}, &quot;schema&quot;: &quot;https://github.com/citation-style-language/schema/raw/master/csl-citation.json&quot;, &quot;mendeley&quot;: {&quot;plainTextFormattedCitation&quot;: &quot;(Donovan &amp; Rossiter, 1994)&quot;, &quot;formattedCitation&quot;: &quot;(Donovan &amp; Rossiter, 1994)&quot;, &quot;previouslyFormattedCitation&quot;: &quot;(Donovan &amp; Rossiter, 1994)&quot;}} RNDALlvVCMXxe"/><text:span text:style-name="T22">(Donovan &amp; Rossiter, 1994)</text:span><text:reference-mark-end text:name="ADDIN CSL_CITATION {&quot;citationItems&quot;: [{&quot;id&quot;: &quot;ITEM-1&quot;, &quot;itemData&quot;: {&quot;PMID&quot;: &quot;9503160770&quot;, &quot;DOI&quot;: &quot;10.1016/0022-4359(94)90037-X&quot;, &quot;author&quot;: [{&quot;given&quot;: &quot;Robert J&quot;, &quot;dropping-particle&quot;: &quot;&quot;, &quot;family&quot;: &quot;Donovan&quot;, &quot;parse-names&quot;: false, &quot;non-dropping-particle&quot;: &quot;&quot;, &quot;suffix&quot;: &quot;&quot;}, {&quot;given&quot;: &quot;John R&quot;, &quot;dropping-particle&quot;: &quot;&quot;, &quot;family&quot;: &quot;Rossiter&quot;, &quot;parse-names&quot;: false, &quot;non-dropping-particle&quot;: &quot;&quot;, &quot;suffix&quot;: &quot;&quot;}], &quot;abstract&quot;: &quot;Presents a study which aims to measure customers' emotions during shopping experience and record the effects on actual shopping behavior. Mehrabian-Russell (M-R) environmental psychology model proposed by Donovan and Rossiter in their 1982 study; Effects of pleasure and arousal on extra time spent in store and actual incremental spending; Significance to retailers.&quot;, &quot;page&quot;: &quot;283-294&quot;, &quot;title&quot;: &quot;Store Atmosphere and Purchasing Behavior&quot;, &quot;issue&quot;: &quot;3&quot;, &quot;container-title&quot;: &quot;Journal of Retailing&quot;, &quot;id&quot;: &quot;ITEM-1&quot;, &quot;volume&quot;: &quot;70&quot;, &quot;type&quot;: &quot;article-journal&quot;, &quot;ISBN&quot;: &quot;00224359&quot;, &quot;issued&quot;: {&quot;date-parts&quot;: [[&quot;1994&quot;]]}}, &quot;uris&quot;: [&quot;http://www.mendeley.com/documents/?uuid=88bbc788-3763-483e-8812-1888bebce080&quot;]}], &quot;properties&quot;: {&quot;noteIndex&quot;: 0}, &quot;schema&quot;: &quot;https://github.com/citation-style-language/schema/raw/master/csl-citation.json&quot;, &quot;mendeley&quot;: {&quot;plainTextFormattedCitation&quot;: &quot;(Donovan &amp; Rossiter, 1994)&quot;, &quot;formattedCitation&quot;: &quot;(Donovan &amp; Rossiter, 1994)&quot;, &quot;previouslyFormattedCitation&quot;: &quot;(Donovan &amp; Rossiter, 1994)&quot;}} RNDALlvVCMXxe"/><text:span text:style-name="T20">⁠. Americans over the age of 13, spend an average of four hours per day listening to music from a variety of sources </text:span><text:reference-mark-start text:name="ADDIN CSL_CITATION {&quot;citationItems&quot;: [{&quot;id&quot;: &quot;ITEM-1&quot;, &quot;itemData&quot;: {&quot;id&quot;: &quot;ITEM-1&quot;, &quot;type&quot;: &quot;report&quot;, &quot;issued&quot;: {&quot;date-parts&quot;: [[&quot;2014&quot;]]}, &quot;title&quot;: &quot;Share of Ear&quot;, &quot;note&quot;: &quot;NULL&quot;}, &quot;uris&quot;: [&quot;http://www.mendeley.com/documents/?uuid=b0a39bf1-34b2-46bc-9d06-90d910128538&quot;, &quot;http://www.mendeley.com/documents/?uuid=ff605f75-ce82-4f95-996e-1ba71da6c2c9&quot;]}], &quot;properties&quot;: {&quot;noteIndex&quot;: 0}, &quot;schema&quot;: &quot;https://github.com/citation-style-language/schema/raw/master/csl-citation.json&quot;, &quot;mendeley&quot;: {&quot;plainTextFormattedCitation&quot;: &quot;(Share of Ear, 2014)&quot;, &quot;formattedCitation&quot;: &quot;(&lt;i&gt;Share of Ear&lt;/i&gt;, 2014)&quot;, &quot;previouslyFormattedCitation&quot;: &quot;(&lt;i&gt;Share of Ear&lt;/i&gt;, 2014)&quot;}} RNDp6hCh6uzrq"/><text:span text:style-name="T22">(</text:span><text:span text:style-name="T23">Share of Ear</text:span><text:span text:style-name="T22">, 2014)</text:span><text:reference-mark-end text:name="ADDIN CSL_CITATION {&quot;citationItems&quot;: [{&quot;id&quot;: &quot;ITEM-1&quot;, &quot;itemData&quot;: {&quot;id&quot;: &quot;ITEM-1&quot;, &quot;type&quot;: &quot;report&quot;, &quot;issued&quot;: {&quot;date-parts&quot;: [[&quot;2014&quot;]]}, &quot;title&quot;: &quot;Share of Ear&quot;, &quot;note&quot;: &quot;NULL&quot;}, &quot;uris&quot;: [&quot;http://www.mendeley.com/documents/?uuid=b0a39bf1-34b2-46bc-9d06-90d910128538&quot;, &quot;http://www.mendeley.com/documents/?uuid=ff605f75-ce82-4f95-996e-1ba71da6c2c9&quot;]}], &quot;properties&quot;: {&quot;noteIndex&quot;: 0}, &quot;schema&quot;: &quot;https://github.com/citation-style-language/schema/raw/master/csl-citation.json&quot;, &quot;mendeley&quot;: {&quot;plainTextFormattedCitation&quot;: &quot;(Share of Ear, 2014)&quot;, &quot;formattedCitation&quot;: &quot;(&lt;i&gt;Share of Ear&lt;/i&gt;, 2014)&quot;, &quot;previouslyFormattedCitation&quot;: &quot;(&lt;i&gt;Share of Ear&lt;/i&gt;, 2014)&quot;}} RNDp6hCh6uzrq"/><text:span text:style-name="T20">⁠. Many will choose to listen to that music</text:span> while performing cognitively demanding tasks such as driving a car, <text:span text:style-name="T59">working</text:span>, <text:span text:style-name="T60">or</text:span> <text:span text:style-name="T59">studying</text:span>. <text:span text:style-name="T168">However, background music affects a person’s abilities to perform these tasks. For example, when driving, speed, violations, and steering movements are affected </text:span><text:reference-mark-start text:name="ADDIN CSL_CITATION {&quot;citationItems&quot;: [{&quot;id&quot;: &quot;ITEM-1&quot;, &quot;itemData&quot;: {&quot;issued&quot;: {&quot;date-parts&quot;: [[&quot;2013&quot;, &quot;10&quot;]]}, &quot;DOI&quot;: &quot;10.1016/j.aap.2013.06.022&quot;, &quot;ISSN&quot;: &quot;0001-4575&quot;, &quot;page&quot;: &quot;382-393&quot;, &quot;container-title&quot;: &quot;Accident analysis and prevention&quot;, &quot;note&quot;: &quot;NULL&quot;, &quot;id&quot;: &quot;ITEM-1&quot;, &quot;author&quot;: [{&quot;given&quot;: &quot;Warren&quot;, &quot;dropping-particle&quot;: &quot;&quot;, &quot;family&quot;: &quot;Brodsky&quot;, &quot;parse-names&quot;: false, &quot;non-dropping-particle&quot;: &quot;&quot;, &quot;suffix&quot;: &quot;&quot;}], &quot;volume&quot;: &quot;59&quot;, &quot;type&quot;: &quot;article-journal&quot;, &quot;title&quot;: &quot;Background music as a risk factor for distraction among young-novice drivers&quot;, &quot;publisher&quot;: &quot;Elsevier&quot;}, &quot;uris&quot;: [&quot;http://www.mendeley.com/documents/?uuid=176e6100-e245-4a65-88ed-b63f0adad83f&quot;, &quot;http://www.mendeley.com/documents/?uuid=39a42d41-0573-43d3-b36f-259c3eb18a85&quot;]}, {&quot;id&quot;: &quot;ITEM-2&quot;, &quot;itemData&quot;: {&quot;DOI&quot;: &quot;10.1016/S1369-8478(01)00025-0&quot;, &quot;ISSN&quot;: &quot;1369-8478&quot;, &quot;page&quot;: &quot;219-241&quot;, &quot;title&quot;: &quot;The effects of music tempo on simulated driving performance and vehicular control&quot;, &quot;issue&quot;: &quot;4&quot;, &quot;container-title&quot;: &quot;Transportation research. Part F, Traffic psychology and behaviour&quot;, &quot;note&quot;: &quot;NULL&quot;, &quot;id&quot;: &quot;ITEM-2&quot;, &quot;author&quot;: [{&quot;given&quot;: &quot;Warren&quot;, &quot;dropping-particle&quot;: &quot;&quot;, &quot;family&quot;: &quot;Brodsky&quot;, &quot;parse-names&quot;: false, &quot;non-dropping-particle&quot;: &quot;&quot;, &quot;suffix&quot;: &quot;&quot;}], &quot;volume&quot;: &quot;4&quot;, &quot;type&quot;: &quot;article-journal&quot;, &quot;issued&quot;: {&quot;date-parts&quot;: [[&quot;2002&quot;, &quot;12&quot;]]}, &quot;publisher&quot;: &quot;Pergamon&quot;}, &quot;uris&quot;: [&quot;http://www.mendeley.com/documents/?uuid=d17279a2-864e-428b-9153-67a7f3211a49&quot;, &quot;http://www.mendeley.com/documents/?uuid=4f28ff26-56ce-4391-ae44-72d638df2253&quot;]}, {&quot;id&quot;: &quot;ITEM-3&quot;, &quot;itemData&quot;: {&quot;DOI&quot;: &quot;10.1177/001872086801000305&quot;, &quot;author&quot;: [{&quot;given&quot;: &quot;Stephan&quot;, &quot;dropping-particle&quot;: &quot;&quot;, &quot;family&quot;: &quot;Konz&quot;, &quot;parse-names&quot;: false, &quot;non-dropping-particle&quot;: &quot;&quot;, &quot;suffix&quot;: &quot;&quot;}, {&quot;given&quot;: &quot;David&quot;, &quot;dropping-particle&quot;: &quot;&quot;, &quot;family&quot;: &quot;Mcdougal&quot;, &quot;parse-names&quot;: false, &quot;non-dropping-particle&quot;: &quot;&quot;, &quot;suffix&quot;: &quot;&quot;}], &quot;abstract&quot;: &quot; The effect of silence, slow music, and Tijuana Brass music on the control activity of twenty four automotive drivers was recorded on a Greensfield's Driveometer. Control activity was affected by the music but the effects of slow and Tijuana Brass music were not the same; speed was faster during music and weaving was less. &quot;, &quot;page&quot;: &quot;233-243&quot;, &quot;title&quot;: &quot;The Effect of Background Music on the Control Activity of an Automobile Driver&quot;, &quot;issue&quot;: &quot;3&quot;, &quot;container-title&quot;: &quot;Human Factors&quot;, &quot;note&quot;: &quot;PMID: 5674359&quot;, &quot;id&quot;: &quot;ITEM-3&quot;, &quot;volume&quot;: &quot;10&quot;, &quot;type&quot;: &quot;article-journal&quot;, &quot;issued&quot;: {&quot;date-parts&quot;: [[&quot;1968&quot;]]}}, &quot;uris&quot;: [&quot;http://www.mendeley.com/documents/?uuid=1a8f3b86-98f4-41ac-8b5c-fab1505868e5&quot;, &quot;http://www.mendeley.com/documents/?uuid=a44366be-5c6e-4adf-8bed-38200a79c772&quot;]}], &quot;properties&quot;: {&quot;noteIndex&quot;: 0}, &quot;schema&quot;: &quot;https://github.com/citation-style-language/schema/raw/master/csl-citation.json&quot;, &quot;mendeley&quot;: {&quot;plainTextFormattedCitation&quot;: &quot;(Brodsky, 2002, 2013; Konz &amp; Mcdougal, 1968)&quot;, &quot;formattedCitation&quot;: &quot;(Brodsky, 2002, 2013; Konz &amp; Mcdougal, 1968)&quot;, &quot;previouslyFormattedCitation&quot;: &quot;(Brodsky, 2002, 2013; Konz &amp; Mcdougal, 1968)&quot;}} RNDzeQm53XrZ0"/><text:span text:style-name="T24">(Brodsky, 2002, 2013; Konz &amp; Mcdougal, 1968)</text:span><text:reference-mark-end text:name="ADDIN CSL_CITATION {&quot;citationItems&quot;: [{&quot;id&quot;: &quot;ITEM-1&quot;, &quot;itemData&quot;: {&quot;issued&quot;: {&quot;date-parts&quot;: [[&quot;2013&quot;, &quot;10&quot;]]}, &quot;DOI&quot;: &quot;10.1016/j.aap.2013.06.022&quot;, &quot;ISSN&quot;: &quot;0001-4575&quot;, &quot;page&quot;: &quot;382-393&quot;, &quot;container-title&quot;: &quot;Accident analysis and prevention&quot;, &quot;note&quot;: &quot;NULL&quot;, &quot;id&quot;: &quot;ITEM-1&quot;, &quot;author&quot;: [{&quot;given&quot;: &quot;Warren&quot;, &quot;dropping-particle&quot;: &quot;&quot;, &quot;family&quot;: &quot;Brodsky&quot;, &quot;parse-names&quot;: false, &quot;non-dropping-particle&quot;: &quot;&quot;, &quot;suffix&quot;: &quot;&quot;}], &quot;volume&quot;: &quot;59&quot;, &quot;type&quot;: &quot;article-journal&quot;, &quot;title&quot;: &quot;Background music as a risk factor for distraction among young-novice drivers&quot;, &quot;publisher&quot;: &quot;Elsevier&quot;}, &quot;uris&quot;: [&quot;http://www.mendeley.com/documents/?uuid=176e6100-e245-4a65-88ed-b63f0adad83f&quot;, &quot;http://www.mendeley.com/documents/?uuid=39a42d41-0573-43d3-b36f-259c3eb18a85&quot;]}, {&quot;id&quot;: &quot;ITEM-2&quot;, &quot;itemData&quot;: {&quot;DOI&quot;: &quot;10.1016/S1369-8478(01)00025-0&quot;, &quot;ISSN&quot;: &quot;1369-8478&quot;, &quot;page&quot;: &quot;219-241&quot;, &quot;title&quot;: &quot;The effects of music tempo on simulated driving performance and vehicular control&quot;, &quot;issue&quot;: &quot;4&quot;, &quot;container-title&quot;: &quot;Transportation research. Part F, Traffic psychology and behaviour&quot;, &quot;note&quot;: &quot;NULL&quot;, &quot;id&quot;: &quot;ITEM-2&quot;, &quot;author&quot;: [{&quot;given&quot;: &quot;Warren&quot;, &quot;dropping-particle&quot;: &quot;&quot;, &quot;family&quot;: &quot;Brodsky&quot;, &quot;parse-names&quot;: false, &quot;non-dropping-particle&quot;: &quot;&quot;, &quot;suffix&quot;: &quot;&quot;}], &quot;volume&quot;: &quot;4&quot;, &quot;type&quot;: &quot;article-journal&quot;, &quot;issued&quot;: {&quot;date-parts&quot;: [[&quot;2002&quot;, &quot;12&quot;]]}, &quot;publisher&quot;: &quot;Pergamon&quot;}, &quot;uris&quot;: [&quot;http://www.mendeley.com/documents/?uuid=d17279a2-864e-428b-9153-67a7f3211a49&quot;, &quot;http://www.mendeley.com/documents/?uuid=4f28ff26-56ce-4391-ae44-72d638df2253&quot;]}, {&quot;id&quot;: &quot;ITEM-3&quot;, &quot;itemData&quot;: {&quot;DOI&quot;: &quot;10.1177/001872086801000305&quot;, &quot;author&quot;: [{&quot;given&quot;: &quot;Stephan&quot;, &quot;dropping-particle&quot;: &quot;&quot;, &quot;family&quot;: &quot;Konz&quot;, &quot;parse-names&quot;: false, &quot;non-dropping-particle&quot;: &quot;&quot;, &quot;suffix&quot;: &quot;&quot;}, {&quot;given&quot;: &quot;David&quot;, &quot;dropping-particle&quot;: &quot;&quot;, &quot;family&quot;: &quot;Mcdougal&quot;, &quot;parse-names&quot;: false, &quot;non-dropping-particle&quot;: &quot;&quot;, &quot;suffix&quot;: &quot;&quot;}], &quot;abstract&quot;: &quot; The effect of silence, slow music, and Tijuana Brass music on the control activity of twenty four automotive drivers was recorded on a Greensfield's Driveometer. Control activity was affected by the music but the effects of slow and Tijuana Brass music were not the same; speed was faster during music and weaving was less. &quot;, &quot;page&quot;: &quot;233-243&quot;, &quot;title&quot;: &quot;The Effect of Background Music on the Control Activity of an Automobile Driver&quot;, &quot;issue&quot;: &quot;3&quot;, &quot;container-title&quot;: &quot;Human Factors&quot;, &quot;note&quot;: &quot;PMID: 5674359&quot;, &quot;id&quot;: &quot;ITEM-3&quot;, &quot;volume&quot;: &quot;10&quot;, &quot;type&quot;: &quot;article-journal&quot;, &quot;issued&quot;: {&quot;date-parts&quot;: [[&quot;1968&quot;]]}}, &quot;uris&quot;: [&quot;http://www.mendeley.com/documents/?uuid=1a8f3b86-98f4-41ac-8b5c-fab1505868e5&quot;, &quot;http://www.mendeley.com/documents/?uuid=a44366be-5c6e-4adf-8bed-38200a79c772&quot;]}], &quot;properties&quot;: {&quot;noteIndex&quot;: 0}, &quot;schema&quot;: &quot;https://github.com/citation-style-language/schema/raw/master/csl-citation.json&quot;, &quot;mendeley&quot;: {&quot;plainTextFormattedCitation&quot;: &quot;(Brodsky, 2002, 2013; Konz &amp; Mcdougal, 1968)&quot;, &quot;formattedCitation&quot;: &quot;(Brodsky, 2002, 2013; Konz &amp; Mcdougal, 1968)&quot;, &quot;previouslyFormattedCitation&quot;: &quot;(Brodsky, 2002, 2013; Konz &amp; Mcdougal, 1968)&quot;}} RNDzeQm53XrZ0"/><text:span text:style-name="T61">⁠. All of these tasks involve complex cognitive processes such as working memory, spatial manipulation, and recall, but how background music specifically affects these processes is unclear.</text:span></text:p>
      <text:p text:style-name="P13">Over the last 60 years, numerous studies <text:span text:style-name="T62">have </text:span>investiga<text:span text:style-name="T62">ted</text:span> whether background music <text:span text:style-name="T62">enhances or impairs</text:span> performance during <text:span text:style-name="T63">cognitively demanding</text:span> tasks. <text:span text:style-name="T63">Many of these studies investigated how music affects skills important for classroom learning, such as reading rate and comprehension </text:span><text:reference-mark-start text:name="ADDIN CSL_CITATION {&quot;citationItems&quot;: [{&quot;id&quot;: &quot;ITEM-1&quot;, &quot;itemData&quot;: {&quot;DOI&quot;: &quot;10.1037/h0054219&quot;, &quot;ISSN&quot;: &quot;0022-0663&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page&quot;: &quot;101-109&quot;, &quot;title&quot;: &quot;The effect of music distraction upon reading rate and comprehension.&quot;, &quot;issue&quot;: &quot;2&quot;, &quot;container-title&quot;: &quot;Journal of Educational Psychology&quot;, &quot;id&quot;: &quot;ITEM-1&quot;, &quot;author&quot;: [{&quot;given&quot;: &quot;Cecil M.&quot;, &quot;dropping-particle&quot;: &quot;&quot;, &quot;family&quot;: &quot;Freeburne&quot;, &quot;parse-names&quot;: false, &quot;non-dropping-particle&quot;: &quot;&quot;, &quot;suffix&quot;: &quot;&quot;}, {&quot;given&quot;: &quot;Murray S.&quot;, &quot;dropping-particle&quot;: &quot;&quot;, &quot;family&quot;: &quot;Fleischer&quot;, &quot;parse-names&quot;: false, &quot;non-dropping-particle&quot;: &quot;&quot;, &quot;suffix&quot;: &quot;&quot;}], &quot;volume&quot;: &quot;43&quot;, &quot;type&quot;: &quot;article-journal&quot;, &quot;issued&quot;: {&quot;date-parts&quot;: [[&quot;1952&quot;]]}}, &quot;uris&quot;: [&quot;http://www.mendeley.com/documents/?uuid=a60dfe14-0ca9-4266-b204-764ac081a264&quot;]}], &quot;properties&quot;: {&quot;noteIndex&quot;: 0}, &quot;schema&quot;: &quot;https://github.com/citation-style-language/schema/raw/master/csl-citation.json&quot;, &quot;mendeley&quot;: {&quot;plainTextFormattedCitation&quot;: &quot;(Freeburne &amp; Fleischer, 1952)&quot;, &quot;formattedCitation&quot;: &quot;(Freeburne &amp; Fleischer, 1952)&quot;, &quot;previouslyFormattedCitation&quot;: &quot;(Freeburne &amp; Fleischer, 1952)&quot;}} RNDJA22kl9N6p"/><text:span text:style-name="T25">(Freeburne &amp; Fleischer, 1952)</text:span><text:reference-mark-end text:name="ADDIN CSL_CITATION {&quot;citationItems&quot;: [{&quot;id&quot;: &quot;ITEM-1&quot;, &quot;itemData&quot;: {&quot;DOI&quot;: &quot;10.1037/h0054219&quot;, &quot;ISSN&quot;: &quot;0022-0663&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page&quot;: &quot;101-109&quot;, &quot;title&quot;: &quot;The effect of music distraction upon reading rate and comprehension.&quot;, &quot;issue&quot;: &quot;2&quot;, &quot;container-title&quot;: &quot;Journal of Educational Psychology&quot;, &quot;id&quot;: &quot;ITEM-1&quot;, &quot;author&quot;: [{&quot;given&quot;: &quot;Cecil M.&quot;, &quot;dropping-particle&quot;: &quot;&quot;, &quot;family&quot;: &quot;Freeburne&quot;, &quot;parse-names&quot;: false, &quot;non-dropping-particle&quot;: &quot;&quot;, &quot;suffix&quot;: &quot;&quot;}, {&quot;given&quot;: &quot;Murray S.&quot;, &quot;dropping-particle&quot;: &quot;&quot;, &quot;family&quot;: &quot;Fleischer&quot;, &quot;parse-names&quot;: false, &quot;non-dropping-particle&quot;: &quot;&quot;, &quot;suffix&quot;: &quot;&quot;}], &quot;volume&quot;: &quot;43&quot;, &quot;type&quot;: &quot;article-journal&quot;, &quot;issued&quot;: {&quot;date-parts&quot;: [[&quot;1952&quot;]]}}, &quot;uris&quot;: [&quot;http://www.mendeley.com/documents/?uuid=a60dfe14-0ca9-4266-b204-764ac081a264&quot;]}], &quot;properties&quot;: {&quot;noteIndex&quot;: 0}, &quot;schema&quot;: &quot;https://github.com/citation-style-language/schema/raw/master/csl-citation.json&quot;, &quot;mendeley&quot;: {&quot;plainTextFormattedCitation&quot;: &quot;(Freeburne &amp; Fleischer, 1952)&quot;, &quot;formattedCitation&quot;: &quot;(Freeburne &amp; Fleischer, 1952)&quot;, &quot;previouslyFormattedCitation&quot;: &quot;(Freeburne &amp; Fleischer, 1952)&quot;}} RNDJA22kl9N6p"/><text:span text:style-name="T63">⁠, short-term memory </text:span><text:reference-mark-start text:name="ADDIN CSL_CITATION {&quot;citationItems&quot;: [{&quot;id&quot;: &quot;ITEM-1&quot;, &quot;itemData&quot;: {&quot;DOI&quot;: &quot;10.1080/14640748908402355&quot;, &quot;ISSN&quot;: &quot;0272-4987&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page&quot;: &quot;107-122&quot;, &quot;title&quot;: &quot;Effects of background music on phonological short-term memory&quot;, &quot;issue&quot;: &quot;1&quot;, &quot;container-title&quot;: &quot;The Quarterly Journal of Experimental Psychology Section A&quot;, &quot;id&quot;: &quot;ITEM-1&quot;, &quot;author&quot;: [{&quot;given&quot;: &quot;Pierre&quot;, &quot;dropping-particle&quot;: &quot;&quot;, &quot;family&quot;: &quot;Salam\u00e9&quot;, &quot;parse-names&quot;: false, &quot;non-dropping-particle&quot;: &quot;&quot;, &quot;suffix&quot;: &quot;&quot;}, {&quot;given&quot;: &quot;Alan&quot;, &quot;dropping-particle&quot;: &quot;&quot;, &quot;family&quot;: &quot;Baddeley&quot;, &quot;parse-names&quot;: false, &quot;non-dropping-particle&quot;: &quot;&quot;, &quot;suffix&quot;: &quot;&quot;}], &quot;volume&quot;: &quot;41&quot;, &quot;type&quot;: &quot;article-journal&quot;, &quot;ISBN&quot;: &quot;1464-0740 0272-4987&quot;, &quot;issued&quot;: {&quot;date-parts&quot;: [[&quot;1989&quot;, &quot;2&quot;]]}}, &quot;uris&quot;: [&quot;http://www.mendeley.com/documents/?uuid=2e8a1e9b-df85-4bb1-9d54-8546a1391bf2&quot;]}], &quot;properties&quot;: {&quot;noteIndex&quot;: 0}, &quot;schema&quot;: &quot;https://github.com/citation-style-language/schema/raw/master/csl-citation.json&quot;, &quot;mendeley&quot;: {&quot;plainTextFormattedCitation&quot;: &quot;(Salam\u00e9 &amp; Baddeley, 1989)&quot;, &quot;formattedCitation&quot;: &quot;(Salam\u00e9 &amp; Baddeley, 1989)&quot;, &quot;previouslyFormattedCitation&quot;: &quot;(Salam\u00e9 &amp; Baddeley, 1989)&quot;}} RNDWESpA17uJf"/><text:span text:style-name="T25">(Salamé &amp; Baddeley, 1989)</text:span><text:reference-mark-end text:name="ADDIN CSL_CITATION {&quot;citationItems&quot;: [{&quot;id&quot;: &quot;ITEM-1&quot;, &quot;itemData&quot;: {&quot;DOI&quot;: &quot;10.1080/14640748908402355&quot;, &quot;ISSN&quot;: &quot;0272-4987&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page&quot;: &quot;107-122&quot;, &quot;title&quot;: &quot;Effects of background music on phonological short-term memory&quot;, &quot;issue&quot;: &quot;1&quot;, &quot;container-title&quot;: &quot;The Quarterly Journal of Experimental Psychology Section A&quot;, &quot;id&quot;: &quot;ITEM-1&quot;, &quot;author&quot;: [{&quot;given&quot;: &quot;Pierre&quot;, &quot;dropping-particle&quot;: &quot;&quot;, &quot;family&quot;: &quot;Salam\u00e9&quot;, &quot;parse-names&quot;: false, &quot;non-dropping-particle&quot;: &quot;&quot;, &quot;suffix&quot;: &quot;&quot;}, {&quot;given&quot;: &quot;Alan&quot;, &quot;dropping-particle&quot;: &quot;&quot;, &quot;family&quot;: &quot;Baddeley&quot;, &quot;parse-names&quot;: false, &quot;non-dropping-particle&quot;: &quot;&quot;, &quot;suffix&quot;: &quot;&quot;}], &quot;volume&quot;: &quot;41&quot;, &quot;type&quot;: &quot;article-journal&quot;, &quot;ISBN&quot;: &quot;1464-0740 0272-4987&quot;, &quot;issued&quot;: {&quot;date-parts&quot;: [[&quot;1989&quot;, &quot;2&quot;]]}}, &quot;uris&quot;: [&quot;http://www.mendeley.com/documents/?uuid=2e8a1e9b-df85-4bb1-9d54-8546a1391bf2&quot;]}], &quot;properties&quot;: {&quot;noteIndex&quot;: 0}, &quot;schema&quot;: &quot;https://github.com/citation-style-language/schema/raw/master/csl-citation.json&quot;, &quot;mendeley&quot;: {&quot;plainTextFormattedCitation&quot;: &quot;(Salam\u00e9 &amp; Baddeley, 1989)&quot;, &quot;formattedCitation&quot;: &quot;(Salam\u00e9 &amp; Baddeley, 1989)&quot;, &quot;previouslyFormattedCitation&quot;: &quot;(Salam\u00e9 &amp; Baddeley, 1989)&quot;}} RNDWESpA17uJf"/><text:span text:style-name="T63">⁠, and spatial manipulation tasks </text:span><text:reference-mark-start text:name="ADDIN CSL_CITATION {&quot;citationItems&quot;: [{&quot;id&quot;: &quot;ITEM-1&quot;, &quot;itemData&quot;: {&quot;DOI&quot;: &quot;10.1525/mp.2011.29.2.173&quot;, &quot;ISSN&quot;: &quot;07307829&quot;, &quot;ISBN&quot;: &quot;0520057295&quot;, &quot;page&quot;: &quot;173-183&quot;, &quot;title&quot;: &quot;The Effect of Background Music on Cognitive Performance in Musicians and Nonmusicians&quot;, &quot;issue&quot;: &quot;2&quot;, &quot;container-title&quot;: &quot;Music Perception: An Interdisciplinary Journal&quot;, &quot;id&quot;: &quot;ITEM-1&quot;, &quot;author&quot;: [{&quot;given&quot;: &quot;Lucy L. M.&quot;, &quot;dropping-particle&quot;: &quot;&quot;, &quot;family&quot;: &quot;Patston&quot;, &quot;parse-names&quot;: false, &quot;non-dropping-particle&quot;: &quot;&quot;, &quot;suffix&quot;: &quot;&quot;}, {&quot;given&quot;: &quot;Lynette J.&quot;, &quot;dropping-particle&quot;: &quot;&quot;, &quot;family&quot;: &quot;Tippett&quot;, &quot;parse-names&quot;: false, &quot;non-dropping-particle&quot;: &quot;&quot;, &quot;suffix&quot;: &quot;&quot;}], &quot;volume&quot;: &quot;29&quot;, &quot;type&quot;: &quot;article-journal&quot;, &quot;issued&quot;: {&quot;date-parts&quot;: [[&quot;2011&quot;, &quot;12&quot;]]}}, &quot;uris&quot;: [&quot;http://www.mendeley.com/documents/?uuid=90709e96-9b35-4592-8008-a14b99f35bad&quot;]}], &quot;properties&quot;: {&quot;noteIndex&quot;: 0}, &quot;schema&quot;: &quot;https://github.com/citation-style-language/schema/raw/master/csl-citation.json&quot;, &quot;mendeley&quot;: {&quot;plainTextFormattedCitation&quot;: &quot;(Patston &amp; Tippett, 2011)&quot;, &quot;formattedCitation&quot;: &quot;(Patston &amp; Tippett, 2011)&quot;, &quot;previouslyFormattedCitation&quot;: &quot;(Patston &amp; Tippett, 2011)&quot;}} RNDJUXgUSjtSY"/><text:span text:style-name="T25">(Patston &amp; Tippett, 2011)</text:span><text:reference-mark-end text:name="ADDIN CSL_CITATION {&quot;citationItems&quot;: [{&quot;id&quot;: &quot;ITEM-1&quot;, &quot;itemData&quot;: {&quot;DOI&quot;: &quot;10.1525/mp.2011.29.2.173&quot;, &quot;ISSN&quot;: &quot;07307829&quot;, &quot;ISBN&quot;: &quot;0520057295&quot;, &quot;page&quot;: &quot;173-183&quot;, &quot;title&quot;: &quot;The Effect of Background Music on Cognitive Performance in Musicians and Nonmusicians&quot;, &quot;issue&quot;: &quot;2&quot;, &quot;container-title&quot;: &quot;Music Perception: An Interdisciplinary Journal&quot;, &quot;id&quot;: &quot;ITEM-1&quot;, &quot;author&quot;: [{&quot;given&quot;: &quot;Lucy L. M.&quot;, &quot;dropping-particle&quot;: &quot;&quot;, &quot;family&quot;: &quot;Patston&quot;, &quot;parse-names&quot;: false, &quot;non-dropping-particle&quot;: &quot;&quot;, &quot;suffix&quot;: &quot;&quot;}, {&quot;given&quot;: &quot;Lynette J.&quot;, &quot;dropping-particle&quot;: &quot;&quot;, &quot;family&quot;: &quot;Tippett&quot;, &quot;parse-names&quot;: false, &quot;non-dropping-particle&quot;: &quot;&quot;, &quot;suffix&quot;: &quot;&quot;}], &quot;volume&quot;: &quot;29&quot;, &quot;type&quot;: &quot;article-journal&quot;, &quot;issued&quot;: {&quot;date-parts&quot;: [[&quot;2011&quot;, &quot;12&quot;]]}}, &quot;uris&quot;: [&quot;http://www.mendeley.com/documents/?uuid=90709e96-9b35-4592-8008-a14b99f35bad&quot;]}], &quot;properties&quot;: {&quot;noteIndex&quot;: 0}, &quot;schema&quot;: &quot;https://github.com/citation-style-language/schema/raw/master/csl-citation.json&quot;, &quot;mendeley&quot;: {&quot;plainTextFormattedCitation&quot;: &quot;(Patston &amp; Tippett, 2011)&quot;, &quot;formattedCitation&quot;: &quot;(Patston &amp; Tippett, 2011)&quot;, &quot;previouslyFormattedCitation&quot;: &quot;(Patston &amp; Tippett, 2011)&quot;}} RNDJUXgUSjtSY"/><text:span text:style-name="T63">⁠. One of the most influential findings within this field was the discovery of ‘The Mozart Effect’ (</text:span><text:reference-mark-start text:name="ADDIN CSL_CITATION {&quot;citationItems&quot;: [{&quot;id&quot;: &quot;ITEM-1&quot;, &quot;itemData&quot;: {&quot;PMID&quot;: &quot;8413624&quot;, &quot;DOI&quot;: &quot;10.1038/365611a0&quot;, &quot;ISSN&quot;: &quot;0028-0836&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page&quot;: &quot;611&quot;, &quot;title&quot;: &quot;Music and spatial task performance&quot;, &quot;issue&quot;: &quot;6447&quot;, &quot;container-title&quot;: &quot;Nature&quot;, &quot;id&quot;: &quot;ITEM-1&quot;, &quot;author&quot;: [{&quot;given&quot;: &quot;F. H.&quot;, &quot;dropping-particle&quot;: &quot;&quot;, &quot;family&quot;: &quot;Rauscher&quot;, &quot;parse-names&quot;: false, &quot;non-dropping-particle&quot;: &quot;&quot;, &quot;suffix&quot;: &quot;&quot;}, {&quot;given&quot;: &quot;Gordon L.&quot;, &quot;dropping-particle&quot;: &quot;&quot;, &quot;family&quot;: &quot;Shaw&quot;, &quot;parse-names&quot;: false, &quot;non-dropping-particle&quot;: &quot;&quot;, &quot;suffix&quot;: &quot;&quot;}, {&quot;given&quot;: &quot;Katherine N.&quot;, &quot;dropping-particle&quot;: &quot;&quot;, &quot;family&quot;: &quot;Ky&quot;, &quot;parse-names&quot;: false, &quot;non-dropping-particle&quot;: &quot;&quot;, &quot;suffix&quot;: &quot;&quot;}], &quot;volume&quot;: &quot;365&quot;, &quot;type&quot;: &quot;article-journal&quot;, &quot;ISBN&quot;: &quot;0028-0836&quot;, &quot;issued&quot;: {&quot;date-parts&quot;: [[&quot;1993&quot;, &quot;10&quot;, &quot;14&quot;]]}}, &quot;uris&quot;: [&quot;http://www.mendeley.com/documents/?uuid=e91ed3ba-5f13-4254-bd68-3b43bf4341ec&quot;]}], &quot;properties&quot;: {&quot;noteIndex&quot;: 0}, &quot;schema&quot;: &quot;https://github.com/citation-style-language/schema/raw/master/csl-citation.json&quot;, &quot;mendeley&quot;: {&quot;plainTextFormattedCitation&quot;: &quot;(Rauscher, Shaw, &amp; Ky, 1993)&quot;, &quot;manualFormatting&quot;: &quot;Rauscher et al. 1993)&quot;, &quot;formattedCitation&quot;: &quot;(Rauscher, Shaw, &amp; Ky, 1993)&quot;, &quot;previouslyFormattedCitation&quot;: &quot;(Rauscher, Shaw, &amp; Ky, 1993)&quot;}} RNDBgwl6M3OgB"/><text:span text:style-name="T25">Rauscher et al. 1993)</text:span><text:reference-mark-end text:name="ADDIN CSL_CITATION {&quot;citationItems&quot;: [{&quot;id&quot;: &quot;ITEM-1&quot;, &quot;itemData&quot;: {&quot;PMID&quot;: &quot;8413624&quot;, &quot;DOI&quot;: &quot;10.1038/365611a0&quot;, &quot;ISSN&quot;: &quot;0028-0836&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page&quot;: &quot;611&quot;, &quot;title&quot;: &quot;Music and spatial task performance&quot;, &quot;issue&quot;: &quot;6447&quot;, &quot;container-title&quot;: &quot;Nature&quot;, &quot;id&quot;: &quot;ITEM-1&quot;, &quot;author&quot;: [{&quot;given&quot;: &quot;F. H.&quot;, &quot;dropping-particle&quot;: &quot;&quot;, &quot;family&quot;: &quot;Rauscher&quot;, &quot;parse-names&quot;: false, &quot;non-dropping-particle&quot;: &quot;&quot;, &quot;suffix&quot;: &quot;&quot;}, {&quot;given&quot;: &quot;Gordon L.&quot;, &quot;dropping-particle&quot;: &quot;&quot;, &quot;family&quot;: &quot;Shaw&quot;, &quot;parse-names&quot;: false, &quot;non-dropping-particle&quot;: &quot;&quot;, &quot;suffix&quot;: &quot;&quot;}, {&quot;given&quot;: &quot;Katherine N.&quot;, &quot;dropping-particle&quot;: &quot;&quot;, &quot;family&quot;: &quot;Ky&quot;, &quot;parse-names&quot;: false, &quot;non-dropping-particle&quot;: &quot;&quot;, &quot;suffix&quot;: &quot;&quot;}], &quot;volume&quot;: &quot;365&quot;, &quot;type&quot;: &quot;article-journal&quot;, &quot;ISBN&quot;: &quot;0028-0836&quot;, &quot;issued&quot;: {&quot;date-parts&quot;: [[&quot;1993&quot;, &quot;10&quot;, &quot;14&quot;]]}}, &quot;uris&quot;: [&quot;http://www.mendeley.com/documents/?uuid=e91ed3ba-5f13-4254-bd68-3b43bf4341ec&quot;]}], &quot;properties&quot;: {&quot;noteIndex&quot;: 0}, &quot;schema&quot;: &quot;https://github.com/citation-style-language/schema/raw/master/csl-citation.json&quot;, &quot;mendeley&quot;: {&quot;plainTextFormattedCitation&quot;: &quot;(Rauscher, Shaw, &amp; Ky, 1993)&quot;, &quot;manualFormatting&quot;: &quot;Rauscher et al. 1993)&quot;, &quot;formattedCitation&quot;: &quot;(Rauscher, Shaw, &amp; Ky, 1993)&quot;, &quot;previouslyFormattedCitation&quot;: &quot;(Rauscher, Shaw, &amp; Ky, 1993)&quot;}} RNDBgwl6M3OgB"/><text:span text:style-name="T63">⁠. Participants listened to Mozart music for 10 minutes before completing a series of spatial-temporal tasks. Participants performed better after listening to Mozart’s music compared to when the task was completed following a period of relaxation or silence. These results inspired research into the use of music to bolster cognitive abilities. However, like the Rauscher et al. (1993) study, in many of these studies participants listened to music </text:span><text:soft-page-break/><text:span text:style-name="T63">before completing a task. In a real-world setting, people tend to listen to music while driving, working, or studying. To keep conclusions as relevant as possible to real-world situations, t</text:span><text:span text:style-name="T65">his paper </text:span><text:span text:style-name="T66">reviews</text:span><text:span text:style-name="T67"> </text:span><text:span text:style-name="T65">studies </text:span><text:span text:style-name="T66">in which</text:span><text:span text:style-name="T68"> music was played </text:span><text:span text:style-name="T93">during</text:span><text:span text:style-name="T68"> cognitive task performance. </text:span></text:p>
      <text:p text:style-name="P13"><text:span text:style-name="T69">A recent review </text:span><text:span text:style-name="T81">by </text:span><text:reference-mark-start text:name="ADDIN CSL_CITATION {&quot;citationItems&quot;: [{&quot;id&quot;: &quot;ITEM-1&quot;, &quot;itemData&quot;: {&quot;DOI&quot;: &quot;10.1016/B978-0-12-381460-9.00012-2&quot;, &quot;ISSN&quot;: &quot;0963-7214&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itle&quot;: &quot;Music and Cognitive Abilities&quot;, &quot;issue&quot;: &quot;September 2016&quot;, &quot;number-of-pages&quot;: &quot;499-550&quot;, &quot;note&quot;: &quot;NULL&quot;, &quot;id&quot;: &quot;ITEM-1&quot;, &quot;author&quot;: [{&quot;given&quot;: &quot;E. Glenn&quot;, &quot;dropping-particle&quot;: &quot;&quot;, &quot;family&quot;: &quot;Schellenberg&quot;, &quot;parse-names&quot;: false, &quot;non-dropping-particle&quot;: &quot;&quot;, &quot;suffix&quot;: &quot;&quot;}, {&quot;given&quot;: &quot;Michael W.&quot;, &quot;dropping-particle&quot;: &quot;&quot;, &quot;family&quot;: &quot;Weiss&quot;, &quot;parse-names&quot;: false, &quot;non-dropping-particle&quot;: &quot;&quot;, &quot;suffix&quot;: &quot;&quot;}], &quot;type&quot;: &quot;book&quot;, &quot;ISBN&quot;: &quot;9780123814609&quot;, &quot;issued&quot;: {&quot;date-parts&quot;: [[&quot;2013&quot;]]}, &quot;container-title&quot;: &quot;The Psychology of Music (Third Edition)&quot;}, &quot;uris&quot;: [&quot;http://www.mendeley.com/documents/?uuid=af223491-b6d2-4368-9157-647adaf744f8&quot;]}], &quot;properties&quot;: {&quot;noteIndex&quot;: 0}, &quot;schema&quot;: &quot;https://github.com/citation-style-language/schema/raw/master/csl-citation.json&quot;, &quot;mendeley&quot;: {&quot;plainTextFormattedCitation&quot;: &quot;(Schellenberg &amp; Weiss, 2013)&quot;, &quot;manualFormatting&quot;: &quot;Schellenberg and Weiss (2013)&quot;, &quot;formattedCitation&quot;: &quot;(Schellenberg &amp; Weiss, 2013)&quot;, &quot;previouslyFormattedCitation&quot;: &quot;(Schellenberg &amp; Weiss, 2013)&quot;}} RNDe7VqsvxEIx"/><text:span text:style-name="T26">Schellenberg and Weiss (2013)</text:span><text:reference-mark-end text:name="ADDIN CSL_CITATION {&quot;citationItems&quot;: [{&quot;id&quot;: &quot;ITEM-1&quot;, &quot;itemData&quot;: {&quot;DOI&quot;: &quot;10.1016/B978-0-12-381460-9.00012-2&quot;, &quot;ISSN&quot;: &quot;0963-7214&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itle&quot;: &quot;Music and Cognitive Abilities&quot;, &quot;issue&quot;: &quot;September 2016&quot;, &quot;number-of-pages&quot;: &quot;499-550&quot;, &quot;note&quot;: &quot;NULL&quot;, &quot;id&quot;: &quot;ITEM-1&quot;, &quot;author&quot;: [{&quot;given&quot;: &quot;E. Glenn&quot;, &quot;dropping-particle&quot;: &quot;&quot;, &quot;family&quot;: &quot;Schellenberg&quot;, &quot;parse-names&quot;: false, &quot;non-dropping-particle&quot;: &quot;&quot;, &quot;suffix&quot;: &quot;&quot;}, {&quot;given&quot;: &quot;Michael W.&quot;, &quot;dropping-particle&quot;: &quot;&quot;, &quot;family&quot;: &quot;Weiss&quot;, &quot;parse-names&quot;: false, &quot;non-dropping-particle&quot;: &quot;&quot;, &quot;suffix&quot;: &quot;&quot;}], &quot;type&quot;: &quot;book&quot;, &quot;ISBN&quot;: &quot;9780123814609&quot;, &quot;issued&quot;: {&quot;date-parts&quot;: [[&quot;2013&quot;]]}, &quot;container-title&quot;: &quot;The Psychology of Music (Third Edition)&quot;}, &quot;uris&quot;: [&quot;http://www.mendeley.com/documents/?uuid=af223491-b6d2-4368-9157-647adaf744f8&quot;]}], &quot;properties&quot;: {&quot;noteIndex&quot;: 0}, &quot;schema&quot;: &quot;https://github.com/citation-style-language/schema/raw/master/csl-citation.json&quot;, &quot;mendeley&quot;: {&quot;plainTextFormattedCitation&quot;: &quot;(Schellenberg &amp; Weiss, 2013)&quot;, &quot;manualFormatting&quot;: &quot;Schellenberg and Weiss (2013)&quot;, &quot;formattedCitation&quot;: &quot;(Schellenberg &amp; Weiss, 2013)&quot;, &quot;previouslyFormattedCitation&quot;: &quot;(Schellenberg &amp; Weiss, 2013)&quot;}} RNDe7VqsvxEIx"/><text:span text:style-name="T81">⁠ </text:span><text:span text:style-name="T69">covered many aspects of the research on </text:span><text:span text:style-name="T82">the effects of </text:span><text:span text:style-name="T69">music </text:span><text:span text:style-name="T82">on</text:span><text:span text:style-name="T69"> cognitive abilities </text:span><text:span text:style-name="T81">such as emotional responses and cognitive capacity, the effect of background music on mathematics, memory, and reading comprehension, and the role of individual differences in personality. H</text:span><text:span text:style-name="T69">owever</text:span><text:span text:style-name="T68"> </text:span><text:span text:style-name="T69">some areas </text:span><text:span text:style-name="T81">of research in this field</text:span><text:span text:style-name="T69"> were not discussed and </text:span><text:span text:style-name="T70">those </text:span><text:span text:style-name="T71">a</text:span><text:span text:style-name="T72">spects, that have not been previously reviewed at length,</text:span><text:span text:style-name="T70"> will be focused on here</text:span><text:span text:style-name="T69">.</text:span><text:span text:style-name="T73"> </text:span><text:span text:style-name="T74">Research manipulating </text:span><text:span text:style-name="T75">music</text:span><text:span text:style-name="T74">al</text:span><text:span text:style-name="T75"> </text:span><text:span text:style-name="T74">characteristics, such as</text:span><text:span text:style-name="T75"> preference </text:span><text:span text:style-name="T74">and t</text:span><text:span text:style-name="T66">he</text:span><text:span text:style-name="T75"> presence </text:span><text:span text:style-name="T66">or absence of lyrics,</text:span><text:span text:style-name="T74"> will be </text:span><text:span text:style-name="T76">reviewed</text:span><text:span text:style-name="T74"> to gain a clearer understanding of the effects these characteristics </text:span><text:span text:style-name="T77">have </text:span><text:span text:style-name="T74">on cognitive task performance. </text:span><text:span text:style-name="T77">Cognitive task performance is also affected by i</text:span><text:span text:style-name="T74">ndividual differences </text:span><text:span text:style-name="T77">such as listener age and musical training and studies examining these differences will be </text:span><text:span text:style-name="T76">discussed</text:span><text:span text:style-name="T72">.</text:span><text:span text:style-name="T73"> </text:span><text:span text:style-name="T78">T</text:span><text:span text:style-name="T79">o</text:span><text:span text:style-name="T77"> </text:span><text:span text:style-name="T78">further </text:span><text:span text:style-name="T77">understand </text:span><text:span text:style-name="T78">the effects of musical training, and</text:span><text:span text:style-name="T77"> why music</text:span><text:span text:style-name="T76">ians and non-musicians perform differently on cognitive tasks in the presence of music, </text:span><text:span text:style-name="T77">a</text:span><text:span text:style-name="T76">n</text:span><text:span text:style-name="T77"> </text:span><text:span text:style-name="T76">argument regarding how these two groups interp</text:span><text:span text:style-name="T80">r</text:span><text:span text:style-name="T76">et musical information will be presented.</text:span><text:span text:style-name="T73"> </text:span><text:span text:style-name="T77">All of the studies</text:span><text:span text:style-name="T74"> </text:span><text:span text:style-name="T77">in the areas discussed above</text:span><text:span text:style-name="T74"> use behavioural tasks to measure cognitive performance, </text:span><text:span text:style-name="T77">but recently</text:span><text:span text:style-name="T74"> researchers have begun to use </text:span><text:span text:style-name="T77">el</text:span><text:span text:style-name="T74">ectroencephalography (EEG) to examine </text:span><text:span text:style-name="T76">the </text:span><text:span text:style-name="T77">neural basis </text:span><text:span text:style-name="T78">for</text:span><text:span text:style-name="T74"> </text:span><text:span text:style-name="T78">the </text:span><text:span text:style-name="T74">relationship between </text:span><text:span text:style-name="T73">music and cognitive task ability. </text:span><text:span text:style-name="T78">The findings of these early studies will be summarized. </text:span></text:p>
      <text:p text:style-name="P8">Effect of Preference</text:p>
      <text:p text:style-name="P21"><text:span text:style-name="T84">O</text:span><text:span text:style-name="T83">ne of the first approaches to </text:span><text:span text:style-name="T85">further exploring the</text:span><text:span text:style-name="T86"> </text:span><text:span text:style-name="T84">Mozart Effect was an</text:span><text:span text:style-name="T83"> </text:span><text:span text:style-name="T84">investigation into </text:span><text:span text:style-name="T83">whether </text:span><text:span text:style-name="T87">a participant’s</text:span><text:span text:style-name="T83"> preference</text:span><text:span text:style-name="T88"> </text:span><text:span text:style-name="T86">for the music </text:span><text:span text:style-name="T89">modulated </text:span><text:span text:style-name="T90">the</text:span><text:span text:style-name="T86"> </text:span><text:span text:style-name="T89">music’s</text:span><text:span text:style-name="T83"> effect on cognition.</text:span><text:span text:style-name="T64"> </text:span><text:span text:style-name="T91">T</text:span><text:span text:style-name="T92">here is evidence to show that people choose to listen to music because of the way it makes them feel </text:span><text:reference-mark-start text:name="ADDIN CSL_CITATION {&quot;citationItems&quot;: [{&quot;id&quot;: &quot;ITEM-1&quot;, &quot;itemData&quot;: {&quot;DOI&quot;: &quot;10.1017/S0140525X08005293&quot;, &quot;ISSN&quot;: &quot;0140-525X&quot;, &quot;page&quot;: &quot;559&quot;, &quot;title&quot;: &quot;Emotional responses to music: The need to consider underlying mechanisms&quot;, &quot;issue&quot;: &quot;05&quot;, &quot;container-title&quot;: &quot;The Behavioral and brain sciences&quot;, &quot;note&quot;: &quot;NULL&quot;, &quot;id&quot;: &quot;ITEM-1&quot;, &quot;author&quot;: [{&quot;given&quot;: &quot;Patrik N&quot;, &quot;dropping-particle&quot;: &quot;&quot;, &quot;family&quot;: &quot;Juslin&quot;, &quot;parse-names&quot;: false, &quot;non-dropping-particle&quot;: &quot;&quot;, &quot;suffix&quot;: &quot;&quot;}, {&quot;given&quot;: &quot;Daniel&quot;, &quot;dropping-particle&quot;: &quot;&quot;, &quot;family&quot;: &quot;V\u00e4stfj\u00e4ll&quot;, &quot;parse-names&quot;: false, &quot;non-dropping-particle&quot;: &quot;&quot;, &quot;suffix&quot;: &quot;&quot;}], &quot;volume&quot;: &quot;31&quot;, &quot;type&quot;: &quot;article-journal&quot;, &quot;issued&quot;: {&quot;date-parts&quot;: [[&quot;2008&quot;, &quot;10&quot;]]}, &quot;publisher&quot;: &quot;Cambridge University Press&quot;}, &quot;uris&quot;: [&quot;http://www.mendeley.com/documents/?uuid=55770216-413d-448f-8469-7654342b267f&quot;]}, {&quot;id&quot;: &quot;ITEM-2&quot;, &quot;itemData&quot;: {&quot;DOI&quot;: &quot;10.1348/000712610X506831&quot;, &quot;ISSN&quot;: &quot;0007-1269&quot;, &quot;page&quot;: &quot;108-134&quot;, &quot;title&quot;: &quot;Why do we listen to music? A uses and gratifications analysis&quot;, &quot;issue&quot;: &quot;1&quot;, &quot;container-title&quot;: &quot;The British journal of psychology&quot;, &quot;note&quot;: &quot;NULL&quot;, &quot;id&quot;: &quot;ITEM-2&quot;, &quot;author&quot;: [{&quot;given&quot;: &quot;Adam J&quot;, &quot;dropping-particle&quot;: &quot;&quot;, &quot;family&quot;: &quot;Lonsdale&quot;, &quot;parse-names&quot;: false, &quot;non-dropping-particle&quot;: &quot;&quot;, &quot;suffix&quot;: &quot;&quot;}, {&quot;given&quot;: &quot;Adrian C.&quot;, &quot;dropping-particle&quot;: &quot;&quot;, &quot;family&quot;: &quot;North&quot;, &quot;parse-names&quot;: false, &quot;non-dropping-particle&quot;: &quot;&quot;, &quot;suffix&quot;: &quot;&quot;}], &quot;volume&quot;: &quot;102&quot;, &quot;type&quot;: &quot;article-journal&quot;, &quot;issued&quot;: {&quot;date-parts&quot;: [[&quot;2011&quot;, &quot;2&quot;]]}, &quot;publisher&quot;: &quot;British Psychological Society&quot;}, &quot;uris&quot;: [&quot;http://www.mendeley.com/documents/?uuid=3a655953-46e9-4e5c-9c0e-43f12d1888bd&quot;]}, {&quot;id&quot;: &quot;ITEM-3&quot;, &quot;itemData&quot;: {&quot;id&quot;: &quot;ITEM-3&quot;, &quot;ISSN&quot;: &quot;1557981272&quot;, &quot;title&quot;: &quot;Empirical studies of emotional response to music.&quot;, &quot;type&quot;: &quot;article-journal&quot;, &quot;issued&quot;: {&quot;date-parts&quot;: [[&quot;1992&quot;]]}, &quot;author&quot;: [{&quot;given&quot;: &quot;John A&quot;, &quot;dropping-particle&quot;: &quot;&quot;, &quot;family&quot;: &quot;Sloboda&quot;, &quot;parse-names&quot;: false, &quot;non-dropping-particle&quot;: &quot;&quot;, &quot;suffix&quot;: &quot;&quot;}], &quot;publisher&quot;: &quot;American Psychological Association&quot;}, &quot;uris&quot;: [&quot;http://www.mendeley.com/documents/?uuid=d2a2734f-6e2e-4263-8dd6-3f6b434a35de&quot;]}], &quot;properties&quot;: {&quot;noteIndex&quot;: 0}, &quot;schema&quot;: &quot;https://github.com/citation-style-language/schema/raw/master/csl-citation.json&quot;, &quot;mendeley&quot;: {&quot;plainTextFormattedCitation&quot;: &quot;(Juslin &amp; V\u00e4stfj\u00e4ll, 2008; Lonsdale &amp; North, 2011; Sloboda, 1992)&quot;, &quot;formattedCitation&quot;: &quot;(Juslin &amp; V\u00e4stfj\u00e4ll, 2008; Lonsdale &amp; North, 2011; Sloboda, 1992)&quot;, &quot;previouslyFormattedCitation&quot;: &quot;(Juslin &amp; V\u00e4stfj\u00e4ll, 2008; Lonsdale &amp; North, 2011; Sloboda, 1992)&quot;}} RNDEpy3reKjij"/><text:span text:style-name="T27">(Juslin &amp; Västfjäll, 2008; Lonsdale &amp; North, 2011; Sloboda, 1992)</text:span><text:reference-mark-end text:name="ADDIN CSL_CITATION {&quot;citationItems&quot;: [{&quot;id&quot;: &quot;ITEM-1&quot;, &quot;itemData&quot;: {&quot;DOI&quot;: &quot;10.1017/S0140525X08005293&quot;, &quot;ISSN&quot;: &quot;0140-525X&quot;, &quot;page&quot;: &quot;559&quot;, &quot;title&quot;: &quot;Emotional responses to music: The need to consider underlying mechanisms&quot;, &quot;issue&quot;: &quot;05&quot;, &quot;container-title&quot;: &quot;The Behavioral and brain sciences&quot;, &quot;note&quot;: &quot;NULL&quot;, &quot;id&quot;: &quot;ITEM-1&quot;, &quot;author&quot;: [{&quot;given&quot;: &quot;Patrik N&quot;, &quot;dropping-particle&quot;: &quot;&quot;, &quot;family&quot;: &quot;Juslin&quot;, &quot;parse-names&quot;: false, &quot;non-dropping-particle&quot;: &quot;&quot;, &quot;suffix&quot;: &quot;&quot;}, {&quot;given&quot;: &quot;Daniel&quot;, &quot;dropping-particle&quot;: &quot;&quot;, &quot;family&quot;: &quot;V\u00e4stfj\u00e4ll&quot;, &quot;parse-names&quot;: false, &quot;non-dropping-particle&quot;: &quot;&quot;, &quot;suffix&quot;: &quot;&quot;}], &quot;volume&quot;: &quot;31&quot;, &quot;type&quot;: &quot;article-journal&quot;, &quot;issued&quot;: {&quot;date-parts&quot;: [[&quot;2008&quot;, &quot;10&quot;]]}, &quot;publisher&quot;: &quot;Cambridge University Press&quot;}, &quot;uris&quot;: [&quot;http://www.mendeley.com/documents/?uuid=55770216-413d-448f-8469-7654342b267f&quot;]}, {&quot;id&quot;: &quot;ITEM-2&quot;, &quot;itemData&quot;: {&quot;DOI&quot;: &quot;10.1348/000712610X506831&quot;, &quot;ISSN&quot;: &quot;0007-1269&quot;, &quot;page&quot;: &quot;108-134&quot;, &quot;title&quot;: &quot;Why do we listen to music? A uses and gratifications analysis&quot;, &quot;issue&quot;: &quot;1&quot;, &quot;container-title&quot;: &quot;The British journal of psychology&quot;, &quot;note&quot;: &quot;NULL&quot;, &quot;id&quot;: &quot;ITEM-2&quot;, &quot;author&quot;: [{&quot;given&quot;: &quot;Adam J&quot;, &quot;dropping-particle&quot;: &quot;&quot;, &quot;family&quot;: &quot;Lonsdale&quot;, &quot;parse-names&quot;: false, &quot;non-dropping-particle&quot;: &quot;&quot;, &quot;suffix&quot;: &quot;&quot;}, {&quot;given&quot;: &quot;Adrian C.&quot;, &quot;dropping-particle&quot;: &quot;&quot;, &quot;family&quot;: &quot;North&quot;, &quot;parse-names&quot;: false, &quot;non-dropping-particle&quot;: &quot;&quot;, &quot;suffix&quot;: &quot;&quot;}], &quot;volume&quot;: &quot;102&quot;, &quot;type&quot;: &quot;article-journal&quot;, &quot;issued&quot;: {&quot;date-parts&quot;: [[&quot;2011&quot;, &quot;2&quot;]]}, &quot;publisher&quot;: &quot;British Psychological Society&quot;}, &quot;uris&quot;: [&quot;http://www.mendeley.com/documents/?uuid=3a655953-46e9-4e5c-9c0e-43f12d1888bd&quot;]}, {&quot;id&quot;: &quot;ITEM-3&quot;, &quot;itemData&quot;: {&quot;id&quot;: &quot;ITEM-3&quot;, &quot;ISSN&quot;: &quot;1557981272&quot;, &quot;title&quot;: &quot;Empirical studies of emotional response to music.&quot;, &quot;type&quot;: &quot;article-journal&quot;, &quot;issued&quot;: {&quot;date-parts&quot;: [[&quot;1992&quot;]]}, &quot;author&quot;: [{&quot;given&quot;: &quot;John A&quot;, &quot;dropping-particle&quot;: &quot;&quot;, &quot;family&quot;: &quot;Sloboda&quot;, &quot;parse-names&quot;: false, &quot;non-dropping-particle&quot;: &quot;&quot;, &quot;suffix&quot;: &quot;&quot;}], &quot;publisher&quot;: &quot;American Psychological Association&quot;}, &quot;uris&quot;: [&quot;http://www.mendeley.com/documents/?uuid=d2a2734f-6e2e-4263-8dd6-3f6b434a35de&quot;]}], &quot;properties&quot;: {&quot;noteIndex&quot;: 0}, &quot;schema&quot;: &quot;https://github.com/citation-style-language/schema/raw/master/csl-citation.json&quot;, &quot;mendeley&quot;: {&quot;plainTextFormattedCitation&quot;: &quot;(Juslin &amp; V\u00e4stfj\u00e4ll, 2008; Lonsdale &amp; North, 2011; Sloboda, 1992)&quot;, &quot;formattedCitation&quot;: &quot;(Juslin &amp; V\u00e4stfj\u00e4ll, 2008; Lonsdale &amp; North, 2011; Sloboda, 1992)&quot;, &quot;previouslyFormattedCitation&quot;: &quot;(Juslin &amp; V\u00e4stfj\u00e4ll, 2008; Lonsdale &amp; North, 2011; Sloboda, 1992)&quot;}} RNDEpy3reKjij"/><text:span text:style-name="T92">⁠</text:span><text:span text:style-name="T27"> </text:span><text:span text:style-name="T32">and</text:span><text:span text:style-name="T28"> studies have shown</text:span><text:span text:style-name="T29"> that changes in mood </text:span><text:soft-page-break/><text:span text:style-name="T29">and arousal may also affect cognitive task performance </text:span><text:reference-mark-start text:name="ADDIN CSL_CITATION {&quot;citationItems&quot;: [{&quot;id&quot;: &quot;ITEM-1&quot;, &quot;itemData&quot;: {&quot;PMID&quot;: &quot;11437309&quot;, &quot;DOI&quot;: &quot;10.1111/1467-9280.00345&quot;, &quot;ISSN&quot;: &quot;0956-7976&quot;, &quot;abstract&quot;: &quot;The \u201cMozart effect\u201d refers to claims that people perform better on tests of spatial abilities after listening to music composed by Mozart. We examined whether the Mozart effect is a consequence of between-condition differences in arousal and mood. Participants completed a test of spatial abilities after listening to music or sitting in silence. The music was a Mozart sonata (a pleasant and energetic piece) for some participants and an Albinoni adagio (a slow, sad piece) for others. We also measured enjoyment, arousal, and mood. Performance on the spatial task was better following the music than the silence condition, but only for participants who heard Mozart. The two music selections also induced differential responding on the enjoyment, arousal, and mood measures. Moreover, when such differences were held constant by statistical means, the Mozart effect disappeared. These findings provide compelling evidence that the Mozart effect is an artifact of arousal and mood.&quot;, &quot;page&quot;: &quot;248-251&quot;, &quot;title&quot;: &quot;Arousal, Mood, and The Mozart Effect&quot;, &quot;issue&quot;: &quot;3&quot;, &quot;container-title&quot;: &quot;Psychological Science&quot;, &quot;id&quot;: &quot;ITEM-1&quot;, &quot;author&quot;: [{&quot;given&quot;: &quot;William Forde&quot;, &quot;dropping-particle&quot;: &quot;&quot;, &quot;family&quot;: &quot;Thompson&quot;, &quot;parse-names&quot;: false, &quot;non-dropping-particle&quot;: &quot;&quot;, &quot;suffix&quot;: &quot;&quot;}, {&quot;given&quot;: &quot;E. Glenn&quot;, &quot;dropping-particle&quot;: &quot;&quot;, &quot;family&quot;: &quot;Schellenberg&quot;, &quot;parse-names&quot;: false, &quot;non-dropping-particle&quot;: &quot;&quot;, &quot;suffix&quot;: &quot;&quot;}, {&quot;given&quot;: &quot;Gabriela&quot;, &quot;dropping-particle&quot;: &quot;&quot;, &quot;family&quot;: &quot;Husain&quot;, &quot;parse-names&quot;: false, &quot;non-dropping-particle&quot;: &quot;&quot;, &quot;suffix&quot;: &quot;&quot;}], &quot;volume&quot;: &quot;12&quot;, &quot;type&quot;: &quot;article-journal&quot;, &quot;ISBN&quot;: &quot;1467-9280&quot;, &quot;issued&quot;: {&quot;date-parts&quot;: [[&quot;2001&quot;, &quot;5&quot;, &quot;1&quot;]]}}, &quot;uris&quot;: [&quot;http://www.mendeley.com/documents/?uuid=aa71f269-3c47-4cf0-96fe-b6bf631314bc&quot;]}, {&quot;id&quot;: &quot;ITEM-2&quot;, &quot;itemData&quot;: {&quot;id&quot;: &quot;ITEM-2&quot;, &quot;container-title&quot;: &quot;Music Perception: An Interdisciplinary Journal&quot;, &quot;author&quot;: [{&quot;given&quot;: &quot;Gabriela&quot;, &quot;dropping-particle&quot;: &quot;&quot;, &quot;family&quot;: &quot;Husain&quot;, &quot;parse-names&quot;: false, &quot;non-dropping-particle&quot;: &quot;&quot;, &quot;suffix&quot;: &quot;&quot;}, {&quot;given&quot;: &quot;William Forde&quot;, &quot;dropping-particle&quot;: &quot;&quot;, &quot;family&quot;: &quot;Thompson&quot;, &quot;parse-names&quot;: false, &quot;non-dropping-particle&quot;: &quot;&quot;, &quot;suffix&quot;: &quot;&quot;}, {&quot;given&quot;: &quot;E. Glenn&quot;, &quot;dropping-particle&quot;: &quot;&quot;, &quot;family&quot;: &quot;Schellenberg&quot;, &quot;parse-names&quot;: false, &quot;non-dropping-particle&quot;: &quot;&quot;, &quot;suffix&quot;: &quot;&quot;}], &quot;page&quot;: &quot;151-171&quot;, &quot;title&quot;: &quot;Effects of Musical Tempo and Mode on Arousal, Mood, and Spatial Abilities&quot;, &quot;issue&quot;: &quot;2&quot;, &quot;type&quot;: &quot;article-journal&quot;, &quot;issued&quot;: {&quot;date-parts&quot;: [[&quot;2002&quot;]]}, &quot;volume&quot;: &quot;20&quot;}, &quot;uris&quot;: [&quot;http://www.mendeley.com/documents/?uuid=316bf791-0105-4b85-a3ec-3101d4d765ab&quot;]}], &quot;properties&quot;: {&quot;noteIndex&quot;: 0}, &quot;schema&quot;: &quot;https://github.com/citation-style-language/schema/raw/master/csl-citation.json&quot;, &quot;mendeley&quot;: {&quot;plainTextFormattedCitation&quot;: &quot;(Husain, Thompson, &amp; Schellenberg, 2002; Thompson, Schellenberg, &amp; Husain, 2001)&quot;, &quot;formattedCitation&quot;: &quot;(Husain, Thompson, &amp; Schellenberg, 2002; Thompson, Schellenberg, &amp; Husain, 2001)&quot;, &quot;previouslyFormattedCitation&quot;: &quot;(Husain, Thompson, &amp; Schellenberg, 2002; Thompson, Schellenberg, &amp; Husain, 2001)&quot;}} RNDHi8zzqjcWm"/><text:span text:style-name="T29">(Husain, Thompson, &amp; Schellenberg, 2002; Thompson, Schellenberg, &amp; Husain, 2001)</text:span><text:reference-mark-end text:name="ADDIN CSL_CITATION {&quot;citationItems&quot;: [{&quot;id&quot;: &quot;ITEM-1&quot;, &quot;itemData&quot;: {&quot;PMID&quot;: &quot;11437309&quot;, &quot;DOI&quot;: &quot;10.1111/1467-9280.00345&quot;, &quot;ISSN&quot;: &quot;0956-7976&quot;, &quot;abstract&quot;: &quot;The \u201cMozart effect\u201d refers to claims that people perform better on tests of spatial abilities after listening to music composed by Mozart. We examined whether the Mozart effect is a consequence of between-condition differences in arousal and mood. Participants completed a test of spatial abilities after listening to music or sitting in silence. The music was a Mozart sonata (a pleasant and energetic piece) for some participants and an Albinoni adagio (a slow, sad piece) for others. We also measured enjoyment, arousal, and mood. Performance on the spatial task was better following the music than the silence condition, but only for participants who heard Mozart. The two music selections also induced differential responding on the enjoyment, arousal, and mood measures. Moreover, when such differences were held constant by statistical means, the Mozart effect disappeared. These findings provide compelling evidence that the Mozart effect is an artifact of arousal and mood.&quot;, &quot;page&quot;: &quot;248-251&quot;, &quot;title&quot;: &quot;Arousal, Mood, and The Mozart Effect&quot;, &quot;issue&quot;: &quot;3&quot;, &quot;container-title&quot;: &quot;Psychological Science&quot;, &quot;id&quot;: &quot;ITEM-1&quot;, &quot;author&quot;: [{&quot;given&quot;: &quot;William Forde&quot;, &quot;dropping-particle&quot;: &quot;&quot;, &quot;family&quot;: &quot;Thompson&quot;, &quot;parse-names&quot;: false, &quot;non-dropping-particle&quot;: &quot;&quot;, &quot;suffix&quot;: &quot;&quot;}, {&quot;given&quot;: &quot;E. Glenn&quot;, &quot;dropping-particle&quot;: &quot;&quot;, &quot;family&quot;: &quot;Schellenberg&quot;, &quot;parse-names&quot;: false, &quot;non-dropping-particle&quot;: &quot;&quot;, &quot;suffix&quot;: &quot;&quot;}, {&quot;given&quot;: &quot;Gabriela&quot;, &quot;dropping-particle&quot;: &quot;&quot;, &quot;family&quot;: &quot;Husain&quot;, &quot;parse-names&quot;: false, &quot;non-dropping-particle&quot;: &quot;&quot;, &quot;suffix&quot;: &quot;&quot;}], &quot;volume&quot;: &quot;12&quot;, &quot;type&quot;: &quot;article-journal&quot;, &quot;ISBN&quot;: &quot;1467-9280&quot;, &quot;issued&quot;: {&quot;date-parts&quot;: [[&quot;2001&quot;, &quot;5&quot;, &quot;1&quot;]]}}, &quot;uris&quot;: [&quot;http://www.mendeley.com/documents/?uuid=aa71f269-3c47-4cf0-96fe-b6bf631314bc&quot;]}, {&quot;id&quot;: &quot;ITEM-2&quot;, &quot;itemData&quot;: {&quot;id&quot;: &quot;ITEM-2&quot;, &quot;container-title&quot;: &quot;Music Perception: An Interdisciplinary Journal&quot;, &quot;author&quot;: [{&quot;given&quot;: &quot;Gabriela&quot;, &quot;dropping-particle&quot;: &quot;&quot;, &quot;family&quot;: &quot;Husain&quot;, &quot;parse-names&quot;: false, &quot;non-dropping-particle&quot;: &quot;&quot;, &quot;suffix&quot;: &quot;&quot;}, {&quot;given&quot;: &quot;William Forde&quot;, &quot;dropping-particle&quot;: &quot;&quot;, &quot;family&quot;: &quot;Thompson&quot;, &quot;parse-names&quot;: false, &quot;non-dropping-particle&quot;: &quot;&quot;, &quot;suffix&quot;: &quot;&quot;}, {&quot;given&quot;: &quot;E. Glenn&quot;, &quot;dropping-particle&quot;: &quot;&quot;, &quot;family&quot;: &quot;Schellenberg&quot;, &quot;parse-names&quot;: false, &quot;non-dropping-particle&quot;: &quot;&quot;, &quot;suffix&quot;: &quot;&quot;}], &quot;page&quot;: &quot;151-171&quot;, &quot;title&quot;: &quot;Effects of Musical Tempo and Mode on Arousal, Mood, and Spatial Abilities&quot;, &quot;issue&quot;: &quot;2&quot;, &quot;type&quot;: &quot;article-journal&quot;, &quot;issued&quot;: {&quot;date-parts&quot;: [[&quot;2002&quot;]]}, &quot;volume&quot;: &quot;20&quot;}, &quot;uris&quot;: [&quot;http://www.mendeley.com/documents/?uuid=316bf791-0105-4b85-a3ec-3101d4d765ab&quot;]}], &quot;properties&quot;: {&quot;noteIndex&quot;: 0}, &quot;schema&quot;: &quot;https://github.com/citation-style-language/schema/raw/master/csl-citation.json&quot;, &quot;mendeley&quot;: {&quot;plainTextFormattedCitation&quot;: &quot;(Husain, Thompson, &amp; Schellenberg, 2002; Thompson, Schellenberg, &amp; Husain, 2001)&quot;, &quot;formattedCitation&quot;: &quot;(Husain, Thompson, &amp; Schellenberg, 2002; Thompson, Schellenberg, &amp; Husain, 2001)&quot;, &quot;previouslyFormattedCitation&quot;: &quot;(Husain, Thompson, &amp; Schellenberg, 2002; Thompson, Schellenberg, &amp; Husain, 2001)&quot;}} RNDHi8zzqjcWm"/><text:span text:style-name="T29">⁠.</text:span><text:span text:style-name="T30"> </text:span><text:span text:style-name="T29">For example, </text:span><text:reference-mark-start text:name="ADDIN CSL_CITATION {&quot;citationItems&quot;: [{&quot;id&quot;: &quot;ITEM-1&quot;, &quot;itemData&quot;: {&quot;id&quot;: &quot;ITEM-1&quot;, &quot;container-title&quot;: &quot;Music Perception: An Interdisciplinary Journal&quot;, &quot;author&quot;: [{&quot;given&quot;: &quot;Gabriela&quot;, &quot;dropping-particle&quot;: &quot;&quot;, &quot;family&quot;: &quot;Husain&quot;, &quot;parse-names&quot;: false, &quot;non-dropping-particle&quot;: &quot;&quot;, &quot;suffix&quot;: &quot;&quot;}, {&quot;given&quot;: &quot;William Forde&quot;, &quot;dropping-particle&quot;: &quot;&quot;, &quot;family&quot;: &quot;Thompson&quot;, &quot;parse-names&quot;: false, &quot;non-dropping-particle&quot;: &quot;&quot;, &quot;suffix&quot;: &quot;&quot;}, {&quot;given&quot;: &quot;E. Glenn&quot;, &quot;dropping-particle&quot;: &quot;&quot;, &quot;family&quot;: &quot;Schellenberg&quot;, &quot;parse-names&quot;: false, &quot;non-dropping-particle&quot;: &quot;&quot;, &quot;suffix&quot;: &quot;&quot;}], &quot;page&quot;: &quot;151-171&quot;, &quot;title&quot;: &quot;Effects of Musical Tempo and Mode on Arousal, Mood, and Spatial Abilities&quot;, &quot;issue&quot;: &quot;2&quot;, &quot;type&quot;: &quot;article-journal&quot;, &quot;issued&quot;: {&quot;date-parts&quot;: [[&quot;2002&quot;]]}, &quot;volume&quot;: &quot;20&quot;}, &quot;uris&quot;: [&quot;http://www.mendeley.com/documents/?uuid=316bf791-0105-4b85-a3ec-3101d4d765ab&quot;]}], &quot;properties&quot;: {&quot;noteIndex&quot;: 0}, &quot;schema&quot;: &quot;https://github.com/citation-style-language/schema/raw/master/csl-citation.json&quot;, &quot;mendeley&quot;: {&quot;plainTextFormattedCitation&quot;: &quot;(Husain et al., 2002)&quot;, &quot;manualFormatting&quot;: &quot;Husain et al. (2002)&quot;, &quot;formattedCitation&quot;: &quot;(Husain et al., 2002)&quot;, &quot;previouslyFormattedCitation&quot;: &quot;(Husain et al., 2002)&quot;}} RNDqVbTu6d5Sl"/><text:span text:style-name="T29">Husain et al. (2002)</text:span><text:reference-mark-end text:name="ADDIN CSL_CITATION {&quot;citationItems&quot;: [{&quot;id&quot;: &quot;ITEM-1&quot;, &quot;itemData&quot;: {&quot;id&quot;: &quot;ITEM-1&quot;, &quot;container-title&quot;: &quot;Music Perception: An Interdisciplinary Journal&quot;, &quot;author&quot;: [{&quot;given&quot;: &quot;Gabriela&quot;, &quot;dropping-particle&quot;: &quot;&quot;, &quot;family&quot;: &quot;Husain&quot;, &quot;parse-names&quot;: false, &quot;non-dropping-particle&quot;: &quot;&quot;, &quot;suffix&quot;: &quot;&quot;}, {&quot;given&quot;: &quot;William Forde&quot;, &quot;dropping-particle&quot;: &quot;&quot;, &quot;family&quot;: &quot;Thompson&quot;, &quot;parse-names&quot;: false, &quot;non-dropping-particle&quot;: &quot;&quot;, &quot;suffix&quot;: &quot;&quot;}, {&quot;given&quot;: &quot;E. Glenn&quot;, &quot;dropping-particle&quot;: &quot;&quot;, &quot;family&quot;: &quot;Schellenberg&quot;, &quot;parse-names&quot;: false, &quot;non-dropping-particle&quot;: &quot;&quot;, &quot;suffix&quot;: &quot;&quot;}], &quot;page&quot;: &quot;151-171&quot;, &quot;title&quot;: &quot;Effects of Musical Tempo and Mode on Arousal, Mood, and Spatial Abilities&quot;, &quot;issue&quot;: &quot;2&quot;, &quot;type&quot;: &quot;article-journal&quot;, &quot;issued&quot;: {&quot;date-parts&quot;: [[&quot;2002&quot;]]}, &quot;volume&quot;: &quot;20&quot;}, &quot;uris&quot;: [&quot;http://www.mendeley.com/documents/?uuid=316bf791-0105-4b85-a3ec-3101d4d765ab&quot;]}], &quot;properties&quot;: {&quot;noteIndex&quot;: 0}, &quot;schema&quot;: &quot;https://github.com/citation-style-language/schema/raw/master/csl-citation.json&quot;, &quot;mendeley&quot;: {&quot;plainTextFormattedCitation&quot;: &quot;(Husain et al., 2002)&quot;, &quot;manualFormatting&quot;: &quot;Husain et al. (2002)&quot;, &quot;formattedCitation&quot;: &quot;(Husain et al., 2002)&quot;, &quot;previouslyFormattedCitation&quot;: &quot;(Husain et al., 2002)&quot;}} RNDqVbTu6d5Sl"/><text:span text:style-name="T29">⁠ </text:span><text:span text:style-name="T31">found that increased levels of arousal account for 60% of the variance in scores on a spatial manipulation task.</text:span></text:p>
      <text:p text:style-name="P20"><text:span text:style-name="T94"><text:s/></text:span><text:reference-mark-start text:name="ADDIN CSL_CITATION {&quot;citationItems&quot;: [{&quot;id&quot;: &quot;ITEM-1&quot;, &quot;itemData&quot;: {&quot;DOI&quot;: &quot;10.1111/1467-9280.00170&quot;, &quot;ISSN&quot;: &quot;0956-7976&quot;, &quot;page&quot;: &quot;370-373&quot;, &quot;title&quot;: &quot;The Mozart Effect: An Artifact of Preference&quot;, &quot;issue&quot;: &quot;4&quot;, &quot;container-title&quot;: &quot;Psychological Science&quot;, &quot;note&quot;: &quot;NULL&quot;, &quot;id&quot;: &quot;ITEM-1&quot;, &quot;author&quot;: [{&quot;given&quot;: &quot;Kristin M&quot;, &quot;dropping-particle&quot;: &quot;&quot;, &quot;family&quot;: &quot;Nantais&quot;, &quot;parse-names&quot;: false, &quot;non-dropping-particle&quot;: &quot;&quot;, &quot;suffix&quot;: &quot;&quot;}, {&quot;given&quot;: &quot;E. Glenn&quot;, &quot;dropping-particle&quot;: &quot;&quot;, &quot;family&quot;: &quot;Schellenberg&quot;, &quot;parse-names&quot;: false, &quot;non-dropping-particle&quot;: &quot;&quot;, &quot;suffix&quot;: &quot;&quot;}], &quot;volume&quot;: &quot;10&quot;, &quot;type&quot;: &quot;article-journal&quot;, &quot;issued&quot;: {&quot;date-parts&quot;: [[&quot;1999&quot;, &quot;7&quot;, &quot;1&quot;]]}}, &quot;uris&quot;: [&quot;http://www.mendeley.com/documents/?uuid=9555a093-5844-44f0-b729-e80d91c30f6e&quot;]}], &quot;properties&quot;: {&quot;noteIndex&quot;: 0}, &quot;schema&quot;: &quot;https://github.com/citation-style-language/schema/raw/master/csl-citation.json&quot;, &quot;mendeley&quot;: {&quot;plainTextFormattedCitation&quot;: &quot;(Nantais &amp; Schellenberg, 1999)&quot;, &quot;manualFormatting&quot;: &quot;Nantais and Schellenberg (1999)&quot;, &quot;formattedCitation&quot;: &quot;(Nantais &amp; Schellenberg, 1999)&quot;, &quot;previouslyFormattedCitation&quot;: &quot;(Nantais &amp; Schellenberg, 1999)&quot;}} RND2Z1gtwBLCY"/><text:span text:style-name="T33">Nantais and Schellenberg (1999)</text:span><text:reference-mark-end text:name="ADDIN CSL_CITATION {&quot;citationItems&quot;: [{&quot;id&quot;: &quot;ITEM-1&quot;, &quot;itemData&quot;: {&quot;DOI&quot;: &quot;10.1111/1467-9280.00170&quot;, &quot;ISSN&quot;: &quot;0956-7976&quot;, &quot;page&quot;: &quot;370-373&quot;, &quot;title&quot;: &quot;The Mozart Effect: An Artifact of Preference&quot;, &quot;issue&quot;: &quot;4&quot;, &quot;container-title&quot;: &quot;Psychological Science&quot;, &quot;note&quot;: &quot;NULL&quot;, &quot;id&quot;: &quot;ITEM-1&quot;, &quot;author&quot;: [{&quot;given&quot;: &quot;Kristin M&quot;, &quot;dropping-particle&quot;: &quot;&quot;, &quot;family&quot;: &quot;Nantais&quot;, &quot;parse-names&quot;: false, &quot;non-dropping-particle&quot;: &quot;&quot;, &quot;suffix&quot;: &quot;&quot;}, {&quot;given&quot;: &quot;E. Glenn&quot;, &quot;dropping-particle&quot;: &quot;&quot;, &quot;family&quot;: &quot;Schellenberg&quot;, &quot;parse-names&quot;: false, &quot;non-dropping-particle&quot;: &quot;&quot;, &quot;suffix&quot;: &quot;&quot;}], &quot;volume&quot;: &quot;10&quot;, &quot;type&quot;: &quot;article-journal&quot;, &quot;issued&quot;: {&quot;date-parts&quot;: [[&quot;1999&quot;, &quot;7&quot;, &quot;1&quot;]]}}, &quot;uris&quot;: [&quot;http://www.mendeley.com/documents/?uuid=9555a093-5844-44f0-b729-e80d91c30f6e&quot;]}], &quot;properties&quot;: {&quot;noteIndex&quot;: 0}, &quot;schema&quot;: &quot;https://github.com/citation-style-language/schema/raw/master/csl-citation.json&quot;, &quot;mendeley&quot;: {&quot;plainTextFormattedCitation&quot;: &quot;(Nantais &amp; Schellenberg, 1999)&quot;, &quot;manualFormatting&quot;: &quot;Nantais and Schellenberg (1999)&quot;, &quot;formattedCitation&quot;: &quot;(Nantais &amp; Schellenberg, 1999)&quot;, &quot;previouslyFormattedCitation&quot;: &quot;(Nantais &amp; Schellenberg, 1999)&quot;}} RND2Z1gtwBLCY"/><text:span text:style-name="T95">⁠ showed that if participants liked the music they </text:span><text:span text:style-name="T96">were listening</text:span><text:span text:style-name="T95"> to (regardless of composer) then they performed better on </text:span><text:span text:style-name="T97">the same</text:span><text:span text:style-name="T95"> spatial-temporal task </text:span><text:span text:style-name="T97">used in the </text:span><text:reference-mark-start text:name="ADDIN CSL_CITATION {&quot;citationItems&quot;: [{&quot;id&quot;: &quot;ITEM-1&quot;, &quot;itemData&quot;: {&quot;PMID&quot;: &quot;8413624&quot;, &quot;DOI&quot;: &quot;10.1038/365611a0&quot;, &quot;ISSN&quot;: &quot;0028-0836&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page&quot;: &quot;611&quot;, &quot;title&quot;: &quot;Music and spatial task performance&quot;, &quot;issue&quot;: &quot;6447&quot;, &quot;container-title&quot;: &quot;Nature&quot;, &quot;id&quot;: &quot;ITEM-1&quot;, &quot;author&quot;: [{&quot;given&quot;: &quot;F. H.&quot;, &quot;dropping-particle&quot;: &quot;&quot;, &quot;family&quot;: &quot;Rauscher&quot;, &quot;parse-names&quot;: false, &quot;non-dropping-particle&quot;: &quot;&quot;, &quot;suffix&quot;: &quot;&quot;}, {&quot;given&quot;: &quot;Gordon L.&quot;, &quot;dropping-particle&quot;: &quot;&quot;, &quot;family&quot;: &quot;Shaw&quot;, &quot;parse-names&quot;: false, &quot;non-dropping-particle&quot;: &quot;&quot;, &quot;suffix&quot;: &quot;&quot;}, {&quot;given&quot;: &quot;Katherine N.&quot;, &quot;dropping-particle&quot;: &quot;&quot;, &quot;family&quot;: &quot;Ky&quot;, &quot;parse-names&quot;: false, &quot;non-dropping-particle&quot;: &quot;&quot;, &quot;suffix&quot;: &quot;&quot;}], &quot;volume&quot;: &quot;365&quot;, &quot;type&quot;: &quot;article-journal&quot;, &quot;ISBN&quot;: &quot;0028-0836&quot;, &quot;issued&quot;: {&quot;date-parts&quot;: [[&quot;1993&quot;, &quot;10&quot;, &quot;14&quot;]]}}, &quot;uris&quot;: [&quot;http://www.mendeley.com/documents/?uuid=e91ed3ba-5f13-4254-bd68-3b43bf4341ec&quot;]}], &quot;properties&quot;: {&quot;noteIndex&quot;: 0}, &quot;schema&quot;: &quot;https://github.com/citation-style-language/schema/raw/master/csl-citation.json&quot;, &quot;mendeley&quot;: {&quot;plainTextFormattedCitation&quot;: &quot;(Rauscher et al., 1993)&quot;, &quot;manualFormatting&quot;: &quot;Rauscher et al., (1993)&quot;, &quot;formattedCitation&quot;: &quot;(Rauscher et al., 1993)&quot;, &quot;previouslyFormattedCitation&quot;: &quot;(Rauscher et al., 1993)&quot;}} RNDTkTLVdwrBs"/><text:span text:style-name="T34">Rauscher et al., (1993)</text:span><text:reference-mark-end text:name="ADDIN CSL_CITATION {&quot;citationItems&quot;: [{&quot;id&quot;: &quot;ITEM-1&quot;, &quot;itemData&quot;: {&quot;PMID&quot;: &quot;8413624&quot;, &quot;DOI&quot;: &quot;10.1038/365611a0&quot;, &quot;ISSN&quot;: &quot;0028-0836&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page&quot;: &quot;611&quot;, &quot;title&quot;: &quot;Music and spatial task performance&quot;, &quot;issue&quot;: &quot;6447&quot;, &quot;container-title&quot;: &quot;Nature&quot;, &quot;id&quot;: &quot;ITEM-1&quot;, &quot;author&quot;: [{&quot;given&quot;: &quot;F. H.&quot;, &quot;dropping-particle&quot;: &quot;&quot;, &quot;family&quot;: &quot;Rauscher&quot;, &quot;parse-names&quot;: false, &quot;non-dropping-particle&quot;: &quot;&quot;, &quot;suffix&quot;: &quot;&quot;}, {&quot;given&quot;: &quot;Gordon L.&quot;, &quot;dropping-particle&quot;: &quot;&quot;, &quot;family&quot;: &quot;Shaw&quot;, &quot;parse-names&quot;: false, &quot;non-dropping-particle&quot;: &quot;&quot;, &quot;suffix&quot;: &quot;&quot;}, {&quot;given&quot;: &quot;Katherine N.&quot;, &quot;dropping-particle&quot;: &quot;&quot;, &quot;family&quot;: &quot;Ky&quot;, &quot;parse-names&quot;: false, &quot;non-dropping-particle&quot;: &quot;&quot;, &quot;suffix&quot;: &quot;&quot;}], &quot;volume&quot;: &quot;365&quot;, &quot;type&quot;: &quot;article-journal&quot;, &quot;ISBN&quot;: &quot;0028-0836&quot;, &quot;issued&quot;: {&quot;date-parts&quot;: [[&quot;1993&quot;, &quot;10&quot;, &quot;14&quot;]]}}, &quot;uris&quot;: [&quot;http://www.mendeley.com/documents/?uuid=e91ed3ba-5f13-4254-bd68-3b43bf4341ec&quot;]}], &quot;properties&quot;: {&quot;noteIndex&quot;: 0}, &quot;schema&quot;: &quot;https://github.com/citation-style-language/schema/raw/master/csl-citation.json&quot;, &quot;mendeley&quot;: {&quot;plainTextFormattedCitation&quot;: &quot;(Rauscher et al., 1993)&quot;, &quot;manualFormatting&quot;: &quot;Rauscher et al., (1993)&quot;, &quot;formattedCitation&quot;: &quot;(Rauscher et al., 1993)&quot;, &quot;previouslyFormattedCitation&quot;: &quot;(Rauscher et al., 1993)&quot;}} RNDTkTLVdwrBs"/><text:span text:style-name="T97">⁠</text:span><text:span text:style-name="T95"> </text:span><text:span text:style-name="T97">study </text:span><text:span text:style-name="T96">than</text:span><text:span text:style-name="T95"> if they didn’t like the music. </text:span><text:span text:style-name="T110">This result was replicated by </text:span><text:reference-mark-start text:name="ADDIN CSL_CITATION {&quot;citationItems&quot;: [{&quot;id&quot;: &quot;ITEM-1&quot;, &quot;itemData&quot;: {&quot;DOI&quot;: &quot;10.1007/s12144-012-9141-6&quot;, &quot;ISSN&quot;: &quot;10461310&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page&quot;: &quot;168-181&quot;, &quot;title&quot;: &quot;Liked Music Increases Spatial Rotation Performance Regardless of Tempo&quot;, &quot;issue&quot;: &quot;2&quot;, &quot;container-title&quot;: &quot;Current Psychology&quot;, &quot;id&quot;: &quot;ITEM-1&quot;, &quot;author&quot;: [{&quot;given&quot;: &quot;Nick&quot;, &quot;dropping-particle&quot;: &quot;&quot;, &quot;family&quot;: &quot;Perham&quot;, &quot;parse-names&quot;: false, &quot;non-dropping-particle&quot;: &quot;&quot;, &quot;suffix&quot;: &quot;&quot;}, {&quot;given&quot;: &quot;Tom&quot;, &quot;dropping-particle&quot;: &quot;&quot;, &quot;family&quot;: &quot;Withey&quot;, &quot;parse-names&quot;: false, &quot;non-dropping-particle&quot;: &quot;&quot;, &quot;suffix&quot;: &quot;&quot;}], &quot;volume&quot;: &quot;31&quot;, &quot;type&quot;: &quot;article-journal&quot;, &quot;issued&quot;: {&quot;date-parts&quot;: [[&quot;2012&quot;]]}}, &quot;uris&quot;: [&quot;http://www.mendeley.com/documents/?uuid=66725fa3-2246-49f4-8ceb-2dd534352e39&quot;]}], &quot;properties&quot;: {&quot;noteIndex&quot;: 0}, &quot;schema&quot;: &quot;https://github.com/citation-style-language/schema/raw/master/csl-citation.json&quot;, &quot;mendeley&quot;: {&quot;plainTextFormattedCitation&quot;: &quot;(Perham &amp; Withey, 2012)&quot;, &quot;manualFormatting&quot;: &quot;Perham and Withey (2012)&quot;, &quot;formattedCitation&quot;: &quot;(Perham &amp; Withey, 2012)&quot;, &quot;previouslyFormattedCitation&quot;: &quot;(Perham &amp; Withey, 2012)&quot;}} RNDF8blCx1TSy"/><text:span text:style-name="T43">Perham and Withey (2012)</text:span><text:reference-mark-end text:name="ADDIN CSL_CITATION {&quot;citationItems&quot;: [{&quot;id&quot;: &quot;ITEM-1&quot;, &quot;itemData&quot;: {&quot;DOI&quot;: &quot;10.1007/s12144-012-9141-6&quot;, &quot;ISSN&quot;: &quot;10461310&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page&quot;: &quot;168-181&quot;, &quot;title&quot;: &quot;Liked Music Increases Spatial Rotation Performance Regardless of Tempo&quot;, &quot;issue&quot;: &quot;2&quot;, &quot;container-title&quot;: &quot;Current Psychology&quot;, &quot;id&quot;: &quot;ITEM-1&quot;, &quot;author&quot;: [{&quot;given&quot;: &quot;Nick&quot;, &quot;dropping-particle&quot;: &quot;&quot;, &quot;family&quot;: &quot;Perham&quot;, &quot;parse-names&quot;: false, &quot;non-dropping-particle&quot;: &quot;&quot;, &quot;suffix&quot;: &quot;&quot;}, {&quot;given&quot;: &quot;Tom&quot;, &quot;dropping-particle&quot;: &quot;&quot;, &quot;family&quot;: &quot;Withey&quot;, &quot;parse-names&quot;: false, &quot;non-dropping-particle&quot;: &quot;&quot;, &quot;suffix&quot;: &quot;&quot;}], &quot;volume&quot;: &quot;31&quot;, &quot;type&quot;: &quot;article-journal&quot;, &quot;issued&quot;: {&quot;date-parts&quot;: [[&quot;2012&quot;]]}}, &quot;uris&quot;: [&quot;http://www.mendeley.com/documents/?uuid=66725fa3-2246-49f4-8ceb-2dd534352e39&quot;]}], &quot;properties&quot;: {&quot;noteIndex&quot;: 0}, &quot;schema&quot;: &quot;https://github.com/citation-style-language/schema/raw/master/csl-citation.json&quot;, &quot;mendeley&quot;: {&quot;plainTextFormattedCitation&quot;: &quot;(Perham &amp; Withey, 2012)&quot;, &quot;manualFormatting&quot;: &quot;Perham and Withey (2012)&quot;, &quot;formattedCitation&quot;: &quot;(Perham &amp; Withey, 2012)&quot;, &quot;previouslyFormattedCitation&quot;: &quot;(Perham &amp; Withey, 2012)&quot;}} RNDF8blCx1TSy"/><text:span text:style-name="T110">⁠ when participants performed better on a similar spatial-temporal task when listening to liked music than when listening to disliked music. When exploring this effect on other cognitive tasks, conflicting results were found.</text:span><text:span text:style-name="T97"> </text:span><text:span text:style-name="T98">In a reading task, m</text:span><text:span text:style-name="T99">usic preference had no effect on reading comprehension performance </text:span><text:reference-mark-start text:name="ADDIN CSL_CITATION {&quot;citationItems&quot;: [{&quot;id&quot;: &quot;ITEM-1&quot;, &quot;itemData&quot;: {&quot;DOI&quot;: &quot;10.1002/acp.2994&quot;, &quot;ISSN&quot;: &quot;08884080&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page&quot;: &quot;279-284&quot;, &quot;title&quot;: &quot;Does listening to preferred music improve reading comprehension performance?&quot;, &quot;issue&quot;: &quot;2&quot;, &quot;container-title&quot;: &quot;Applied Cognitive Psychology&quot;, &quot;id&quot;: &quot;ITEM-1&quot;, &quot;author&quot;: [{&quot;given&quot;: &quot;Nick&quot;, &quot;dropping-particle&quot;: &quot;&quot;, &quot;family&quot;: &quot;Perham&quot;, &quot;parse-names&quot;: false, &quot;non-dropping-particle&quot;: &quot;&quot;, &quot;suffix&quot;: &quot;&quot;}, {&quot;given&quot;: &quot;Harriet&quot;, &quot;dropping-particle&quot;: &quot;&quot;, &quot;family&quot;: &quot;Currie&quot;, &quot;parse-names&quot;: false, &quot;non-dropping-particle&quot;: &quot;&quot;, &quot;suffix&quot;: &quot;&quot;}], &quot;volume&quot;: &quot;28&quot;, &quot;type&quot;: &quot;article-journal&quot;, &quot;issued&quot;: {&quot;date-parts&quot;: [[&quot;2014&quot;, &quot;3&quot;]]}}, &quot;uris&quot;: [&quot;http://www.mendeley.com/documents/?uuid=519f6d17-e8c0-41ab-9c86-0928c5eb392e&quot;]}], &quot;properties&quot;: {&quot;noteIndex&quot;: 0}, &quot;schema&quot;: &quot;https://github.com/citation-style-language/schema/raw/master/csl-citation.json&quot;, &quot;mendeley&quot;: {&quot;plainTextFormattedCitation&quot;: &quot;(Perham &amp; Currie, 2014)&quot;, &quot;formattedCitation&quot;: &quot;(Perham &amp; Currie, 2014)&quot;, &quot;previouslyFormattedCitation&quot;: &quot;(Perham &amp; Currie, 2014)&quot;}} RND5022TPsnxG"/><text:span text:style-name="T35">(Perham &amp; Currie, 2014)</text:span><text:reference-mark-end text:name="ADDIN CSL_CITATION {&quot;citationItems&quot;: [{&quot;id&quot;: &quot;ITEM-1&quot;, &quot;itemData&quot;: {&quot;DOI&quot;: &quot;10.1002/acp.2994&quot;, &quot;ISSN&quot;: &quot;08884080&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page&quot;: &quot;279-284&quot;, &quot;title&quot;: &quot;Does listening to preferred music improve reading comprehension performance?&quot;, &quot;issue&quot;: &quot;2&quot;, &quot;container-title&quot;: &quot;Applied Cognitive Psychology&quot;, &quot;id&quot;: &quot;ITEM-1&quot;, &quot;author&quot;: [{&quot;given&quot;: &quot;Nick&quot;, &quot;dropping-particle&quot;: &quot;&quot;, &quot;family&quot;: &quot;Perham&quot;, &quot;parse-names&quot;: false, &quot;non-dropping-particle&quot;: &quot;&quot;, &quot;suffix&quot;: &quot;&quot;}, {&quot;given&quot;: &quot;Harriet&quot;, &quot;dropping-particle&quot;: &quot;&quot;, &quot;family&quot;: &quot;Currie&quot;, &quot;parse-names&quot;: false, &quot;non-dropping-particle&quot;: &quot;&quot;, &quot;suffix&quot;: &quot;&quot;}], &quot;volume&quot;: &quot;28&quot;, &quot;type&quot;: &quot;article-journal&quot;, &quot;issued&quot;: {&quot;date-parts&quot;: [[&quot;2014&quot;, &quot;3&quot;]]}}, &quot;uris&quot;: [&quot;http://www.mendeley.com/documents/?uuid=519f6d17-e8c0-41ab-9c86-0928c5eb392e&quot;]}], &quot;properties&quot;: {&quot;noteIndex&quot;: 0}, &quot;schema&quot;: &quot;https://github.com/citation-style-language/schema/raw/master/csl-citation.json&quot;, &quot;mendeley&quot;: {&quot;plainTextFormattedCitation&quot;: &quot;(Perham &amp; Currie, 2014)&quot;, &quot;formattedCitation&quot;: &quot;(Perham &amp; Currie, 2014)&quot;, &quot;previouslyFormattedCitation&quot;: &quot;(Perham &amp; Currie, 2014)&quot;}} RND5022TPsnxG"/><text:span text:style-name="T99">⁠. </text:span><text:span text:style-name="T98">Instead, </text:span><text:span text:style-name="T101">performance was mediated by the presence of lyrics </text:span><text:span text:style-name="T98">as participants performed worse when lyrics were present in the music</text:span><text:span text:style-name="T102">. </text:span><text:span text:style-name="T100">The effects of lyric presence will be discussed further in the </text:span><text:span text:style-name="T103">following</text:span><text:span text:style-name="T100"> section</text:span><text:span text:style-name="T104">. </text:span><text:span text:style-name="T113">W</text:span><text:span text:style-name="T114">hen</text:span><text:span text:style-name="T105"> investigating </text:span><text:span text:style-name="T104">the effe</text:span><text:span text:style-name="T106">c</text:span><text:span text:style-name="T104">t of music preference on </text:span><text:span text:style-name="T105">s</text:span><text:span text:style-name="T107">erial recall, </text:span><text:span text:style-name="T100">the ability to </text:span><text:span text:style-name="T104">store and recall a list of items,</text:span><text:span text:style-name="T107"> </text:span><text:span text:style-name="T100">one study showed </text:span><text:span text:style-name="T112">that</text:span><text:span text:style-name="T108"> both </text:span><text:span text:style-name="T112">liked and disliked music</text:span><text:span text:style-name="T108"> resulted in worse </text:span><text:span text:style-name="T109">performance </text:span><text:span text:style-name="T112">on the task </text:span><text:span text:style-name="T111">than when </text:span><text:span text:style-name="T112">it was</text:span><text:span text:style-name="T111"> performed</text:span><text:span text:style-name="T109"> </text:span><text:span text:style-name="T111">in</text:span><text:span text:style-name="T108"> silence </text:span><text:span text:style-name="T112">but the two music conditions did not differ from each other</text:span><text:span text:style-name="T108"> </text:span><text:reference-mark-start text:name="ADDIN CSL_CITATION {&quot;citationItems&quot;: [{&quot;id&quot;: &quot;ITEM-1&quot;, &quot;itemData&quot;: {&quot;DOI&quot;: &quot;10.1002/acp.1731&quot;, &quot;ISSN&quot;: &quot;08884080&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page&quot;: &quot;625-631&quot;, &quot;title&quot;: &quot;Can preference for background music mediate the irrelevant sound effect?&quot;, &quot;issue&quot;: &quot;4&quot;, &quot;container-title&quot;: &quot;Applied Cognitive Psychology&quot;, &quot;id&quot;: &quot;ITEM-1&quot;, &quot;author&quot;: [{&quot;given&quot;: &quot;Nick&quot;, &quot;dropping-particle&quot;: &quot;&quot;, &quot;family&quot;: &quot;Perham&quot;, &quot;parse-names&quot;: false, &quot;non-dropping-particle&quot;: &quot;&quot;, &quot;suffix&quot;: &quot;&quot;}, {&quot;given&quot;: &quot;Joanne&quot;, &quot;dropping-particle&quot;: &quot;&quot;, &quot;family&quot;: &quot;Vizard&quot;, &quot;parse-names&quot;: false, &quot;non-dropping-particle&quot;: &quot;&quot;, &quot;suffix&quot;: &quot;&quot;}], &quot;volume&quot;: &quot;25&quot;, &quot;type&quot;: &quot;article-journal&quot;, &quot;ISBN&quot;: &quot;1099-0720&quot;, &quot;issued&quot;: {&quot;date-parts&quot;: [[&quot;2011&quot;, &quot;7&quot;]]}}, &quot;uris&quot;: [&quot;http://www.mendeley.com/documents/?uuid=bea94f48-e532-4829-8fe4-6c6f0e879664&quot;]}], &quot;properties&quot;: {&quot;noteIndex&quot;: 0}, &quot;schema&quot;: &quot;https://github.com/citation-style-language/schema/raw/master/csl-citation.json&quot;, &quot;mendeley&quot;: {&quot;plainTextFormattedCitation&quot;: &quot;(Perham &amp; Vizard, 2011)&quot;, &quot;manualFormatting&quot;: &quot;(Perham &amp; Vizard, 2011).&quot;, &quot;formattedCitation&quot;: &quot;(Perham &amp; Vizard, 2011)&quot;, &quot;previouslyFormattedCitation&quot;: &quot;(Perham &amp; Vizard, 2011)&quot;}} RNDJLH9XXtaBN"/><text:span text:style-name="T36">(Perham &amp; Vizard, 2011).</text:span><text:reference-mark-end text:name="ADDIN CSL_CITATION {&quot;citationItems&quot;: [{&quot;id&quot;: &quot;ITEM-1&quot;, &quot;itemData&quot;: {&quot;DOI&quot;: &quot;10.1002/acp.1731&quot;, &quot;ISSN&quot;: &quot;08884080&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page&quot;: &quot;625-631&quot;, &quot;title&quot;: &quot;Can preference for background music mediate the irrelevant sound effect?&quot;, &quot;issue&quot;: &quot;4&quot;, &quot;container-title&quot;: &quot;Applied Cognitive Psychology&quot;, &quot;id&quot;: &quot;ITEM-1&quot;, &quot;author&quot;: [{&quot;given&quot;: &quot;Nick&quot;, &quot;dropping-particle&quot;: &quot;&quot;, &quot;family&quot;: &quot;Perham&quot;, &quot;parse-names&quot;: false, &quot;non-dropping-particle&quot;: &quot;&quot;, &quot;suffix&quot;: &quot;&quot;}, {&quot;given&quot;: &quot;Joanne&quot;, &quot;dropping-particle&quot;: &quot;&quot;, &quot;family&quot;: &quot;Vizard&quot;, &quot;parse-names&quot;: false, &quot;non-dropping-particle&quot;: &quot;&quot;, &quot;suffix&quot;: &quot;&quot;}], &quot;volume&quot;: &quot;25&quot;, &quot;type&quot;: &quot;article-journal&quot;, &quot;ISBN&quot;: &quot;1099-0720&quot;, &quot;issued&quot;: {&quot;date-parts&quot;: [[&quot;2011&quot;, &quot;7&quot;]]}}, &quot;uris&quot;: [&quot;http://www.mendeley.com/documents/?uuid=bea94f48-e532-4829-8fe4-6c6f0e879664&quot;]}], &quot;properties&quot;: {&quot;noteIndex&quot;: 0}, &quot;schema&quot;: &quot;https://github.com/citation-style-language/schema/raw/master/csl-citation.json&quot;, &quot;mendeley&quot;: {&quot;plainTextFormattedCitation&quot;: &quot;(Perham &amp; Vizard, 2011)&quot;, &quot;manualFormatting&quot;: &quot;(Perham &amp; Vizard, 2011).&quot;, &quot;formattedCitation&quot;: &quot;(Perham &amp; Vizard, 2011)&quot;, &quot;previouslyFormattedCitation&quot;: &quot;(Perham &amp; Vizard, 2011)&quot;}} RNDJLH9XXtaBN"/><text:span text:style-name="T100"> </text:span><text:span text:style-name="T111">Another study replicated th</text:span><text:span text:style-name="T112">e first</text:span><text:span text:style-name="T111"> result (b</text:span><text:span text:style-name="T107">oth liked and disliked music produced worse performance than </text:span><text:span text:style-name="T111">silence),</text:span><text:span text:style-name="T107"> </text:span><text:span text:style-name="T108">but </text:span><text:span text:style-name="T111">in this study</text:span><text:span text:style-name="T107"> liked music </text:span><text:span text:style-name="T108">resulted in</text:span><text:span text:style-name="T107"> wors</text:span><text:span text:style-name="T108">e</text:span><text:span text:style-name="T107"> performance </text:span><text:span text:style-name="T108">than disliked music </text:span><text:reference-mark-start text:name="ADDIN CSL_CITATION {&quot;citationItems&quot;: [{&quot;id&quot;: &quot;ITEM-1&quot;, &quot;itemData&quot;: {&quot;DOI&quot;: &quot;10.1002/acp.2826&quot;, &quot;ISSN&quot;: &quot;08884080&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page&quot;: &quot;550-555&quot;, &quot;title&quot;: &quot;Disliked Music can be Better for Performance than Liked Music&quot;, &quot;issue&quot;: &quot;4&quot;, &quot;container-title&quot;: &quot;Applied Cognitive Psychology&quot;, &quot;id&quot;: &quot;ITEM-1&quot;, &quot;author&quot;: [{&quot;given&quot;: &quot;Nick&quot;, &quot;dropping-particle&quot;: &quot;&quot;, &quot;family&quot;: &quot;Perham&quot;, &quot;parse-names&quot;: false, &quot;non-dropping-particle&quot;: &quot;&quot;, &quot;suffix&quot;: &quot;&quot;}, {&quot;given&quot;: &quot;Martinne&quot;, &quot;dropping-particle&quot;: &quot;&quot;, &quot;family&quot;: &quot;Sykora&quot;, &quot;parse-names&quot;: false, &quot;non-dropping-particle&quot;: &quot;&quot;, &quot;suffix&quot;: &quot;&quot;}], &quot;volume&quot;: &quot;26&quot;, &quot;type&quot;: &quot;article-journal&quot;, &quot;issued&quot;: {&quot;date-parts&quot;: [[&quot;2012&quot;, &quot;7&quot;]]}}, &quot;uris&quot;: [&quot;http://www.mendeley.com/documents/?uuid=a1c2630b-ad30-49f0-b703-db86ce61dfa9&quot;]}], &quot;properties&quot;: {&quot;noteIndex&quot;: 0}, &quot;schema&quot;: &quot;https://github.com/citation-style-language/schema/raw/master/csl-citation.json&quot;, &quot;mendeley&quot;: {&quot;plainTextFormattedCitation&quot;: &quot;(Perham &amp; Sykora, 2012)&quot;, &quot;formattedCitation&quot;: &quot;(Perham &amp; Sykora, 2012)&quot;, &quot;previouslyFormattedCitation&quot;: &quot;(Perham &amp; Sykora, 2012)&quot;}} RNDIhhgBpmwXp"/><text:span text:style-name="T37">(Perham &amp; Sykora, 2012)</text:span><text:reference-mark-end text:name="ADDIN CSL_CITATION {&quot;citationItems&quot;: [{&quot;id&quot;: &quot;ITEM-1&quot;, &quot;itemData&quot;: {&quot;DOI&quot;: &quot;10.1002/acp.2826&quot;, &quot;ISSN&quot;: &quot;08884080&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page&quot;: &quot;550-555&quot;, &quot;title&quot;: &quot;Disliked Music can be Better for Performance than Liked Music&quot;, &quot;issue&quot;: &quot;4&quot;, &quot;container-title&quot;: &quot;Applied Cognitive Psychology&quot;, &quot;id&quot;: &quot;ITEM-1&quot;, &quot;author&quot;: [{&quot;given&quot;: &quot;Nick&quot;, &quot;dropping-particle&quot;: &quot;&quot;, &quot;family&quot;: &quot;Perham&quot;, &quot;parse-names&quot;: false, &quot;non-dropping-particle&quot;: &quot;&quot;, &quot;suffix&quot;: &quot;&quot;}, {&quot;given&quot;: &quot;Martinne&quot;, &quot;dropping-particle&quot;: &quot;&quot;, &quot;family&quot;: &quot;Sykora&quot;, &quot;parse-names&quot;: false, &quot;non-dropping-particle&quot;: &quot;&quot;, &quot;suffix&quot;: &quot;&quot;}], &quot;volume&quot;: &quot;26&quot;, &quot;type&quot;: &quot;article-journal&quot;, &quot;issued&quot;: {&quot;date-parts&quot;: [[&quot;2012&quot;, &quot;7&quot;]]}}, &quot;uris&quot;: [&quot;http://www.mendeley.com/documents/?uuid=a1c2630b-ad30-49f0-b703-db86ce61dfa9&quot;]}], &quot;properties&quot;: {&quot;noteIndex&quot;: 0}, &quot;schema&quot;: &quot;https://github.com/citation-style-language/schema/raw/master/csl-citation.json&quot;, &quot;mendeley&quot;: {&quot;plainTextFormattedCitation&quot;: &quot;(Perham &amp; Sykora, 2012)&quot;, &quot;formattedCitation&quot;: &quot;(Perham &amp; Sykora, 2012)&quot;, &quot;previouslyFormattedCitation&quot;: &quot;(Perham &amp; Sykora, 2012)&quot;}} RNDIhhgBpmwXp"/><text:span text:style-name="T108">⁠</text:span><text:span text:style-name="T107">. </text:span><text:span text:style-name="T104">The </text:span><text:span text:style-name="T38">conflicting results from these studies could be due to </text:span><text:span text:style-name="T44">how</text:span><text:span text:style-name="T38"> the music </text:span><text:span text:style-name="T44">used in each study was </text:span><text:span text:style-name="T38">chosen. In the 2011 study, participants provided their own </text:span><text:span text:style-name="T45">liked</text:span><text:span text:style-name="T38"> music, but in the 2012 study both liked and disliked songs were provided by the researcher. </text:span><text:span text:style-name="T44">T</text:span><text:span text:style-name="T38">he differences could be a result of </text:span><text:span text:style-name="T48">different</text:span><text:span text:style-name="T38"> </text:span><text:span text:style-name="T40">moods</text:span><text:span text:style-name="T38"> induced </text:span><text:span text:style-name="T40">by </text:span><text:span text:style-name="T39">the songs </text:span><text:span text:style-name="T48">that were </text:span><text:span text:style-name="T39">chosen by the</text:span><text:span text:style-name="T40"> individual </text:span><text:span text:style-name="T44">and</text:span><text:span text:style-name="T39"> the songs chosen by the researcher</text:span><text:span text:style-name="T40">. </text:span><text:span text:style-name="T45">By choosing both of the songs, the researchers were able to ensure the largest difference between the liked and disliked music conditions. </text:span></text:p>
      <text:p text:style-name="P27"><text:soft-page-break/><text:span text:style-name="T45">Music preference does have an effect on cognitive task performance, but it seems that the effect </text:span><text:span text:style-name="T46">is largely dependent on the type of task.</text:span><text:span text:style-name="T41"> </text:span><text:span text:style-name="T42">For example, </text:span><text:span text:style-name="T41">serial recall is disrupted regardless of music preference, spatial rotation task performance improves with preferred music, and reading comprehension is affected by the presence of lyrics regardless of preference. </text:span><text:span text:style-name="T45">Although the results are inconsistent across tasks, different characteristics of music </text:span><text:span text:style-name="T48">may affect</text:span><text:span text:style-name="T46"> different types of cognitive processes. For example, </text:span><text:span text:style-name="T47">people who prefer to perform spatial tasks while listening to music may benefit from an </text:span><text:span text:style-name="T46">optimal level of arousal induced by preferred music</text:span><text:span text:style-name="T48"> while students who listen to music while studying may find that music with lyrics worsens their ability to understand written materials. </text:span></text:p>
      <text:p text:style-name="P9">Effect of <text:span text:style-name="T172">the Presence of </text:span>Speech</text:p>
      <text:p text:style-name="P22">Many of the early studies <text:span text:style-name="T115">assessing the effects of music on cognition</text:span> used <text:span text:style-name="T116">classical</text:span> <text:span text:style-name="T115">instrumental</text:span> <text:span text:style-name="T115">pieces that did not include lyrics</text:span> <text:reference-mark-start text:name="ADDIN CSL_CITATION {&quot;citationItems&quot;: [{&quot;id&quot;: &quot;ITEM-1&quot;, &quot;itemData&quot;: {&quot;id&quot;: &quot;ITEM-1&quot;, &quot;issued&quot;: {&quot;date-parts&quot;: [[&quot;1998&quot;, &quot;6&quot;]]}, &quot;DOI&quot;: &quot;10.2466/pms.1998.86.3.835&quot;, &quot;ISSN&quot;: &quot;0031-5125&quot;, &quot;page&quot;: &quot;835-841&quot;, &quot;title&quot;: &quot;Key components of the Mozart effect&quot;, &quot;type&quot;: &quot;article-journal&quot;, &quot;issue&quot;: &quot;3&quot;, &quot;author&quot;: [{&quot;given&quot;: &quot;F. H.&quot;, &quot;dropping-particle&quot;: &quot;&quot;, &quot;family&quot;: &quot;Rauscher&quot;, &quot;parse-names&quot;: false, &quot;non-dropping-particle&quot;: &quot;&quot;, &quot;suffix&quot;: &quot;&quot;}, {&quot;given&quot;: &quot;Gordon L&quot;, &quot;dropping-particle&quot;: &quot;&quot;, &quot;family&quot;: &quot;Shaw&quot;, &quot;parse-names&quot;: false, &quot;non-dropping-particle&quot;: &quot;&quot;, &quot;suffix&quot;: &quot;&quot;}], &quot;container-title&quot;: &quot;Perceptual and Motor Skills&quot;, &quot;volume&quot;: &quot;86&quot;}, &quot;uris&quot;: [&quot;http://www.mendeley.com/documents/?uuid=5e8d54d4-e8eb-4050-a013-261005338a61&quot;]}, {&quot;id&quot;: &quot;ITEM-2&quot;, &quot;itemData&quot;: {&quot;DOI&quot;: &quot;10.1037/h0054219&quot;, &quot;ISSN&quot;: &quot;0022-0663&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page&quot;: &quot;101-109&quot;, &quot;title&quot;: &quot;The effect of music distraction upon reading rate and comprehension.&quot;, &quot;issue&quot;: &quot;2&quot;, &quot;container-title&quot;: &quot;Journal of Educational Psychology&quot;, &quot;id&quot;: &quot;ITEM-2&quot;, &quot;author&quot;: [{&quot;given&quot;: &quot;Cecil M.&quot;, &quot;dropping-particle&quot;: &quot;&quot;, &quot;family&quot;: &quot;Freeburne&quot;, &quot;parse-names&quot;: false, &quot;non-dropping-particle&quot;: &quot;&quot;, &quot;suffix&quot;: &quot;&quot;}, {&quot;given&quot;: &quot;Murray S.&quot;, &quot;dropping-particle&quot;: &quot;&quot;, &quot;family&quot;: &quot;Fleischer&quot;, &quot;parse-names&quot;: false, &quot;non-dropping-particle&quot;: &quot;&quot;, &quot;suffix&quot;: &quot;&quot;}], &quot;volume&quot;: &quot;43&quot;, &quot;type&quot;: &quot;article-journal&quot;, &quot;issued&quot;: {&quot;date-parts&quot;: [[&quot;1952&quot;]]}}, &quot;uris&quot;: [&quot;http://www.mendeley.com/documents/?uuid=a60dfe14-0ca9-4266-b204-764ac081a264&quot;]}, {&quot;id&quot;: &quot;ITEM-3&quot;, &quot;itemData&quot;: {&quot;id&quot;: &quot;ITEM-3&quot;, &quot;issued&quot;: {&quot;date-parts&quot;: [[&quot;1988&quot;, &quot;8&quot;]]}, &quot;DOI&quot;: &quot;10.2466/pms.1988.67.1.275&quot;, &quot;ISSN&quot;: &quot;0031-5125&quot;, &quot;page&quot;: &quot;275-280&quot;, &quot;title&quot;: &quot;Effects of three different musical styles of background music on coding by college-age students&quot;, &quot;type&quot;: &quot;article-journal&quot;, &quot;issue&quot;: &quot;1&quot;, &quot;author&quot;: [{&quot;given&quot;: &quot;David W&quot;, &quot;dropping-particle&quot;: &quot;&quot;, &quot;family&quot;: &quot;Sogin&quot;, &quot;parse-names&quot;: false, &quot;non-dropping-particle&quot;: &quot;&quot;, &quot;suffix&quot;: &quot;&quot;}], &quot;container-title&quot;: &quot;Perceptual and Motor Skills&quot;, &quot;volume&quot;: &quot;67&quot;}, &quot;uris&quot;: [&quot;http://www.mendeley.com/documents/?uuid=228a164f-7ce6-49be-8063-0aa758ae724b&quot;]}, {&quot;id&quot;: &quot;ITEM-4&quot;, &quot;itemData&quot;: {&quot;PMID&quot;: &quot;8413624&quot;, &quot;DOI&quot;: &quot;10.1038/365611a0&quot;, &quot;ISSN&quot;: &quot;0028-0836&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page&quot;: &quot;611&quot;, &quot;title&quot;: &quot;Music and spatial task performance&quot;, &quot;issue&quot;: &quot;6447&quot;, &quot;container-title&quot;: &quot;Nature&quot;, &quot;id&quot;: &quot;ITEM-4&quot;, &quot;author&quot;: [{&quot;given&quot;: &quot;F. H.&quot;, &quot;dropping-particle&quot;: &quot;&quot;, &quot;family&quot;: &quot;Rauscher&quot;, &quot;parse-names&quot;: false, &quot;non-dropping-particle&quot;: &quot;&quot;, &quot;suffix&quot;: &quot;&quot;}, {&quot;given&quot;: &quot;Gordon L.&quot;, &quot;dropping-particle&quot;: &quot;&quot;, &quot;family&quot;: &quot;Shaw&quot;, &quot;parse-names&quot;: false, &quot;non-dropping-particle&quot;: &quot;&quot;, &quot;suffix&quot;: &quot;&quot;}, {&quot;given&quot;: &quot;Katherine N.&quot;, &quot;dropping-particle&quot;: &quot;&quot;, &quot;family&quot;: &quot;Ky&quot;, &quot;parse-names&quot;: false, &quot;non-dropping-particle&quot;: &quot;&quot;, &quot;suffix&quot;: &quot;&quot;}], &quot;volume&quot;: &quot;365&quot;, &quot;type&quot;: &quot;article-journal&quot;, &quot;ISBN&quot;: &quot;0028-0836&quot;, &quot;issued&quot;: {&quot;date-parts&quot;: [[&quot;1993&quot;, &quot;10&quot;, &quot;14&quot;]]}}, &quot;uris&quot;: [&quot;http://www.mendeley.com/documents/?uuid=e91ed3ba-5f13-4254-bd68-3b43bf4341ec&quot;]}], &quot;properties&quot;: {&quot;noteIndex&quot;: 0}, &quot;schema&quot;: &quot;https://github.com/citation-style-language/schema/raw/master/csl-citation.json&quot;, &quot;mendeley&quot;: {&quot;plainTextFormattedCitation&quot;: &quot;(Freeburne &amp; Fleischer, 1952; Rauscher &amp; Shaw, 1998; Rauscher et al., 1993; Sogin, 1988)&quot;, &quot;formattedCitation&quot;: &quot;(Freeburne &amp; Fleischer, 1952; Rauscher &amp; Shaw, 1998; Rauscher et al., 1993; Sogin, 1988)&quot;, &quot;previouslyFormattedCitation&quot;: &quot;(Freeburne &amp; Fleischer, 1952; Rauscher &amp; Shaw, 1998; Rauscher et al., 1993; Sogin, 1988)&quot;}} RND04eFalHi9W"/><text:span text:style-name="T21">(Freeburne &amp; Fleischer, 1952; Rauscher &amp; Shaw, 1998; Rauscher et al., 1993; Sogin, 1988)</text:span><text:reference-mark-end text:name="ADDIN CSL_CITATION {&quot;citationItems&quot;: [{&quot;id&quot;: &quot;ITEM-1&quot;, &quot;itemData&quot;: {&quot;id&quot;: &quot;ITEM-1&quot;, &quot;issued&quot;: {&quot;date-parts&quot;: [[&quot;1998&quot;, &quot;6&quot;]]}, &quot;DOI&quot;: &quot;10.2466/pms.1998.86.3.835&quot;, &quot;ISSN&quot;: &quot;0031-5125&quot;, &quot;page&quot;: &quot;835-841&quot;, &quot;title&quot;: &quot;Key components of the Mozart effect&quot;, &quot;type&quot;: &quot;article-journal&quot;, &quot;issue&quot;: &quot;3&quot;, &quot;author&quot;: [{&quot;given&quot;: &quot;F. H.&quot;, &quot;dropping-particle&quot;: &quot;&quot;, &quot;family&quot;: &quot;Rauscher&quot;, &quot;parse-names&quot;: false, &quot;non-dropping-particle&quot;: &quot;&quot;, &quot;suffix&quot;: &quot;&quot;}, {&quot;given&quot;: &quot;Gordon L&quot;, &quot;dropping-particle&quot;: &quot;&quot;, &quot;family&quot;: &quot;Shaw&quot;, &quot;parse-names&quot;: false, &quot;non-dropping-particle&quot;: &quot;&quot;, &quot;suffix&quot;: &quot;&quot;}], &quot;container-title&quot;: &quot;Perceptual and Motor Skills&quot;, &quot;volume&quot;: &quot;86&quot;}, &quot;uris&quot;: [&quot;http://www.mendeley.com/documents/?uuid=5e8d54d4-e8eb-4050-a013-261005338a61&quot;]}, {&quot;id&quot;: &quot;ITEM-2&quot;, &quot;itemData&quot;: {&quot;DOI&quot;: &quot;10.1037/h0054219&quot;, &quot;ISSN&quot;: &quot;0022-0663&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page&quot;: &quot;101-109&quot;, &quot;title&quot;: &quot;The effect of music distraction upon reading rate and comprehension.&quot;, &quot;issue&quot;: &quot;2&quot;, &quot;container-title&quot;: &quot;Journal of Educational Psychology&quot;, &quot;id&quot;: &quot;ITEM-2&quot;, &quot;author&quot;: [{&quot;given&quot;: &quot;Cecil M.&quot;, &quot;dropping-particle&quot;: &quot;&quot;, &quot;family&quot;: &quot;Freeburne&quot;, &quot;parse-names&quot;: false, &quot;non-dropping-particle&quot;: &quot;&quot;, &quot;suffix&quot;: &quot;&quot;}, {&quot;given&quot;: &quot;Murray S.&quot;, &quot;dropping-particle&quot;: &quot;&quot;, &quot;family&quot;: &quot;Fleischer&quot;, &quot;parse-names&quot;: false, &quot;non-dropping-particle&quot;: &quot;&quot;, &quot;suffix&quot;: &quot;&quot;}], &quot;volume&quot;: &quot;43&quot;, &quot;type&quot;: &quot;article-journal&quot;, &quot;issued&quot;: {&quot;date-parts&quot;: [[&quot;1952&quot;]]}}, &quot;uris&quot;: [&quot;http://www.mendeley.com/documents/?uuid=a60dfe14-0ca9-4266-b204-764ac081a264&quot;]}, {&quot;id&quot;: &quot;ITEM-3&quot;, &quot;itemData&quot;: {&quot;id&quot;: &quot;ITEM-3&quot;, &quot;issued&quot;: {&quot;date-parts&quot;: [[&quot;1988&quot;, &quot;8&quot;]]}, &quot;DOI&quot;: &quot;10.2466/pms.1988.67.1.275&quot;, &quot;ISSN&quot;: &quot;0031-5125&quot;, &quot;page&quot;: &quot;275-280&quot;, &quot;title&quot;: &quot;Effects of three different musical styles of background music on coding by college-age students&quot;, &quot;type&quot;: &quot;article-journal&quot;, &quot;issue&quot;: &quot;1&quot;, &quot;author&quot;: [{&quot;given&quot;: &quot;David W&quot;, &quot;dropping-particle&quot;: &quot;&quot;, &quot;family&quot;: &quot;Sogin&quot;, &quot;parse-names&quot;: false, &quot;non-dropping-particle&quot;: &quot;&quot;, &quot;suffix&quot;: &quot;&quot;}], &quot;container-title&quot;: &quot;Perceptual and Motor Skills&quot;, &quot;volume&quot;: &quot;67&quot;}, &quot;uris&quot;: [&quot;http://www.mendeley.com/documents/?uuid=228a164f-7ce6-49be-8063-0aa758ae724b&quot;]}, {&quot;id&quot;: &quot;ITEM-4&quot;, &quot;itemData&quot;: {&quot;PMID&quot;: &quot;8413624&quot;, &quot;DOI&quot;: &quot;10.1038/365611a0&quot;, &quot;ISSN&quot;: &quot;0028-0836&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page&quot;: &quot;611&quot;, &quot;title&quot;: &quot;Music and spatial task performance&quot;, &quot;issue&quot;: &quot;6447&quot;, &quot;container-title&quot;: &quot;Nature&quot;, &quot;id&quot;: &quot;ITEM-4&quot;, &quot;author&quot;: [{&quot;given&quot;: &quot;F. H.&quot;, &quot;dropping-particle&quot;: &quot;&quot;, &quot;family&quot;: &quot;Rauscher&quot;, &quot;parse-names&quot;: false, &quot;non-dropping-particle&quot;: &quot;&quot;, &quot;suffix&quot;: &quot;&quot;}, {&quot;given&quot;: &quot;Gordon L.&quot;, &quot;dropping-particle&quot;: &quot;&quot;, &quot;family&quot;: &quot;Shaw&quot;, &quot;parse-names&quot;: false, &quot;non-dropping-particle&quot;: &quot;&quot;, &quot;suffix&quot;: &quot;&quot;}, {&quot;given&quot;: &quot;Katherine N.&quot;, &quot;dropping-particle&quot;: &quot;&quot;, &quot;family&quot;: &quot;Ky&quot;, &quot;parse-names&quot;: false, &quot;non-dropping-particle&quot;: &quot;&quot;, &quot;suffix&quot;: &quot;&quot;}], &quot;volume&quot;: &quot;365&quot;, &quot;type&quot;: &quot;article-journal&quot;, &quot;ISBN&quot;: &quot;0028-0836&quot;, &quot;issued&quot;: {&quot;date-parts&quot;: [[&quot;1993&quot;, &quot;10&quot;, &quot;14&quot;]]}}, &quot;uris&quot;: [&quot;http://www.mendeley.com/documents/?uuid=e91ed3ba-5f13-4254-bd68-3b43bf4341ec&quot;]}], &quot;properties&quot;: {&quot;noteIndex&quot;: 0}, &quot;schema&quot;: &quot;https://github.com/citation-style-language/schema/raw/master/csl-citation.json&quot;, &quot;mendeley&quot;: {&quot;plainTextFormattedCitation&quot;: &quot;(Freeburne &amp; Fleischer, 1952; Rauscher &amp; Shaw, 1998; Rauscher et al., 1993; Sogin, 1988)&quot;, &quot;formattedCitation&quot;: &quot;(Freeburne &amp; Fleischer, 1952; Rauscher &amp; Shaw, 1998; Rauscher et al., 1993; Sogin, 1988)&quot;, &quot;previouslyFormattedCitation&quot;: &quot;(Freeburne &amp; Fleischer, 1952; Rauscher &amp; Shaw, 1998; Rauscher et al., 1993; Sogin, 1988)&quot;}} RND04eFalHi9W"/>⁠. I<text:span text:style-name="T117">n</text:span> recent studies, participants listen to popular music where lyrics are present <text:span text:style-name="T115">while completing cognitive tasks</text:span>. The difference in lyric presence may be a contributing factor to the disparate results within the literature<text:span text:style-name="T118">. </text:span><text:span text:style-name="T119">U</text:span><text:span text:style-name="T120">nderstanding how irrelevant sounds affect short-term memory –</text:span><text:span text:style-name="T121"> the irrelevant sound effect (ISE) –</text:span><text:span text:style-name="T119"> may provide insight into how the presence of lyrics in background music affects cognitive function</text:span><text:span text:style-name="T120">. </text:span></text:p>
      <text:p text:style-name="P14"><text:span text:style-name="T119">A review by </text:span><text:reference-mark-start text:name="ADDIN CSL_CITATION {&quot;citationItems&quot;: [{&quot;id&quot;: &quot;ITEM-1&quot;, &quot;itemData&quot;: {&quot;PMID&quot;: &quot;11474757&quot;, &quot;DOI&quot;: &quot;10.1518/001872001775992462&quot;, &quot;ISSN&quot;: &quot;00187208&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page&quot;: &quot;12-29&quot;, &quot;title&quot;: &quot;Auditory Distraction and Short-Term Memory: Phenomena and Practical Implications&quot;, &quot;issue&quot;: &quot;1&quot;, &quot;container-title&quot;: &quot;Human Factors: The Journal of the Human Factors and Ergonomics Society&quot;, &quot;id&quot;: &quot;ITEM-1&quot;, &quot;author&quot;: [{&quot;given&quot;: &quot;Simon P.&quot;, &quot;dropping-particle&quot;: &quot;&quot;, &quot;family&quot;: &quot;Banbury&quot;, &quot;parse-names&quot;: false, &quot;non-dropping-particle&quot;: &quot;&quot;, &quot;suffix&quot;: &quot;&quot;}, {&quot;given&quot;: &quot;William J.&quot;, &quot;dropping-particle&quot;: &quot;&quot;, &quot;family&quot;: &quot;Macken&quot;, &quot;parse-names&quot;: false, &quot;non-dropping-particle&quot;: &quot;&quot;, &quot;suffix&quot;: &quot;&quot;}, {&quot;given&quot;: &quot;S\u00e9bastien&quot;, &quot;dropping-particle&quot;: &quot;&quot;, &quot;family&quot;: &quot;Tremblay&quot;, &quot;parse-names&quot;: false, &quot;non-dropping-particle&quot;: &quot;&quot;, &quot;suffix&quot;: &quot;&quot;}, {&quot;given&quot;: &quot;Dylan M.&quot;, &quot;dropping-particle&quot;: &quot;&quot;, &quot;family&quot;: &quot;Jones&quot;, &quot;parse-names&quot;: false, &quot;non-dropping-particle&quot;: &quot;&quot;, &quot;suffix&quot;: &quot;&quot;}], &quot;volume&quot;: &quot;43&quot;, &quot;type&quot;: &quot;article-journal&quot;, &quot;ISBN&quot;: &quot;0018-7208&quot;, &quot;issued&quot;: {&quot;date-parts&quot;: [[&quot;2001&quot;]]}}, &quot;uris&quot;: [&quot;http://www.mendeley.com/documents/?uuid=ad931289-bbdd-49d9-bf1e-3621e1a771d8&quot;]}], &quot;properties&quot;: {&quot;noteIndex&quot;: 0}, &quot;schema&quot;: &quot;https://github.com/citation-style-language/schema/raw/master/csl-citation.json&quot;, &quot;mendeley&quot;: {&quot;plainTextFormattedCitation&quot;: &quot;(Banbury, Macken, Tremblay, &amp; Jones, 2001)&quot;, &quot;manualFormatting&quot;: &quot;Banbury, Macken, Tremblay, &amp; Jones (2001)&quot;, &quot;formattedCitation&quot;: &quot;(Banbury, Macken, Tremblay, &amp; Jones, 2001)&quot;, &quot;previouslyFormattedCitation&quot;: &quot;(Banbury, Macken, Tremblay, &amp; Jones, 2001)&quot;}} RNDR1X447DbTh"/><text:span text:style-name="T122">Banbury, Macken, Tremblay, &amp; Jones (2001)</text:span><text:reference-mark-end text:name="ADDIN CSL_CITATION {&quot;citationItems&quot;: [{&quot;id&quot;: &quot;ITEM-1&quot;, &quot;itemData&quot;: {&quot;PMID&quot;: &quot;11474757&quot;, &quot;DOI&quot;: &quot;10.1518/001872001775992462&quot;, &quot;ISSN&quot;: &quot;00187208&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page&quot;: &quot;12-29&quot;, &quot;title&quot;: &quot;Auditory Distraction and Short-Term Memory: Phenomena and Practical Implications&quot;, &quot;issue&quot;: &quot;1&quot;, &quot;container-title&quot;: &quot;Human Factors: The Journal of the Human Factors and Ergonomics Society&quot;, &quot;id&quot;: &quot;ITEM-1&quot;, &quot;author&quot;: [{&quot;given&quot;: &quot;Simon P.&quot;, &quot;dropping-particle&quot;: &quot;&quot;, &quot;family&quot;: &quot;Banbury&quot;, &quot;parse-names&quot;: false, &quot;non-dropping-particle&quot;: &quot;&quot;, &quot;suffix&quot;: &quot;&quot;}, {&quot;given&quot;: &quot;William J.&quot;, &quot;dropping-particle&quot;: &quot;&quot;, &quot;family&quot;: &quot;Macken&quot;, &quot;parse-names&quot;: false, &quot;non-dropping-particle&quot;: &quot;&quot;, &quot;suffix&quot;: &quot;&quot;}, {&quot;given&quot;: &quot;S\u00e9bastien&quot;, &quot;dropping-particle&quot;: &quot;&quot;, &quot;family&quot;: &quot;Tremblay&quot;, &quot;parse-names&quot;: false, &quot;non-dropping-particle&quot;: &quot;&quot;, &quot;suffix&quot;: &quot;&quot;}, {&quot;given&quot;: &quot;Dylan M.&quot;, &quot;dropping-particle&quot;: &quot;&quot;, &quot;family&quot;: &quot;Jones&quot;, &quot;parse-names&quot;: false, &quot;non-dropping-particle&quot;: &quot;&quot;, &quot;suffix&quot;: &quot;&quot;}], &quot;volume&quot;: &quot;43&quot;, &quot;type&quot;: &quot;article-journal&quot;, &quot;ISBN&quot;: &quot;0018-7208&quot;, &quot;issued&quot;: {&quot;date-parts&quot;: [[&quot;2001&quot;]]}}, &quot;uris&quot;: [&quot;http://www.mendeley.com/documents/?uuid=ad931289-bbdd-49d9-bf1e-3621e1a771d8&quot;]}], &quot;properties&quot;: {&quot;noteIndex&quot;: 0}, &quot;schema&quot;: &quot;https://github.com/citation-style-language/schema/raw/master/csl-citation.json&quot;, &quot;mendeley&quot;: {&quot;plainTextFormattedCitation&quot;: &quot;(Banbury, Macken, Tremblay, &amp; Jones, 2001)&quot;, &quot;manualFormatting&quot;: &quot;Banbury, Macken, Tremblay, &amp; Jones (2001)&quot;, &quot;formattedCitation&quot;: &quot;(Banbury, Macken, Tremblay, &amp; Jones, 2001)&quot;, &quot;previouslyFormattedCitation&quot;: &quot;(Banbury, Macken, Tremblay, &amp; Jones, 2001)&quot;}} RNDR1X447DbTh"/><text:span text:style-name="T120">⁠ propose</text:span><text:span text:style-name="T119">s</text:span><text:span text:style-name="T120"> that t</text:span><text:span text:style-name="T124">he key factor in the </text:span><text:span text:style-name="T125">amount</text:span><text:span text:style-name="T124"> of distraction by environmental sound</text:span><text:span text:style-name="T137">s</text:span><text:span text:style-name="T124"> </text:span><text:span text:style-name="T125">is</text:span><text:span text:style-name="T124"> the degree to which </text:span><text:span text:style-name="T126">both</text:span><text:span text:style-name="T124"> the task </text:span><text:span text:style-name="T126">and the sound </text:span><text:span text:style-name="T124">involve seriation </text:span><text:span text:style-name="T126">(maintenance of </text:span><text:span text:style-name="T127">a serial</text:span><text:span text:style-name="T126"> order in memory).</text:span><text:span text:style-name="T124"> </text:span><text:span text:style-name="T128">The hypothesis is that </text:span><text:span text:style-name="T129">attention to a task is interfered with because of the similarities in the way the brain perceptually organizes the </text:span><text:span text:style-name="T128">serial task and the serial auditory input.</text:span><text:span text:style-name="T126"> </text:span><text:span text:style-name="T130">When listening to music while performing a reading task, the reading is the first source of serial information. </text:span><text:span text:style-name="T137">C</text:span><text:span text:style-name="T126">hange</text:span><text:span text:style-name="T131">s</text:span><text:span text:style-name="T126"> in the ton</text:span><text:span text:style-name="T136">al </text:span><text:span text:style-name="T126">or rhythmic pattern of </text:span><text:span text:style-name="T137">the music</text:span><text:span text:style-name="T126"> </text:span><text:span text:style-name="T132">requires </text:span><text:span text:style-name="T131">organization</text:span><text:span text:style-name="T132"> of t</text:span><text:span text:style-name="T126">he order of the </text:span><text:span text:style-name="T131">auditory input </text:span><text:span text:style-name="T138">making t</text:span><text:span text:style-name="T137">he music</text:span><text:span text:style-name="T126"> the second source of </text:span><text:span text:style-name="T133">serial </text:span><text:soft-page-break/><text:span text:style-name="T126">information. </text:span><text:span text:style-name="T131">When the brain tries to organize information from both inputs at once, there is a breakdow</text:span><text:span text:style-name="T134">n in attention </text:span><text:span text:style-name="T138">and t</text:span><text:span text:style-name="T134">he participant performs poorly on the task. </text:span><text:span text:style-name="T135">T</text:span><text:span text:style-name="T126">o understand </text:span><text:span text:style-name="T138">how music affects </text:span><text:span text:style-name="T126">cognitive task </text:span><text:span text:style-name="T138">performance,</text:span><text:span text:style-name="T126"> the</text:span><text:span text:style-name="T125"> serial nature</text:span><text:span text:style-name="T126"> of the music </text:span><text:span text:style-name="T133">must be taken into account</text:span><text:span text:style-name="T132">. Listening to a song with l</text:span><text:span text:style-name="T126">yrics requires a person to hold previous words in memory</text:span><text:span text:style-name="T132"> </text:span><text:span text:style-name="T126">in order to understand the meaning </text:span><text:span text:style-name="T132">of </text:span><text:span text:style-name="T133">a</text:span><text:span text:style-name="T132"> phrase</text:span><text:span text:style-name="T126">. </text:span><text:span text:style-name="T132">This </text:span><text:span text:style-name="T135">adds</text:span><text:span text:style-name="T132"> to the </text:span><text:span text:style-name="T138">serial nature of the music</text:span><text:span text:style-name="T132"> and, based on the interpretation by </text:span><text:reference-mark-start text:name="ADDIN CSL_CITATION {&quot;citationItems&quot;: [{&quot;id&quot;: &quot;ITEM-1&quot;, &quot;itemData&quot;: {&quot;PMID&quot;: &quot;11474757&quot;, &quot;DOI&quot;: &quot;10.1518/001872001775992462&quot;, &quot;ISSN&quot;: &quot;00187208&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page&quot;: &quot;12-29&quot;, &quot;title&quot;: &quot;Auditory Distraction and Short-Term Memory: Phenomena and Practical Implications&quot;, &quot;issue&quot;: &quot;1&quot;, &quot;container-title&quot;: &quot;Human Factors: The Journal of the Human Factors and Ergonomics Society&quot;, &quot;id&quot;: &quot;ITEM-1&quot;, &quot;author&quot;: [{&quot;given&quot;: &quot;Simon P.&quot;, &quot;dropping-particle&quot;: &quot;&quot;, &quot;family&quot;: &quot;Banbury&quot;, &quot;parse-names&quot;: false, &quot;non-dropping-particle&quot;: &quot;&quot;, &quot;suffix&quot;: &quot;&quot;}, {&quot;given&quot;: &quot;William J.&quot;, &quot;dropping-particle&quot;: &quot;&quot;, &quot;family&quot;: &quot;Macken&quot;, &quot;parse-names&quot;: false, &quot;non-dropping-particle&quot;: &quot;&quot;, &quot;suffix&quot;: &quot;&quot;}, {&quot;given&quot;: &quot;S\u00e9bastien&quot;, &quot;dropping-particle&quot;: &quot;&quot;, &quot;family&quot;: &quot;Tremblay&quot;, &quot;parse-names&quot;: false, &quot;non-dropping-particle&quot;: &quot;&quot;, &quot;suffix&quot;: &quot;&quot;}, {&quot;given&quot;: &quot;Dylan M.&quot;, &quot;dropping-particle&quot;: &quot;&quot;, &quot;family&quot;: &quot;Jones&quot;, &quot;parse-names&quot;: false, &quot;non-dropping-particle&quot;: &quot;&quot;, &quot;suffix&quot;: &quot;&quot;}], &quot;volume&quot;: &quot;43&quot;, &quot;type&quot;: &quot;article-journal&quot;, &quot;ISBN&quot;: &quot;0018-7208&quot;, &quot;issued&quot;: {&quot;date-parts&quot;: [[&quot;2001&quot;]]}}, &quot;uris&quot;: [&quot;http://www.mendeley.com/documents/?uuid=ad931289-bbdd-49d9-bf1e-3621e1a771d8&quot;]}], &quot;properties&quot;: {&quot;noteIndex&quot;: 0}, &quot;schema&quot;: &quot;https://github.com/citation-style-language/schema/raw/master/csl-citation.json&quot;, &quot;mendeley&quot;: {&quot;plainTextFormattedCitation&quot;: &quot;(Banbury et al., 2001)&quot;, &quot;manualFormatting&quot;: &quot;Banbury et al. (2001)&quot;, &quot;formattedCitation&quot;: &quot;(Banbury et al., 2001)&quot;, &quot;previouslyFormattedCitation&quot;: &quot;(Banbury et al., 2001)&quot;}} RNDD9y6OfKRcz"/><text:span text:style-name="T123">Banbury et al. (2001)</text:span><text:reference-mark-end text:name="ADDIN CSL_CITATION {&quot;citationItems&quot;: [{&quot;id&quot;: &quot;ITEM-1&quot;, &quot;itemData&quot;: {&quot;PMID&quot;: &quot;11474757&quot;, &quot;DOI&quot;: &quot;10.1518/001872001775992462&quot;, &quot;ISSN&quot;: &quot;00187208&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page&quot;: &quot;12-29&quot;, &quot;title&quot;: &quot;Auditory Distraction and Short-Term Memory: Phenomena and Practical Implications&quot;, &quot;issue&quot;: &quot;1&quot;, &quot;container-title&quot;: &quot;Human Factors: The Journal of the Human Factors and Ergonomics Society&quot;, &quot;id&quot;: &quot;ITEM-1&quot;, &quot;author&quot;: [{&quot;given&quot;: &quot;Simon P.&quot;, &quot;dropping-particle&quot;: &quot;&quot;, &quot;family&quot;: &quot;Banbury&quot;, &quot;parse-names&quot;: false, &quot;non-dropping-particle&quot;: &quot;&quot;, &quot;suffix&quot;: &quot;&quot;}, {&quot;given&quot;: &quot;William J.&quot;, &quot;dropping-particle&quot;: &quot;&quot;, &quot;family&quot;: &quot;Macken&quot;, &quot;parse-names&quot;: false, &quot;non-dropping-particle&quot;: &quot;&quot;, &quot;suffix&quot;: &quot;&quot;}, {&quot;given&quot;: &quot;S\u00e9bastien&quot;, &quot;dropping-particle&quot;: &quot;&quot;, &quot;family&quot;: &quot;Tremblay&quot;, &quot;parse-names&quot;: false, &quot;non-dropping-particle&quot;: &quot;&quot;, &quot;suffix&quot;: &quot;&quot;}, {&quot;given&quot;: &quot;Dylan M.&quot;, &quot;dropping-particle&quot;: &quot;&quot;, &quot;family&quot;: &quot;Jones&quot;, &quot;parse-names&quot;: false, &quot;non-dropping-particle&quot;: &quot;&quot;, &quot;suffix&quot;: &quot;&quot;}], &quot;volume&quot;: &quot;43&quot;, &quot;type&quot;: &quot;article-journal&quot;, &quot;ISBN&quot;: &quot;0018-7208&quot;, &quot;issued&quot;: {&quot;date-parts&quot;: [[&quot;2001&quot;]]}}, &quot;uris&quot;: [&quot;http://www.mendeley.com/documents/?uuid=ad931289-bbdd-49d9-bf1e-3621e1a771d8&quot;]}], &quot;properties&quot;: {&quot;noteIndex&quot;: 0}, &quot;schema&quot;: &quot;https://github.com/citation-style-language/schema/raw/master/csl-citation.json&quot;, &quot;mendeley&quot;: {&quot;plainTextFormattedCitation&quot;: &quot;(Banbury et al., 2001)&quot;, &quot;manualFormatting&quot;: &quot;Banbury et al. (2001)&quot;, &quot;formattedCitation&quot;: &quot;(Banbury et al., 2001)&quot;, &quot;previouslyFormattedCitation&quot;: &quot;(Banbury et al., 2001)&quot;}} RNDD9y6OfKRcz"/><text:span text:style-name="T132">⁠, increase</text:span><text:span text:style-name="T127">s</text:span><text:span text:style-name="T132"> the detrimental effects on a task requiring </text:span><text:span text:style-name="T135">serial processing</text:span><text:span text:style-name="T132">.</text:span></text:p>
      <text:p text:style-name="P17"><text:span text:style-name="T139">The effects of background music and irrelevant sounds on serial recall tasks have previously been investigated. An e</text:span>arly stud<text:span text:style-name="T140">y</text:span> compared participants’ performance on an immediate serial recall of a sequence of visually presented digits while they listened to instrumental music, vocal music, pink noise, foreign language speech, or a silent control. <text:span text:style-name="T140">I</text:span>n the presence of <text:span text:style-name="T141">lyrics (in both vocal music and foreign language speech) participants recalled fewer digits than in the other conditions </text:span><text:reference-mark-start text:name="ADDIN CSL_CITATION {&quot;citationItems&quot;: [{&quot;id&quot;: &quot;ITEM-1&quot;, &quot;itemData&quot;: {&quot;DOI&quot;: &quot;10.1080/14640748908402355&quot;, &quot;ISSN&quot;: &quot;0272-4987&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page&quot;: &quot;107-122&quot;, &quot;title&quot;: &quot;Effects of background music on phonological short-term memory&quot;, &quot;issue&quot;: &quot;1&quot;, &quot;container-title&quot;: &quot;The Quarterly Journal of Experimental Psychology Section A&quot;, &quot;id&quot;: &quot;ITEM-1&quot;, &quot;author&quot;: [{&quot;given&quot;: &quot;Pierre&quot;, &quot;dropping-particle&quot;: &quot;&quot;, &quot;family&quot;: &quot;Salam\u00e9&quot;, &quot;parse-names&quot;: false, &quot;non-dropping-particle&quot;: &quot;&quot;, &quot;suffix&quot;: &quot;&quot;}, {&quot;given&quot;: &quot;Alan&quot;, &quot;dropping-particle&quot;: &quot;&quot;, &quot;family&quot;: &quot;Baddeley&quot;, &quot;parse-names&quot;: false, &quot;non-dropping-particle&quot;: &quot;&quot;, &quot;suffix&quot;: &quot;&quot;}], &quot;volume&quot;: &quot;41&quot;, &quot;type&quot;: &quot;article-journal&quot;, &quot;ISBN&quot;: &quot;1464-0740 0272-4987&quot;, &quot;issued&quot;: {&quot;date-parts&quot;: [[&quot;1989&quot;, &quot;2&quot;]]}}, &quot;uris&quot;: [&quot;http://www.mendeley.com/documents/?uuid=2e8a1e9b-df85-4bb1-9d54-8546a1391bf2&quot;]}], &quot;properties&quot;: {&quot;noteIndex&quot;: 0}, &quot;schema&quot;: &quot;https://github.com/citation-style-language/schema/raw/master/csl-citation.json&quot;, &quot;mendeley&quot;: {&quot;plainTextFormattedCitation&quot;: &quot;(Salam\u00e9 &amp; Baddeley, 1989)&quot;, &quot;formattedCitation&quot;: &quot;(Salam\u00e9 &amp; Baddeley, 1989)&quot;, &quot;previouslyFormattedCitation&quot;: &quot;(Salam\u00e9 &amp; Baddeley, 1989)&quot;}} RNDN6M6kCeCZF"/><text:span text:style-name="T49">(Salamé &amp; Baddeley, 1989)</text:span><text:reference-mark-end text:name="ADDIN CSL_CITATION {&quot;citationItems&quot;: [{&quot;id&quot;: &quot;ITEM-1&quot;, &quot;itemData&quot;: {&quot;DOI&quot;: &quot;10.1080/14640748908402355&quot;, &quot;ISSN&quot;: &quot;0272-4987&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page&quot;: &quot;107-122&quot;, &quot;title&quot;: &quot;Effects of background music on phonological short-term memory&quot;, &quot;issue&quot;: &quot;1&quot;, &quot;container-title&quot;: &quot;The Quarterly Journal of Experimental Psychology Section A&quot;, &quot;id&quot;: &quot;ITEM-1&quot;, &quot;author&quot;: [{&quot;given&quot;: &quot;Pierre&quot;, &quot;dropping-particle&quot;: &quot;&quot;, &quot;family&quot;: &quot;Salam\u00e9&quot;, &quot;parse-names&quot;: false, &quot;non-dropping-particle&quot;: &quot;&quot;, &quot;suffix&quot;: &quot;&quot;}, {&quot;given&quot;: &quot;Alan&quot;, &quot;dropping-particle&quot;: &quot;&quot;, &quot;family&quot;: &quot;Baddeley&quot;, &quot;parse-names&quot;: false, &quot;non-dropping-particle&quot;: &quot;&quot;, &quot;suffix&quot;: &quot;&quot;}], &quot;volume&quot;: &quot;41&quot;, &quot;type&quot;: &quot;article-journal&quot;, &quot;ISBN&quot;: &quot;1464-0740 0272-4987&quot;, &quot;issued&quot;: {&quot;date-parts&quot;: [[&quot;1989&quot;, &quot;2&quot;]]}}, &quot;uris&quot;: [&quot;http://www.mendeley.com/documents/?uuid=2e8a1e9b-df85-4bb1-9d54-8546a1391bf2&quot;]}], &quot;properties&quot;: {&quot;noteIndex&quot;: 0}, &quot;schema&quot;: &quot;https://github.com/citation-style-language/schema/raw/master/csl-citation.json&quot;, &quot;mendeley&quot;: {&quot;plainTextFormattedCitation&quot;: &quot;(Salam\u00e9 &amp; Baddeley, 1989)&quot;, &quot;formattedCitation&quot;: &quot;(Salam\u00e9 &amp; Baddeley, 1989)&quot;, &quot;previouslyFormattedCitation&quot;: &quot;(Salam\u00e9 &amp; Baddeley, 1989)&quot;}} RNDN6M6kCeCZF"/><text:span text:style-name="T141">⁠. According to the hypothesis presented by </text:span><text:reference-mark-start text:name="ADDIN CSL_CITATION {&quot;citationItems&quot;: [{&quot;id&quot;: &quot;ITEM-1&quot;, &quot;itemData&quot;: {&quot;PMID&quot;: &quot;11474757&quot;, &quot;DOI&quot;: &quot;10.1518/001872001775992462&quot;, &quot;ISSN&quot;: &quot;00187208&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page&quot;: &quot;12-29&quot;, &quot;title&quot;: &quot;Auditory Distraction and Short-Term Memory: Phenomena and Practical Implications&quot;, &quot;issue&quot;: &quot;1&quot;, &quot;container-title&quot;: &quot;Human Factors: The Journal of the Human Factors and Ergonomics Society&quot;, &quot;id&quot;: &quot;ITEM-1&quot;, &quot;author&quot;: [{&quot;given&quot;: &quot;Simon P.&quot;, &quot;dropping-particle&quot;: &quot;&quot;, &quot;family&quot;: &quot;Banbury&quot;, &quot;parse-names&quot;: false, &quot;non-dropping-particle&quot;: &quot;&quot;, &quot;suffix&quot;: &quot;&quot;}, {&quot;given&quot;: &quot;William J.&quot;, &quot;dropping-particle&quot;: &quot;&quot;, &quot;family&quot;: &quot;Macken&quot;, &quot;parse-names&quot;: false, &quot;non-dropping-particle&quot;: &quot;&quot;, &quot;suffix&quot;: &quot;&quot;}, {&quot;given&quot;: &quot;S\u00e9bastien&quot;, &quot;dropping-particle&quot;: &quot;&quot;, &quot;family&quot;: &quot;Tremblay&quot;, &quot;parse-names&quot;: false, &quot;non-dropping-particle&quot;: &quot;&quot;, &quot;suffix&quot;: &quot;&quot;}, {&quot;given&quot;: &quot;Dylan M.&quot;, &quot;dropping-particle&quot;: &quot;&quot;, &quot;family&quot;: &quot;Jones&quot;, &quot;parse-names&quot;: false, &quot;non-dropping-particle&quot;: &quot;&quot;, &quot;suffix&quot;: &quot;&quot;}], &quot;volume&quot;: &quot;43&quot;, &quot;type&quot;: &quot;article-journal&quot;, &quot;ISBN&quot;: &quot;0018-7208&quot;, &quot;issued&quot;: {&quot;date-parts&quot;: [[&quot;2001&quot;]]}}, &quot;uris&quot;: [&quot;http://www.mendeley.com/documents/?uuid=ad931289-bbdd-49d9-bf1e-3621e1a771d8&quot;]}], &quot;properties&quot;: {&quot;noteIndex&quot;: 0}, &quot;schema&quot;: &quot;https://github.com/citation-style-language/schema/raw/master/csl-citation.json&quot;, &quot;mendeley&quot;: {&quot;plainTextFormattedCitation&quot;: &quot;(Banbury et al., 2001)&quot;, &quot;manualFormatting&quot;: &quot;Banbury et al. (2001)&quot;, &quot;formattedCitation&quot;: &quot;(Banbury et al., 2001)&quot;, &quot;previouslyFormattedCitation&quot;: &quot;(Banbury et al., 2001)&quot;}} RNDSWrCfwv7S7"/><text:span text:style-name="T49">Banbury et al. (2001)</text:span><text:reference-mark-end text:name="ADDIN CSL_CITATION {&quot;citationItems&quot;: [{&quot;id&quot;: &quot;ITEM-1&quot;, &quot;itemData&quot;: {&quot;PMID&quot;: &quot;11474757&quot;, &quot;DOI&quot;: &quot;10.1518/001872001775992462&quot;, &quot;ISSN&quot;: &quot;00187208&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page&quot;: &quot;12-29&quot;, &quot;title&quot;: &quot;Auditory Distraction and Short-Term Memory: Phenomena and Practical Implications&quot;, &quot;issue&quot;: &quot;1&quot;, &quot;container-title&quot;: &quot;Human Factors: The Journal of the Human Factors and Ergonomics Society&quot;, &quot;id&quot;: &quot;ITEM-1&quot;, &quot;author&quot;: [{&quot;given&quot;: &quot;Simon P.&quot;, &quot;dropping-particle&quot;: &quot;&quot;, &quot;family&quot;: &quot;Banbury&quot;, &quot;parse-names&quot;: false, &quot;non-dropping-particle&quot;: &quot;&quot;, &quot;suffix&quot;: &quot;&quot;}, {&quot;given&quot;: &quot;William J.&quot;, &quot;dropping-particle&quot;: &quot;&quot;, &quot;family&quot;: &quot;Macken&quot;, &quot;parse-names&quot;: false, &quot;non-dropping-particle&quot;: &quot;&quot;, &quot;suffix&quot;: &quot;&quot;}, {&quot;given&quot;: &quot;S\u00e9bastien&quot;, &quot;dropping-particle&quot;: &quot;&quot;, &quot;family&quot;: &quot;Tremblay&quot;, &quot;parse-names&quot;: false, &quot;non-dropping-particle&quot;: &quot;&quot;, &quot;suffix&quot;: &quot;&quot;}, {&quot;given&quot;: &quot;Dylan M.&quot;, &quot;dropping-particle&quot;: &quot;&quot;, &quot;family&quot;: &quot;Jones&quot;, &quot;parse-names&quot;: false, &quot;non-dropping-particle&quot;: &quot;&quot;, &quot;suffix&quot;: &quot;&quot;}], &quot;volume&quot;: &quot;43&quot;, &quot;type&quot;: &quot;article-journal&quot;, &quot;ISBN&quot;: &quot;0018-7208&quot;, &quot;issued&quot;: {&quot;date-parts&quot;: [[&quot;2001&quot;]]}}, &quot;uris&quot;: [&quot;http://www.mendeley.com/documents/?uuid=ad931289-bbdd-49d9-bf1e-3621e1a771d8&quot;]}], &quot;properties&quot;: {&quot;noteIndex&quot;: 0}, &quot;schema&quot;: &quot;https://github.com/citation-style-language/schema/raw/master/csl-citation.json&quot;, &quot;mendeley&quot;: {&quot;plainTextFormattedCitation&quot;: &quot;(Banbury et al., 2001)&quot;, &quot;manualFormatting&quot;: &quot;Banbury et al. (2001)&quot;, &quot;formattedCitation&quot;: &quot;(Banbury et al., 2001)&quot;, &quot;previouslyFormattedCitation&quot;: &quot;(Banbury et al., 2001)&quot;}} RNDSWrCfwv7S7"/><text:span text:style-name="T141">⁠, this may be because the vocal music and the foreign language speech are the most serial in nature of the five conditions. The vocal music requires the order of the words to be kept in memory to understand what is being sung. In the case of the foreign language speech, while the words may not be held in memory in order to be understood, the rhythmic and tonal changes created by the sounds of the words are of a more serial nature than the other conditions. This result has been replicated </text:span><text:reference-mark-start text:name="ADDIN CSL_CITATION {&quot;citationItems&quot;: [{&quot;id&quot;: &quot;ITEM-1&quot;, &quot;itemData&quot;: {&quot;DOI&quot;: &quot;10.1037/0278-7393.23.2.459&quot;, &quot;ISSN&quot;: &quot;1939-1285&quot;, &quot;abstract&quot;: &quot;The effects of irrelevant speech were examined on a range of memory tasks. A missing-item task, which relied on a nonserial strategy for recall, proved less sensitive to the effects of irrelevant speech than one calling on memory for serial order. The finding that the effect of irrelevant speech both on a recognition task and on a paired-associates task was modified significantly by articulatory suppression further suggested that memory for serial order is the dominant feature of these tasks and that it renders them vulnerable to disruption by irrelevant speech. Taken together, the results of the experimental series support the notion that tasks involving memory for serial order are particularly susceptible to disruption by irrelevant speech. These and other findings converge on the notion that interference with information processing by irrelevant sound is based on similarity of process rather than similarity of content.&quot;, &quot;page&quot;: &quot;459-471&quot;, &quot;title&quot;: &quot;Role of serial order in the irrelevant speech effect: Tests of the changing-state hypothesis.&quot;, &quot;issue&quot;: &quot;2&quot;, &quot;container-title&quot;: &quot;Journal of Experimental Psychology: Learning, Memory, and Cognition&quot;, &quot;id&quot;: &quot;ITEM-1&quot;, &quot;author&quot;: [{&quot;given&quot;: &quot;C. Philip&quot;, &quot;dropping-particle&quot;: &quot;&quot;, &quot;family&quot;: &quot;Beaman&quot;, &quot;parse-names&quot;: false, &quot;non-dropping-particle&quot;: &quot;&quot;, &quot;suffix&quot;: &quot;&quot;}, {&quot;given&quot;: &quot;Dylan Marc&quot;, &quot;dropping-particle&quot;: &quot;&quot;, &quot;family&quot;: &quot;Jones&quot;, &quot;parse-names&quot;: false, &quot;non-dropping-particle&quot;: &quot;&quot;, &quot;suffix&quot;: &quot;&quot;}], &quot;volume&quot;: &quot;23&quot;, &quot;type&quot;: &quot;article-journal&quot;, &quot;ISBN&quot;: &quot;0278-7393 1939-1285&quot;, &quot;issued&quot;: {&quot;date-parts&quot;: [[&quot;1997&quot;]]}}, &quot;uris&quot;: [&quot;http://www.mendeley.com/documents/?uuid=4f4f44bf-3729-4ded-87ef-5c8d290edab1&quot;]}, {&quot;id&quot;: &quot;ITEM-2&quot;, &quot;itemData&quot;: {&quot;id&quot;: &quot;ITEM-2&quot;, &quot;issued&quot;: {&quot;date-parts&quot;: [[&quot;2009&quot;]]}, &quot;container-title&quot;: &quot;Applied Memory&quot;, &quot;author&quot;: [{&quot;given&quot;: &quot;Justin&quot;, &quot;dropping-particle&quot;: &quot;&quot;, &quot;family&quot;: &quot;Kantner&quot;, &quot;parse-names&quot;: false, &quot;non-dropping-particle&quot;: &quot;&quot;, &quot;suffix&quot;: &quot;&quot;}], &quot;abstract&quot;: &quot;The detrimental impact of background speech on short-term serial recall, known as the irrelevant speech effect, has a long history as a valuable theoretical tool, but its applications have received less attention. Two experiments attempted to determine whether the effect would extend to the practice of studying for an exam in the presence of background music containing lyrics. In Experiment 1, participants listened to vocal or instrumental music while studying for a serial recall test under conditions designed to mimic a realistic study-test experience. Despite several methodological departures from the traditional irrelevant speech paradigm, the results were consistent with a classic irrelevant speech effect. In Experiment 2, highly naturalistic study materials and test questions were used to determine the generality of the irrelevant speech effect beyond short-term serial recall. Vocal music hurt test performance relative to instrumental music under these conditions, but only when the study materials consisted of a chart; when the materials were prose paragraphs, no irrelevant speech effect was found. Explanations for this pattern of results are considered in terms of processing strategies at study, and further aspects of a realistic examination of studying with background music are discussed.&quot;, &quot;page&quot;: &quot;19-40&quot;, &quot;type&quot;: &quot;article-journal&quot;, &quot;title&quot;: &quot;Studying with music: Is the irrelevant speech effect relevant?&quot;, &quot;ISBN&quot;: &quot;978-1-60692-143-2&quot;, &quot;issue&quot;: &quot;May&quot;}, &quot;uris&quot;: [&quot;http://www.mendeley.com/documents/?uuid=4a5f7a51-5057-44f7-afa6-e815a15b1881&quot;]}, {&quot;id&quot;: &quot;ITEM-3&quot;, &quot;itemData&quot;: {&quot;DOI&quot;: &quot;10.1037/0278-7393.19.2.369&quot;, &quot;ISSN&quot;: &quot;0278-7393&quot;, &quot;page&quot;: &quot;369-381&quot;, &quot;title&quot;: &quot;Irrelevant tones produce an irrelevant speech effect: Implications for phonological coding in working memory.&quot;, &quot;issue&quot;: &quot;2&quot;, &quot;container-title&quot;: &quot;Journal of Experimental Psychology: Learning, Memory, and Cognition&quot;, &quot;note&quot;: &quot;NULL&quot;, &quot;id&quot;: &quot;ITEM-3&quot;, &quot;author&quot;: [{&quot;given&quot;: &quot;Dylan M.&quot;, &quot;dropping-particle&quot;: &quot;&quot;, &quot;family&quot;: &quot;Jones&quot;, &quot;parse-names&quot;: false, &quot;non-dropping-particle&quot;: &quot;&quot;, &quot;suffix&quot;: &quot;&quot;}, {&quot;given&quot;: &quot;William J.&quot;, &quot;dropping-particle&quot;: &quot;&quot;, &quot;family&quot;: &quot;Macken&quot;, &quot;parse-names&quot;: false, &quot;non-dropping-particle&quot;: &quot;&quot;, &quot;suffix&quot;: &quot;&quot;}], &quot;volume&quot;: &quot;19&quot;, &quot;type&quot;: &quot;article-journal&quot;, &quot;issued&quot;: {&quot;date-parts&quot;: [[&quot;1993&quot;]]}}, &quot;uris&quot;: [&quot;http://www.mendeley.com/documents/?uuid=76daa14c-2d10-43f5-b89e-03cf3228b045&quot;, &quot;http://www.mendeley.com/documents/?uuid=7e42e36d-0fc0-4eec-b241-797c1b321dc8&quot;]}, {&quot;id&quot;: &quot;ITEM-4&quot;, &quot;itemData&quot;: {&quot;PMID&quot;: &quot;12669746&quot;, &quot;DOI&quot;: &quot;10.1037/0096-1523.29.1.43&quot;, &quot;ISSN&quot;: &quot;0096-1523&quot;, &quot;abstract&quot;: &quot;R. P. Carlyon, R. Cusack, J. M. Foxton, and I. H. Robertson (2001) have argued that attention is crucial for auditory streaming. The authors review R. P. Carlyon et al.'s (2001) arguments and suggest that a pertinent literature, the irrelevant sound paradigm--demonstrating preattentive auditory streaming--has been overlooked. In illustration of this alternative approach, the authors include a novel single experiment demonstrating the impact of preattentive auditory streaming on short-term serial memory. It is concluded that R. P. Carlyon et al.'s (2001) results do not definitively demonstrate that auditory streaming processes are dependent on attention; indeed, they are compatible with alternative accounts of the relationship between perceptual organization and attention.&quot;, &quot;page&quot;: &quot;43-51&quot;, &quot;title&quot;: &quot;Does auditory streaming require attention? Evidence from attentional selectivity in short-term memory.&quot;, &quot;issue&quot;: &quot;1&quot;, &quot;container-title&quot;: &quot;Journal of Experimental Psychology: Human Perception and Performance&quot;, &quot;note&quot;: &quot;NULL&quot;, &quot;id&quot;: &quot;ITEM-4&quot;, &quot;author&quot;: [{&quot;given&quot;: &quot;William J&quot;, &quot;dropping-particle&quot;: &quot;&quot;, &quot;family&quot;: &quot;Macken&quot;, &quot;parse-names&quot;: false, &quot;non-dropping-particle&quot;: &quot;&quot;, &quot;suffix&quot;: &quot;&quot;}, {&quot;given&quot;: &quot;S\u00e9bastien&quot;, &quot;dropping-particle&quot;: &quot;&quot;, &quot;family&quot;: &quot;Tremblay&quot;, &quot;parse-names&quot;: false, &quot;non-dropping-particle&quot;: &quot;&quot;, &quot;suffix&quot;: &quot;&quot;}, {&quot;given&quot;: &quot;Robert J&quot;, &quot;dropping-particle&quot;: &quot;&quot;, &quot;family&quot;: &quot;Houghton&quot;, &quot;parse-names&quot;: false, &quot;non-dropping-particle&quot;: &quot;&quot;, &quot;suffix&quot;: &quot;&quot;}, {&quot;given&quot;: &quot;Alastair P&quot;, &quot;dropping-particle&quot;: &quot;&quot;, &quot;family&quot;: &quot;Nicholls&quot;, &quot;parse-names&quot;: false, &quot;non-dropping-particle&quot;: &quot;&quot;, &quot;suffix&quot;: &quot;&quot;}, {&quot;given&quot;: &quot;Dylan M&quot;, &quot;dropping-particle&quot;: &quot;&quot;, &quot;family&quot;: &quot;Jones&quot;, &quot;parse-names&quot;: false, &quot;non-dropping-particle&quot;: &quot;&quot;, &quot;suffix&quot;: &quot;&quot;}], &quot;volume&quot;: &quot;29&quot;, &quot;type&quot;: &quot;article-journal&quot;, &quot;ISBN&quot;: &quot;0096-1523&quot;, &quot;issued&quot;: {&quot;date-parts&quot;: [[&quot;2003&quot;]]}}, &quot;uris&quot;: [&quot;http://www.mendeley.com/documents/?uuid=40593dff-0b2e-4b2e-a639-7c390ce76d63&quot;, &quot;http://www.mendeley.com/documents/?uuid=c7948447-07f4-449a-a38e-b2b8374965ff&quot;]}], &quot;properties&quot;: {&quot;noteIndex&quot;: 0}, &quot;schema&quot;: &quot;https://github.com/citation-style-language/schema/raw/master/csl-citation.json&quot;, &quot;mendeley&quot;: {&quot;plainTextFormattedCitation&quot;: &quot;(Beaman &amp; Jones, 1997; Jones &amp; Macken, 1993; Kantner, 2009; Macken, Tremblay, Houghton, Nicholls, &amp; Jones, 2003)&quot;, &quot;formattedCitation&quot;: &quot;(Beaman &amp; Jones, 1997; Jones &amp; Macken, 1993; Kantner, 2009; Macken, Tremblay, Houghton, Nicholls, &amp; Jones, 2003)&quot;, &quot;previouslyFormattedCitation&quot;: &quot;(Beaman &amp; Jones, 1997; Jones &amp; Macken, 1993; Kantner, 2009; Macken, Tremblay, Houghton, Nicholls, &amp; Jones, 2003)&quot;}} RNDmvuwMtPI8n"/><text:span text:style-name="T49">(Beaman &amp; Jones, 1997; Jones &amp; Macken, 1993; Kantner, 2009; Macken, Tremblay, Houghton, Nicholls, &amp; Jones, 2003)</text:span><text:reference-mark-end text:name="ADDIN CSL_CITATION {&quot;citationItems&quot;: [{&quot;id&quot;: &quot;ITEM-1&quot;, &quot;itemData&quot;: {&quot;DOI&quot;: &quot;10.1037/0278-7393.23.2.459&quot;, &quot;ISSN&quot;: &quot;1939-1285&quot;, &quot;abstract&quot;: &quot;The effects of irrelevant speech were examined on a range of memory tasks. A missing-item task, which relied on a nonserial strategy for recall, proved less sensitive to the effects of irrelevant speech than one calling on memory for serial order. The finding that the effect of irrelevant speech both on a recognition task and on a paired-associates task was modified significantly by articulatory suppression further suggested that memory for serial order is the dominant feature of these tasks and that it renders them vulnerable to disruption by irrelevant speech. Taken together, the results of the experimental series support the notion that tasks involving memory for serial order are particularly susceptible to disruption by irrelevant speech. These and other findings converge on the notion that interference with information processing by irrelevant sound is based on similarity of process rather than similarity of content.&quot;, &quot;page&quot;: &quot;459-471&quot;, &quot;title&quot;: &quot;Role of serial order in the irrelevant speech effect: Tests of the changing-state hypothesis.&quot;, &quot;issue&quot;: &quot;2&quot;, &quot;container-title&quot;: &quot;Journal of Experimental Psychology: Learning, Memory, and Cognition&quot;, &quot;id&quot;: &quot;ITEM-1&quot;, &quot;author&quot;: [{&quot;given&quot;: &quot;C. Philip&quot;, &quot;dropping-particle&quot;: &quot;&quot;, &quot;family&quot;: &quot;Beaman&quot;, &quot;parse-names&quot;: false, &quot;non-dropping-particle&quot;: &quot;&quot;, &quot;suffix&quot;: &quot;&quot;}, {&quot;given&quot;: &quot;Dylan Marc&quot;, &quot;dropping-particle&quot;: &quot;&quot;, &quot;family&quot;: &quot;Jones&quot;, &quot;parse-names&quot;: false, &quot;non-dropping-particle&quot;: &quot;&quot;, &quot;suffix&quot;: &quot;&quot;}], &quot;volume&quot;: &quot;23&quot;, &quot;type&quot;: &quot;article-journal&quot;, &quot;ISBN&quot;: &quot;0278-7393 1939-1285&quot;, &quot;issued&quot;: {&quot;date-parts&quot;: [[&quot;1997&quot;]]}}, &quot;uris&quot;: [&quot;http://www.mendeley.com/documents/?uuid=4f4f44bf-3729-4ded-87ef-5c8d290edab1&quot;]}, {&quot;id&quot;: &quot;ITEM-2&quot;, &quot;itemData&quot;: {&quot;id&quot;: &quot;ITEM-2&quot;, &quot;issued&quot;: {&quot;date-parts&quot;: [[&quot;2009&quot;]]}, &quot;container-title&quot;: &quot;Applied Memory&quot;, &quot;author&quot;: [{&quot;given&quot;: &quot;Justin&quot;, &quot;dropping-particle&quot;: &quot;&quot;, &quot;family&quot;: &quot;Kantner&quot;, &quot;parse-names&quot;: false, &quot;non-dropping-particle&quot;: &quot;&quot;, &quot;suffix&quot;: &quot;&quot;}], &quot;abstract&quot;: &quot;The detrimental impact of background speech on short-term serial recall, known as the irrelevant speech effect, has a long history as a valuable theoretical tool, but its applications have received less attention. Two experiments attempted to determine whether the effect would extend to the practice of studying for an exam in the presence of background music containing lyrics. In Experiment 1, participants listened to vocal or instrumental music while studying for a serial recall test under conditions designed to mimic a realistic study-test experience. Despite several methodological departures from the traditional irrelevant speech paradigm, the results were consistent with a classic irrelevant speech effect. In Experiment 2, highly naturalistic study materials and test questions were used to determine the generality of the irrelevant speech effect beyond short-term serial recall. Vocal music hurt test performance relative to instrumental music under these conditions, but only when the study materials consisted of a chart; when the materials were prose paragraphs, no irrelevant speech effect was found. Explanations for this pattern of results are considered in terms of processing strategies at study, and further aspects of a realistic examination of studying with background music are discussed.&quot;, &quot;page&quot;: &quot;19-40&quot;, &quot;type&quot;: &quot;article-journal&quot;, &quot;title&quot;: &quot;Studying with music: Is the irrelevant speech effect relevant?&quot;, &quot;ISBN&quot;: &quot;978-1-60692-143-2&quot;, &quot;issue&quot;: &quot;May&quot;}, &quot;uris&quot;: [&quot;http://www.mendeley.com/documents/?uuid=4a5f7a51-5057-44f7-afa6-e815a15b1881&quot;]}, {&quot;id&quot;: &quot;ITEM-3&quot;, &quot;itemData&quot;: {&quot;DOI&quot;: &quot;10.1037/0278-7393.19.2.369&quot;, &quot;ISSN&quot;: &quot;0278-7393&quot;, &quot;page&quot;: &quot;369-381&quot;, &quot;title&quot;: &quot;Irrelevant tones produce an irrelevant speech effect: Implications for phonological coding in working memory.&quot;, &quot;issue&quot;: &quot;2&quot;, &quot;container-title&quot;: &quot;Journal of Experimental Psychology: Learning, Memory, and Cognition&quot;, &quot;note&quot;: &quot;NULL&quot;, &quot;id&quot;: &quot;ITEM-3&quot;, &quot;author&quot;: [{&quot;given&quot;: &quot;Dylan M.&quot;, &quot;dropping-particle&quot;: &quot;&quot;, &quot;family&quot;: &quot;Jones&quot;, &quot;parse-names&quot;: false, &quot;non-dropping-particle&quot;: &quot;&quot;, &quot;suffix&quot;: &quot;&quot;}, {&quot;given&quot;: &quot;William J.&quot;, &quot;dropping-particle&quot;: &quot;&quot;, &quot;family&quot;: &quot;Macken&quot;, &quot;parse-names&quot;: false, &quot;non-dropping-particle&quot;: &quot;&quot;, &quot;suffix&quot;: &quot;&quot;}], &quot;volume&quot;: &quot;19&quot;, &quot;type&quot;: &quot;article-journal&quot;, &quot;issued&quot;: {&quot;date-parts&quot;: [[&quot;1993&quot;]]}}, &quot;uris&quot;: [&quot;http://www.mendeley.com/documents/?uuid=76daa14c-2d10-43f5-b89e-03cf3228b045&quot;, &quot;http://www.mendeley.com/documents/?uuid=7e42e36d-0fc0-4eec-b241-797c1b321dc8&quot;]}, {&quot;id&quot;: &quot;ITEM-4&quot;, &quot;itemData&quot;: {&quot;PMID&quot;: &quot;12669746&quot;, &quot;DOI&quot;: &quot;10.1037/0096-1523.29.1.43&quot;, &quot;ISSN&quot;: &quot;0096-1523&quot;, &quot;abstract&quot;: &quot;R. P. Carlyon, R. Cusack, J. M. Foxton, and I. H. Robertson (2001) have argued that attention is crucial for auditory streaming. The authors review R. P. Carlyon et al.'s (2001) arguments and suggest that a pertinent literature, the irrelevant sound paradigm--demonstrating preattentive auditory streaming--has been overlooked. In illustration of this alternative approach, the authors include a novel single experiment demonstrating the impact of preattentive auditory streaming on short-term serial memory. It is concluded that R. P. Carlyon et al.'s (2001) results do not definitively demonstrate that auditory streaming processes are dependent on attention; indeed, they are compatible with alternative accounts of the relationship between perceptual organization and attention.&quot;, &quot;page&quot;: &quot;43-51&quot;, &quot;title&quot;: &quot;Does auditory streaming require attention? Evidence from attentional selectivity in short-term memory.&quot;, &quot;issue&quot;: &quot;1&quot;, &quot;container-title&quot;: &quot;Journal of Experimental Psychology: Human Perception and Performance&quot;, &quot;note&quot;: &quot;NULL&quot;, &quot;id&quot;: &quot;ITEM-4&quot;, &quot;author&quot;: [{&quot;given&quot;: &quot;William J&quot;, &quot;dropping-particle&quot;: &quot;&quot;, &quot;family&quot;: &quot;Macken&quot;, &quot;parse-names&quot;: false, &quot;non-dropping-particle&quot;: &quot;&quot;, &quot;suffix&quot;: &quot;&quot;}, {&quot;given&quot;: &quot;S\u00e9bastien&quot;, &quot;dropping-particle&quot;: &quot;&quot;, &quot;family&quot;: &quot;Tremblay&quot;, &quot;parse-names&quot;: false, &quot;non-dropping-particle&quot;: &quot;&quot;, &quot;suffix&quot;: &quot;&quot;}, {&quot;given&quot;: &quot;Robert J&quot;, &quot;dropping-particle&quot;: &quot;&quot;, &quot;family&quot;: &quot;Houghton&quot;, &quot;parse-names&quot;: false, &quot;non-dropping-particle&quot;: &quot;&quot;, &quot;suffix&quot;: &quot;&quot;}, {&quot;given&quot;: &quot;Alastair P&quot;, &quot;dropping-particle&quot;: &quot;&quot;, &quot;family&quot;: &quot;Nicholls&quot;, &quot;parse-names&quot;: false, &quot;non-dropping-particle&quot;: &quot;&quot;, &quot;suffix&quot;: &quot;&quot;}, {&quot;given&quot;: &quot;Dylan M&quot;, &quot;dropping-particle&quot;: &quot;&quot;, &quot;family&quot;: &quot;Jones&quot;, &quot;parse-names&quot;: false, &quot;non-dropping-particle&quot;: &quot;&quot;, &quot;suffix&quot;: &quot;&quot;}], &quot;volume&quot;: &quot;29&quot;, &quot;type&quot;: &quot;article-journal&quot;, &quot;ISBN&quot;: &quot;0096-1523&quot;, &quot;issued&quot;: {&quot;date-parts&quot;: [[&quot;2003&quot;]]}}, &quot;uris&quot;: [&quot;http://www.mendeley.com/documents/?uuid=40593dff-0b2e-4b2e-a639-7c390ce76d63&quot;, &quot;http://www.mendeley.com/documents/?uuid=c7948447-07f4-449a-a38e-b2b8374965ff&quot;]}], &quot;properties&quot;: {&quot;noteIndex&quot;: 0}, &quot;schema&quot;: &quot;https://github.com/citation-style-language/schema/raw/master/csl-citation.json&quot;, &quot;mendeley&quot;: {&quot;plainTextFormattedCitation&quot;: &quot;(Beaman &amp; Jones, 1997; Jones &amp; Macken, 1993; Kantner, 2009; Macken, Tremblay, Houghton, Nicholls, &amp; Jones, 2003)&quot;, &quot;formattedCitation&quot;: &quot;(Beaman &amp; Jones, 1997; Jones &amp; Macken, 1993; Kantner, 2009; Macken, Tremblay, Houghton, Nicholls, &amp; Jones, 2003)&quot;, &quot;previouslyFormattedCitation&quot;: &quot;(Beaman &amp; Jones, 1997; Jones &amp; Macken, 1993; Kantner, 2009; Macken, Tremblay, Houghton, Nicholls, &amp; Jones, 2003)&quot;}} RNDmvuwMtPI8n"/><text:span text:style-name="T141">⁠. In 1990, </text:span><text:reference-mark-start text:name="ADDIN CSL_CITATION {&quot;citationItems&quot;: [{&quot;id&quot;: &quot;ITEM-1&quot;, &quot;itemData&quot;: {&quot;id&quot;: &quot;ITEM-1&quot;, &quot;issued&quot;: {&quot;date-parts&quot;: [[&quot;1990&quot;, &quot;3&quot;]]}, &quot;DOI&quot;: &quot;10.1002/acp.2350040203&quot;, &quot;ISSN&quot;: &quot;08884080&quot;, &quot;page&quot;: &quot;89-108&quot;, &quot;title&quot;: &quot;Disruption of proofreading by irrelevant speech: Effects of attention, arousal or memory?&quot;, &quot;type&quot;: &quot;article-journal&quot;, &quot;issue&quot;: &quot;2&quot;, &quot;author&quot;: [{&quot;given&quot;: &quot;Dylan M.&quot;, &quot;dropping-particle&quot;: &quot;&quot;, &quot;family&quot;: &quot;Jones&quot;, &quot;parse-names&quot;: false, &quot;non-dropping-particle&quot;: &quot;&quot;, &quot;suffix&quot;: &quot;&quot;}, {&quot;given&quot;: &quot;Christopher&quot;, &quot;dropping-particle&quot;: &quot;&quot;, &quot;family&quot;: &quot;Miles&quot;, &quot;parse-names&quot;: false, &quot;non-dropping-particle&quot;: &quot;&quot;, &quot;suffix&quot;: &quot;&quot;}, {&quot;given&quot;: &quot;Jean&quot;, &quot;dropping-particle&quot;: &quot;&quot;, &quot;family&quot;: &quot;Page&quot;, &quot;parse-names&quot;: false, &quot;non-dropping-particle&quot;: &quot;&quot;, &quot;suffix&quot;: &quot;&quot;}], &quot;container-title&quot;: &quot;Applied Cognitive Psychology&quot;, &quot;volume&quot;: &quot;4&quot;}, &quot;uris&quot;: [&quot;http://www.mendeley.com/documents/?uuid=15ed9aa0-65f8-4fbb-81ad-723ec62bd645&quot;]}], &quot;properties&quot;: {&quot;noteIndex&quot;: 0}, &quot;schema&quot;: &quot;https://github.com/citation-style-language/schema/raw/master/csl-citation.json&quot;, &quot;mendeley&quot;: {&quot;plainTextFormattedCitation&quot;: &quot;(Jones, Miles, &amp; Page, 1990)&quot;, &quot;manualFormatting&quot;: &quot;Jones, Miles, &amp; Page&quot;, &quot;formattedCitation&quot;: &quot;(Jones, Miles, &amp; Page, 1990)&quot;, &quot;previouslyFormattedCitation&quot;: &quot;(Jones, Miles, &amp; Page, 1990)&quot;}} RNDvbA2YL1enO"/><text:span text:style-name="T49">Jones, Miles, &amp; Page</text:span><text:reference-mark-end text:name="ADDIN CSL_CITATION {&quot;citationItems&quot;: [{&quot;id&quot;: &quot;ITEM-1&quot;, &quot;itemData&quot;: {&quot;id&quot;: &quot;ITEM-1&quot;, &quot;issued&quot;: {&quot;date-parts&quot;: [[&quot;1990&quot;, &quot;3&quot;]]}, &quot;DOI&quot;: &quot;10.1002/acp.2350040203&quot;, &quot;ISSN&quot;: &quot;08884080&quot;, &quot;page&quot;: &quot;89-108&quot;, &quot;title&quot;: &quot;Disruption of proofreading by irrelevant speech: Effects of attention, arousal or memory?&quot;, &quot;type&quot;: &quot;article-journal&quot;, &quot;issue&quot;: &quot;2&quot;, &quot;author&quot;: [{&quot;given&quot;: &quot;Dylan M.&quot;, &quot;dropping-particle&quot;: &quot;&quot;, &quot;family&quot;: &quot;Jones&quot;, &quot;parse-names&quot;: false, &quot;non-dropping-particle&quot;: &quot;&quot;, &quot;suffix&quot;: &quot;&quot;}, {&quot;given&quot;: &quot;Christopher&quot;, &quot;dropping-particle&quot;: &quot;&quot;, &quot;family&quot;: &quot;Miles&quot;, &quot;parse-names&quot;: false, &quot;non-dropping-particle&quot;: &quot;&quot;, &quot;suffix&quot;: &quot;&quot;}, {&quot;given&quot;: &quot;Jean&quot;, &quot;dropping-particle&quot;: &quot;&quot;, &quot;family&quot;: &quot;Page&quot;, &quot;parse-names&quot;: false, &quot;non-dropping-particle&quot;: &quot;&quot;, &quot;suffix&quot;: &quot;&quot;}], &quot;container-title&quot;: &quot;Applied Cognitive Psychology&quot;, &quot;volume&quot;: &quot;4&quot;}, &quot;uris&quot;: [&quot;http://www.mendeley.com/documents/?uuid=15ed9aa0-65f8-4fbb-81ad-723ec62bd645&quot;]}], &quot;properties&quot;: {&quot;noteIndex&quot;: 0}, &quot;schema&quot;: &quot;https://github.com/citation-style-language/schema/raw/master/csl-citation.json&quot;, &quot;mendeley&quot;: {&quot;plainTextFormattedCitation&quot;: &quot;(Jones, Miles, &amp; Page, 1990)&quot;, &quot;manualFormatting&quot;: &quot;Jones, Miles, &amp; Page&quot;, &quot;formattedCitation&quot;: &quot;(Jones, Miles, &amp; Page, 1990)&quot;, &quot;previouslyFormattedCitation&quot;: &quot;(Jones, Miles, &amp; Page, 1990)&quot;}} RNDvbA2YL1enO"/><text:span text:style-name="T141">⁠ also replicated this finding, but they made a distinction between the effects irrelevant speech has on a serial recall task and on proofreading, a task that involves reading comprehension. Like Salame and Baddeley (1989), they showed that serial recall is impaired by any speech-like sound, regardless of that speech being understood by the participant. Proofreading, however, was impaired only when the heard speech was meaningful (i.e. was understood by the participant). In a proofreading </text:span><text:soft-page-break/><text:span text:style-name="T141">task, a participant must read, hold in memory, and manipulate the order and meaning of a series of words. Meaningful speech requires that the auditory input be processed serially and the words held in memory to extract meaning. When occurring simultaneously, there may be competition between the words held in memory from the two sources causing impairment in performance on the proofreading task. Words from irrelevant speech are not held in memory and therefore do not compete with or impair performance. These results indicate that music with lyrics should be avoided when performing cognitive tasks of a serial nature, such as serial recall or reading tasks.</text:span></text:p>
      <text:p text:style-name="P26">Effect of Music Training</text:p>
      <text:p text:style-name="P23"><text:span text:style-name="T142">Individual differences also affect </text:span>how background music affects cognitive functioning. One of the most obvious differences is how music may differentially affect people who have music training (musicians) and those who are not musically trained (non-musicians).<text:span text:style-name="T143"> The literature shows that if</text:span> music is going to have an impact on a particular cognitive task, <text:span text:style-name="T144">musicians will be more negatively affected than non-musicians. </text:span><text:reference-mark-start text:name="ADDIN CSL_CITATION {&quot;citationItems&quot;: [{&quot;id&quot;: &quot;ITEM-1&quot;, &quot;itemData&quot;: {&quot;DOI&quot;: &quot;10.1177/0305735609336057&quot;, &quot;ISSN&quot;: &quot;0305-7356&quot;, &quot;abstract&quot;: &quot;The 'Mozart effect' occurs when performance on spatial cognitive tasks improves following exposure to Mozart. It is hypothesized that the Mozart effect arises because listening to complex music activates similar regions of the right cerebral hemisphere as are involved in spatial cognition. A counter-intuitive prediction of this hypothesis (and one that may explain at least some of the null results reported previously) is that Mozart should only improve spatial cognition in non-musicians, who process melodic information exclusively in the right hemisphere, but not in musicians, who process melodic information in both hemispheres. This hypothesis was tested by comparing performance of musicians and non-musicians on a mental rotation task before and after exposure to either Mozart or silence. It was found that performance on the mental rotation task improved only in non-musicians after listening to Mozart. Performance did not improve for non-musicians after exposure to silence, or for musicians after exposure to either Mozart or silence. These results support the hypothesis that the benefits of listening to Mozart arise because of activation of right hemispheric structures involved in spatial cognition. Copyright \u00a9 2009 Society for Education, Music and Psychology Research.&quot;, &quot;page&quot;: &quot;107-117&quot;, &quot;title&quot;: &quot;A limiting feature of the Mozart effect: Listening enhances mental rotation abilities in non-musicians but not musicians&quot;, &quot;issue&quot;: &quot;1&quot;, &quot;container-title&quot;: &quot;Psychology of Music&quot;, &quot;id&quot;: &quot;ITEM-1&quot;, &quot;author&quot;: [{&quot;given&quot;: &quot;A.a&quot;, &quot;dropping-particle&quot;: &quot;&quot;, &quot;family&quot;: &quot;Aheadi&quot;, &quot;parse-names&quot;: false, &quot;non-dropping-particle&quot;: &quot;&quot;, &quot;suffix&quot;: &quot;&quot;}, {&quot;given&quot;: &quot;P.b&quot;, &quot;dropping-particle&quot;: &quot;&quot;, &quot;family&quot;: &quot;Dixon&quot;, &quot;parse-names&quot;: false, &quot;non-dropping-particle&quot;: &quot;&quot;, &quot;suffix&quot;: &quot;&quot;}, {&quot;given&quot;: &quot;S.a&quot;, &quot;dropping-particle&quot;: &quot;&quot;, &quot;family&quot;: &quot;Glover&quot;, &quot;parse-names&quot;: false, &quot;non-dropping-particle&quot;: &quot;&quot;, &quot;suffix&quot;: &quot;&quot;}], &quot;volume&quot;: &quot;38&quot;, &quot;type&quot;: &quot;article-journal&quot;, &quot;ISBN&quot;: &quot;0305-7356&quot;, &quot;issued&quot;: {&quot;date-parts&quot;: [[&quot;2010&quot;]]}}, &quot;uris&quot;: [&quot;http://www.mendeley.com/documents/?uuid=d5c67354-9bcd-4bbc-b300-3fdf9332e72c&quot;]}], &quot;properties&quot;: {&quot;noteIndex&quot;: 0}, &quot;schema&quot;: &quot;https://github.com/citation-style-language/schema/raw/master/csl-citation.json&quot;, &quot;mendeley&quot;: {&quot;plainTextFormattedCitation&quot;: &quot;(Aheadi, Dixon, &amp; Glover, 2010)&quot;, &quot;manualFormatting&quot;: &quot;Aheadi, et al (2010)&quot;, &quot;formattedCitation&quot;: &quot;(Aheadi, Dixon, &amp; Glover, 2010)&quot;, &quot;previouslyFormattedCitation&quot;: &quot;(Aheadi, Dixon, &amp; Glover, 2010)&quot;}} RNDvaDR78DBsE"/><text:span text:style-name="T50">Aheadi, et al (2010)</text:span><text:reference-mark-end text:name="ADDIN CSL_CITATION {&quot;citationItems&quot;: [{&quot;id&quot;: &quot;ITEM-1&quot;, &quot;itemData&quot;: {&quot;DOI&quot;: &quot;10.1177/0305735609336057&quot;, &quot;ISSN&quot;: &quot;0305-7356&quot;, &quot;abstract&quot;: &quot;The 'Mozart effect' occurs when performance on spatial cognitive tasks improves following exposure to Mozart. It is hypothesized that the Mozart effect arises because listening to complex music activates similar regions of the right cerebral hemisphere as are involved in spatial cognition. A counter-intuitive prediction of this hypothesis (and one that may explain at least some of the null results reported previously) is that Mozart should only improve spatial cognition in non-musicians, who process melodic information exclusively in the right hemisphere, but not in musicians, who process melodic information in both hemispheres. This hypothesis was tested by comparing performance of musicians and non-musicians on a mental rotation task before and after exposure to either Mozart or silence. It was found that performance on the mental rotation task improved only in non-musicians after listening to Mozart. Performance did not improve for non-musicians after exposure to silence, or for musicians after exposure to either Mozart or silence. These results support the hypothesis that the benefits of listening to Mozart arise because of activation of right hemispheric structures involved in spatial cognition. Copyright \u00a9 2009 Society for Education, Music and Psychology Research.&quot;, &quot;page&quot;: &quot;107-117&quot;, &quot;title&quot;: &quot;A limiting feature of the Mozart effect: Listening enhances mental rotation abilities in non-musicians but not musicians&quot;, &quot;issue&quot;: &quot;1&quot;, &quot;container-title&quot;: &quot;Psychology of Music&quot;, &quot;id&quot;: &quot;ITEM-1&quot;, &quot;author&quot;: [{&quot;given&quot;: &quot;A.a&quot;, &quot;dropping-particle&quot;: &quot;&quot;, &quot;family&quot;: &quot;Aheadi&quot;, &quot;parse-names&quot;: false, &quot;non-dropping-particle&quot;: &quot;&quot;, &quot;suffix&quot;: &quot;&quot;}, {&quot;given&quot;: &quot;P.b&quot;, &quot;dropping-particle&quot;: &quot;&quot;, &quot;family&quot;: &quot;Dixon&quot;, &quot;parse-names&quot;: false, &quot;non-dropping-particle&quot;: &quot;&quot;, &quot;suffix&quot;: &quot;&quot;}, {&quot;given&quot;: &quot;S.a&quot;, &quot;dropping-particle&quot;: &quot;&quot;, &quot;family&quot;: &quot;Glover&quot;, &quot;parse-names&quot;: false, &quot;non-dropping-particle&quot;: &quot;&quot;, &quot;suffix&quot;: &quot;&quot;}], &quot;volume&quot;: &quot;38&quot;, &quot;type&quot;: &quot;article-journal&quot;, &quot;ISBN&quot;: &quot;0305-7356&quot;, &quot;issued&quot;: {&quot;date-parts&quot;: [[&quot;2010&quot;]]}}, &quot;uris&quot;: [&quot;http://www.mendeley.com/documents/?uuid=d5c67354-9bcd-4bbc-b300-3fdf9332e72c&quot;]}], &quot;properties&quot;: {&quot;noteIndex&quot;: 0}, &quot;schema&quot;: &quot;https://github.com/citation-style-language/schema/raw/master/csl-citation.json&quot;, &quot;mendeley&quot;: {&quot;plainTextFormattedCitation&quot;: &quot;(Aheadi, Dixon, &amp; Glover, 2010)&quot;, &quot;manualFormatting&quot;: &quot;Aheadi, et al (2010)&quot;, &quot;formattedCitation&quot;: &quot;(Aheadi, Dixon, &amp; Glover, 2010)&quot;, &quot;previouslyFormattedCitation&quot;: &quot;(Aheadi, Dixon, &amp; Glover, 2010)&quot;}} RNDvaDR78DBsE"/><text:span text:style-name="T144">⁠ found that Mozart music helped non-musicians perform a mental rotation task when the same music had no effect on musicians, while </text:span><text:reference-mark-start text:name="ADDIN CSL_CITATION {&quot;citationItems&quot;: [{&quot;id&quot;: &quot;ITEM-1&quot;, &quot;itemData&quot;: {&quot;DOI&quot;: &quot;10.1525/mp.2011.29.2.173&quot;, &quot;ISSN&quot;: &quot;07307829&quot;, &quot;ISBN&quot;: &quot;0520057295&quot;, &quot;page&quot;: &quot;173-183&quot;, &quot;title&quot;: &quot;The Effect of Background Music on Cognitive Performance in Musicians and Nonmusicians&quot;, &quot;issue&quot;: &quot;2&quot;, &quot;container-title&quot;: &quot;Music Perception: An Interdisciplinary Journal&quot;, &quot;id&quot;: &quot;ITEM-1&quot;, &quot;author&quot;: [{&quot;given&quot;: &quot;Lucy L. M.&quot;, &quot;dropping-particle&quot;: &quot;&quot;, &quot;family&quot;: &quot;Patston&quot;, &quot;parse-names&quot;: false, &quot;non-dropping-particle&quot;: &quot;&quot;, &quot;suffix&quot;: &quot;&quot;}, {&quot;given&quot;: &quot;Lynette J.&quot;, &quot;dropping-particle&quot;: &quot;&quot;, &quot;family&quot;: &quot;Tippett&quot;, &quot;parse-names&quot;: false, &quot;non-dropping-particle&quot;: &quot;&quot;, &quot;suffix&quot;: &quot;&quot;}], &quot;volume&quot;: &quot;29&quot;, &quot;type&quot;: &quot;article-journal&quot;, &quot;issued&quot;: {&quot;date-parts&quot;: [[&quot;2011&quot;, &quot;12&quot;]]}}, &quot;uris&quot;: [&quot;http://www.mendeley.com/documents/?uuid=90709e96-9b35-4592-8008-a14b99f35bad&quot;]}], &quot;properties&quot;: {&quot;noteIndex&quot;: 0}, &quot;schema&quot;: &quot;https://github.com/citation-style-language/schema/raw/master/csl-citation.json&quot;, &quot;mendeley&quot;: {&quot;plainTextFormattedCitation&quot;: &quot;(Patston &amp; Tippett, 2011)&quot;, &quot;manualFormatting&quot;: &quot;Patston and Tippett (2011)&quot;, &quot;formattedCitation&quot;: &quot;(Patston &amp; Tippett, 2011)&quot;, &quot;previouslyFormattedCitation&quot;: &quot;(Patston &amp; Tippett, 2011)&quot;}} RND6tim43Lkkx"/><text:span text:style-name="T50">Patston and Tippett (2011)</text:span><text:reference-mark-end text:name="ADDIN CSL_CITATION {&quot;citationItems&quot;: [{&quot;id&quot;: &quot;ITEM-1&quot;, &quot;itemData&quot;: {&quot;DOI&quot;: &quot;10.1525/mp.2011.29.2.173&quot;, &quot;ISSN&quot;: &quot;07307829&quot;, &quot;ISBN&quot;: &quot;0520057295&quot;, &quot;page&quot;: &quot;173-183&quot;, &quot;title&quot;: &quot;The Effect of Background Music on Cognitive Performance in Musicians and Nonmusicians&quot;, &quot;issue&quot;: &quot;2&quot;, &quot;container-title&quot;: &quot;Music Perception: An Interdisciplinary Journal&quot;, &quot;id&quot;: &quot;ITEM-1&quot;, &quot;author&quot;: [{&quot;given&quot;: &quot;Lucy L. M.&quot;, &quot;dropping-particle&quot;: &quot;&quot;, &quot;family&quot;: &quot;Patston&quot;, &quot;parse-names&quot;: false, &quot;non-dropping-particle&quot;: &quot;&quot;, &quot;suffix&quot;: &quot;&quot;}, {&quot;given&quot;: &quot;Lynette J.&quot;, &quot;dropping-particle&quot;: &quot;&quot;, &quot;family&quot;: &quot;Tippett&quot;, &quot;parse-names&quot;: false, &quot;non-dropping-particle&quot;: &quot;&quot;, &quot;suffix&quot;: &quot;&quot;}], &quot;volume&quot;: &quot;29&quot;, &quot;type&quot;: &quot;article-journal&quot;, &quot;issued&quot;: {&quot;date-parts&quot;: [[&quot;2011&quot;, &quot;12&quot;]]}}, &quot;uris&quot;: [&quot;http://www.mendeley.com/documents/?uuid=90709e96-9b35-4592-8008-a14b99f35bad&quot;]}], &quot;properties&quot;: {&quot;noteIndex&quot;: 0}, &quot;schema&quot;: &quot;https://github.com/citation-style-language/schema/raw/master/csl-citation.json&quot;, &quot;mendeley&quot;: {&quot;plainTextFormattedCitation&quot;: &quot;(Patston &amp; Tippett, 2011)&quot;, &quot;manualFormatting&quot;: &quot;Patston and Tippett (2011)&quot;, &quot;formattedCitation&quot;: &quot;(Patston &amp; Tippett, 2011)&quot;, &quot;previouslyFormattedCitation&quot;: &quot;(Patston &amp; Tippett, 2011)&quot;}} RND6tim43Lkkx"/><text:span text:style-name="T144">⁠ found that classically trained musicians did worse than non-musicians on a language comprehension task when listening to classical music. </text:span><text:reference-mark-start text:name="ADDIN CSL_CITATION {&quot;citationItems&quot;: [{&quot;id&quot;: &quot;ITEM-1&quot;, &quot;itemData&quot;: {&quot;DOI&quot;: &quot;10.1177/0305735615592265&quot;, &quot;ISSN&quot;: &quot;0305-7356&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page&quot;: &quot;1202-1208&quot;, &quot;title&quot;: &quot;The effect of background music on the cognitive performance of musicians: A pilot study&quot;, &quot;issue&quot;: &quot;5&quot;, &quot;container-title&quot;: &quot;Psychology of Music&quot;, &quot;note&quot;: &quot;NULL&quot;, &quot;id&quot;: &quot;ITEM-1&quot;, &quot;author&quot;: [{&quot;given&quot;: &quot;J.&quot;, &quot;dropping-particle&quot;: &quot;&quot;, &quot;family&quot;: &quot;Yang&quot;, &quot;parse-names&quot;: false, &quot;non-dropping-particle&quot;: &quot;&quot;, &quot;suffix&quot;: &quot;&quot;}, {&quot;given&quot;: &quot;A.&quot;, &quot;dropping-particle&quot;: &quot;&quot;, &quot;family&quot;: &quot;McClelland&quot;, &quot;parse-names&quot;: false, &quot;non-dropping-particle&quot;: &quot;&quot;, &quot;suffix&quot;: &quot;&quot;}, {&quot;given&quot;: &quot;A.&quot;, &quot;dropping-particle&quot;: &quot;&quot;, &quot;family&quot;: &quot;Furnham&quot;, &quot;parse-names&quot;: false, &quot;non-dropping-particle&quot;: &quot;&quot;, &quot;suffix&quot;: &quot;&quot;}], &quot;volume&quot;: &quot;44&quot;, &quot;type&quot;: &quot;article-journal&quot;, &quot;ISBN&quot;: &quot;1532-8759&quot;, &quot;issued&quot;: {&quot;date-parts&quot;: [[&quot;2016&quot;, &quot;9&quot;, &quot;1&quot;]]}}, &quot;uris&quot;: [&quot;http://www.mendeley.com/documents/?uuid=aee03297-3c8e-44ca-bb60-fbd39c318854&quot;]}], &quot;properties&quot;: {&quot;noteIndex&quot;: 0}, &quot;schema&quot;: &quot;https://github.com/citation-style-language/schema/raw/master/csl-citation.json&quot;, &quot;mendeley&quot;: {&quot;plainTextFormattedCitation&quot;: &quot;(Yang, McClelland, &amp; Furnham, 2016)&quot;, &quot;manualFormatting&quot;: &quot;Yang, et al (2016)&quot;, &quot;formattedCitation&quot;: &quot;(Yang, McClelland, &amp; Furnham, 2016)&quot;, &quot;previouslyFormattedCitation&quot;: &quot;(Yang, McClelland, &amp; Furnham, 2016)&quot;}} RNDfZbHrMqa3c"/><text:span text:style-name="T50">Yang, et al (2016)</text:span><text:reference-mark-end text:name="ADDIN CSL_CITATION {&quot;citationItems&quot;: [{&quot;id&quot;: &quot;ITEM-1&quot;, &quot;itemData&quot;: {&quot;DOI&quot;: &quot;10.1177/0305735615592265&quot;, &quot;ISSN&quot;: &quot;0305-7356&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page&quot;: &quot;1202-1208&quot;, &quot;title&quot;: &quot;The effect of background music on the cognitive performance of musicians: A pilot study&quot;, &quot;issue&quot;: &quot;5&quot;, &quot;container-title&quot;: &quot;Psychology of Music&quot;, &quot;note&quot;: &quot;NULL&quot;, &quot;id&quot;: &quot;ITEM-1&quot;, &quot;author&quot;: [{&quot;given&quot;: &quot;J.&quot;, &quot;dropping-particle&quot;: &quot;&quot;, &quot;family&quot;: &quot;Yang&quot;, &quot;parse-names&quot;: false, &quot;non-dropping-particle&quot;: &quot;&quot;, &quot;suffix&quot;: &quot;&quot;}, {&quot;given&quot;: &quot;A.&quot;, &quot;dropping-particle&quot;: &quot;&quot;, &quot;family&quot;: &quot;McClelland&quot;, &quot;parse-names&quot;: false, &quot;non-dropping-particle&quot;: &quot;&quot;, &quot;suffix&quot;: &quot;&quot;}, {&quot;given&quot;: &quot;A.&quot;, &quot;dropping-particle&quot;: &quot;&quot;, &quot;family&quot;: &quot;Furnham&quot;, &quot;parse-names&quot;: false, &quot;non-dropping-particle&quot;: &quot;&quot;, &quot;suffix&quot;: &quot;&quot;}], &quot;volume&quot;: &quot;44&quot;, &quot;type&quot;: &quot;article-journal&quot;, &quot;ISBN&quot;: &quot;1532-8759&quot;, &quot;issued&quot;: {&quot;date-parts&quot;: [[&quot;2016&quot;, &quot;9&quot;, &quot;1&quot;]]}}, &quot;uris&quot;: [&quot;http://www.mendeley.com/documents/?uuid=aee03297-3c8e-44ca-bb60-fbd39c318854&quot;]}], &quot;properties&quot;: {&quot;noteIndex&quot;: 0}, &quot;schema&quot;: &quot;https://github.com/citation-style-language/schema/raw/master/csl-citation.json&quot;, &quot;mendeley&quot;: {&quot;plainTextFormattedCitation&quot;: &quot;(Yang, McClelland, &amp; Furnham, 2016)&quot;, &quot;manualFormatting&quot;: &quot;Yang, et al (2016)&quot;, &quot;formattedCitation&quot;: &quot;(Yang, McClelland, &amp; Furnham, 2016)&quot;, &quot;previouslyFormattedCitation&quot;: &quot;(Yang, McClelland, &amp; Furnham, 2016)&quot;}} RNDfZbHrMqa3c"/><text:span text:style-name="T144">⁠ explored this topic further and investigated whether training type and the music type interacted to affect cognitive performance. They found that a musician’s performance was most affected on three cognitive tasks (arithmetic, verbal fluency, problem solving) when they listened to music featuring the instrument on which they were trained than when they listened to music involving other instruments. Despite the research comparing task performance of musicians and non-musicians, there are no studies that investigate what it is about musical training that causes these task performance differences to occur. Exploring how musicians and </text:span><text:soft-page-break/><text:span text:style-name="T144">non-musicians process music as they listen may help understand why musicians and non-musicians perform differently on cognitive tasks in the presence of music.</text:span></text:p>
      <text:p text:style-name="P15">As discussed previously, the hypothesis for why the serial nature of language interferes with tasks that require serial processing has to do with the brain’s <text:span text:style-name="T145">ability to organize incoming serial information from multiple sources.</text:span> Something similar may be occurring in the case of musicians <text:span text:style-name="T146">and background music</text:span>. Musicians spend years learning <text:span text:style-name="T146">to recognize</text:span> the intricate details of <text:span text:style-name="T146">a piece of </text:span>music. <text:span text:style-name="T146">In music, different notes have different roles similar to how, in language, words play specific roles in a sentence (verbs, adjectives, etc.). With training, a musician can not only detect features of the music an untrained listener would not hear, but also understand how the structure of a series of notes are assembled to produce a piece of music. To a musician, the music may be a type of language requiring</text:span> serial processing <text:span text:style-name="T147">where previous musical information must be kept in memory to make sense of incoming information</text:span>. <text:span text:style-name="T146">This interpretation</text:span> fit<text:span text:style-name="T146">s</text:span> with the hypothesis that it is the serial nature of the irrelevant sound that is important for producing negative effects on cognitive tasks <text:reference-mark-start text:name="ADDIN CSL_CITATION {&quot;citationItems&quot;: [{&quot;id&quot;: &quot;ITEM-1&quot;, &quot;itemData&quot;: {&quot;PMID&quot;: &quot;11474757&quot;, &quot;DOI&quot;: &quot;10.1518/001872001775992462&quot;, &quot;ISSN&quot;: &quot;00187208&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page&quot;: &quot;12-29&quot;, &quot;title&quot;: &quot;Auditory Distraction and Short-Term Memory: Phenomena and Practical Implications&quot;, &quot;issue&quot;: &quot;1&quot;, &quot;container-title&quot;: &quot;Human Factors: The Journal of the Human Factors and Ergonomics Society&quot;, &quot;id&quot;: &quot;ITEM-1&quot;, &quot;author&quot;: [{&quot;given&quot;: &quot;Simon P.&quot;, &quot;dropping-particle&quot;: &quot;&quot;, &quot;family&quot;: &quot;Banbury&quot;, &quot;parse-names&quot;: false, &quot;non-dropping-particle&quot;: &quot;&quot;, &quot;suffix&quot;: &quot;&quot;}, {&quot;given&quot;: &quot;William J.&quot;, &quot;dropping-particle&quot;: &quot;&quot;, &quot;family&quot;: &quot;Macken&quot;, &quot;parse-names&quot;: false, &quot;non-dropping-particle&quot;: &quot;&quot;, &quot;suffix&quot;: &quot;&quot;}, {&quot;given&quot;: &quot;S\u00e9bastien&quot;, &quot;dropping-particle&quot;: &quot;&quot;, &quot;family&quot;: &quot;Tremblay&quot;, &quot;parse-names&quot;: false, &quot;non-dropping-particle&quot;: &quot;&quot;, &quot;suffix&quot;: &quot;&quot;}, {&quot;given&quot;: &quot;Dylan M.&quot;, &quot;dropping-particle&quot;: &quot;&quot;, &quot;family&quot;: &quot;Jones&quot;, &quot;parse-names&quot;: false, &quot;non-dropping-particle&quot;: &quot;&quot;, &quot;suffix&quot;: &quot;&quot;}], &quot;volume&quot;: &quot;43&quot;, &quot;type&quot;: &quot;article-journal&quot;, &quot;ISBN&quot;: &quot;0018-7208&quot;, &quot;issued&quot;: {&quot;date-parts&quot;: [[&quot;2001&quot;]]}}, &quot;uris&quot;: [&quot;http://www.mendeley.com/documents/?uuid=ad931289-bbdd-49d9-bf1e-3621e1a771d8&quot;]}], &quot;properties&quot;: {&quot;noteIndex&quot;: 0}, &quot;schema&quot;: &quot;https://github.com/citation-style-language/schema/raw/master/csl-citation.json&quot;, &quot;mendeley&quot;: {&quot;plainTextFormattedCitation&quot;: &quot;(Banbury et al., 2001)&quot;, &quot;formattedCitation&quot;: &quot;(Banbury et al., 2001)&quot;, &quot;previouslyFormattedCitation&quot;: &quot;(Banbury et al., 2001)&quot;}} RNDeaYEweNWAH"/><text:span text:style-name="T21">(Banbury et al., 2001)</text:span><text:reference-mark-end text:name="ADDIN CSL_CITATION {&quot;citationItems&quot;: [{&quot;id&quot;: &quot;ITEM-1&quot;, &quot;itemData&quot;: {&quot;PMID&quot;: &quot;11474757&quot;, &quot;DOI&quot;: &quot;10.1518/001872001775992462&quot;, &quot;ISSN&quot;: &quot;00187208&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page&quot;: &quot;12-29&quot;, &quot;title&quot;: &quot;Auditory Distraction and Short-Term Memory: Phenomena and Practical Implications&quot;, &quot;issue&quot;: &quot;1&quot;, &quot;container-title&quot;: &quot;Human Factors: The Journal of the Human Factors and Ergonomics Society&quot;, &quot;id&quot;: &quot;ITEM-1&quot;, &quot;author&quot;: [{&quot;given&quot;: &quot;Simon P.&quot;, &quot;dropping-particle&quot;: &quot;&quot;, &quot;family&quot;: &quot;Banbury&quot;, &quot;parse-names&quot;: false, &quot;non-dropping-particle&quot;: &quot;&quot;, &quot;suffix&quot;: &quot;&quot;}, {&quot;given&quot;: &quot;William J.&quot;, &quot;dropping-particle&quot;: &quot;&quot;, &quot;family&quot;: &quot;Macken&quot;, &quot;parse-names&quot;: false, &quot;non-dropping-particle&quot;: &quot;&quot;, &quot;suffix&quot;: &quot;&quot;}, {&quot;given&quot;: &quot;S\u00e9bastien&quot;, &quot;dropping-particle&quot;: &quot;&quot;, &quot;family&quot;: &quot;Tremblay&quot;, &quot;parse-names&quot;: false, &quot;non-dropping-particle&quot;: &quot;&quot;, &quot;suffix&quot;: &quot;&quot;}, {&quot;given&quot;: &quot;Dylan M.&quot;, &quot;dropping-particle&quot;: &quot;&quot;, &quot;family&quot;: &quot;Jones&quot;, &quot;parse-names&quot;: false, &quot;non-dropping-particle&quot;: &quot;&quot;, &quot;suffix&quot;: &quot;&quot;}], &quot;volume&quot;: &quot;43&quot;, &quot;type&quot;: &quot;article-journal&quot;, &quot;ISBN&quot;: &quot;0018-7208&quot;, &quot;issued&quot;: {&quot;date-parts&quot;: [[&quot;2001&quot;]]}}, &quot;uris&quot;: [&quot;http://www.mendeley.com/documents/?uuid=ad931289-bbdd-49d9-bf1e-3621e1a771d8&quot;]}], &quot;properties&quot;: {&quot;noteIndex&quot;: 0}, &quot;schema&quot;: &quot;https://github.com/citation-style-language/schema/raw/master/csl-citation.json&quot;, &quot;mendeley&quot;: {&quot;plainTextFormattedCitation&quot;: &quot;(Banbury et al., 2001)&quot;, &quot;formattedCitation&quot;: &quot;(Banbury et al., 2001)&quot;, &quot;previouslyFormattedCitation&quot;: &quot;(Banbury et al., 2001)&quot;}} RNDeaYEweNWAH"/>⁠. Non-musicians, who are not trained to listen and understand <text:span text:style-name="T148">the structure the music,</text:span> process the music holistically <text:reference-mark-start text:name="ADDIN CSL_CITATION {&quot;citationItems&quot;: [{&quot;id&quot;: &quot;ITEM-1&quot;, &quot;itemData&quot;: {&quot;id&quot;: &quot;ITEM-1&quot;, &quot;container-title&quot;: &quot;American Association for the Advancement of Science&quot;, &quot;author&quot;: [{&quot;given&quot;: &quot;Thomas G .&quot;, &quot;dropping-particle&quot;: &quot;&quot;, &quot;family&quot;: &quot;Bever&quot;, &quot;parse-names&quot;: false, &quot;non-dropping-particle&quot;: &quot;&quot;, &quot;suffix&quot;: &quot;&quot;}, {&quot;given&quot;: &quot;Robert J .&quot;, &quot;dropping-particle&quot;: &quot;&quot;, &quot;family&quot;: &quot;Chiarello&quot;, &quot;parse-names&quot;: false, &quot;non-dropping-particle&quot;: &quot;&quot;, &quot;suffix&quot;: &quot;&quot;}], &quot;page&quot;: &quot;537-539&quot;, &quot;title&quot;: &quot;Cerebral Dominance in Musicians and Nonmusicians&quot;, &quot;issue&quot;: &quot;4150&quot;, &quot;type&quot;: &quot;article-journal&quot;, &quot;issued&quot;: {&quot;date-parts&quot;: [[&quot;2016&quot;]]}, &quot;volume&quot;: &quot;185&quot;}, &quot;uris&quot;: [&quot;http://www.mendeley.com/documents/?uuid=5db27922-dfdc-4e35-b05c-42b20e8fa872&quot;]}], &quot;properties&quot;: {&quot;noteIndex&quot;: 0}, &quot;schema&quot;: &quot;https://github.com/citation-style-language/schema/raw/master/csl-citation.json&quot;, &quot;mendeley&quot;: {&quot;plainTextFormattedCitation&quot;: &quot;(Bever &amp; Chiarello, 2016)&quot;, &quot;formattedCitation&quot;: &quot;(Bever &amp; Chiarello, 2016)&quot;, &quot;previouslyFormattedCitation&quot;: &quot;(Bever &amp; Chiarello, 2016)&quot;}} RND2h383z3hxJ"/><text:span text:style-name="T21">(Bever &amp; Chiarello, 2016)</text:span><text:reference-mark-end text:name="ADDIN CSL_CITATION {&quot;citationItems&quot;: [{&quot;id&quot;: &quot;ITEM-1&quot;, &quot;itemData&quot;: {&quot;id&quot;: &quot;ITEM-1&quot;, &quot;container-title&quot;: &quot;American Association for the Advancement of Science&quot;, &quot;author&quot;: [{&quot;given&quot;: &quot;Thomas G .&quot;, &quot;dropping-particle&quot;: &quot;&quot;, &quot;family&quot;: &quot;Bever&quot;, &quot;parse-names&quot;: false, &quot;non-dropping-particle&quot;: &quot;&quot;, &quot;suffix&quot;: &quot;&quot;}, {&quot;given&quot;: &quot;Robert J .&quot;, &quot;dropping-particle&quot;: &quot;&quot;, &quot;family&quot;: &quot;Chiarello&quot;, &quot;parse-names&quot;: false, &quot;non-dropping-particle&quot;: &quot;&quot;, &quot;suffix&quot;: &quot;&quot;}], &quot;page&quot;: &quot;537-539&quot;, &quot;title&quot;: &quot;Cerebral Dominance in Musicians and Nonmusicians&quot;, &quot;issue&quot;: &quot;4150&quot;, &quot;type&quot;: &quot;article-journal&quot;, &quot;issued&quot;: {&quot;date-parts&quot;: [[&quot;2016&quot;]]}, &quot;volume&quot;: &quot;185&quot;}, &quot;uris&quot;: [&quot;http://www.mendeley.com/documents/?uuid=5db27922-dfdc-4e35-b05c-42b20e8fa872&quot;]}], &quot;properties&quot;: {&quot;noteIndex&quot;: 0}, &quot;schema&quot;: &quot;https://github.com/citation-style-language/schema/raw/master/csl-citation.json&quot;, &quot;mendeley&quot;: {&quot;plainTextFormattedCitation&quot;: &quot;(Bever &amp; Chiarello, 2016)&quot;, &quot;formattedCitation&quot;: &quot;(Bever &amp; Chiarello, 2016)&quot;, &quot;previouslyFormattedCitation&quot;: &quot;(Bever &amp; Chiarello, 2016)&quot;}} RND2h383z3hxJ"/>⁠ and are therefore not as affected by <text:span text:style-name="T148">the serial nature of music when concurrently performing a task.</text:span></text:p>
      <text:p text:style-name="P18">Another way to explain the differences between musicians and non-musicians is through the <text:span text:style-name="T149">s</text:span>chema <text:span text:style-name="T149">t</text:span>heory of <text:span text:style-name="T149">l</text:span>earning. The term schema was first introduced by <text:reference-mark-start text:name="ADDIN CSL_CITATION {&quot;citationItems&quot;: [{&quot;id&quot;: &quot;ITEM-1&quot;, &quot;itemData&quot;: {&quot;PMID&quot;: &quot;2161&quot;, &quot;DOI&quot;: &quot;10.1037/h0051916&quot;, &quot;ISSN&quot;: &quot;0095-8891&quot;, &quot;abstract&quot;: &quot;This work, a second edition of which has very kindly been requested, was followed by La Construction du r\u00e9el chez l'enfant and was to have been completed by a study of the genesis of imitation in the child. The latter piece of research, whose publication we have postponed because it is so closely connected with the analysis of play and representational symbolism, appeared in 1945, inserted in a third work, La formation du symbole chez l'enfant. Together these three works form one entity dedicated to the beginnings of intelligence, that is to say, to the various manifestations of sensorimotor intelligence and to the most elementary forms of expression. The theses developed in this volume, which concern in particular the formation of the sensorimotor schemata and the mechanism of mental assimilation, have given rise to much discussion which pleases us and prompts us to thank both our opponents and our sympathizers for their kind interest in our work.&quot;, &quot;page&quot;: &quot;467-467&quot;, &quot;title&quot;: &quot;The origins of intelligence in children.&quot;, &quot;issue&quot;: &quot;6&quot;, &quot;container-title&quot;: &quot;Journal of Consulting Psychology&quot;, &quot;id&quot;: &quot;ITEM-1&quot;, &quot;author&quot;: [{&quot;given&quot;: &quot;Jean&quot;, &quot;dropping-particle&quot;: &quot;&quot;, &quot;family&quot;: &quot;Piaget&quot;, &quot;parse-names&quot;: false, &quot;non-dropping-particle&quot;: &quot;&quot;, &quot;suffix&quot;: &quot;&quot;}], &quot;volume&quot;: &quot;17&quot;, &quot;type&quot;: &quot;article-journal&quot;, &quot;ISBN&quot;: &quot;9780393002027&quot;, &quot;issued&quot;: {&quot;date-parts&quot;: [[&quot;1952&quot;]]}}, &quot;uris&quot;: [&quot;http://www.mendeley.com/documents/?uuid=fa3fe697-5b61-451a-bf15-f80e3f84bc9a&quot;, &quot;http://www.mendeley.com/documents/?uuid=778c3502-8d0d-4360-83a9-850243c186a9&quot;]}], &quot;properties&quot;: {&quot;noteIndex&quot;: 0}, &quot;schema&quot;: &quot;https://github.com/citation-style-language/schema/raw/master/csl-citation.json&quot;, &quot;mendeley&quot;: {&quot;plainTextFormattedCitation&quot;: &quot;(Piaget, 1952)&quot;, &quot;manualFormatting&quot;: &quot;Piaget (1953)&quot;, &quot;formattedCitation&quot;: &quot;(Piaget, 1952)&quot;, &quot;previouslyFormattedCitation&quot;: &quot;(Piaget, 1952)&quot;}} RNDs6kxYpBtDf"/><text:span text:style-name="T21">Piaget (1953)</text:span><text:reference-mark-end text:name="ADDIN CSL_CITATION {&quot;citationItems&quot;: [{&quot;id&quot;: &quot;ITEM-1&quot;, &quot;itemData&quot;: {&quot;PMID&quot;: &quot;2161&quot;, &quot;DOI&quot;: &quot;10.1037/h0051916&quot;, &quot;ISSN&quot;: &quot;0095-8891&quot;, &quot;abstract&quot;: &quot;This work, a second edition of which has very kindly been requested, was followed by La Construction du r\u00e9el chez l'enfant and was to have been completed by a study of the genesis of imitation in the child. The latter piece of research, whose publication we have postponed because it is so closely connected with the analysis of play and representational symbolism, appeared in 1945, inserted in a third work, La formation du symbole chez l'enfant. Together these three works form one entity dedicated to the beginnings of intelligence, that is to say, to the various manifestations of sensorimotor intelligence and to the most elementary forms of expression. The theses developed in this volume, which concern in particular the formation of the sensorimotor schemata and the mechanism of mental assimilation, have given rise to much discussion which pleases us and prompts us to thank both our opponents and our sympathizers for their kind interest in our work.&quot;, &quot;page&quot;: &quot;467-467&quot;, &quot;title&quot;: &quot;The origins of intelligence in children.&quot;, &quot;issue&quot;: &quot;6&quot;, &quot;container-title&quot;: &quot;Journal of Consulting Psychology&quot;, &quot;id&quot;: &quot;ITEM-1&quot;, &quot;author&quot;: [{&quot;given&quot;: &quot;Jean&quot;, &quot;dropping-particle&quot;: &quot;&quot;, &quot;family&quot;: &quot;Piaget&quot;, &quot;parse-names&quot;: false, &quot;non-dropping-particle&quot;: &quot;&quot;, &quot;suffix&quot;: &quot;&quot;}], &quot;volume&quot;: &quot;17&quot;, &quot;type&quot;: &quot;article-journal&quot;, &quot;ISBN&quot;: &quot;9780393002027&quot;, &quot;issued&quot;: {&quot;date-parts&quot;: [[&quot;1952&quot;]]}}, &quot;uris&quot;: [&quot;http://www.mendeley.com/documents/?uuid=fa3fe697-5b61-451a-bf15-f80e3f84bc9a&quot;, &quot;http://www.mendeley.com/documents/?uuid=778c3502-8d0d-4360-83a9-850243c186a9&quot;]}], &quot;properties&quot;: {&quot;noteIndex&quot;: 0}, &quot;schema&quot;: &quot;https://github.com/citation-style-language/schema/raw/master/csl-citation.json&quot;, &quot;mendeley&quot;: {&quot;plainTextFormattedCitation&quot;: &quot;(Piaget, 1952)&quot;, &quot;manualFormatting&quot;: &quot;Piaget (1953)&quot;, &quot;formattedCitation&quot;: &quot;(Piaget, 1952)&quot;, &quot;previouslyFormattedCitation&quot;: &quot;(Piaget, 1952)&quot;}} RNDs6kxYpBtDf"/>⁠ and refers to <text:span text:style-name="T150">a method of organizing knowledge about the world around us</text:span>. <text:span text:style-name="T151">Schemas make processing of incoming information more efficient by indexing the relationships between elements and creating connections between the processes required to understand those relationships. The more we are exposed to a stimulus, the stronger the connections and the more efficient the schemas become. Schemas are automatically invoked to process and understand incoming stimuli </text:span><text:reference-mark-start text:name="ADDIN CSL_CITATION {&quot;citationItems&quot;: [{&quot;id&quot;: &quot;ITEM-1&quot;, &quot;itemData&quot;: {&quot;id&quot;: &quot;ITEM-1&quot;, &quot;container-title&quot;: &quot;Learning to read in American schools: Basal readers and content texts&quot;, &quot;author&quot;: [{&quot;given&quot;: &quot;Richard C&quot;, &quot;dropping-particle&quot;: &quot;&quot;, &quot;family&quot;: &quot;Anderson&quot;, &quot;parse-names&quot;: false, &quot;non-dropping-particle&quot;: &quot;&quot;, &quot;suffix&quot;: &quot;&quot;}], &quot;page&quot;: &quot;243-257&quot;, &quot;title&quot;: &quot;Role of the reader\u2019s schema in comprehension, learning, and memory&quot;, &quot;type&quot;: &quot;article-journal&quot;, &quot;issued&quot;: {&quot;date-parts&quot;: [[&quot;1984&quot;]]}, &quot;publisher&quot;: &quot;Erlbaum Hillsdale, NJ&quot;, &quot;volume&quot;: &quot;29&quot;}, &quot;uris&quot;: [&quot;http://www.mendeley.com/documents/?uuid=e4f7971d-271a-480e-a067-e3a12ee9e3f5&quot;, &quot;http://www.mendeley.com/documents/?uuid=32a22fcf-6a91-4fbd-b773-56fc59900433&quot;]}], &quot;properties&quot;: {&quot;noteIndex&quot;: 0}, &quot;schema&quot;: &quot;https://github.com/citation-style-language/schema/raw/master/csl-citation.json&quot;, &quot;mendeley&quot;: {&quot;plainTextFormattedCitation&quot;: &quot;(Anderson, 1984a)&quot;, &quot;formattedCitation&quot;: &quot;(Anderson, 1984a)&quot;, &quot;previouslyFormattedCitation&quot;: &quot;(Anderson, 1984a)&quot;}} RND4k80uNnYCS"/><text:span text:style-name="T51">(Anderson, 1984a)</text:span><text:reference-mark-end text:name="ADDIN CSL_CITATION {&quot;citationItems&quot;: [{&quot;id&quot;: &quot;ITEM-1&quot;, &quot;itemData&quot;: {&quot;id&quot;: &quot;ITEM-1&quot;, &quot;container-title&quot;: &quot;Learning to read in American schools: Basal readers and content texts&quot;, &quot;author&quot;: [{&quot;given&quot;: &quot;Richard C&quot;, &quot;dropping-particle&quot;: &quot;&quot;, &quot;family&quot;: &quot;Anderson&quot;, &quot;parse-names&quot;: false, &quot;non-dropping-particle&quot;: &quot;&quot;, &quot;suffix&quot;: &quot;&quot;}], &quot;page&quot;: &quot;243-257&quot;, &quot;title&quot;: &quot;Role of the reader\u2019s schema in comprehension, learning, and memory&quot;, &quot;type&quot;: &quot;article-journal&quot;, &quot;issued&quot;: {&quot;date-parts&quot;: [[&quot;1984&quot;]]}, &quot;publisher&quot;: &quot;Erlbaum Hillsdale, NJ&quot;, &quot;volume&quot;: &quot;29&quot;}, &quot;uris&quot;: [&quot;http://www.mendeley.com/documents/?uuid=e4f7971d-271a-480e-a067-e3a12ee9e3f5&quot;, &quot;http://www.mendeley.com/documents/?uuid=32a22fcf-6a91-4fbd-b773-56fc59900433&quot;]}], &quot;properties&quot;: {&quot;noteIndex&quot;: 0}, &quot;schema&quot;: &quot;https://github.com/citation-style-language/schema/raw/master/csl-citation.json&quot;, &quot;mendeley&quot;: {&quot;plainTextFormattedCitation&quot;: &quot;(Anderson, 1984a)&quot;, &quot;formattedCitation&quot;: &quot;(Anderson, 1984a)&quot;, &quot;previouslyFormattedCitation&quot;: &quot;(Anderson, 1984a)&quot;}} RND4k80uNnYCS"/><text:span text:style-name="T151">⁠. Schema theory, </text:span><text:soft-page-break/><text:span text:style-name="T151">when applied to reading words, involves simultaneous analysis at many different levels: from a phoneme, to syntax, to overall interpretation of a phrase, to following the overarching story </text:span><text:reference-mark-start text:name="ADDIN CSL_CITATION {&quot;citationItems&quot;: [{&quot;id&quot;: &quot;ITEM-1&quot;, &quot;itemData&quot;: {&quot;id&quot;: &quot;ITEM-1&quot;, &quot;container-title&quot;: &quot;Learning to read in American schools: Basal readers and content texts&quot;, &quot;author&quot;: [{&quot;given&quot;: &quot;Richard C&quot;, &quot;dropping-particle&quot;: &quot;&quot;, &quot;family&quot;: &quot;Anderson&quot;, &quot;parse-names&quot;: false, &quot;non-dropping-particle&quot;: &quot;&quot;, &quot;suffix&quot;: &quot;&quot;}], &quot;page&quot;: &quot;243-257&quot;, &quot;volume&quot;: &quot;29&quot;, &quot;title&quot;: &quot;Role of the reader\u2019s schema in comprehension, learning, and memory&quot;, &quot;type&quot;: &quot;article-journal&quot;, &quot;issued&quot;: {&quot;date-parts&quot;: [[&quot;1984&quot;]]}, &quot;publisher&quot;: &quot;Erlbaum Hillsdale, NJ&quot;, &quot;note&quot;: &quot;NULL&quot;}, &quot;uris&quot;: [&quot;http://www.mendeley.com/documents/?uuid=32a22fcf-6a91-4fbd-b773-56fc59900433&quot;]}], &quot;properties&quot;: {&quot;noteIndex&quot;: 0}, &quot;schema&quot;: &quot;https://github.com/citation-style-language/schema/raw/master/csl-citation.json&quot;, &quot;mendeley&quot;: {&quot;plainTextFormattedCitation&quot;: &quot;(Anderson, 1984b)&quot;, &quot;formattedCitation&quot;: &quot;(Anderson, 1984b)&quot;, &quot;previouslyFormattedCitation&quot;: &quot;(Anderson, 1984b)&quot;}} RNDPQkXWKQRb2"/><text:span text:style-name="T51">(Anderson, 1984b)</text:span><text:reference-mark-end text:name="ADDIN CSL_CITATION {&quot;citationItems&quot;: [{&quot;id&quot;: &quot;ITEM-1&quot;, &quot;itemData&quot;: {&quot;id&quot;: &quot;ITEM-1&quot;, &quot;container-title&quot;: &quot;Learning to read in American schools: Basal readers and content texts&quot;, &quot;author&quot;: [{&quot;given&quot;: &quot;Richard C&quot;, &quot;dropping-particle&quot;: &quot;&quot;, &quot;family&quot;: &quot;Anderson&quot;, &quot;parse-names&quot;: false, &quot;non-dropping-particle&quot;: &quot;&quot;, &quot;suffix&quot;: &quot;&quot;}], &quot;page&quot;: &quot;243-257&quot;, &quot;volume&quot;: &quot;29&quot;, &quot;title&quot;: &quot;Role of the reader\u2019s schema in comprehension, learning, and memory&quot;, &quot;type&quot;: &quot;article-journal&quot;, &quot;issued&quot;: {&quot;date-parts&quot;: [[&quot;1984&quot;]]}, &quot;publisher&quot;: &quot;Erlbaum Hillsdale, NJ&quot;, &quot;note&quot;: &quot;NULL&quot;}, &quot;uris&quot;: [&quot;http://www.mendeley.com/documents/?uuid=32a22fcf-6a91-4fbd-b773-56fc59900433&quot;]}], &quot;properties&quot;: {&quot;noteIndex&quot;: 0}, &quot;schema&quot;: &quot;https://github.com/citation-style-language/schema/raw/master/csl-citation.json&quot;, &quot;mendeley&quot;: {&quot;plainTextFormattedCitation&quot;: &quot;(Anderson, 1984b)&quot;, &quot;formattedCitation&quot;: &quot;(Anderson, 1984b)&quot;, &quot;previouslyFormattedCitation&quot;: &quot;(Anderson, 1984b)&quot;}} RNDPQkXWKQRb2"/><text:span text:style-name="T151">. Music, like a story, contains many different levels of information: rhythm, timbre, tone semantics, dynamics, etc </text:span><text:reference-mark-start text:name="ADDIN CSL_CITATION {&quot;citationItems&quot;: [{&quot;id&quot;: &quot;ITEM-1&quot;, &quot;itemData&quot;: {&quot;id&quot;: &quot;ITEM-1&quot;, &quot;author&quot;: [{&quot;given&quot;: &quot;Marc&quot;, &quot;dropping-particle&quot;: &quot;&quot;, &quot;family&quot;: &quot;Leman&quot;, &quot;parse-names&quot;: false, &quot;non-dropping-particle&quot;: &quot;&quot;, &quot;suffix&quot;: &quot;&quot;}], &quot;ISBN&quot;: &quot;3642852130&quot;, &quot;volume&quot;: &quot;31&quot;, &quot;title&quot;: &quot;Music and schema theory: Cognitive foundations of systematic musicology&quot;, &quot;type&quot;: &quot;book&quot;, &quot;issued&quot;: {&quot;date-parts&quot;: [[&quot;2012&quot;]]}, &quot;number-of-pages&quot;: &quot;61-70&quot;, &quot;publisher&quot;: &quot;Springer Science &amp; Business Media&quot;, &quot;note&quot;: &quot;NULL&quot;}, &quot;uris&quot;: [&quot;http://www.mendeley.com/documents/?uuid=9d84ed40-953c-4eea-9779-27e78ac2997e&quot;]}], &quot;properties&quot;: {&quot;noteIndex&quot;: 0}, &quot;schema&quot;: &quot;https://github.com/citation-style-language/schema/raw/master/csl-citation.json&quot;, &quot;mendeley&quot;: {&quot;plainTextFormattedCitation&quot;: &quot;(Leman, 2012)&quot;, &quot;formattedCitation&quot;: &quot;(Leman, 2012)&quot;, &quot;previouslyFormattedCitation&quot;: &quot;(Leman, 2012)&quot;}} RNDhUiupCAivI"/><text:span text:style-name="T51">(Leman, 2012)</text:span><text:reference-mark-end text:name="ADDIN CSL_CITATION {&quot;citationItems&quot;: [{&quot;id&quot;: &quot;ITEM-1&quot;, &quot;itemData&quot;: {&quot;id&quot;: &quot;ITEM-1&quot;, &quot;author&quot;: [{&quot;given&quot;: &quot;Marc&quot;, &quot;dropping-particle&quot;: &quot;&quot;, &quot;family&quot;: &quot;Leman&quot;, &quot;parse-names&quot;: false, &quot;non-dropping-particle&quot;: &quot;&quot;, &quot;suffix&quot;: &quot;&quot;}], &quot;ISBN&quot;: &quot;3642852130&quot;, &quot;volume&quot;: &quot;31&quot;, &quot;title&quot;: &quot;Music and schema theory: Cognitive foundations of systematic musicology&quot;, &quot;type&quot;: &quot;book&quot;, &quot;issued&quot;: {&quot;date-parts&quot;: [[&quot;2012&quot;]]}, &quot;number-of-pages&quot;: &quot;61-70&quot;, &quot;publisher&quot;: &quot;Springer Science &amp; Business Media&quot;, &quot;note&quot;: &quot;NULL&quot;}, &quot;uris&quot;: [&quot;http://www.mendeley.com/documents/?uuid=9d84ed40-953c-4eea-9779-27e78ac2997e&quot;]}], &quot;properties&quot;: {&quot;noteIndex&quot;: 0}, &quot;schema&quot;: &quot;https://github.com/citation-style-language/schema/raw/master/csl-citation.json&quot;, &quot;mendeley&quot;: {&quot;plainTextFormattedCitation&quot;: &quot;(Leman, 2012)&quot;, &quot;formattedCitation&quot;: &quot;(Leman, 2012)&quot;, &quot;previouslyFormattedCitation&quot;: &quot;(Leman, 2012)&quot;}} RNDhUiupCAivI"/><text:span text:style-name="T151">⁠. Musicians are trained to listen and process music in a way that allows them to understand this information. Their schemas for processing music are efficient and well-formed, especially the schemas for the music of their primary instrument. </text:span></text:p>
      <text:p text:style-name="P19"><text:span text:style-name="T171">Du</text:span><text:span text:style-name="T151">e to the similarity between the structure of written language and a music piece, the cognitive processes used to understand the music (working memory, short term memory, contextual comprehension etc.) may be similar in nature to those used during reading </text:span><text:reference-mark-start text:name="ADDIN CSL_CITATION {&quot;citationItems&quot;: [{&quot;id&quot;: &quot;ITEM-1&quot;, &quot;itemData&quot;: {&quot;DOI&quot;: &quot;10.1177/002221948201500809&quot;, &quot;ISSN&quot;: &quot;0022-2194&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page&quot;: &quot;485-493&quot;, &quot;title&quot;: &quot;Individual Differences in the Cognitive Processes of Reading: I. Word Decoding&quot;, &quot;issue&quot;: &quot;8&quot;, &quot;container-title&quot;: &quot;Journal of Learning Disabilities&quot;, &quot;note&quot;: &quot;NULL&quot;, &quot;id&quot;: &quot;ITEM-1&quot;, &quot;author&quot;: [{&quot;given&quot;: &quot;K. E.&quot;, &quot;dropping-particle&quot;: &quot;&quot;, &quot;family&quot;: &quot;Stanovich&quot;, &quot;parse-names&quot;: false, &quot;non-dropping-particle&quot;: &quot;&quot;, &quot;suffix&quot;: &quot;&quot;}], &quot;volume&quot;: &quot;15&quot;, &quot;type&quot;: &quot;article-journal&quot;, &quot;ISBN&quot;: &quot;00222194&quot;, &quot;issued&quot;: {&quot;date-parts&quot;: [[&quot;1982&quot;, &quot;10&quot;, &quot;1&quot;]]}}, &quot;uris&quot;: [&quot;http://www.mendeley.com/documents/?uuid=56965fa4-f881-4ed3-b959-33c77662af75&quot;]}, {&quot;id&quot;: &quot;ITEM-2&quot;, &quot;itemData&quot;: {&quot;DOI&quot;: &quot;10.1177/002221948201500908&quot;, &quot;ISSN&quot;: &quot;0022-2194&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page&quot;: &quot;549-554&quot;, &quot;title&quot;: &quot;Individual differences in the cognitive processes of reading: II. Text-level processes&quot;, &quot;issue&quot;: &quot;9&quot;, &quot;container-title&quot;: &quot;Journal of Learning Disabilities&quot;, &quot;note&quot;: &quot;NULL&quot;, &quot;id&quot;: &quot;ITEM-2&quot;, &quot;author&quot;: [{&quot;given&quot;: &quot;K. E.&quot;, &quot;dropping-particle&quot;: &quot;&quot;, &quot;family&quot;: &quot;Stanovich&quot;, &quot;parse-names&quot;: false, &quot;non-dropping-particle&quot;: &quot;&quot;, &quot;suffix&quot;: &quot;&quot;}], &quot;volume&quot;: &quot;15&quot;, &quot;type&quot;: &quot;article-journal&quot;, &quot;ISBN&quot;: &quot;00222194&quot;, &quot;issued&quot;: {&quot;date-parts&quot;: [[&quot;1982&quot;]]}}, &quot;uris&quot;: [&quot;http://www.mendeley.com/documents/?uuid=e409a59c-9d45-4be0-bd98-2e005e4a0f51&quot;]}, {&quot;id&quot;: &quot;ITEM-3&quot;, &quot;itemData&quot;: {&quot;DOI&quot;: &quot;10.1016/0749-596X(85)90019-1&quot;, &quot;ISSN&quot;: &quot;0749596X&quot;, &quot;page&quot;: &quot;119-131&quot;, &quot;title&quot;: &quot;Components of fluent reading&quot;, &quot;issue&quot;: &quot;1&quot;, &quot;container-title&quot;: &quot;Journal of Memory and Language&quot;, &quot;note&quot;: &quot;NULL&quot;, &quot;id&quot;: &quot;ITEM-3&quot;, &quot;author&quot;: [{&quot;given&quot;: &quot;Alan&quot;, &quot;dropping-particle&quot;: &quot;&quot;, &quot;family&quot;: &quot;Baddeley&quot;, &quot;parse-names&quot;: false, &quot;non-dropping-particle&quot;: &quot;&quot;, &quot;suffix&quot;: &quot;&quot;}, {&quot;given&quot;: &quot;Robert&quot;, &quot;dropping-particle&quot;: &quot;&quot;, &quot;family&quot;: &quot;Logie&quot;, &quot;parse-names&quot;: false, &quot;non-dropping-particle&quot;: &quot;&quot;, &quot;suffix&quot;: &quot;&quot;}, {&quot;given&quot;: &quot;Ian&quot;, &quot;dropping-particle&quot;: &quot;&quot;, &quot;family&quot;: &quot;Nimmo-Smith&quot;, &quot;parse-names&quot;: false, &quot;non-dropping-particle&quot;: &quot;&quot;, &quot;suffix&quot;: &quot;&quot;}, {&quot;given&quot;: &quot;Neil&quot;, &quot;dropping-particle&quot;: &quot;&quot;, &quot;family&quot;: &quot;Brereton&quot;, &quot;parse-names&quot;: false, &quot;non-dropping-particle&quot;: &quot;&quot;, &quot;suffix&quot;: &quot;&quot;}], &quot;volume&quot;: &quot;24&quot;, &quot;type&quot;: &quot;article-journal&quot;, &quot;issued&quot;: {&quot;date-parts&quot;: [[&quot;1985&quot;, &quot;2&quot;]]}}, &quot;uris&quot;: [&quot;http://www.mendeley.com/documents/?uuid=0ba559d6-35d2-4b85-a325-c4bc7c17968b&quot;]}], &quot;properties&quot;: {&quot;noteIndex&quot;: 0}, &quot;schema&quot;: &quot;https://github.com/citation-style-language/schema/raw/master/csl-citation.json&quot;, &quot;mendeley&quot;: {&quot;plainTextFormattedCitation&quot;: &quot;(Baddeley, Logie, Nimmo-Smith, &amp; Brereton, 1985; Stanovich, 1982a, 1982b)&quot;, &quot;formattedCitation&quot;: &quot;(Baddeley, Logie, Nimmo-Smith, &amp; Brereton, 1985; Stanovich, 1982a, 1982b)&quot;, &quot;previouslyFormattedCitation&quot;: &quot;(Baddeley, Logie, Nimmo-Smith, &amp; Brereton, 1985; Stanovich, 1982a, 1982b)&quot;}} RNDg9BpNh5AgL"/><text:span text:style-name="T51">(Baddeley, Logie, Nimmo-Smith, &amp; Brereton, 1985; Stanovich, 1982a, 1982b)</text:span><text:reference-mark-end text:name="ADDIN CSL_CITATION {&quot;citationItems&quot;: [{&quot;id&quot;: &quot;ITEM-1&quot;, &quot;itemData&quot;: {&quot;DOI&quot;: &quot;10.1177/002221948201500809&quot;, &quot;ISSN&quot;: &quot;0022-2194&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page&quot;: &quot;485-493&quot;, &quot;title&quot;: &quot;Individual Differences in the Cognitive Processes of Reading: I. Word Decoding&quot;, &quot;issue&quot;: &quot;8&quot;, &quot;container-title&quot;: &quot;Journal of Learning Disabilities&quot;, &quot;note&quot;: &quot;NULL&quot;, &quot;id&quot;: &quot;ITEM-1&quot;, &quot;author&quot;: [{&quot;given&quot;: &quot;K. E.&quot;, &quot;dropping-particle&quot;: &quot;&quot;, &quot;family&quot;: &quot;Stanovich&quot;, &quot;parse-names&quot;: false, &quot;non-dropping-particle&quot;: &quot;&quot;, &quot;suffix&quot;: &quot;&quot;}], &quot;volume&quot;: &quot;15&quot;, &quot;type&quot;: &quot;article-journal&quot;, &quot;ISBN&quot;: &quot;00222194&quot;, &quot;issued&quot;: {&quot;date-parts&quot;: [[&quot;1982&quot;, &quot;10&quot;, &quot;1&quot;]]}}, &quot;uris&quot;: [&quot;http://www.mendeley.com/documents/?uuid=56965fa4-f881-4ed3-b959-33c77662af75&quot;]}, {&quot;id&quot;: &quot;ITEM-2&quot;, &quot;itemData&quot;: {&quot;DOI&quot;: &quot;10.1177/002221948201500908&quot;, &quot;ISSN&quot;: &quot;0022-2194&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page&quot;: &quot;549-554&quot;, &quot;title&quot;: &quot;Individual differences in the cognitive processes of reading: II. Text-level processes&quot;, &quot;issue&quot;: &quot;9&quot;, &quot;container-title&quot;: &quot;Journal of Learning Disabilities&quot;, &quot;note&quot;: &quot;NULL&quot;, &quot;id&quot;: &quot;ITEM-2&quot;, &quot;author&quot;: [{&quot;given&quot;: &quot;K. E.&quot;, &quot;dropping-particle&quot;: &quot;&quot;, &quot;family&quot;: &quot;Stanovich&quot;, &quot;parse-names&quot;: false, &quot;non-dropping-particle&quot;: &quot;&quot;, &quot;suffix&quot;: &quot;&quot;}], &quot;volume&quot;: &quot;15&quot;, &quot;type&quot;: &quot;article-journal&quot;, &quot;ISBN&quot;: &quot;00222194&quot;, &quot;issued&quot;: {&quot;date-parts&quot;: [[&quot;1982&quot;]]}}, &quot;uris&quot;: [&quot;http://www.mendeley.com/documents/?uuid=e409a59c-9d45-4be0-bd98-2e005e4a0f51&quot;]}, {&quot;id&quot;: &quot;ITEM-3&quot;, &quot;itemData&quot;: {&quot;DOI&quot;: &quot;10.1016/0749-596X(85)90019-1&quot;, &quot;ISSN&quot;: &quot;0749596X&quot;, &quot;page&quot;: &quot;119-131&quot;, &quot;title&quot;: &quot;Components of fluent reading&quot;, &quot;issue&quot;: &quot;1&quot;, &quot;container-title&quot;: &quot;Journal of Memory and Language&quot;, &quot;note&quot;: &quot;NULL&quot;, &quot;id&quot;: &quot;ITEM-3&quot;, &quot;author&quot;: [{&quot;given&quot;: &quot;Alan&quot;, &quot;dropping-particle&quot;: &quot;&quot;, &quot;family&quot;: &quot;Baddeley&quot;, &quot;parse-names&quot;: false, &quot;non-dropping-particle&quot;: &quot;&quot;, &quot;suffix&quot;: &quot;&quot;}, {&quot;given&quot;: &quot;Robert&quot;, &quot;dropping-particle&quot;: &quot;&quot;, &quot;family&quot;: &quot;Logie&quot;, &quot;parse-names&quot;: false, &quot;non-dropping-particle&quot;: &quot;&quot;, &quot;suffix&quot;: &quot;&quot;}, {&quot;given&quot;: &quot;Ian&quot;, &quot;dropping-particle&quot;: &quot;&quot;, &quot;family&quot;: &quot;Nimmo-Smith&quot;, &quot;parse-names&quot;: false, &quot;non-dropping-particle&quot;: &quot;&quot;, &quot;suffix&quot;: &quot;&quot;}, {&quot;given&quot;: &quot;Neil&quot;, &quot;dropping-particle&quot;: &quot;&quot;, &quot;family&quot;: &quot;Brereton&quot;, &quot;parse-names&quot;: false, &quot;non-dropping-particle&quot;: &quot;&quot;, &quot;suffix&quot;: &quot;&quot;}], &quot;volume&quot;: &quot;24&quot;, &quot;type&quot;: &quot;article-journal&quot;, &quot;issued&quot;: {&quot;date-parts&quot;: [[&quot;1985&quot;, &quot;2&quot;]]}}, &quot;uris&quot;: [&quot;http://www.mendeley.com/documents/?uuid=0ba559d6-35d2-4b85-a325-c4bc7c17968b&quot;]}], &quot;properties&quot;: {&quot;noteIndex&quot;: 0}, &quot;schema&quot;: &quot;https://github.com/citation-style-language/schema/raw/master/csl-citation.json&quot;, &quot;mendeley&quot;: {&quot;plainTextFormattedCitation&quot;: &quot;(Baddeley, Logie, Nimmo-Smith, &amp; Brereton, 1985; Stanovich, 1982a, 1982b)&quot;, &quot;formattedCitation&quot;: &quot;(Baddeley, Logie, Nimmo-Smith, &amp; Brereton, 1985; Stanovich, 1982a, 1982b)&quot;, &quot;previouslyFormattedCitation&quot;: &quot;(Baddeley, Logie, Nimmo-Smith, &amp; Brereton, 1985; Stanovich, 1982a, 1982b)&quot;}} RNDg9BpNh5AgL"/><text:span text:style-name="T151">⁠. The similarity between the cognitive processes involved in music listening and a task like reading may be the reason that musicians are more affected by background music during cognitively demanding tasks. A musician’s schemas for music listening and for task completion are in conflict and this interferes with performance. Non-musicians, who do not have such strong schemas for processing music, do not have as much overlap between their schemas and perform better on the task. When the background music features the musician’s primary instrument, the schema for the music is stronger because of the length of time spent training on the instrument resulting in further task performance decreases </text:span><text:reference-mark-start text:name="ADDIN CSL_CITATION {&quot;citationItems&quot;: [{&quot;id&quot;: &quot;ITEM-1&quot;, &quot;itemData&quot;: {&quot;DOI&quot;: &quot;10.1177/0305735615592265&quot;, &quot;ISSN&quot;: &quot;0305-7356&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page&quot;: &quot;1202-1208&quot;, &quot;title&quot;: &quot;The effect of background music on the cognitive performance of musicians: A pilot study&quot;, &quot;issue&quot;: &quot;5&quot;, &quot;container-title&quot;: &quot;Psychology of Music&quot;, &quot;note&quot;: &quot;NULL&quot;, &quot;id&quot;: &quot;ITEM-1&quot;, &quot;author&quot;: [{&quot;given&quot;: &quot;J.&quot;, &quot;dropping-particle&quot;: &quot;&quot;, &quot;family&quot;: &quot;Yang&quot;, &quot;parse-names&quot;: false, &quot;non-dropping-particle&quot;: &quot;&quot;, &quot;suffix&quot;: &quot;&quot;}, {&quot;given&quot;: &quot;A.&quot;, &quot;dropping-particle&quot;: &quot;&quot;, &quot;family&quot;: &quot;McClelland&quot;, &quot;parse-names&quot;: false, &quot;non-dropping-particle&quot;: &quot;&quot;, &quot;suffix&quot;: &quot;&quot;}, {&quot;given&quot;: &quot;A.&quot;, &quot;dropping-particle&quot;: &quot;&quot;, &quot;family&quot;: &quot;Furnham&quot;, &quot;parse-names&quot;: false, &quot;non-dropping-particle&quot;: &quot;&quot;, &quot;suffix&quot;: &quot;&quot;}], &quot;volume&quot;: &quot;44&quot;, &quot;type&quot;: &quot;article-journal&quot;, &quot;ISBN&quot;: &quot;1532-8759&quot;, &quot;issued&quot;: {&quot;date-parts&quot;: [[&quot;2016&quot;, &quot;9&quot;, &quot;1&quot;]]}}, &quot;uris&quot;: [&quot;http://www.mendeley.com/documents/?uuid=aee03297-3c8e-44ca-bb60-fbd39c318854&quot;]}], &quot;properties&quot;: {&quot;noteIndex&quot;: 0}, &quot;schema&quot;: &quot;https://github.com/citation-style-language/schema/raw/master/csl-citation.json&quot;, &quot;mendeley&quot;: {&quot;plainTextFormattedCitation&quot;: &quot;(Yang et al., 2016)&quot;, &quot;formattedCitation&quot;: &quot;(Yang et al., 2016)&quot;}} RNDAfcRNzlB6s"/><text:span text:style-name="T51">(Yang et al., 2016)</text:span><text:reference-mark-end text:name="ADDIN CSL_CITATION {&quot;citationItems&quot;: [{&quot;id&quot;: &quot;ITEM-1&quot;, &quot;itemData&quot;: {&quot;DOI&quot;: &quot;10.1177/0305735615592265&quot;, &quot;ISSN&quot;: &quot;0305-7356&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page&quot;: &quot;1202-1208&quot;, &quot;title&quot;: &quot;The effect of background music on the cognitive performance of musicians: A pilot study&quot;, &quot;issue&quot;: &quot;5&quot;, &quot;container-title&quot;: &quot;Psychology of Music&quot;, &quot;note&quot;: &quot;NULL&quot;, &quot;id&quot;: &quot;ITEM-1&quot;, &quot;author&quot;: [{&quot;given&quot;: &quot;J.&quot;, &quot;dropping-particle&quot;: &quot;&quot;, &quot;family&quot;: &quot;Yang&quot;, &quot;parse-names&quot;: false, &quot;non-dropping-particle&quot;: &quot;&quot;, &quot;suffix&quot;: &quot;&quot;}, {&quot;given&quot;: &quot;A.&quot;, &quot;dropping-particle&quot;: &quot;&quot;, &quot;family&quot;: &quot;McClelland&quot;, &quot;parse-names&quot;: false, &quot;non-dropping-particle&quot;: &quot;&quot;, &quot;suffix&quot;: &quot;&quot;}, {&quot;given&quot;: &quot;A.&quot;, &quot;dropping-particle&quot;: &quot;&quot;, &quot;family&quot;: &quot;Furnham&quot;, &quot;parse-names&quot;: false, &quot;non-dropping-particle&quot;: &quot;&quot;, &quot;suffix&quot;: &quot;&quot;}], &quot;volume&quot;: &quot;44&quot;, &quot;type&quot;: &quot;article-journal&quot;, &quot;ISBN&quot;: &quot;1532-8759&quot;, &quot;issued&quot;: {&quot;date-parts&quot;: [[&quot;2016&quot;, &quot;9&quot;, &quot;1&quot;]]}}, &quot;uris&quot;: [&quot;http://www.mendeley.com/documents/?uuid=aee03297-3c8e-44ca-bb60-fbd39c318854&quot;]}], &quot;properties&quot;: {&quot;noteIndex&quot;: 0}, &quot;schema&quot;: &quot;https://github.com/citation-style-language/schema/raw/master/csl-citation.json&quot;, &quot;mendeley&quot;: {&quot;plainTextFormattedCitation&quot;: &quot;(Yang et al., 2016)&quot;, &quot;formattedCitation&quot;: &quot;(Yang et al., 2016)&quot;}} RNDAfcRNzlB6s"/><text:span text:style-name="T151">⁠. The theory of competing schemas provides an explanation for why musicians are more affected by background music than non-musicians. </text:span></text:p>
      <text:p text:style-name="P10"><text:span text:style-name="T173">Effect of </text:span>Age </text:p>
      <text:p text:style-name="P28"><text:span text:style-name="T152">Much of the research on the music’s effects on cognitive abilities have been done in young adults and w</text:span><text:span text:style-name="T154">hether these effects transfer to other age groups is not clear . Studies have begun to explore these effects in both younger and older populations. I</text:span><text:span text:style-name="T152">n</text:span> <text:span text:style-name="T152">school-aged children, research shows that</text:span> <text:soft-page-break/>calming music le<text:span text:style-name="T174">a</text:span>d<text:span text:style-name="T174">s</text:span> to better performance on arithmetic and memory tasks in 10 and 11 year olds <text:reference-mark-start text:name="ADDIN CSL_CITATION {&quot;citationItems&quot;: [{&quot;id&quot;: &quot;ITEM-1&quot;, &quot;itemData&quot;: {&quot;DOI&quot;: &quot;10.1080/03055690220124551&quot;, &quot;ISSN&quot;: &quot;0305-5698&quot;, &quot;abstract&quot;: &quot;Research on the effects of background music has a long history. Early work was not embedded within a theoretical framework, was often poorly conceptualised and produced equivocal findings. This paper reports two studies exploring the effects of music, perceived to be calming and relaxing, on performance in arithmetic and on a memory task in children aged 10\u201312. The calming music led to better performance on both tasks when compared with a no-music condition. Music perceived as arousing, aggressive and unpleasant disrupted perform- ance on the memory task and led to a lower level of reported altruistic behaviour by the children. This suggests that the effects of music on task performance are mediated by arousal and mood rather than affecting cognition directly. The findings are discussed in relation to possible practical applications in the primary school and the home.&quot;, &quot;page&quot;: &quot;111-122&quot;, &quot;title&quot;: &quot;The Effects of Background Music on Primary School Pupils' Task Performance&quot;, &quot;issue&quot;: &quot;2&quot;, &quot;container-title&quot;: &quot;Educational Studies&quot;, &quot;id&quot;: &quot;ITEM-1&quot;, &quot;author&quot;: [{&quot;given&quot;: &quot;Susan&quot;, &quot;dropping-particle&quot;: &quot;&quot;, &quot;family&quot;: &quot;Hallam&quot;, &quot;parse-names&quot;: false, &quot;non-dropping-particle&quot;: &quot;&quot;, &quot;suffix&quot;: &quot;&quot;}, {&quot;given&quot;: &quot;John&quot;, &quot;dropping-particle&quot;: &quot;&quot;, &quot;family&quot;: &quot;Price&quot;, &quot;parse-names&quot;: false, &quot;non-dropping-particle&quot;: &quot;&quot;, &quot;suffix&quot;: &quot;&quot;}, {&quot;given&quot;: &quot;Georgia&quot;, &quot;dropping-particle&quot;: &quot;&quot;, &quot;family&quot;: &quot;Katsarou&quot;, &quot;parse-names&quot;: false, &quot;non-dropping-particle&quot;: &quot;&quot;, &quot;suffix&quot;: &quot;&quot;}], &quot;volume&quot;: &quot;28&quot;, &quot;type&quot;: &quot;article-journal&quot;, &quot;issued&quot;: {&quot;date-parts&quot;: [[&quot;2002&quot;, &quot;6&quot;]]}}, &quot;uris&quot;: [&quot;http://www.mendeley.com/documents/?uuid=75e478ac-3f89-406d-9d5e-6a46ae063ac9&quot;]}], &quot;properties&quot;: {&quot;noteIndex&quot;: 0}, &quot;schema&quot;: &quot;https://github.com/citation-style-language/schema/raw/master/csl-citation.json&quot;, &quot;mendeley&quot;: {&quot;plainTextFormattedCitation&quot;: &quot;(Hallam, Price, &amp; Katsarou, 2002)&quot;, &quot;formattedCitation&quot;: &quot;(Hallam, Price, &amp; Katsarou, 2002)&quot;, &quot;previouslyFormattedCitation&quot;: &quot;(Hallam, Price, &amp; Katsarou, 2002)&quot;}} RNDi4mgL1DLfL"/><text:span text:style-name="T21">(Hallam, Price, &amp; Katsarou, 2002)</text:span><text:reference-mark-end text:name="ADDIN CSL_CITATION {&quot;citationItems&quot;: [{&quot;id&quot;: &quot;ITEM-1&quot;, &quot;itemData&quot;: {&quot;DOI&quot;: &quot;10.1080/03055690220124551&quot;, &quot;ISSN&quot;: &quot;0305-5698&quot;, &quot;abstract&quot;: &quot;Research on the effects of background music has a long history. Early work was not embedded within a theoretical framework, was often poorly conceptualised and produced equivocal findings. This paper reports two studies exploring the effects of music, perceived to be calming and relaxing, on performance in arithmetic and on a memory task in children aged 10\u201312. The calming music led to better performance on both tasks when compared with a no-music condition. Music perceived as arousing, aggressive and unpleasant disrupted perform- ance on the memory task and led to a lower level of reported altruistic behaviour by the children. This suggests that the effects of music on task performance are mediated by arousal and mood rather than affecting cognition directly. The findings are discussed in relation to possible practical applications in the primary school and the home.&quot;, &quot;page&quot;: &quot;111-122&quot;, &quot;title&quot;: &quot;The Effects of Background Music on Primary School Pupils' Task Performance&quot;, &quot;issue&quot;: &quot;2&quot;, &quot;container-title&quot;: &quot;Educational Studies&quot;, &quot;id&quot;: &quot;ITEM-1&quot;, &quot;author&quot;: [{&quot;given&quot;: &quot;Susan&quot;, &quot;dropping-particle&quot;: &quot;&quot;, &quot;family&quot;: &quot;Hallam&quot;, &quot;parse-names&quot;: false, &quot;non-dropping-particle&quot;: &quot;&quot;, &quot;suffix&quot;: &quot;&quot;}, {&quot;given&quot;: &quot;John&quot;, &quot;dropping-particle&quot;: &quot;&quot;, &quot;family&quot;: &quot;Price&quot;, &quot;parse-names&quot;: false, &quot;non-dropping-particle&quot;: &quot;&quot;, &quot;suffix&quot;: &quot;&quot;}, {&quot;given&quot;: &quot;Georgia&quot;, &quot;dropping-particle&quot;: &quot;&quot;, &quot;family&quot;: &quot;Katsarou&quot;, &quot;parse-names&quot;: false, &quot;non-dropping-particle&quot;: &quot;&quot;, &quot;suffix&quot;: &quot;&quot;}], &quot;volume&quot;: &quot;28&quot;, &quot;type&quot;: &quot;article-journal&quot;, &quot;issued&quot;: {&quot;date-parts&quot;: [[&quot;2002&quot;, &quot;6&quot;]]}}, &quot;uris&quot;: [&quot;http://www.mendeley.com/documents/?uuid=75e478ac-3f89-406d-9d5e-6a46ae063ac9&quot;]}], &quot;properties&quot;: {&quot;noteIndex&quot;: 0}, &quot;schema&quot;: &quot;https://github.com/citation-style-language/schema/raw/master/csl-citation.json&quot;, &quot;mendeley&quot;: {&quot;plainTextFormattedCitation&quot;: &quot;(Hallam, Price, &amp; Katsarou, 2002)&quot;, &quot;formattedCitation&quot;: &quot;(Hallam, Price, &amp; Katsarou, 2002)&quot;, &quot;previouslyFormattedCitation&quot;: &quot;(Hallam, Price, &amp; Katsarou, 2002)&quot;}} RNDi4mgL1DLfL"/>⁠ and <text:span text:style-name="T169">children</text:span> who listened to <text:span text:style-name="T153">familiar and enjoyable</text:span> music <text:span text:style-name="T175">have</text:span> better spatial abilities <text:reference-mark-start text:name="ADDIN CSL_CITATION {&quot;citationItems&quot;: [{&quot;id&quot;: &quot;ITEM-1&quot;, &quot;itemData&quot;: {&quot;DOI&quot;: &quot;10.1196/annals.1360.013&quot;, &quot;author&quot;: [{&quot;given&quot;: &quot;E. Glenn&quot;, &quot;dropping-particle&quot;: &quot;&quot;, &quot;family&quot;: &quot;Schellenberg&quot;, &quot;parse-names&quot;: false, &quot;non-dropping-particle&quot;: &quot;&quot;, &quot;suffix&quot;: &quot;&quot;}, {&quot;given&quot;: &quot;Susan&quot;, &quot;dropping-particle&quot;: &quot;&quot;, &quot;family&quot;: &quot;Hallam&quot;, &quot;parse-names&quot;: false, &quot;non-dropping-particle&quot;: &quot;&quot;, &quot;suffix&quot;: &quot;&quot;}], &quot;abstract&quot;: &quot;The spatial abilities of a large sample of 10- and 11-year-olds were tested after they listened to contemporary pop music, music composed by Mozart, or a discussion about the present experiment. After being assigned at random to one of the three listening experiences, each child completed two tests of spatial abilities. Performance on one of the tests (square completion) did not differ as a function of the listening experience, but performance on the other test (paper folding) was superior for children who listened to popular music compared to the other two groups. These findings are consistent with the view that positive benefits of music listening on cognitive abilities are most likely to be evident when the music is enjoyed by the listener.&quot;, &quot;page&quot;: &quot;202-209&quot;, &quot;title&quot;: &quot;Music listening and cognitive abilities in 10 and 11 year-olds: The Blur effect&quot;, &quot;issue&quot;: &quot;The Neurosciences and Music II: From Perception to Performance&quot;, &quot;container-title&quot;: &quot;Neurosciences and Music Ii From Perception to Performance&quot;, &quot;note&quot;: &quot;NULL&quot;, &quot;id&quot;: &quot;ITEM-1&quot;, &quot;volume&quot;: &quot;1060&quot;, &quot;type&quot;: &quot;article-journal&quot;, &quot;issued&quot;: {&quot;date-parts&quot;: [[&quot;2005&quot;]]}}, &quot;uris&quot;: [&quot;http://www.mendeley.com/documents/?uuid=0dbd31af-2876-49d4-bd78-3b165500ed15&quot;]}], &quot;properties&quot;: {&quot;noteIndex&quot;: 0}, &quot;schema&quot;: &quot;https://github.com/citation-style-language/schema/raw/master/csl-citation.json&quot;, &quot;mendeley&quot;: {&quot;plainTextFormattedCitation&quot;: &quot;(Schellenberg &amp; Hallam, 2005)&quot;, &quot;formattedCitation&quot;: &quot;(Schellenberg &amp; Hallam, 2005)&quot;, &quot;previouslyFormattedCitation&quot;: &quot;(Schellenberg &amp; Hallam, 2005)&quot;}} RNDu1hmkczg9U"/><text:span text:style-name="T21">(Schellenberg &amp; Hallam, 2005)</text:span><text:reference-mark-end text:name="ADDIN CSL_CITATION {&quot;citationItems&quot;: [{&quot;id&quot;: &quot;ITEM-1&quot;, &quot;itemData&quot;: {&quot;DOI&quot;: &quot;10.1196/annals.1360.013&quot;, &quot;author&quot;: [{&quot;given&quot;: &quot;E. Glenn&quot;, &quot;dropping-particle&quot;: &quot;&quot;, &quot;family&quot;: &quot;Schellenberg&quot;, &quot;parse-names&quot;: false, &quot;non-dropping-particle&quot;: &quot;&quot;, &quot;suffix&quot;: &quot;&quot;}, {&quot;given&quot;: &quot;Susan&quot;, &quot;dropping-particle&quot;: &quot;&quot;, &quot;family&quot;: &quot;Hallam&quot;, &quot;parse-names&quot;: false, &quot;non-dropping-particle&quot;: &quot;&quot;, &quot;suffix&quot;: &quot;&quot;}], &quot;abstract&quot;: &quot;The spatial abilities of a large sample of 10- and 11-year-olds were tested after they listened to contemporary pop music, music composed by Mozart, or a discussion about the present experiment. After being assigned at random to one of the three listening experiences, each child completed two tests of spatial abilities. Performance on one of the tests (square completion) did not differ as a function of the listening experience, but performance on the other test (paper folding) was superior for children who listened to popular music compared to the other two groups. These findings are consistent with the view that positive benefits of music listening on cognitive abilities are most likely to be evident when the music is enjoyed by the listener.&quot;, &quot;page&quot;: &quot;202-209&quot;, &quot;title&quot;: &quot;Music listening and cognitive abilities in 10 and 11 year-olds: The Blur effect&quot;, &quot;issue&quot;: &quot;The Neurosciences and Music II: From Perception to Performance&quot;, &quot;container-title&quot;: &quot;Neurosciences and Music Ii From Perception to Performance&quot;, &quot;note&quot;: &quot;NULL&quot;, &quot;id&quot;: &quot;ITEM-1&quot;, &quot;volume&quot;: &quot;1060&quot;, &quot;type&quot;: &quot;article-journal&quot;, &quot;issued&quot;: {&quot;date-parts&quot;: [[&quot;2005&quot;]]}}, &quot;uris&quot;: [&quot;http://www.mendeley.com/documents/?uuid=0dbd31af-2876-49d4-bd78-3b165500ed15&quot;]}], &quot;properties&quot;: {&quot;noteIndex&quot;: 0}, &quot;schema&quot;: &quot;https://github.com/citation-style-language/schema/raw/master/csl-citation.json&quot;, &quot;mendeley&quot;: {&quot;plainTextFormattedCitation&quot;: &quot;(Schellenberg &amp; Hallam, 2005)&quot;, &quot;formattedCitation&quot;: &quot;(Schellenberg &amp; Hallam, 2005)&quot;, &quot;previouslyFormattedCitation&quot;: &quot;(Schellenberg &amp; Hallam, 2005)&quot;}} RNDu1hmkczg9U"/>⁠ and <text:span text:style-name="T175">are</text:span> more creative <text:reference-mark-start text:name="ADDIN CSL_CITATION {&quot;citationItems&quot;: [{&quot;id&quot;: &quot;ITEM-1&quot;, &quot;itemData&quot;: {&quot;PMID&quot;: &quot;25246403&quot;, &quot;DOI&quot;: &quot;10.1177/0305735607068885&quot;, &quot;ISSN&quot;: &quot;0305-7356&quot;, &quot;abstract&quot;: &quot;This article reports on two experiments of exposure to music and cognitive performance. In Experiment 1, Canadian undergraduates performed better on an IQ subtest (Symbol Search) after listening to an up-tempo piece of music composed by Mozart in comparison to a slow piece by Albinoni. The effect was evident, however, only when the two pieces also induced reliable differences in arousal and mood. In Experiment 2, Japanese 5-year-olds drew for longer periods of time after singing or hearing familiar children's songs than after hearing Mozart or Albinoni, and their drawings were judged by adults to be more creative, energetic, and technically proficient. These results indicate that (1) exposure to different types of music can enhance performance on a variety of cognitive tests, (2) these effects are mediated by changes in emotional state, and (3) the effects generalize across cultures and age groups.&quot;, &quot;page&quot;: &quot;5-19&quot;, &quot;title&quot;: &quot;Exposure to music and cognitive performance: tests of children and adults&quot;, &quot;issue&quot;: &quot;1&quot;, &quot;container-title&quot;: &quot;Psychology of Music&quot;, &quot;id&quot;: &quot;ITEM-1&quot;, &quot;author&quot;: [{&quot;given&quot;: &quot;E. Glenn&quot;, &quot;dropping-particle&quot;: &quot;&quot;, &quot;family&quot;: &quot;Schellenberg&quot;, &quot;parse-names&quot;: false, &quot;non-dropping-particle&quot;: &quot;&quot;, &quot;suffix&quot;: &quot;&quot;}, {&quot;given&quot;: &quot;Takayuki&quot;, &quot;dropping-particle&quot;: &quot;&quot;, &quot;family&quot;: &quot;Nakata&quot;, &quot;parse-names&quot;: false, &quot;non-dropping-particle&quot;: &quot;&quot;, &quot;suffix&quot;: &quot;&quot;}, {&quot;given&quot;: &quot;Patrick G.&quot;, &quot;dropping-particle&quot;: &quot;&quot;, &quot;family&quot;: &quot;Hunter&quot;, &quot;parse-names&quot;: false, &quot;non-dropping-particle&quot;: &quot;&quot;, &quot;suffix&quot;: &quot;&quot;}, {&quot;given&quot;: &quot;Sachiko&quot;, &quot;dropping-particle&quot;: &quot;&quot;, &quot;family&quot;: &quot;Tamoto&quot;, &quot;parse-names&quot;: false, &quot;non-dropping-particle&quot;: &quot;&quot;, &quot;suffix&quot;: &quot;&quot;}], &quot;volume&quot;: &quot;35&quot;, &quot;type&quot;: &quot;article-journal&quot;, &quot;ISBN&quot;: &quot;0305735607068&quot;, &quot;issued&quot;: {&quot;date-parts&quot;: [[&quot;2007&quot;]]}}, &quot;uris&quot;: [&quot;http://www.mendeley.com/documents/?uuid=5776d73e-1b19-422f-969d-c98b42e1eaac&quot;]}], &quot;properties&quot;: {&quot;noteIndex&quot;: 0}, &quot;schema&quot;: &quot;https://github.com/citation-style-language/schema/raw/master/csl-citation.json&quot;, &quot;mendeley&quot;: {&quot;plainTextFormattedCitation&quot;: &quot;(Schellenberg, Nakata, Hunter, &amp; Tamoto, 2007)&quot;, &quot;formattedCitation&quot;: &quot;(Schellenberg, Nakata, Hunter, &amp; Tamoto, 2007)&quot;, &quot;previouslyFormattedCitation&quot;: &quot;(Schellenberg, Nakata, Hunter, &amp; Tamoto, 2007)&quot;}} RNDwQndYTnUeE"/><text:span text:style-name="T21">(Schellenberg, Nakata, Hunter, &amp; Tamoto, 2007)</text:span><text:reference-mark-end text:name="ADDIN CSL_CITATION {&quot;citationItems&quot;: [{&quot;id&quot;: &quot;ITEM-1&quot;, &quot;itemData&quot;: {&quot;PMID&quot;: &quot;25246403&quot;, &quot;DOI&quot;: &quot;10.1177/0305735607068885&quot;, &quot;ISSN&quot;: &quot;0305-7356&quot;, &quot;abstract&quot;: &quot;This article reports on two experiments of exposure to music and cognitive performance. In Experiment 1, Canadian undergraduates performed better on an IQ subtest (Symbol Search) after listening to an up-tempo piece of music composed by Mozart in comparison to a slow piece by Albinoni. The effect was evident, however, only when the two pieces also induced reliable differences in arousal and mood. In Experiment 2, Japanese 5-year-olds drew for longer periods of time after singing or hearing familiar children's songs than after hearing Mozart or Albinoni, and their drawings were judged by adults to be more creative, energetic, and technically proficient. These results indicate that (1) exposure to different types of music can enhance performance on a variety of cognitive tests, (2) these effects are mediated by changes in emotional state, and (3) the effects generalize across cultures and age groups.&quot;, &quot;page&quot;: &quot;5-19&quot;, &quot;title&quot;: &quot;Exposure to music and cognitive performance: tests of children and adults&quot;, &quot;issue&quot;: &quot;1&quot;, &quot;container-title&quot;: &quot;Psychology of Music&quot;, &quot;id&quot;: &quot;ITEM-1&quot;, &quot;author&quot;: [{&quot;given&quot;: &quot;E. Glenn&quot;, &quot;dropping-particle&quot;: &quot;&quot;, &quot;family&quot;: &quot;Schellenberg&quot;, &quot;parse-names&quot;: false, &quot;non-dropping-particle&quot;: &quot;&quot;, &quot;suffix&quot;: &quot;&quot;}, {&quot;given&quot;: &quot;Takayuki&quot;, &quot;dropping-particle&quot;: &quot;&quot;, &quot;family&quot;: &quot;Nakata&quot;, &quot;parse-names&quot;: false, &quot;non-dropping-particle&quot;: &quot;&quot;, &quot;suffix&quot;: &quot;&quot;}, {&quot;given&quot;: &quot;Patrick G.&quot;, &quot;dropping-particle&quot;: &quot;&quot;, &quot;family&quot;: &quot;Hunter&quot;, &quot;parse-names&quot;: false, &quot;non-dropping-particle&quot;: &quot;&quot;, &quot;suffix&quot;: &quot;&quot;}, {&quot;given&quot;: &quot;Sachiko&quot;, &quot;dropping-particle&quot;: &quot;&quot;, &quot;family&quot;: &quot;Tamoto&quot;, &quot;parse-names&quot;: false, &quot;non-dropping-particle&quot;: &quot;&quot;, &quot;suffix&quot;: &quot;&quot;}], &quot;volume&quot;: &quot;35&quot;, &quot;type&quot;: &quot;article-journal&quot;, &quot;ISBN&quot;: &quot;0305735607068&quot;, &quot;issued&quot;: {&quot;date-parts&quot;: [[&quot;2007&quot;]]}}, &quot;uris&quot;: [&quot;http://www.mendeley.com/documents/?uuid=5776d73e-1b19-422f-969d-c98b42e1eaac&quot;]}], &quot;properties&quot;: {&quot;noteIndex&quot;: 0}, &quot;schema&quot;: &quot;https://github.com/citation-style-language/schema/raw/master/csl-citation.json&quot;, &quot;mendeley&quot;: {&quot;plainTextFormattedCitation&quot;: &quot;(Schellenberg, Nakata, Hunter, &amp; Tamoto, 2007)&quot;, &quot;formattedCitation&quot;: &quot;(Schellenberg, Nakata, Hunter, &amp; Tamoto, 2007)&quot;, &quot;previouslyFormattedCitation&quot;: &quot;(Schellenberg, Nakata, Hunter, &amp; Tamoto, 2007)&quot;}} RNDwQndYTnUeE"/>⁠ <text:span text:style-name="T154">than after listening to unfamiliar music</text:span>. <text:span text:style-name="T154">In this case, creativity was measured by having adults rate the creativity of the child’s drawing created during the experiment. </text:span></text:p>
      <text:p text:style-name="P16"><text:span text:style-name="T176">In older adults, a meta-analysis indicated that background music has a negative effect on reading abilities and memory in adults, but a positive effect on emotions </text:span><text:reference-mark-start text:name="ADDIN CSL_CITATION {&quot;citationItems&quot;: [{&quot;id&quot;: &quot;ITEM-1&quot;, &quot;itemData&quot;: {&quot;DOI&quot;: &quot;10.1177/0305735610376261&quot;, &quot;ISSN&quot;: &quot;0305-7356&quot;, &quot;abstract&quot;: &quot;Background music has been found to have beneficial, detrimental, or no effect on a variety of behavioral and psychological outcome measures. This article reports a meta-analysis that attempts to summarize the impact of background music. A global analysis shows a null effect, but a detailed examination of the studies that allow the calculation of effects sizes reveals that this null effect is most probably due to averaging out specific effects. In our analysis, the probability of detecting such specific effects was not very high as a result of the scarcity of studies that allowed the calculation of respective effect sizes. Nonetheless, we could identify several such cases: a comparison of studies that examined background music compared to no music indicates that background music disturbs the reading process, has some small detrimental effects on memory, but has a positive impact on emotional reactions and improves achievements in sports. A comparison of different types of background music reveals that the tempo of the music influences the tempo of activities that are performed while being exposed to background music. It is suggested that effort should be made to develop more specific theories about the impact of background music and to increase the methodological quality of relevant studies.&quot;, &quot;page&quot;: &quot;424-448&quot;, &quot;title&quot;: &quot;The impact of background music on adult listeners: A meta-analysis&quot;, &quot;issue&quot;: &quot;4&quot;, &quot;container-title&quot;: &quot;Psychology of Music&quot;, &quot;id&quot;: &quot;ITEM-1&quot;, &quot;author&quot;: [{&quot;given&quot;: &quot;J.&quot;, &quot;dropping-particle&quot;: &quot;&quot;, &quot;family&quot;: &quot;K\u00e4mpfe&quot;, &quot;parse-names&quot;: false, &quot;non-dropping-particle&quot;: &quot;&quot;, &quot;suffix&quot;: &quot;&quot;}, {&quot;given&quot;: &quot;P.&quot;, &quot;dropping-particle&quot;: &quot;&quot;, &quot;family&quot;: &quot;Sedlmeier&quot;, &quot;parse-names&quot;: false, &quot;non-dropping-particle&quot;: &quot;&quot;, &quot;suffix&quot;: &quot;&quot;}, {&quot;given&quot;: &quot;F.&quot;, &quot;dropping-particle&quot;: &quot;&quot;, &quot;family&quot;: &quot;Renkewitz&quot;, &quot;parse-names&quot;: false, &quot;non-dropping-particle&quot;: &quot;&quot;, &quot;suffix&quot;: &quot;&quot;}], &quot;volume&quot;: &quot;39&quot;, &quot;type&quot;: &quot;article-journal&quot;, &quot;ISBN&quot;: &quot;0305-7356&quot;, &quot;issued&quot;: {&quot;date-parts&quot;: [[&quot;2011&quot;]]}}, &quot;uris&quot;: [&quot;http://www.mendeley.com/documents/?uuid=b1517007-41fe-4ac5-8d4e-1cbc3342f2e0&quot;]}], &quot;properties&quot;: {&quot;noteIndex&quot;: 0}, &quot;schema&quot;: &quot;https://github.com/citation-style-language/schema/raw/master/csl-citation.json&quot;, &quot;mendeley&quot;: {&quot;plainTextFormattedCitation&quot;: &quot;(K\u00e4mpfe, Sedlmeier, &amp; Renkewitz, 2011)&quot;, &quot;formattedCitation&quot;: &quot;(K\u00e4mpfe, Sedlmeier, &amp; Renkewitz, 2011)&quot;, &quot;previouslyFormattedCitation&quot;: &quot;(K\u00e4mpfe, Sedlmeier, &amp; Renkewitz, 2011)&quot;}} RNDNF4HrT8G9I"/><text:span text:style-name="T52">(Kämpfe, Sedlmeier, &amp; Renkewitz, 2011)</text:span><text:reference-mark-end text:name="ADDIN CSL_CITATION {&quot;citationItems&quot;: [{&quot;id&quot;: &quot;ITEM-1&quot;, &quot;itemData&quot;: {&quot;DOI&quot;: &quot;10.1177/0305735610376261&quot;, &quot;ISSN&quot;: &quot;0305-7356&quot;, &quot;abstract&quot;: &quot;Background music has been found to have beneficial, detrimental, or no effect on a variety of behavioral and psychological outcome measures. This article reports a meta-analysis that attempts to summarize the impact of background music. A global analysis shows a null effect, but a detailed examination of the studies that allow the calculation of effects sizes reveals that this null effect is most probably due to averaging out specific effects. In our analysis, the probability of detecting such specific effects was not very high as a result of the scarcity of studies that allowed the calculation of respective effect sizes. Nonetheless, we could identify several such cases: a comparison of studies that examined background music compared to no music indicates that background music disturbs the reading process, has some small detrimental effects on memory, but has a positive impact on emotional reactions and improves achievements in sports. A comparison of different types of background music reveals that the tempo of the music influences the tempo of activities that are performed while being exposed to background music. It is suggested that effort should be made to develop more specific theories about the impact of background music and to increase the methodological quality of relevant studies.&quot;, &quot;page&quot;: &quot;424-448&quot;, &quot;title&quot;: &quot;The impact of background music on adult listeners: A meta-analysis&quot;, &quot;issue&quot;: &quot;4&quot;, &quot;container-title&quot;: &quot;Psychology of Music&quot;, &quot;id&quot;: &quot;ITEM-1&quot;, &quot;author&quot;: [{&quot;given&quot;: &quot;J.&quot;, &quot;dropping-particle&quot;: &quot;&quot;, &quot;family&quot;: &quot;K\u00e4mpfe&quot;, &quot;parse-names&quot;: false, &quot;non-dropping-particle&quot;: &quot;&quot;, &quot;suffix&quot;: &quot;&quot;}, {&quot;given&quot;: &quot;P.&quot;, &quot;dropping-particle&quot;: &quot;&quot;, &quot;family&quot;: &quot;Sedlmeier&quot;, &quot;parse-names&quot;: false, &quot;non-dropping-particle&quot;: &quot;&quot;, &quot;suffix&quot;: &quot;&quot;}, {&quot;given&quot;: &quot;F.&quot;, &quot;dropping-particle&quot;: &quot;&quot;, &quot;family&quot;: &quot;Renkewitz&quot;, &quot;parse-names&quot;: false, &quot;non-dropping-particle&quot;: &quot;&quot;, &quot;suffix&quot;: &quot;&quot;}], &quot;volume&quot;: &quot;39&quot;, &quot;type&quot;: &quot;article-journal&quot;, &quot;ISBN&quot;: &quot;0305-7356&quot;, &quot;issued&quot;: {&quot;date-parts&quot;: [[&quot;2011&quot;]]}}, &quot;uris&quot;: [&quot;http://www.mendeley.com/documents/?uuid=b1517007-41fe-4ac5-8d4e-1cbc3342f2e0&quot;]}], &quot;properties&quot;: {&quot;noteIndex&quot;: 0}, &quot;schema&quot;: &quot;https://github.com/citation-style-language/schema/raw/master/csl-citation.json&quot;, &quot;mendeley&quot;: {&quot;plainTextFormattedCitation&quot;: &quot;(K\u00e4mpfe, Sedlmeier, &amp; Renkewitz, 2011)&quot;, &quot;formattedCitation&quot;: &quot;(K\u00e4mpfe, Sedlmeier, &amp; Renkewitz, 2011)&quot;, &quot;previouslyFormattedCitation&quot;: &quot;(K\u00e4mpfe, Sedlmeier, &amp; Renkewitz, 2011)&quot;}} RNDNF4HrT8G9I"/><text:span text:style-name="T155">⁠. Category fluency, the ability to generate a list of items within a category, in older adults has also been shown to be enhanced by background music </text:span><text:reference-mark-start text:name="ADDIN CSL_CITATION {&quot;citationItems&quot;: [{&quot;id&quot;: &quot;ITEM-1&quot;, &quot;itemData&quot;: {&quot;DOI&quot;: &quot;10.1080/03610730590882819&quot;, &quot;ISSN&quot;: &quot;0361-073X&quot;, &quot;abstract&quot;: &quot;Abstract Exposure to some music, in particular classical music, has been reported to produce transient increases in cognitive performance. The authors investigated the effect of listening to an excerpt of Vivaldi's Four Seasons on category fluency in healthy older adult controls and Alzheimer's disease patients. In a counterbalanced repeated-measure design, participants completed two, 1-min category fluency tasks whilst listening to an excerpt of Vivaldi and two, 1-min category fluency tasks without music. The authors report a positive effect of music on category fluency, with performance in the music condition exceeding performance without music in both the healthy older adult control participants and the Alzheimer's disease patients. In keeping with previous reports, the authors conclude that music enhances attentional processes, and that this can be demonstrated in Alzheimer's disease.&quot;, &quot;page&quot;: &quot;91-99&quot;, &quot;title&quot;: &quot;Music Enhances Category Fluency In Healthy Older Adults And Alzheimer's Disease Patients&quot;, &quot;issue&quot;: &quot;1&quot;, &quot;container-title&quot;: &quot;Experimental Aging Research&quot;, &quot;id&quot;: &quot;ITEM-1&quot;, &quot;author&quot;: [{&quot;given&quot;: &quot;R. G.&quot;, &quot;dropping-particle&quot;: &quot;&quot;, &quot;family&quot;: &quot;Thompson&quot;, &quot;parse-names&quot;: false, &quot;non-dropping-particle&quot;: &quot;&quot;, &quot;suffix&quot;: &quot;&quot;}, {&quot;given&quot;: &quot;C. J. A.&quot;, &quot;dropping-particle&quot;: &quot;&quot;, &quot;family&quot;: &quot;Moulin&quot;, &quot;parse-names&quot;: false, &quot;non-dropping-particle&quot;: &quot;&quot;, &quot;suffix&quot;: &quot;&quot;}, {&quot;given&quot;: &quot;S.&quot;, &quot;dropping-particle&quot;: &quot;&quot;, &quot;family&quot;: &quot;Hayre&quot;, &quot;parse-names&quot;: false, &quot;non-dropping-particle&quot;: &quot;&quot;, &quot;suffix&quot;: &quot;&quot;}, {&quot;given&quot;: &quot;R. W.&quot;, &quot;dropping-particle&quot;: &quot;&quot;, &quot;family&quot;: &quot;Jones&quot;, &quot;parse-names&quot;: false, &quot;non-dropping-particle&quot;: &quot;&quot;, &quot;suffix&quot;: &quot;&quot;}], &quot;volume&quot;: &quot;31&quot;, &quot;type&quot;: &quot;article-journal&quot;, &quot;issued&quot;: {&quot;date-parts&quot;: [[&quot;2005&quot;, &quot;1&quot;]]}}, &quot;uris&quot;: [&quot;http://www.mendeley.com/documents/?uuid=7d569f59-0b1b-44c7-a1f3-c2d6a85653be&quot;, &quot;http://www.mendeley.com/documents/?uuid=17175cfa-c8a1-4888-9ff9-6e84262dc83a&quot;]}], &quot;properties&quot;: {&quot;noteIndex&quot;: 0}, &quot;schema&quot;: &quot;https://github.com/citation-style-language/schema/raw/master/csl-citation.json&quot;, &quot;mendeley&quot;: {&quot;plainTextFormattedCitation&quot;: &quot;(Thompson, Moulin, Hayre, &amp; Jones, 2005)&quot;, &quot;manualFormatting&quot;: &quot;(Thompson, Moulin, Hayre, &amp; Jones, 2005)&quot;, &quot;formattedCitation&quot;: &quot;(Thompson, Moulin, Hayre, &amp; Jones, 2005)&quot;, &quot;previouslyFormattedCitation&quot;: &quot;(Thompson, Moulin, Hayre, &amp; Jones, 2005)&quot;}} RNDp2TWPXd5Ce"/><text:span text:style-name="T52">(Thompson, Moulin, Hayre, &amp; Jones, 2005)</text:span><text:reference-mark-end text:name="ADDIN CSL_CITATION {&quot;citationItems&quot;: [{&quot;id&quot;: &quot;ITEM-1&quot;, &quot;itemData&quot;: {&quot;DOI&quot;: &quot;10.1080/03610730590882819&quot;, &quot;ISSN&quot;: &quot;0361-073X&quot;, &quot;abstract&quot;: &quot;Abstract Exposure to some music, in particular classical music, has been reported to produce transient increases in cognitive performance. The authors investigated the effect of listening to an excerpt of Vivaldi's Four Seasons on category fluency in healthy older adult controls and Alzheimer's disease patients. In a counterbalanced repeated-measure design, participants completed two, 1-min category fluency tasks whilst listening to an excerpt of Vivaldi and two, 1-min category fluency tasks without music. The authors report a positive effect of music on category fluency, with performance in the music condition exceeding performance without music in both the healthy older adult control participants and the Alzheimer's disease patients. In keeping with previous reports, the authors conclude that music enhances attentional processes, and that this can be demonstrated in Alzheimer's disease.&quot;, &quot;page&quot;: &quot;91-99&quot;, &quot;title&quot;: &quot;Music Enhances Category Fluency In Healthy Older Adults And Alzheimer's Disease Patients&quot;, &quot;issue&quot;: &quot;1&quot;, &quot;container-title&quot;: &quot;Experimental Aging Research&quot;, &quot;id&quot;: &quot;ITEM-1&quot;, &quot;author&quot;: [{&quot;given&quot;: &quot;R. G.&quot;, &quot;dropping-particle&quot;: &quot;&quot;, &quot;family&quot;: &quot;Thompson&quot;, &quot;parse-names&quot;: false, &quot;non-dropping-particle&quot;: &quot;&quot;, &quot;suffix&quot;: &quot;&quot;}, {&quot;given&quot;: &quot;C. J. A.&quot;, &quot;dropping-particle&quot;: &quot;&quot;, &quot;family&quot;: &quot;Moulin&quot;, &quot;parse-names&quot;: false, &quot;non-dropping-particle&quot;: &quot;&quot;, &quot;suffix&quot;: &quot;&quot;}, {&quot;given&quot;: &quot;S.&quot;, &quot;dropping-particle&quot;: &quot;&quot;, &quot;family&quot;: &quot;Hayre&quot;, &quot;parse-names&quot;: false, &quot;non-dropping-particle&quot;: &quot;&quot;, &quot;suffix&quot;: &quot;&quot;}, {&quot;given&quot;: &quot;R. W.&quot;, &quot;dropping-particle&quot;: &quot;&quot;, &quot;family&quot;: &quot;Jones&quot;, &quot;parse-names&quot;: false, &quot;non-dropping-particle&quot;: &quot;&quot;, &quot;suffix&quot;: &quot;&quot;}], &quot;volume&quot;: &quot;31&quot;, &quot;type&quot;: &quot;article-journal&quot;, &quot;issued&quot;: {&quot;date-parts&quot;: [[&quot;2005&quot;, &quot;1&quot;]]}}, &quot;uris&quot;: [&quot;http://www.mendeley.com/documents/?uuid=7d569f59-0b1b-44c7-a1f3-c2d6a85653be&quot;, &quot;http://www.mendeley.com/documents/?uuid=17175cfa-c8a1-4888-9ff9-6e84262dc83a&quot;]}], &quot;properties&quot;: {&quot;noteIndex&quot;: 0}, &quot;schema&quot;: &quot;https://github.com/citation-style-language/schema/raw/master/csl-citation.json&quot;, &quot;mendeley&quot;: {&quot;plainTextFormattedCitation&quot;: &quot;(Thompson, Moulin, Hayre, &amp; Jones, 2005)&quot;, &quot;manualFormatting&quot;: &quot;(Thompson, Moulin, Hayre, &amp; Jones, 2005)&quot;, &quot;formattedCitation&quot;: &quot;(Thompson, Moulin, Hayre, &amp; Jones, 2005)&quot;, &quot;previouslyFormattedCitation&quot;: &quot;(Thompson, Moulin, Hayre, &amp; Jones, 2005)&quot;}} RNDp2TWPXd5Ce"/><text:span text:style-name="T155">⁠. Since the 2011 meta-analysis, studies have continued to explore the effects of background music in older adults. Background classical music (without lyrics) was shown to have a positive effect on the working memory </text:span><text:reference-mark-start text:name="ADDIN CSL_CITATION {&quot;citationItems&quot;: [{&quot;id&quot;: &quot;ITEM-1&quot;, &quot;itemData&quot;: {&quot;PMID&quot;: &quot;18007118&quot;, &quot;DOI&quot;: &quot;10.1007/BF03324720&quot;, &quot;ISSN&quot;: &quot;1594-0667, 1720-8319&quot;, &quot;abstract&quot;: &quot;Background and aims: Controversial evidence suggests that music can enhance cognitive performance. In the present study, we examined whether listening to an excerpt of Vivaldi\u2019s \u201cFour Seasons\u201d had a positive effect on older adults\u2019 cognitive performance in two working memory tasks. Methods: With a repeated-measures design, older adults were presented with the forward version of the digit span and phonemic fluency in classical music, white-noise and no-music conditions. Results: Classical music significantly increased working memory performance compared with the no-music condition. In addition, this effect did not occur with white noise. Conclusion: The authors discuss this finding in terms of the arousal-and-mood hypothesis and the role of working memory resources in aging.&quot;, &quot;page&quot;: &quot;394-399&quot;, &quot;title&quot;: &quot;Does music enhance cognitive performance in healthy older adults? The Vivaldi effect&quot;, &quot;issue&quot;: &quot;5&quot;, &quot;container-title&quot;: &quot;Aging Clinical and Experimental Research&quot;, &quot;id&quot;: &quot;ITEM-1&quot;, &quot;author&quot;: [{&quot;given&quot;: &quot;Nicola&quot;, &quot;dropping-particle&quot;: &quot;&quot;, &quot;family&quot;: &quot;Mammarella&quot;, &quot;parse-names&quot;: false, &quot;non-dropping-particle&quot;: &quot;&quot;, &quot;suffix&quot;: &quot;&quot;}, {&quot;given&quot;: &quot;Beth&quot;, &quot;dropping-particle&quot;: &quot;&quot;, &quot;family&quot;: &quot;Fairfield&quot;, &quot;parse-names&quot;: false, &quot;non-dropping-particle&quot;: &quot;&quot;, &quot;suffix&quot;: &quot;&quot;}, {&quot;given&quot;: &quot;Cesare&quot;, &quot;dropping-particle&quot;: &quot;&quot;, &quot;family&quot;: &quot;Cornoldi&quot;, &quot;parse-names&quot;: false, &quot;non-dropping-particle&quot;: &quot;&quot;, &quot;suffix&quot;: &quot;&quot;}], &quot;volume&quot;: &quot;19&quot;, &quot;type&quot;: &quot;article-journal&quot;, &quot;ISBN&quot;: &quot;1594-0667 (Print)&quot;, &quot;issued&quot;: {&quot;date-parts&quot;: [[&quot;2013&quot;]]}}, &quot;uris&quot;: [&quot;http://www.mendeley.com/documents/?uuid=da5064fa-0049-47d3-9c5d-c1b47961c50a&quot;]}], &quot;properties&quot;: {&quot;noteIndex&quot;: 0}, &quot;schema&quot;: &quot;https://github.com/citation-style-language/schema/raw/master/csl-citation.json&quot;, &quot;mendeley&quot;: {&quot;plainTextFormattedCitation&quot;: &quot;(Mammarella, Fairfield, &amp; Cornoldi, 2013)&quot;, &quot;formattedCitation&quot;: &quot;(Mammarella, Fairfield, &amp; Cornoldi, 2013)&quot;, &quot;previouslyFormattedCitation&quot;: &quot;(Mammarella, Fairfield, &amp; Cornoldi, 2013)&quot;}} RNDIjcFibEZ1j"/><text:span text:style-name="T53">(Mammarella, Fairfield, &amp; Cornoldi, 2013)</text:span><text:reference-mark-end text:name="ADDIN CSL_CITATION {&quot;citationItems&quot;: [{&quot;id&quot;: &quot;ITEM-1&quot;, &quot;itemData&quot;: {&quot;PMID&quot;: &quot;18007118&quot;, &quot;DOI&quot;: &quot;10.1007/BF03324720&quot;, &quot;ISSN&quot;: &quot;1594-0667, 1720-8319&quot;, &quot;abstract&quot;: &quot;Background and aims: Controversial evidence suggests that music can enhance cognitive performance. In the present study, we examined whether listening to an excerpt of Vivaldi\u2019s \u201cFour Seasons\u201d had a positive effect on older adults\u2019 cognitive performance in two working memory tasks. Methods: With a repeated-measures design, older adults were presented with the forward version of the digit span and phonemic fluency in classical music, white-noise and no-music conditions. Results: Classical music significantly increased working memory performance compared with the no-music condition. In addition, this effect did not occur with white noise. Conclusion: The authors discuss this finding in terms of the arousal-and-mood hypothesis and the role of working memory resources in aging.&quot;, &quot;page&quot;: &quot;394-399&quot;, &quot;title&quot;: &quot;Does music enhance cognitive performance in healthy older adults? The Vivaldi effect&quot;, &quot;issue&quot;: &quot;5&quot;, &quot;container-title&quot;: &quot;Aging Clinical and Experimental Research&quot;, &quot;id&quot;: &quot;ITEM-1&quot;, &quot;author&quot;: [{&quot;given&quot;: &quot;Nicola&quot;, &quot;dropping-particle&quot;: &quot;&quot;, &quot;family&quot;: &quot;Mammarella&quot;, &quot;parse-names&quot;: false, &quot;non-dropping-particle&quot;: &quot;&quot;, &quot;suffix&quot;: &quot;&quot;}, {&quot;given&quot;: &quot;Beth&quot;, &quot;dropping-particle&quot;: &quot;&quot;, &quot;family&quot;: &quot;Fairfield&quot;, &quot;parse-names&quot;: false, &quot;non-dropping-particle&quot;: &quot;&quot;, &quot;suffix&quot;: &quot;&quot;}, {&quot;given&quot;: &quot;Cesare&quot;, &quot;dropping-particle&quot;: &quot;&quot;, &quot;family&quot;: &quot;Cornoldi&quot;, &quot;parse-names&quot;: false, &quot;non-dropping-particle&quot;: &quot;&quot;, &quot;suffix&quot;: &quot;&quot;}], &quot;volume&quot;: &quot;19&quot;, &quot;type&quot;: &quot;article-journal&quot;, &quot;ISBN&quot;: &quot;1594-0667 (Print)&quot;, &quot;issued&quot;: {&quot;date-parts&quot;: [[&quot;2013&quot;]]}}, &quot;uris&quot;: [&quot;http://www.mendeley.com/documents/?uuid=da5064fa-0049-47d3-9c5d-c1b47961c50a&quot;]}], &quot;properties&quot;: {&quot;noteIndex&quot;: 0}, &quot;schema&quot;: &quot;https://github.com/citation-style-language/schema/raw/master/csl-citation.json&quot;, &quot;mendeley&quot;: {&quot;plainTextFormattedCitation&quot;: &quot;(Mammarella, Fairfield, &amp; Cornoldi, 2013)&quot;, &quot;formattedCitation&quot;: &quot;(Mammarella, Fairfield, &amp; Cornoldi, 2013)&quot;, &quot;previouslyFormattedCitation&quot;: &quot;(Mammarella, Fairfield, &amp; Cornoldi, 2013)&quot;}} RNDIjcFibEZ1j"/><text:span text:style-name="T155">⁠, processing speed, and episodic and semantic memories abilities in older adults </text:span><text:reference-mark-start text:name="ADDIN CSL_CITATION {&quot;citationItems&quot;: [{&quot;id&quot;: &quot;ITEM-1&quot;, &quot;itemData&quot;: {&quot;PMID&quot;: &quot;25360112&quot;, &quot;DOI&quot;: &quot;10.3389/fnagi.2014.00284&quot;, &quot;ISSN&quot;: &quot;16634365&quot;, &quot;abstract&quot;: &quot;Background music refers to any music played while the listener is performing another activity. Most studies on this effect have been conducted on young adults, while little attention has been paid to the presence of this effect in older adults. Hence, this study aimed to address this imbalance by assessing the impact of different types of background music on cognitive tasks tapping declarative memory and processing speed in older adults. Overall, background music tended to improve performance over no music and white noise, but not always in the same manner. The theoretical and practical implications of the empirical findings are discussed.&quot;, &quot;page&quot;: &quot;1-7&quot;, &quot;title&quot;: &quot;The cognitive effects of listening to background music on older adults: Processing speed improves with upbeat music, while memory seems to benefit from both upbeat and downbeat music&quot;, &quot;issue&quot;: &quot;OCT&quot;, &quot;container-title&quot;: &quot;Frontiers in Aging Neuroscience&quot;, &quot;id&quot;: &quot;ITEM-1&quot;, &quot;author&quot;: [{&quot;given&quot;: &quot;Sara&quot;, &quot;dropping-particle&quot;: &quot;&quot;, &quot;family&quot;: &quot;Bottiroli&quot;, &quot;parse-names&quot;: false, &quot;non-dropping-particle&quot;: &quot;&quot;, &quot;suffix&quot;: &quot;&quot;}, {&quot;given&quot;: &quot;Alessia&quot;, &quot;dropping-particle&quot;: &quot;&quot;, &quot;family&quot;: &quot;Rosi&quot;, &quot;parse-names&quot;: false, &quot;non-dropping-particle&quot;: &quot;&quot;, &quot;suffix&quot;: &quot;&quot;}, {&quot;given&quot;: &quot;Riccardo&quot;, &quot;dropping-particle&quot;: &quot;&quot;, &quot;family&quot;: &quot;Russo&quot;, &quot;parse-names&quot;: false, &quot;non-dropping-particle&quot;: &quot;&quot;, &quot;suffix&quot;: &quot;&quot;}, {&quot;given&quot;: &quot;Tomaso&quot;, &quot;dropping-particle&quot;: &quot;&quot;, &quot;family&quot;: &quot;Vecchi&quot;, &quot;parse-names&quot;: false, &quot;non-dropping-particle&quot;: &quot;&quot;, &quot;suffix&quot;: &quot;&quot;}, {&quot;given&quot;: &quot;Elena&quot;, &quot;dropping-particle&quot;: &quot;&quot;, &quot;family&quot;: &quot;Cavallini&quot;, &quot;parse-names&quot;: false, &quot;non-dropping-particle&quot;: &quot;&quot;, &quot;suffix&quot;: &quot;&quot;}], &quot;volume&quot;: &quot;6&quot;, &quot;type&quot;: &quot;article-journal&quot;, &quot;ISBN&quot;: &quot;1663-4365&quot;, &quot;issued&quot;: {&quot;date-parts&quot;: [[&quot;2014&quot;]]}}, &quot;uris&quot;: [&quot;http://www.mendeley.com/documents/?uuid=fe5af78d-4a22-48cd-9044-1b85192d4cab&quot;]}], &quot;properties&quot;: {&quot;noteIndex&quot;: 0}, &quot;schema&quot;: &quot;https://github.com/citation-style-language/schema/raw/master/csl-citation.json&quot;, &quot;mendeley&quot;: {&quot;plainTextFormattedCitation&quot;: &quot;(Bottiroli, Rosi, Russo, Vecchi, &amp; Cavallini, 2014)&quot;, &quot;formattedCitation&quot;: &quot;(Bottiroli, Rosi, Russo, Vecchi, &amp; Cavallini, 2014)&quot;, &quot;previouslyFormattedCitation&quot;: &quot;(Bottiroli, Rosi, Russo, Vecchi, &amp; Cavallini, 2014)&quot;}} RND6pDJzvlidX"/><text:span text:style-name="T52">(Bottiroli, Rosi, Russo, Vecchi, &amp; Cavallini, 2014)</text:span><text:reference-mark-end text:name="ADDIN CSL_CITATION {&quot;citationItems&quot;: [{&quot;id&quot;: &quot;ITEM-1&quot;, &quot;itemData&quot;: {&quot;PMID&quot;: &quot;25360112&quot;, &quot;DOI&quot;: &quot;10.3389/fnagi.2014.00284&quot;, &quot;ISSN&quot;: &quot;16634365&quot;, &quot;abstract&quot;: &quot;Background music refers to any music played while the listener is performing another activity. Most studies on this effect have been conducted on young adults, while little attention has been paid to the presence of this effect in older adults. Hence, this study aimed to address this imbalance by assessing the impact of different types of background music on cognitive tasks tapping declarative memory and processing speed in older adults. Overall, background music tended to improve performance over no music and white noise, but not always in the same manner. The theoretical and practical implications of the empirical findings are discussed.&quot;, &quot;page&quot;: &quot;1-7&quot;, &quot;title&quot;: &quot;The cognitive effects of listening to background music on older adults: Processing speed improves with upbeat music, while memory seems to benefit from both upbeat and downbeat music&quot;, &quot;issue&quot;: &quot;OCT&quot;, &quot;container-title&quot;: &quot;Frontiers in Aging Neuroscience&quot;, &quot;id&quot;: &quot;ITEM-1&quot;, &quot;author&quot;: [{&quot;given&quot;: &quot;Sara&quot;, &quot;dropping-particle&quot;: &quot;&quot;, &quot;family&quot;: &quot;Bottiroli&quot;, &quot;parse-names&quot;: false, &quot;non-dropping-particle&quot;: &quot;&quot;, &quot;suffix&quot;: &quot;&quot;}, {&quot;given&quot;: &quot;Alessia&quot;, &quot;dropping-particle&quot;: &quot;&quot;, &quot;family&quot;: &quot;Rosi&quot;, &quot;parse-names&quot;: false, &quot;non-dropping-particle&quot;: &quot;&quot;, &quot;suffix&quot;: &quot;&quot;}, {&quot;given&quot;: &quot;Riccardo&quot;, &quot;dropping-particle&quot;: &quot;&quot;, &quot;family&quot;: &quot;Russo&quot;, &quot;parse-names&quot;: false, &quot;non-dropping-particle&quot;: &quot;&quot;, &quot;suffix&quot;: &quot;&quot;}, {&quot;given&quot;: &quot;Tomaso&quot;, &quot;dropping-particle&quot;: &quot;&quot;, &quot;family&quot;: &quot;Vecchi&quot;, &quot;parse-names&quot;: false, &quot;non-dropping-particle&quot;: &quot;&quot;, &quot;suffix&quot;: &quot;&quot;}, {&quot;given&quot;: &quot;Elena&quot;, &quot;dropping-particle&quot;: &quot;&quot;, &quot;family&quot;: &quot;Cavallini&quot;, &quot;parse-names&quot;: false, &quot;non-dropping-particle&quot;: &quot;&quot;, &quot;suffix&quot;: &quot;&quot;}], &quot;volume&quot;: &quot;6&quot;, &quot;type&quot;: &quot;article-journal&quot;, &quot;ISBN&quot;: &quot;1663-4365&quot;, &quot;issued&quot;: {&quot;date-parts&quot;: [[&quot;2014&quot;]]}}, &quot;uris&quot;: [&quot;http://www.mendeley.com/documents/?uuid=fe5af78d-4a22-48cd-9044-1b85192d4cab&quot;]}], &quot;properties&quot;: {&quot;noteIndex&quot;: 0}, &quot;schema&quot;: &quot;https://github.com/citation-style-language/schema/raw/master/csl-citation.json&quot;, &quot;mendeley&quot;: {&quot;plainTextFormattedCitation&quot;: &quot;(Bottiroli, Rosi, Russo, Vecchi, &amp; Cavallini, 2014)&quot;, &quot;formattedCitation&quot;: &quot;(Bottiroli, Rosi, Russo, Vecchi, &amp; Cavallini, 2014)&quot;, &quot;previouslyFormattedCitation&quot;: &quot;(Bottiroli, Rosi, Russo, Vecchi, &amp; Cavallini, 2014)&quot;}} RND6pDJzvlidX"/><text:span text:style-name="T155">⁠. Music listening has also been shown to alter perceptions about quality of life in older adults </text:span><text:reference-mark-start text:name="ADDIN CSL_CITATION {&quot;citationItems&quot;: [{&quot;id&quot;: &quot;ITEM-1&quot;, &quot;itemData&quot;: {&quot;DOI&quot;: &quot;http://dx.doi.org/10.1037/h0094050&quot;, &quot;ISSN&quot;: &quot;2162-1535&quot;, &quot;abstract&quot;: &quot;This article briefly reviews some basic issues of adult development and measures used in assessing quality of life as a background for reviewing music studies with healthy older adults. Research shows that music activities (both music listening and music making) can influence older adults' perceptions about the quality of their lives. Some research has examined the effects of music listening on biological markers of health and subjective perceptions of well-being. Other studies on the psychological and social benefits associated with music making activities have demonstrated that participants often place considerable value on these \&quot;nonmusical\&quot; benefits of music activity.&quot;, &quot;page&quot;: &quot;76-88&quot;, &quot;title&quot;: &quot;Music and quality of life in older adults&quot;, &quot;issue&quot;: &quot;1-2&quot;, &quot;container-title&quot;: &quot;Psychomusicology&quot;, &quot;id&quot;: &quot;ITEM-1&quot;, &quot;author&quot;: [{&quot;given&quot;: &quot;D.D.&quot;, &quot;dropping-particle&quot;: &quot;&quot;, &quot;family&quot;: &quot;Coffman&quot;, &quot;parse-names&quot;: false, &quot;non-dropping-particle&quot;: &quot;&quot;, &quot;suffix&quot;: &quot;&quot;}], &quot;volume&quot;: &quot;18&quot;, &quot;type&quot;: &quot;article-journal&quot;, &quot;ISBN&quot;: &quot;2162-1535(Electronic);0275-3987(Print)&quot;, &quot;issued&quot;: {&quot;date-parts&quot;: [[&quot;2002&quot;]]}}, &quot;uris&quot;: [&quot;http://www.mendeley.com/documents/?uuid=d88fd2c6-afa1-4916-a619-1a713e403737&quot;, &quot;http://www.mendeley.com/documents/?uuid=b3b9b468-920e-47c5-9e70-1d9a962c6c94&quot;]}], &quot;properties&quot;: {&quot;noteIndex&quot;: 0}, &quot;schema&quot;: &quot;https://github.com/citation-style-language/schema/raw/master/csl-citation.json&quot;, &quot;mendeley&quot;: {&quot;plainTextFormattedCitation&quot;: &quot;(Coffman, 2002)&quot;, &quot;formattedCitation&quot;: &quot;(Coffman, 2002)&quot;, &quot;previouslyFormattedCitation&quot;: &quot;(Coffman, 2002)&quot;}} RNDQJEiW3Iz3p"/><text:span text:style-name="T54">(Coffman, 2002)</text:span><text:reference-mark-end text:name="ADDIN CSL_CITATION {&quot;citationItems&quot;: [{&quot;id&quot;: &quot;ITEM-1&quot;, &quot;itemData&quot;: {&quot;DOI&quot;: &quot;http://dx.doi.org/10.1037/h0094050&quot;, &quot;ISSN&quot;: &quot;2162-1535&quot;, &quot;abstract&quot;: &quot;This article briefly reviews some basic issues of adult development and measures used in assessing quality of life as a background for reviewing music studies with healthy older adults. Research shows that music activities (both music listening and music making) can influence older adults' perceptions about the quality of their lives. Some research has examined the effects of music listening on biological markers of health and subjective perceptions of well-being. Other studies on the psychological and social benefits associated with music making activities have demonstrated that participants often place considerable value on these \&quot;nonmusical\&quot; benefits of music activity.&quot;, &quot;page&quot;: &quot;76-88&quot;, &quot;title&quot;: &quot;Music and quality of life in older adults&quot;, &quot;issue&quot;: &quot;1-2&quot;, &quot;container-title&quot;: &quot;Psychomusicology&quot;, &quot;id&quot;: &quot;ITEM-1&quot;, &quot;author&quot;: [{&quot;given&quot;: &quot;D.D.&quot;, &quot;dropping-particle&quot;: &quot;&quot;, &quot;family&quot;: &quot;Coffman&quot;, &quot;parse-names&quot;: false, &quot;non-dropping-particle&quot;: &quot;&quot;, &quot;suffix&quot;: &quot;&quot;}], &quot;volume&quot;: &quot;18&quot;, &quot;type&quot;: &quot;article-journal&quot;, &quot;ISBN&quot;: &quot;2162-1535(Electronic);0275-3987(Print)&quot;, &quot;issued&quot;: {&quot;date-parts&quot;: [[&quot;2002&quot;]]}}, &quot;uris&quot;: [&quot;http://www.mendeley.com/documents/?uuid=d88fd2c6-afa1-4916-a619-1a713e403737&quot;, &quot;http://www.mendeley.com/documents/?uuid=b3b9b468-920e-47c5-9e70-1d9a962c6c94&quot;]}], &quot;properties&quot;: {&quot;noteIndex&quot;: 0}, &quot;schema&quot;: &quot;https://github.com/citation-style-language/schema/raw/master/csl-citation.json&quot;, &quot;mendeley&quot;: {&quot;plainTextFormattedCitation&quot;: &quot;(Coffman, 2002)&quot;, &quot;formattedCitation&quot;: &quot;(Coffman, 2002)&quot;, &quot;previouslyFormattedCitation&quot;: &quot;(Coffman, 2002)&quot;}} RNDQJEiW3Iz3p"/><text:span text:style-name="T155">⁠, so further understanding the effect of music on the cognitive abilities of older adults may have potential therapeutic implications.</text:span></text:p>
      <text:p text:style-name="P11">Using Electroencephalograph<text:span text:style-name="T19">y</text:span></text:p>
      <text:p text:style-name="P31">All of the <text:span text:style-name="T153">research</text:span> <text:span text:style-name="T169">studies </text:span>discussed up to this point have used behavioural measures to <text:span text:style-name="T156">investigate</text:span> the effects of music on cognition. <text:span text:style-name="T156">Recently, s</text:span>ome researchers have begun to us<text:span text:style-name="T19">e</text:span> electroencephalography (EEG) <text:span text:style-name="T153">to understand</text:span> the neural basis <text:span text:style-name="T157">of the effects of background music on cognitive functions</text:span>. <text:span text:style-name="T153">When exploring this topic using EEG, it is important to keep in mind the results of EEG studies that have explored cognitive performance without the presence of music. In 1999, </text:span><text:reference-mark-start text:name="ADDIN CSL_CITATION {&quot;citationItems&quot;: [{&quot;id&quot;: &quot;ITEM-1&quot;, &quot;itemData&quot;: {&quot;PMID&quot;: &quot;10209231&quot;, &quot;DOI&quot;: &quot;10.1016/S0165-0173(98)00056-3&quot;, &quot;ISSN&quot;: &quot;01650173&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page&quot;: &quot;169-195&quot;, &quot;title&quot;: &quot;EEG alpha and theta oscillations reflect cognitive and memory performance: A review and analysis&quot;, &quot;issue&quot;: &quot;2-3&quot;, &quot;container-title&quot;: &quot;Brain Research Reviews&quot;, &quot;note&quot;: &quot;NULL&quot;, &quot;id&quot;: &quot;ITEM-1&quot;, &quot;author&quot;: [{&quot;given&quot;: &quot;Wolfgang&quot;, &quot;dropping-particle&quot;: &quot;&quot;, &quot;family&quot;: &quot;Klimesch&quot;, &quot;parse-names&quot;: false, &quot;non-dropping-particle&quot;: &quot;&quot;, &quot;suffix&quot;: &quot;&quot;}], &quot;volume&quot;: &quot;29&quot;, &quot;type&quot;: &quot;article-journal&quot;, &quot;ISBN&quot;: &quot;0165-0173&quot;, &quot;issued&quot;: {&quot;date-parts&quot;: [[&quot;1999&quot;]]}}, &quot;uris&quot;: [&quot;http://www.mendeley.com/documents/?uuid=f820daa7-0dee-4cf2-8beb-f31f5840d66e&quot;]}], &quot;properties&quot;: {&quot;noteIndex&quot;: 0}, &quot;schema&quot;: &quot;https://github.com/citation-style-language/schema/raw/master/csl-citation.json&quot;, &quot;mendeley&quot;: {&quot;plainTextFormattedCitation&quot;: &quot;(Klimesch, 1999)&quot;, &quot;manualFormatting&quot;: &quot;Klimesch&quot;, &quot;formattedCitation&quot;: &quot;(Klimesch, 1999)&quot;, &quot;previouslyFormattedCitation&quot;: &quot;(Klimesch, 1999)&quot;}} RNDlWe9KpwIxf"/><text:span text:style-name="T55">Klimesch</text:span><text:reference-mark-end text:name="ADDIN CSL_CITATION {&quot;citationItems&quot;: [{&quot;id&quot;: &quot;ITEM-1&quot;, &quot;itemData&quot;: {&quot;PMID&quot;: &quot;10209231&quot;, &quot;DOI&quot;: &quot;10.1016/S0165-0173(98)00056-3&quot;, &quot;ISSN&quot;: &quot;01650173&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page&quot;: &quot;169-195&quot;, &quot;title&quot;: &quot;EEG alpha and theta oscillations reflect cognitive and memory performance: A review and analysis&quot;, &quot;issue&quot;: &quot;2-3&quot;, &quot;container-title&quot;: &quot;Brain Research Reviews&quot;, &quot;note&quot;: &quot;NULL&quot;, &quot;id&quot;: &quot;ITEM-1&quot;, &quot;author&quot;: [{&quot;given&quot;: &quot;Wolfgang&quot;, &quot;dropping-particle&quot;: &quot;&quot;, &quot;family&quot;: &quot;Klimesch&quot;, &quot;parse-names&quot;: false, &quot;non-dropping-particle&quot;: &quot;&quot;, &quot;suffix&quot;: &quot;&quot;}], &quot;volume&quot;: &quot;29&quot;, &quot;type&quot;: &quot;article-journal&quot;, &quot;ISBN&quot;: &quot;0165-0173&quot;, &quot;issued&quot;: {&quot;date-parts&quot;: [[&quot;1999&quot;]]}}, &quot;uris&quot;: [&quot;http://www.mendeley.com/documents/?uuid=f820daa7-0dee-4cf2-8beb-f31f5840d66e&quot;]}], &quot;properties&quot;: {&quot;noteIndex&quot;: 0}, &quot;schema&quot;: &quot;https://github.com/citation-style-language/schema/raw/master/csl-citation.json&quot;, &quot;mendeley&quot;: {&quot;plainTextFormattedCitation&quot;: &quot;(Klimesch, 1999)&quot;, &quot;manualFormatting&quot;: &quot;Klimesch&quot;, &quot;formattedCitation&quot;: &quot;(Klimesch, 1999)&quot;, &quot;previouslyFormattedCitation&quot;: &quot;(Klimesch, 1999)&quot;}} RNDlWe9KpwIxf"/><text:span text:style-name="T153">⁠ wrote a review paper summarizing how EEG signal frequencies are related to different </text:span><text:soft-page-break/><text:span text:style-name="T153">cognitive processes. His main findings showed that good working memory performance relates to changes in EEG alpha (7.5-12.5 Hz) and theta (4-7.5 Hz) frequencies on two scales: tonic (long-term or over the life-time) and phasic (short-term or event-related). Alpha power is generally thought of as an index of attention with large alpha power being an indicator of cortical “idling”. When external task load increases, alpha power decreases </text:span><text:reference-mark-start text:name="ADDIN CSL_CITATION {&quot;citationItems&quot;: [{&quot;id&quot;: &quot;ITEM-1&quot;, &quot;itemData&quot;: {&quot;PMID&quot;: &quot;14643372&quot;, &quot;DOI&quot;: &quot;10.1016/j.tics.2003.10.012&quot;, &quot;ISSN&quot;: &quot;13646613&quot;, &quot;abstract&quot;: &quot;The central problem for cognitive neuroscience is to describe how cognitive processes arise from brain processes. This review summarizes the recent evidence that synchronous neural oscillations reveal much about the origin and nature of cognitive processes such as memory, attention and consciousness. Memory processes are most closely related to theta and gamma rhythms, whereas attention seems closely associated with alpha and gamma rhythms. Conscious awareness may arise from synchronous neural oscillations occurring globally throughout the brain rather than from the locally synchronous oscillations that occur when a sensory area encodes a stimulus. These associations between the dynamics of the brain and cognitive processes indicate progress towards a unified theory of brain and cognition.&quot;, &quot;page&quot;: &quot;553-559&quot;, &quot;title&quot;: &quot;Synchronous neural oscillations and cognitive processes&quot;, &quot;issue&quot;: &quot;12&quot;, &quot;container-title&quot;: &quot;Trends in Cognitive Sciences&quot;, &quot;note&quot;: &quot;NULL&quot;, &quot;id&quot;: &quot;ITEM-1&quot;, &quot;author&quot;: [{&quot;given&quot;: &quot;Lawrence M.&quot;, &quot;dropping-particle&quot;: &quot;&quot;, &quot;family&quot;: &quot;Ward&quot;, &quot;parse-names&quot;: false, &quot;non-dropping-particle&quot;: &quot;&quot;, &quot;suffix&quot;: &quot;&quot;}], &quot;volume&quot;: &quot;7&quot;, &quot;type&quot;: &quot;article-journal&quot;, &quot;ISBN&quot;: &quot;1364-6613 (Print)\\r1364-6613 (Linking)&quot;, &quot;issued&quot;: {&quot;date-parts&quot;: [[&quot;2003&quot;]]}}, &quot;uris&quot;: [&quot;http://www.mendeley.com/documents/?uuid=fa8b6c7f-5572-424a-911f-724d4ba5ce10&quot;]}], &quot;properties&quot;: {&quot;noteIndex&quot;: 0}, &quot;schema&quot;: &quot;https://github.com/citation-style-language/schema/raw/master/csl-citation.json&quot;, &quot;mendeley&quot;: {&quot;plainTextFormattedCitation&quot;: &quot;(Ward, 2003)&quot;, &quot;formattedCitation&quot;: &quot;(Ward, 2003)&quot;, &quot;previouslyFormattedCitation&quot;: &quot;(Ward, 2003)&quot;}} RNDsmRv2mat0T"/><text:span text:style-name="T55">(Ward, 2003)</text:span><text:reference-mark-end text:name="ADDIN CSL_CITATION {&quot;citationItems&quot;: [{&quot;id&quot;: &quot;ITEM-1&quot;, &quot;itemData&quot;: {&quot;PMID&quot;: &quot;14643372&quot;, &quot;DOI&quot;: &quot;10.1016/j.tics.2003.10.012&quot;, &quot;ISSN&quot;: &quot;13646613&quot;, &quot;abstract&quot;: &quot;The central problem for cognitive neuroscience is to describe how cognitive processes arise from brain processes. This review summarizes the recent evidence that synchronous neural oscillations reveal much about the origin and nature of cognitive processes such as memory, attention and consciousness. Memory processes are most closely related to theta and gamma rhythms, whereas attention seems closely associated with alpha and gamma rhythms. Conscious awareness may arise from synchronous neural oscillations occurring globally throughout the brain rather than from the locally synchronous oscillations that occur when a sensory area encodes a stimulus. These associations between the dynamics of the brain and cognitive processes indicate progress towards a unified theory of brain and cognition.&quot;, &quot;page&quot;: &quot;553-559&quot;, &quot;title&quot;: &quot;Synchronous neural oscillations and cognitive processes&quot;, &quot;issue&quot;: &quot;12&quot;, &quot;container-title&quot;: &quot;Trends in Cognitive Sciences&quot;, &quot;note&quot;: &quot;NULL&quot;, &quot;id&quot;: &quot;ITEM-1&quot;, &quot;author&quot;: [{&quot;given&quot;: &quot;Lawrence M.&quot;, &quot;dropping-particle&quot;: &quot;&quot;, &quot;family&quot;: &quot;Ward&quot;, &quot;parse-names&quot;: false, &quot;non-dropping-particle&quot;: &quot;&quot;, &quot;suffix&quot;: &quot;&quot;}], &quot;volume&quot;: &quot;7&quot;, &quot;type&quot;: &quot;article-journal&quot;, &quot;ISBN&quot;: &quot;1364-6613 (Print)\\r1364-6613 (Linking)&quot;, &quot;issued&quot;: {&quot;date-parts&quot;: [[&quot;2003&quot;]]}}, &quot;uris&quot;: [&quot;http://www.mendeley.com/documents/?uuid=fa8b6c7f-5572-424a-911f-724d4ba5ce10&quot;]}], &quot;properties&quot;: {&quot;noteIndex&quot;: 0}, &quot;schema&quot;: &quot;https://github.com/citation-style-language/schema/raw/master/csl-citation.json&quot;, &quot;mendeley&quot;: {&quot;plainTextFormattedCitation&quot;: &quot;(Ward, 2003)&quot;, &quot;formattedCitation&quot;: &quot;(Ward, 2003)&quot;, &quot;previouslyFormattedCitation&quot;: &quot;(Ward, 2003)&quot;}} RNDsmRv2mat0T"/><text:span text:style-name="T153">⁠. At the tonic level, Klimesch describes good working memory performance as being related to an increase in alpha power and a decrease in theta power. For example, alpha power increases and theta power decreases with age into adulthood as working memory abilities increase. The reverse is true as a person ages into the late lifespan and working memory abilities decrease. In contrast, at the phasic level a large decrease in alpha, but increase in theta power, is related to good cognitive performance. Others have found similar relationships between the alpha and theta bands of the EEG signal and abilities to focus and sustain attention </text:span><text:reference-mark-start text:name="ADDIN CSL_CITATION {&quot;citationItems&quot;: [{&quot;id&quot;: &quot;ITEM-1&quot;, &quot;itemData&quot;: {&quot;PMID&quot;: &quot;10982744&quot;, &quot;DOI&quot;: &quot;10.1093/cercor/10.9.829&quot;, &quot;ISSN&quot;: &quot;14602199&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page&quot;: &quot;829-839&quot;, &quot;title&quot;: &quot;Neurophysiological Measures of Working Memory and Individual Differences in Cognitive Ability and Cognitive Style&quot;, &quot;issue&quot;: &quot;9&quot;, &quot;container-title&quot;: &quot;Cerebral Cortex&quot;, &quot;id&quot;: &quot;ITEM-1&quot;, &quot;author&quot;: [{&quot;given&quot;: &quot;A&quot;, &quot;dropping-particle&quot;: &quot;&quot;, &quot;family&quot;: &quot;Gevins&quot;, &quot;parse-names&quot;: false, &quot;non-dropping-particle&quot;: &quot;&quot;, &quot;suffix&quot;: &quot;&quot;}, {&quot;given&quot;: &quot;Michael E&quot;, &quot;dropping-particle&quot;: &quot;&quot;, &quot;family&quot;: &quot;Smith&quot;, &quot;parse-names&quot;: false, &quot;non-dropping-particle&quot;: &quot;&quot;, &quot;suffix&quot;: &quot;&quot;}], &quot;volume&quot;: &quot;10&quot;, &quot;type&quot;: &quot;article-journal&quot;, &quot;ISBN&quot;: &quot;1047-3211 (Print)&quot;, &quot;issued&quot;: {&quot;date-parts&quot;: [[&quot;2000&quot;, &quot;9&quot;, &quot;1&quot;]]}}, &quot;uris&quot;: [&quot;http://www.mendeley.com/documents/?uuid=341fa914-a5a9-4b09-a1a3-60cafb1aec6e&quot;]}], &quot;properties&quot;: {&quot;noteIndex&quot;: 0}, &quot;schema&quot;: &quot;https://github.com/citation-style-language/schema/raw/master/csl-citation.json&quot;, &quot;mendeley&quot;: {&quot;plainTextFormattedCitation&quot;: &quot;(Gevins &amp; Smith, 2000)&quot;, &quot;formattedCitation&quot;: &quot;(Gevins &amp; Smith, 2000)&quot;, &quot;previouslyFormattedCitation&quot;: &quot;(Gevins &amp; Smith, 2000)&quot;}} RNDrf7vbiccOU"/><text:span text:style-name="T55">(Gevins &amp; Smith, 2000)</text:span><text:reference-mark-end text:name="ADDIN CSL_CITATION {&quot;citationItems&quot;: [{&quot;id&quot;: &quot;ITEM-1&quot;, &quot;itemData&quot;: {&quot;PMID&quot;: &quot;10982744&quot;, &quot;DOI&quot;: &quot;10.1093/cercor/10.9.829&quot;, &quot;ISSN&quot;: &quot;14602199&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page&quot;: &quot;829-839&quot;, &quot;title&quot;: &quot;Neurophysiological Measures of Working Memory and Individual Differences in Cognitive Ability and Cognitive Style&quot;, &quot;issue&quot;: &quot;9&quot;, &quot;container-title&quot;: &quot;Cerebral Cortex&quot;, &quot;id&quot;: &quot;ITEM-1&quot;, &quot;author&quot;: [{&quot;given&quot;: &quot;A&quot;, &quot;dropping-particle&quot;: &quot;&quot;, &quot;family&quot;: &quot;Gevins&quot;, &quot;parse-names&quot;: false, &quot;non-dropping-particle&quot;: &quot;&quot;, &quot;suffix&quot;: &quot;&quot;}, {&quot;given&quot;: &quot;Michael E&quot;, &quot;dropping-particle&quot;: &quot;&quot;, &quot;family&quot;: &quot;Smith&quot;, &quot;parse-names&quot;: false, &quot;non-dropping-particle&quot;: &quot;&quot;, &quot;suffix&quot;: &quot;&quot;}], &quot;volume&quot;: &quot;10&quot;, &quot;type&quot;: &quot;article-journal&quot;, &quot;ISBN&quot;: &quot;1047-3211 (Print)&quot;, &quot;issued&quot;: {&quot;date-parts&quot;: [[&quot;2000&quot;, &quot;9&quot;, &quot;1&quot;]]}}, &quot;uris&quot;: [&quot;http://www.mendeley.com/documents/?uuid=341fa914-a5a9-4b09-a1a3-60cafb1aec6e&quot;]}], &quot;properties&quot;: {&quot;noteIndex&quot;: 0}, &quot;schema&quot;: &quot;https://github.com/citation-style-language/schema/raw/master/csl-citation.json&quot;, &quot;mendeley&quot;: {&quot;plainTextFormattedCitation&quot;: &quot;(Gevins &amp; Smith, 2000)&quot;, &quot;formattedCitation&quot;: &quot;(Gevins &amp; Smith, 2000)&quot;, &quot;previouslyFormattedCitation&quot;: &quot;(Gevins &amp; Smith, 2000)&quot;}} RNDrf7vbiccOU"/><text:span text:style-name="T153">⁠. </text:span></text:p>
      <text:p text:style-name="P29"><text:span text:style-name="T158">A similar approach can be taken when looking at EEG signals </text:span><text:span text:style-name="T161">produced while listening to </text:span><text:span text:style-name="T158">music and </text:span><text:span text:style-name="T161">performing a</text:span><text:span text:style-name="T158"> task. Some studies have looked at overall power, a measure of the amount of activity </text:span><text:span text:style-name="T160">within a certain frequency band</text:span><text:span text:style-name="T158"> in the EEG signal, while others have used techniques called event related desynchronization (ERD) or event related synchronization (ERS). </text:span><text:span text:style-name="T161">ERD/ERS</text:span><text:span text:style-name="T158"> are a measure of </text:span><text:span text:style-name="T161">changes in the amount of power in a frequency band over time and are an indication of </text:span><text:span text:style-name="T158">how synchronous neural activity is as a result of an external stimulus compared to a baseline </text:span><text:reference-mark-start text:name="ADDIN CSL_CITATION {&quot;citationItems&quot;: [{&quot;id&quot;: &quot;ITEM-1&quot;, &quot;itemData&quot;: {&quot;PMID&quot;: &quot;10576479&quot;, &quot;issued&quot;: {&quot;date-parts&quot;: [[&quot;1999&quot;]]}, &quot;DOI&quot;: &quot;10.1016/S1388-2457(99)00141-8&quot;, &quot;ISSN&quot;: &quot;1388-2457&quot;, &quot;abstract&quot;: &quot;An internally or externally paced event results not only in the generation of an event-related potential (ERP) but also in a change in the ongoing EEG/MEG in form of an event-related desynchronization (ERD) or event-related synchronization (ERS). The ERP on the one side and the ERD/ERS on the other side are different responses of neuronal structures in the brain. While the former is phase-locked, the latter is not phase-locked to the event. The most important difference between both phenomena is that the ERD/ERS is highly frequency bandspeci \u00aec, whereby either the same or different locations on the scalp can display ERD and ERS simultaneously. Quanti\u00aecation of ERD/ERS in time and space is demonstrated on data from a number of movement experiments.&quot;, &quot;page&quot;: &quot;1842-1857&quot;, &quot;container-title&quot;: &quot;Clinical Neurophysiology&quot;, &quot;id&quot;: &quot;ITEM-1&quot;, &quot;author&quot;: [{&quot;given&quot;: &quot;G&quot;, &quot;dropping-particle&quot;: &quot;&quot;, &quot;family&quot;: &quot;Pfurtscheller&quot;, &quot;parse-names&quot;: false, &quot;non-dropping-particle&quot;: &quot;&quot;, &quot;suffix&quot;: &quot;&quot;}, {&quot;given&quot;: &quot;F H&quot;, &quot;dropping-particle&quot;: &quot;&quot;, &quot;family&quot;: &quot;Lopes da Silva&quot;, &quot;parse-names&quot;: false, &quot;non-dropping-particle&quot;: &quot;&quot;, &quot;suffix&quot;: &quot;&quot;}], &quot;volume&quot;: &quot;110&quot;, &quot;type&quot;: &quot;article-journal&quot;, &quot;ISBN&quot;: &quot;1388-2457 (Print)\\r1388-2457 (Linking)&quot;, &quot;title&quot;: &quot;Event-related EEG / MEG synchronization and desynchronization : basic principles&quot;}, &quot;uris&quot;: [&quot;http://www.mendeley.com/documents/?uuid=f7e8aade-4e0f-4429-b690-9b02df3a4667&quot;]}], &quot;properties&quot;: {&quot;noteIndex&quot;: 0}, &quot;schema&quot;: &quot;https://github.com/citation-style-language/schema/raw/master/csl-citation.json&quot;, &quot;mendeley&quot;: {&quot;plainTextFormattedCitation&quot;: &quot;(Pfurtscheller &amp; Lopes da Silva, 1999)&quot;, &quot;formattedCitation&quot;: &quot;(Pfurtscheller &amp; Lopes da Silva, 1999)&quot;, &quot;previouslyFormattedCitation&quot;: &quot;(Pfurtscheller &amp; Lopes da Silva, 1999)&quot;}} RNDJQibNUjeAw"/><text:span text:style-name="T58">(Pfurtscheller &amp; Lopes da Silva, 1999)</text:span><text:reference-mark-end text:name="ADDIN CSL_CITATION {&quot;citationItems&quot;: [{&quot;id&quot;: &quot;ITEM-1&quot;, &quot;itemData&quot;: {&quot;PMID&quot;: &quot;10576479&quot;, &quot;issued&quot;: {&quot;date-parts&quot;: [[&quot;1999&quot;]]}, &quot;DOI&quot;: &quot;10.1016/S1388-2457(99)00141-8&quot;, &quot;ISSN&quot;: &quot;1388-2457&quot;, &quot;abstract&quot;: &quot;An internally or externally paced event results not only in the generation of an event-related potential (ERP) but also in a change in the ongoing EEG/MEG in form of an event-related desynchronization (ERD) or event-related synchronization (ERS). The ERP on the one side and the ERD/ERS on the other side are different responses of neuronal structures in the brain. While the former is phase-locked, the latter is not phase-locked to the event. The most important difference between both phenomena is that the ERD/ERS is highly frequency bandspeci \u00aec, whereby either the same or different locations on the scalp can display ERD and ERS simultaneously. Quanti\u00aecation of ERD/ERS in time and space is demonstrated on data from a number of movement experiments.&quot;, &quot;page&quot;: &quot;1842-1857&quot;, &quot;container-title&quot;: &quot;Clinical Neurophysiology&quot;, &quot;id&quot;: &quot;ITEM-1&quot;, &quot;author&quot;: [{&quot;given&quot;: &quot;G&quot;, &quot;dropping-particle&quot;: &quot;&quot;, &quot;family&quot;: &quot;Pfurtscheller&quot;, &quot;parse-names&quot;: false, &quot;non-dropping-particle&quot;: &quot;&quot;, &quot;suffix&quot;: &quot;&quot;}, {&quot;given&quot;: &quot;F H&quot;, &quot;dropping-particle&quot;: &quot;&quot;, &quot;family&quot;: &quot;Lopes da Silva&quot;, &quot;parse-names&quot;: false, &quot;non-dropping-particle&quot;: &quot;&quot;, &quot;suffix&quot;: &quot;&quot;}], &quot;volume&quot;: &quot;110&quot;, &quot;type&quot;: &quot;article-journal&quot;, &quot;ISBN&quot;: &quot;1388-2457 (Print)\\r1388-2457 (Linking)&quot;, &quot;title&quot;: &quot;Event-related EEG / MEG synchronization and desynchronization : basic principles&quot;}, &quot;uris&quot;: [&quot;http://www.mendeley.com/documents/?uuid=f7e8aade-4e0f-4429-b690-9b02df3a4667&quot;]}], &quot;properties&quot;: {&quot;noteIndex&quot;: 0}, &quot;schema&quot;: &quot;https://github.com/citation-style-language/schema/raw/master/csl-citation.json&quot;, &quot;mendeley&quot;: {&quot;plainTextFormattedCitation&quot;: &quot;(Pfurtscheller &amp; Lopes da Silva, 1999)&quot;, &quot;formattedCitation&quot;: &quot;(Pfurtscheller &amp; Lopes da Silva, 1999)&quot;, &quot;previouslyFormattedCitation&quot;: &quot;(Pfurtscheller &amp; Lopes da Silva, 1999)&quot;}} RNDJQibNUjeAw"/><text:span text:style-name="T158">⁠. An increase in ERS indicates that neurons have </text:span><text:span text:style-name="T159">responded to an external stimulus and</text:span><text:span text:style-name="T158"> become more synchronized in their firing compared to a baseline period. </text:span></text:p>
      <text:p text:style-name="P2">The changes seen in the EEG frequency bands can be related both to a participant’s performance on a cognitive task and to changes that occur while listening to music. Researchers have used this ability to explore neural <text:span text:style-name="T162">activity responsible for</text:span> the ‘Mozart effect’. <text:span text:style-name="T163">These studies have shown </text:span><text:soft-page-break/><text:span text:style-name="T163">that there is an increase in alpha power in the participants’ EEG signal after listening </text:span>to a Mozart piece <text:reference-mark-start text:name="ADDIN CSL_CITATION {&quot;citationItems&quot;: [{&quot;id&quot;: &quot;ITEM-1&quot;, &quot;itemData&quot;: {&quot;PMID&quot;: &quot;26036835&quot;, &quot;DOI&quot;: &quot;10.1016/j.concog.2015.05.005&quot;, &quot;ISSN&quot;: &quot;10902376&quot;, &quot;abstract&quot;: &quot;The aim of this study is to investigate the influence of Mozart's music on brain activity through spectral analysis of the EEG in young healthy adults (Adults), in healthy elderly (Elderly) and in elderly with Mild Cognitive Impairment (MCI). EEG recording was performed at basal rest conditions and after listening to Mozart's K448 or \&quot;Fur Elise\&quot; Beethoven's sonatas. After listening to Mozart, an increase of alpha band and median frequency index of background alpha rhythm activity (a pattern of brain wave activity linked to memory, cognition and open mind to problem solving) was observed both in Adults and in Elderly. No changes were observed in MCI. After listening to Beethoven, no changes in EEG activity were detected. This results may be representative of the fact that said Mozart's music is able to \&quot;activate\&quot; neuronal cortical circuits related to attentive and cognitive functions.&quot;, &quot;page&quot;: &quot;150-155&quot;, &quot;title&quot;: &quot;The Mozart Effect: A quantitative EEG study&quot;, &quot;container-title&quot;: &quot;Consciousness and Cognition&quot;, &quot;id&quot;: &quot;ITEM-1&quot;, &quot;author&quot;: [{&quot;given&quot;: &quot;Walter&quot;, &quot;dropping-particle&quot;: &quot;&quot;, &quot;family&quot;: &quot;Verrusio&quot;, &quot;parse-names&quot;: false, &quot;non-dropping-particle&quot;: &quot;&quot;, &quot;suffix&quot;: &quot;&quot;}, {&quot;given&quot;: &quot;Evaristo&quot;, &quot;dropping-particle&quot;: &quot;&quot;, &quot;family&quot;: &quot;Ettorre&quot;, &quot;parse-names&quot;: false, &quot;non-dropping-particle&quot;: &quot;&quot;, &quot;suffix&quot;: &quot;&quot;}, {&quot;given&quot;: &quot;Edoardo&quot;, &quot;dropping-particle&quot;: &quot;&quot;, &quot;family&quot;: &quot;Vicenzini&quot;, &quot;parse-names&quot;: false, &quot;non-dropping-particle&quot;: &quot;&quot;, &quot;suffix&quot;: &quot;&quot;}, {&quot;given&quot;: &quot;Nicola&quot;, &quot;dropping-particle&quot;: &quot;&quot;, &quot;family&quot;: &quot;Vanacore&quot;, &quot;parse-names&quot;: false, &quot;non-dropping-particle&quot;: &quot;&quot;, &quot;suffix&quot;: &quot;&quot;}, {&quot;given&quot;: &quot;Mauro&quot;, &quot;dropping-particle&quot;: &quot;&quot;, &quot;family&quot;: &quot;Cacciafesta&quot;, &quot;parse-names&quot;: false, &quot;non-dropping-particle&quot;: &quot;&quot;, &quot;suffix&quot;: &quot;&quot;}, {&quot;given&quot;: &quot;Oriano&quot;, &quot;dropping-particle&quot;: &quot;&quot;, &quot;family&quot;: &quot;Mecarelli&quot;, &quot;parse-names&quot;: false, &quot;non-dropping-particle&quot;: &quot;&quot;, &quot;suffix&quot;: &quot;&quot;}], &quot;volume&quot;: &quot;35&quot;, &quot;type&quot;: &quot;article-journal&quot;, &quot;ISBN&quot;: &quot;1053-8100&quot;, &quot;issued&quot;: {&quot;date-parts&quot;: [[&quot;2015&quot;]]}, &quot;publisher&quot;: &quot;Elsevier Inc.&quot;}, &quot;uris&quot;: [&quot;http://www.mendeley.com/documents/?uuid=31e922f2-9f20-409d-ad2d-31d6bf0e948f&quot;]}, {&quot;id&quot;: &quot;ITEM-2&quot;, &quot;itemData&quot;: {&quot;DOI&quot;: &quot;10.2307/40285422&quot;, &quot;ISSN&quot;: &quot;07307829&quot;, &quot;page&quot;: &quot;133-159&quot;, &quot;title&quot;: &quot;The EEG: An Adequate Method to Concretize Brain Processes Elicited by Music&quot;, &quot;issue&quot;: &quot;2&quot;, &quot;container-title&quot;: &quot;Music Perception: An Interdisciplinary Journal&quot;, &quot;note&quot;: &quot;NULL&quot;, &quot;id&quot;: &quot;ITEM-2&quot;, &quot;author&quot;: [{&quot;given&quot;: &quot;H.&quot;, &quot;dropping-particle&quot;: &quot;&quot;, &quot;family&quot;: &quot;Petsche&quot;, &quot;parse-names&quot;: false, &quot;non-dropping-particle&quot;: &quot;&quot;, &quot;suffix&quot;: &quot;&quot;}, {&quot;given&quot;: &quot;K.&quot;, &quot;dropping-particle&quot;: &quot;&quot;, &quot;family&quot;: &quot;Linder&quot;, &quot;parse-names&quot;: false, &quot;non-dropping-particle&quot;: &quot;&quot;, &quot;suffix&quot;: &quot;&quot;}, {&quot;given&quot;: &quot;P.&quot;, &quot;dropping-particle&quot;: &quot;&quot;, &quot;family&quot;: &quot;Rappelsberger&quot;, &quot;parse-names&quot;: false, &quot;non-dropping-particle&quot;: &quot;&quot;, &quot;suffix&quot;: &quot;&quot;}, {&quot;given&quot;: &quot;G.&quot;, &quot;dropping-particle&quot;: &quot;&quot;, &quot;family&quot;: &quot;Gruber&quot;, &quot;parse-names&quot;: false, &quot;non-dropping-particle&quot;: &quot;&quot;, &quot;suffix&quot;: &quot;&quot;}], &quot;volume&quot;: &quot;6&quot;, &quot;type&quot;: &quot;article-journal&quot;, &quot;issued&quot;: {&quot;date-parts&quot;: [[&quot;1988&quot;, &quot;12&quot;]]}}, &quot;uris&quot;: [&quot;http://www.mendeley.com/documents/?uuid=455cdb53-75ee-489c-9d38-dcf2a9e753ad&quot;]}], &quot;properties&quot;: {&quot;noteIndex&quot;: 0}, &quot;schema&quot;: &quot;https://github.com/citation-style-language/schema/raw/master/csl-citation.json&quot;, &quot;mendeley&quot;: {&quot;plainTextFormattedCitation&quot;: &quot;(Petsche, Linder, Rappelsberger, &amp; Gruber, 1988; Verrusio et al., 2015)&quot;, &quot;formattedCitation&quot;: &quot;(Petsche, Linder, Rappelsberger, &amp; Gruber, 1988; Verrusio et al., 2015)&quot;, &quot;previouslyFormattedCitation&quot;: &quot;(Petsche, Linder, Rappelsberger, &amp; Gruber, 1988; Verrusio et al., 2015)&quot;}} RND0bCMoaO3AL"/><text:span text:style-name="T21">(Petsche, Linder, Rappelsberger, &amp; Gruber, 1988; Verrusio et al., 2015)</text:span><text:reference-mark-end text:name="ADDIN CSL_CITATION {&quot;citationItems&quot;: [{&quot;id&quot;: &quot;ITEM-1&quot;, &quot;itemData&quot;: {&quot;PMID&quot;: &quot;26036835&quot;, &quot;DOI&quot;: &quot;10.1016/j.concog.2015.05.005&quot;, &quot;ISSN&quot;: &quot;10902376&quot;, &quot;abstract&quot;: &quot;The aim of this study is to investigate the influence of Mozart's music on brain activity through spectral analysis of the EEG in young healthy adults (Adults), in healthy elderly (Elderly) and in elderly with Mild Cognitive Impairment (MCI). EEG recording was performed at basal rest conditions and after listening to Mozart's K448 or \&quot;Fur Elise\&quot; Beethoven's sonatas. After listening to Mozart, an increase of alpha band and median frequency index of background alpha rhythm activity (a pattern of brain wave activity linked to memory, cognition and open mind to problem solving) was observed both in Adults and in Elderly. No changes were observed in MCI. After listening to Beethoven, no changes in EEG activity were detected. This results may be representative of the fact that said Mozart's music is able to \&quot;activate\&quot; neuronal cortical circuits related to attentive and cognitive functions.&quot;, &quot;page&quot;: &quot;150-155&quot;, &quot;title&quot;: &quot;The Mozart Effect: A quantitative EEG study&quot;, &quot;container-title&quot;: &quot;Consciousness and Cognition&quot;, &quot;id&quot;: &quot;ITEM-1&quot;, &quot;author&quot;: [{&quot;given&quot;: &quot;Walter&quot;, &quot;dropping-particle&quot;: &quot;&quot;, &quot;family&quot;: &quot;Verrusio&quot;, &quot;parse-names&quot;: false, &quot;non-dropping-particle&quot;: &quot;&quot;, &quot;suffix&quot;: &quot;&quot;}, {&quot;given&quot;: &quot;Evaristo&quot;, &quot;dropping-particle&quot;: &quot;&quot;, &quot;family&quot;: &quot;Ettorre&quot;, &quot;parse-names&quot;: false, &quot;non-dropping-particle&quot;: &quot;&quot;, &quot;suffix&quot;: &quot;&quot;}, {&quot;given&quot;: &quot;Edoardo&quot;, &quot;dropping-particle&quot;: &quot;&quot;, &quot;family&quot;: &quot;Vicenzini&quot;, &quot;parse-names&quot;: false, &quot;non-dropping-particle&quot;: &quot;&quot;, &quot;suffix&quot;: &quot;&quot;}, {&quot;given&quot;: &quot;Nicola&quot;, &quot;dropping-particle&quot;: &quot;&quot;, &quot;family&quot;: &quot;Vanacore&quot;, &quot;parse-names&quot;: false, &quot;non-dropping-particle&quot;: &quot;&quot;, &quot;suffix&quot;: &quot;&quot;}, {&quot;given&quot;: &quot;Mauro&quot;, &quot;dropping-particle&quot;: &quot;&quot;, &quot;family&quot;: &quot;Cacciafesta&quot;, &quot;parse-names&quot;: false, &quot;non-dropping-particle&quot;: &quot;&quot;, &quot;suffix&quot;: &quot;&quot;}, {&quot;given&quot;: &quot;Oriano&quot;, &quot;dropping-particle&quot;: &quot;&quot;, &quot;family&quot;: &quot;Mecarelli&quot;, &quot;parse-names&quot;: false, &quot;non-dropping-particle&quot;: &quot;&quot;, &quot;suffix&quot;: &quot;&quot;}], &quot;volume&quot;: &quot;35&quot;, &quot;type&quot;: &quot;article-journal&quot;, &quot;ISBN&quot;: &quot;1053-8100&quot;, &quot;issued&quot;: {&quot;date-parts&quot;: [[&quot;2015&quot;]]}, &quot;publisher&quot;: &quot;Elsevier Inc.&quot;}, &quot;uris&quot;: [&quot;http://www.mendeley.com/documents/?uuid=31e922f2-9f20-409d-ad2d-31d6bf0e948f&quot;]}, {&quot;id&quot;: &quot;ITEM-2&quot;, &quot;itemData&quot;: {&quot;DOI&quot;: &quot;10.2307/40285422&quot;, &quot;ISSN&quot;: &quot;07307829&quot;, &quot;page&quot;: &quot;133-159&quot;, &quot;title&quot;: &quot;The EEG: An Adequate Method to Concretize Brain Processes Elicited by Music&quot;, &quot;issue&quot;: &quot;2&quot;, &quot;container-title&quot;: &quot;Music Perception: An Interdisciplinary Journal&quot;, &quot;note&quot;: &quot;NULL&quot;, &quot;id&quot;: &quot;ITEM-2&quot;, &quot;author&quot;: [{&quot;given&quot;: &quot;H.&quot;, &quot;dropping-particle&quot;: &quot;&quot;, &quot;family&quot;: &quot;Petsche&quot;, &quot;parse-names&quot;: false, &quot;non-dropping-particle&quot;: &quot;&quot;, &quot;suffix&quot;: &quot;&quot;}, {&quot;given&quot;: &quot;K.&quot;, &quot;dropping-particle&quot;: &quot;&quot;, &quot;family&quot;: &quot;Linder&quot;, &quot;parse-names&quot;: false, &quot;non-dropping-particle&quot;: &quot;&quot;, &quot;suffix&quot;: &quot;&quot;}, {&quot;given&quot;: &quot;P.&quot;, &quot;dropping-particle&quot;: &quot;&quot;, &quot;family&quot;: &quot;Rappelsberger&quot;, &quot;parse-names&quot;: false, &quot;non-dropping-particle&quot;: &quot;&quot;, &quot;suffix&quot;: &quot;&quot;}, {&quot;given&quot;: &quot;G.&quot;, &quot;dropping-particle&quot;: &quot;&quot;, &quot;family&quot;: &quot;Gruber&quot;, &quot;parse-names&quot;: false, &quot;non-dropping-particle&quot;: &quot;&quot;, &quot;suffix&quot;: &quot;&quot;}], &quot;volume&quot;: &quot;6&quot;, &quot;type&quot;: &quot;article-journal&quot;, &quot;issued&quot;: {&quot;date-parts&quot;: [[&quot;1988&quot;, &quot;12&quot;]]}}, &quot;uris&quot;: [&quot;http://www.mendeley.com/documents/?uuid=455cdb53-75ee-489c-9d38-dcf2a9e753ad&quot;]}], &quot;properties&quot;: {&quot;noteIndex&quot;: 0}, &quot;schema&quot;: &quot;https://github.com/citation-style-language/schema/raw/master/csl-citation.json&quot;, &quot;mendeley&quot;: {&quot;plainTextFormattedCitation&quot;: &quot;(Petsche, Linder, Rappelsberger, &amp; Gruber, 1988; Verrusio et al., 2015)&quot;, &quot;formattedCitation&quot;: &quot;(Petsche, Linder, Rappelsberger, &amp; Gruber, 1988; Verrusio et al., 2015)&quot;, &quot;previouslyFormattedCitation&quot;: &quot;(Petsche, Linder, Rappelsberger, &amp; Gruber, 1988; Verrusio et al., 2015)&quot;}} RND0bCMoaO3AL"/>⁠. <text:span text:style-name="T163">Alpha ERS also increases after listening to Mozart music </text:span><text:reference-mark-start text:name="ADDIN CSL_CITATION {&quot;citationItems&quot;: [{&quot;id&quot;: &quot;ITEM-1&quot;, &quot;itemData&quot;: {&quot;PMID&quot;: &quot;14977200&quot;, &quot;DOI&quot;: &quot;10.1023/B:BRAT.0000006331.10425.4b&quot;, &quot;ISSN&quot;: &quot;08960267&quot;, &quot;abstract&quot;: &quot;The event-related responses of 18 individuals were recorded while they were listening to 3 music clips of 6 s duration which were repeated 30 times each. The music clips differed in the level of their complex structure, induced mood, musical tempo and prominent frequency. They were taken from Mozart's sonata (K. 448), and Brahms' Hungarian dance (no. 5). The third clip was a simplified version of the theme taken from Haydn's symphony (no. 94) played by a computer synthesizer. Significant differences in induced event-related desynchronization between the 3 music clips were only observed in the lower-1 alpha band which is related to attentional processes. A similar pattern was observed for the coherence measures. While respondents listened to the Mozart clip, coherence in the lower alpha bands increased more, whereas in the gamma band a less pronounced increase was observed as compared with the Brahms and Haydn clips. The clustering of the three clips based on EEG measures distinguished between the Mozart clip on the one hand, and the Haydn and Brahms clips on the other, even though the Haydn and Brahms clips were at the opposite extremes with regard to the mood they induced in listeners, musical tempo, and complexity of structure. This would suggest that Mozart's music--with no regard to the level of induced mood, musical tempo and complexity--influences the level of arousal. It seems that modulations in the frequency domain of Mozart's sonata have the greatest influence on the reported neurophysiological activity.&quot;, &quot;page&quot;: &quot;73-84&quot;, &quot;title&quot;: &quot;The \&quot;Mozart Effect\&quot;: An Electroencephalographic Analysis Employing the Methods of Induced Event-Related Desynchronization/ Synchronization and Event-Related Coherence&quot;, &quot;issue&quot;: &quot;2&quot;, &quot;container-title&quot;: &quot;Brain Topography&quot;, &quot;id&quot;: &quot;ITEM-1&quot;, &quot;author&quot;: [{&quot;given&quot;: &quot;Norbert&quot;, &quot;dropping-particle&quot;: &quot;&quot;, &quot;family&quot;: &quot;Jau\u0161ovec&quot;, &quot;parse-names&quot;: false, &quot;non-dropping-particle&quot;: &quot;&quot;, &quot;suffix&quot;: &quot;&quot;}, {&quot;given&quot;: &quot;Katarina&quot;, &quot;dropping-particle&quot;: &quot;&quot;, &quot;family&quot;: &quot;Habe&quot;, &quot;parse-names&quot;: false, &quot;non-dropping-particle&quot;: &quot;&quot;, &quot;suffix&quot;: &quot;&quot;}], &quot;volume&quot;: &quot;16&quot;, &quot;type&quot;: &quot;article-journal&quot;, &quot;ISBN&quot;: &quot;0896-0267 (Print)&quot;, &quot;issued&quot;: {&quot;date-parts&quot;: [[&quot;2003&quot;]]}}, &quot;uris&quot;: [&quot;http://www.mendeley.com/documents/?uuid=66ff538f-c7c5-4dcf-9c2c-4db0c69c20a5&quot;]}], &quot;properties&quot;: {&quot;noteIndex&quot;: 0}, &quot;schema&quot;: &quot;https://github.com/citation-style-language/schema/raw/master/csl-citation.json&quot;, &quot;mendeley&quot;: {&quot;plainTextFormattedCitation&quot;: &quot;(Jau\u0161ovec &amp; Habe, 2003)&quot;, &quot;formattedCitation&quot;: &quot;(Jau\u0161ovec &amp; Habe, 2003)&quot;, &quot;previouslyFormattedCitation&quot;: &quot;(Jau\u0161ovec &amp; Habe, 2003)&quot;}} RNDioe5IwgMGQ"/><text:span text:style-name="T56">(Jaušovec &amp; Habe, 2003)</text:span><text:reference-mark-end text:name="ADDIN CSL_CITATION {&quot;citationItems&quot;: [{&quot;id&quot;: &quot;ITEM-1&quot;, &quot;itemData&quot;: {&quot;PMID&quot;: &quot;14977200&quot;, &quot;DOI&quot;: &quot;10.1023/B:BRAT.0000006331.10425.4b&quot;, &quot;ISSN&quot;: &quot;08960267&quot;, &quot;abstract&quot;: &quot;The event-related responses of 18 individuals were recorded while they were listening to 3 music clips of 6 s duration which were repeated 30 times each. The music clips differed in the level of their complex structure, induced mood, musical tempo and prominent frequency. They were taken from Mozart's sonata (K. 448), and Brahms' Hungarian dance (no. 5). The third clip was a simplified version of the theme taken from Haydn's symphony (no. 94) played by a computer synthesizer. Significant differences in induced event-related desynchronization between the 3 music clips were only observed in the lower-1 alpha band which is related to attentional processes. A similar pattern was observed for the coherence measures. While respondents listened to the Mozart clip, coherence in the lower alpha bands increased more, whereas in the gamma band a less pronounced increase was observed as compared with the Brahms and Haydn clips. The clustering of the three clips based on EEG measures distinguished between the Mozart clip on the one hand, and the Haydn and Brahms clips on the other, even though the Haydn and Brahms clips were at the opposite extremes with regard to the mood they induced in listeners, musical tempo, and complexity of structure. This would suggest that Mozart's music--with no regard to the level of induced mood, musical tempo and complexity--influences the level of arousal. It seems that modulations in the frequency domain of Mozart's sonata have the greatest influence on the reported neurophysiological activity.&quot;, &quot;page&quot;: &quot;73-84&quot;, &quot;title&quot;: &quot;The \&quot;Mozart Effect\&quot;: An Electroencephalographic Analysis Employing the Methods of Induced Event-Related Desynchronization/ Synchronization and Event-Related Coherence&quot;, &quot;issue&quot;: &quot;2&quot;, &quot;container-title&quot;: &quot;Brain Topography&quot;, &quot;id&quot;: &quot;ITEM-1&quot;, &quot;author&quot;: [{&quot;given&quot;: &quot;Norbert&quot;, &quot;dropping-particle&quot;: &quot;&quot;, &quot;family&quot;: &quot;Jau\u0161ovec&quot;, &quot;parse-names&quot;: false, &quot;non-dropping-particle&quot;: &quot;&quot;, &quot;suffix&quot;: &quot;&quot;}, {&quot;given&quot;: &quot;Katarina&quot;, &quot;dropping-particle&quot;: &quot;&quot;, &quot;family&quot;: &quot;Habe&quot;, &quot;parse-names&quot;: false, &quot;non-dropping-particle&quot;: &quot;&quot;, &quot;suffix&quot;: &quot;&quot;}], &quot;volume&quot;: &quot;16&quot;, &quot;type&quot;: &quot;article-journal&quot;, &quot;ISBN&quot;: &quot;0896-0267 (Print)&quot;, &quot;issued&quot;: {&quot;date-parts&quot;: [[&quot;2003&quot;]]}}, &quot;uris&quot;: [&quot;http://www.mendeley.com/documents/?uuid=66ff538f-c7c5-4dcf-9c2c-4db0c69c20a5&quot;]}], &quot;properties&quot;: {&quot;noteIndex&quot;: 0}, &quot;schema&quot;: &quot;https://github.com/citation-style-language/schema/raw/master/csl-citation.json&quot;, &quot;mendeley&quot;: {&quot;plainTextFormattedCitation&quot;: &quot;(Jau\u0161ovec &amp; Habe, 2003)&quot;, &quot;formattedCitation&quot;: &quot;(Jau\u0161ovec &amp; Habe, 2003)&quot;, &quot;previouslyFormattedCitation&quot;: &quot;(Jau\u0161ovec &amp; Habe, 2003)&quot;}} RNDioe5IwgMGQ"/><text:span text:style-name="T163">⁠, and</text:span> this <text:span text:style-name="T163">has been shown to </text:span>coincide<text:span text:style-name="T163"> </text:span>with an increase in performance on spatial rotation tasks but a decrease in performance on numerical tasks <text:reference-mark-start text:name="ADDIN CSL_CITATION {&quot;citationItems&quot;: [{&quot;id&quot;: &quot;ITEM-1&quot;, &quot;itemData&quot;: {&quot;PMID&quot;: &quot;16110771&quot;, &quot;DOI&quot;: &quot;10.1007/s10548-005-6030-4&quot;, &quot;ISSN&quot;: &quot;08960267&quot;, &quot;abstract&quot;: &quot;The study investigated the influence of Mozart's music on respondents' brain activity while solving spatial rotation and numerical tasks. The method of induced event-related desynchronization/synchronization (ERD/ERS) and coherence (ERCoh) was used. The music condition had a beneficial influence on respondents' performance of spatial rotation tasks, and a slightly negative influence on the performance of numerical tasks as compared with the silence condition. On the psychophysiological level a general effect of Mozart's music on brain activity in the induced gamma band was observed, accompanied by a more specific effect in theinduced lower-2 alpha band whichwas only present while respondents solved the numerical tasks. It is suggested that listening to Mozart's music increases the activity of specific brain areas and in that way facilitates the selection and \&quot;binding\&quot; together of pertinent aspects of sensory stimulus into a perceived whole.&quot;, &quot;page&quot;: &quot;207-218&quot;, &quot;title&quot;: &quot;The influence of Mozart's sonata K. 448 on brain activity during the performance of spatial rotation and numerical tasks&quot;, &quot;issue&quot;: &quot;4&quot;, &quot;container-title&quot;: &quot;Brain Topography&quot;, &quot;id&quot;: &quot;ITEM-1&quot;, &quot;author&quot;: [{&quot;given&quot;: &quot;Norbert&quot;, &quot;dropping-particle&quot;: &quot;&quot;, &quot;family&quot;: &quot;Jau\u0161ovec&quot;, &quot;parse-names&quot;: false, &quot;non-dropping-particle&quot;: &quot;&quot;, &quot;suffix&quot;: &quot;&quot;}, {&quot;given&quot;: &quot;Katarina&quot;, &quot;dropping-particle&quot;: &quot;&quot;, &quot;family&quot;: &quot;Habe&quot;, &quot;parse-names&quot;: false, &quot;non-dropping-particle&quot;: &quot;&quot;, &quot;suffix&quot;: &quot;&quot;}], &quot;volume&quot;: &quot;17&quot;, &quot;type&quot;: &quot;article-journal&quot;, &quot;ISBN&quot;: &quot;0896-0267 (Print)&quot;, &quot;issued&quot;: {&quot;date-parts&quot;: [[&quot;2005&quot;]]}}, &quot;uris&quot;: [&quot;http://www.mendeley.com/documents/?uuid=abdd0705-f285-4a6b-bcbb-d92af46cc874&quot;]}], &quot;properties&quot;: {&quot;noteIndex&quot;: 0}, &quot;schema&quot;: &quot;https://github.com/citation-style-language/schema/raw/master/csl-citation.json&quot;, &quot;mendeley&quot;: {&quot;plainTextFormattedCitation&quot;: &quot;(Jau\u0161ovec &amp; Habe, 2005)&quot;, &quot;formattedCitation&quot;: &quot;(Jau\u0161ovec &amp; Habe, 2005)&quot;, &quot;previouslyFormattedCitation&quot;: &quot;(Jau\u0161ovec &amp; Habe, 2005)&quot;}} RNDmv83JKYxJv"/><text:span text:style-name="T21">(Jaušovec &amp; Habe, 2005)</text:span><text:reference-mark-end text:name="ADDIN CSL_CITATION {&quot;citationItems&quot;: [{&quot;id&quot;: &quot;ITEM-1&quot;, &quot;itemData&quot;: {&quot;PMID&quot;: &quot;16110771&quot;, &quot;DOI&quot;: &quot;10.1007/s10548-005-6030-4&quot;, &quot;ISSN&quot;: &quot;08960267&quot;, &quot;abstract&quot;: &quot;The study investigated the influence of Mozart's music on respondents' brain activity while solving spatial rotation and numerical tasks. The method of induced event-related desynchronization/synchronization (ERD/ERS) and coherence (ERCoh) was used. The music condition had a beneficial influence on respondents' performance of spatial rotation tasks, and a slightly negative influence on the performance of numerical tasks as compared with the silence condition. On the psychophysiological level a general effect of Mozart's music on brain activity in the induced gamma band was observed, accompanied by a more specific effect in theinduced lower-2 alpha band whichwas only present while respondents solved the numerical tasks. It is suggested that listening to Mozart's music increases the activity of specific brain areas and in that way facilitates the selection and \&quot;binding\&quot; together of pertinent aspects of sensory stimulus into a perceived whole.&quot;, &quot;page&quot;: &quot;207-218&quot;, &quot;title&quot;: &quot;The influence of Mozart's sonata K. 448 on brain activity during the performance of spatial rotation and numerical tasks&quot;, &quot;issue&quot;: &quot;4&quot;, &quot;container-title&quot;: &quot;Brain Topography&quot;, &quot;id&quot;: &quot;ITEM-1&quot;, &quot;author&quot;: [{&quot;given&quot;: &quot;Norbert&quot;, &quot;dropping-particle&quot;: &quot;&quot;, &quot;family&quot;: &quot;Jau\u0161ovec&quot;, &quot;parse-names&quot;: false, &quot;non-dropping-particle&quot;: &quot;&quot;, &quot;suffix&quot;: &quot;&quot;}, {&quot;given&quot;: &quot;Katarina&quot;, &quot;dropping-particle&quot;: &quot;&quot;, &quot;family&quot;: &quot;Habe&quot;, &quot;parse-names&quot;: false, &quot;non-dropping-particle&quot;: &quot;&quot;, &quot;suffix&quot;: &quot;&quot;}], &quot;volume&quot;: &quot;17&quot;, &quot;type&quot;: &quot;article-journal&quot;, &quot;ISBN&quot;: &quot;0896-0267 (Print)&quot;, &quot;issued&quot;: {&quot;date-parts&quot;: [[&quot;2005&quot;]]}}, &quot;uris&quot;: [&quot;http://www.mendeley.com/documents/?uuid=abdd0705-f285-4a6b-bcbb-d92af46cc874&quot;]}], &quot;properties&quot;: {&quot;noteIndex&quot;: 0}, &quot;schema&quot;: &quot;https://github.com/citation-style-language/schema/raw/master/csl-citation.json&quot;, &quot;mendeley&quot;: {&quot;plainTextFormattedCitation&quot;: &quot;(Jau\u0161ovec &amp; Habe, 2005)&quot;, &quot;formattedCitation&quot;: &quot;(Jau\u0161ovec &amp; Habe, 2005)&quot;, &quot;previouslyFormattedCitation&quot;: &quot;(Jau\u0161ovec &amp; Habe, 2005)&quot;}} RNDmv83JKYxJv"/>⁠. <text:span text:style-name="T164">This may indicate that the changes in alpha power induced by the music are interacting with the rate of neural oscillations that naturally occur when performing cognitively demanding tasks. In the case of spatial rotation tasks, the music may be enhancing the same frequencies causing an increase in performance. However, the cognitive processes involved during numerical tasks may create oscillatory frequencies at a different rate and the alpha increase induced by the music may be interfering with this oscillations and decreasing performance.</text:span></text:p>
      <text:p text:style-name="P3">If cognition studies have found that good cognitive performance is associated with a decrease in alpha power, but music causes an increase in alpha power, then this may be a potential mechanism for music’s detrimental effects on certain cognitive tasks. For a task to be completed, alpha power may need to be at a particular optimal level. The amount of alpha power available may depend on a number of factors like the age of the participant <text:reference-mark-start text:name="ADDIN CSL_CITATION {&quot;citationItems&quot;: [{&quot;id&quot;: &quot;ITEM-1&quot;, &quot;itemData&quot;: {&quot;PMID&quot;: &quot;10209231&quot;, &quot;DOI&quot;: &quot;10.1016/S0165-0173(98)00056-3&quot;, &quot;ISSN&quot;: &quot;01650173&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page&quot;: &quot;169-195&quot;, &quot;title&quot;: &quot;EEG alpha and theta oscillations reflect cognitive and memory performance: A review and analysis&quot;, &quot;issue&quot;: &quot;2-3&quot;, &quot;container-title&quot;: &quot;Brain Research Reviews&quot;, &quot;note&quot;: &quot;NULL&quot;, &quot;id&quot;: &quot;ITEM-1&quot;, &quot;author&quot;: [{&quot;given&quot;: &quot;Wolfgang&quot;, &quot;dropping-particle&quot;: &quot;&quot;, &quot;family&quot;: &quot;Klimesch&quot;, &quot;parse-names&quot;: false, &quot;non-dropping-particle&quot;: &quot;&quot;, &quot;suffix&quot;: &quot;&quot;}], &quot;volume&quot;: &quot;29&quot;, &quot;type&quot;: &quot;article-journal&quot;, &quot;ISBN&quot;: &quot;0165-0173&quot;, &quot;issued&quot;: {&quot;date-parts&quot;: [[&quot;1999&quot;]]}}, &quot;uris&quot;: [&quot;http://www.mendeley.com/documents/?uuid=f820daa7-0dee-4cf2-8beb-f31f5840d66e&quot;]}], &quot;properties&quot;: {&quot;noteIndex&quot;: 0}, &quot;schema&quot;: &quot;https://github.com/citation-style-language/schema/raw/master/csl-citation.json&quot;, &quot;mendeley&quot;: {&quot;plainTextFormattedCitation&quot;: &quot;(Klimesch, 1999)&quot;, &quot;formattedCitation&quot;: &quot;(Klimesch, 1999)&quot;, &quot;previouslyFormattedCitation&quot;: &quot;(Klimesch, 1999)&quot;}} RNDn0sbR8umxj"/><text:span text:style-name="T21">(Klimesch, 1999)</text:span><text:reference-mark-end text:name="ADDIN CSL_CITATION {&quot;citationItems&quot;: [{&quot;id&quot;: &quot;ITEM-1&quot;, &quot;itemData&quot;: {&quot;PMID&quot;: &quot;10209231&quot;, &quot;DOI&quot;: &quot;10.1016/S0165-0173(98)00056-3&quot;, &quot;ISSN&quot;: &quot;01650173&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page&quot;: &quot;169-195&quot;, &quot;title&quot;: &quot;EEG alpha and theta oscillations reflect cognitive and memory performance: A review and analysis&quot;, &quot;issue&quot;: &quot;2-3&quot;, &quot;container-title&quot;: &quot;Brain Research Reviews&quot;, &quot;note&quot;: &quot;NULL&quot;, &quot;id&quot;: &quot;ITEM-1&quot;, &quot;author&quot;: [{&quot;given&quot;: &quot;Wolfgang&quot;, &quot;dropping-particle&quot;: &quot;&quot;, &quot;family&quot;: &quot;Klimesch&quot;, &quot;parse-names&quot;: false, &quot;non-dropping-particle&quot;: &quot;&quot;, &quot;suffix&quot;: &quot;&quot;}], &quot;volume&quot;: &quot;29&quot;, &quot;type&quot;: &quot;article-journal&quot;, &quot;ISBN&quot;: &quot;0165-0173&quot;, &quot;issued&quot;: {&quot;date-parts&quot;: [[&quot;1999&quot;]]}}, &quot;uris&quot;: [&quot;http://www.mendeley.com/documents/?uuid=f820daa7-0dee-4cf2-8beb-f31f5840d66e&quot;]}], &quot;properties&quot;: {&quot;noteIndex&quot;: 0}, &quot;schema&quot;: &quot;https://github.com/citation-style-language/schema/raw/master/csl-citation.json&quot;, &quot;mendeley&quot;: {&quot;plainTextFormattedCitation&quot;: &quot;(Klimesch, 1999)&quot;, &quot;formattedCitation&quot;: &quot;(Klimesch, 1999)&quot;, &quot;previouslyFormattedCitation&quot;: &quot;(Klimesch, 1999)&quot;}} RNDn0sbR8umxj"/>⁠, the amount of attention required to complete the task <text:reference-mark-start text:name="ADDIN CSL_CITATION {&quot;citationItems&quot;: [{&quot;id&quot;: &quot;ITEM-1&quot;, &quot;itemData&quot;: {&quot;PMID&quot;: &quot;9572588&quot;, &quot;DOI&quot;: &quot;10.1016/S0304-3940(98)00122-0&quot;, &quot;ISSN&quot;: &quot;03043940&quot;, &quot;abstract&quot;: &quot;Induced alpha power (in a lower, intermediate and upper band) which is deprived from evoked electroencephalograph (EEG) activity was analyzed in an oddball task in which a warning signal (WS) preceded a target or non-target. The lower band, reflecting phasic alertness, desynchronizes only in response to the WS and target. The intermediate band, reflecting expectancy, desynchronizes about 1 s before a target or non-target appears. Upper alpha desynchronizes only after a target is presented and, thus, reflects the performance of the task which was to count the targets. Thus, only slower alpha frequencies reflect attentional demands such as alertness and expectancy.&quot;, &quot;page&quot;: &quot;73-76&quot;, &quot;title&quot;: &quot;Induced alpha band power changes in the human EEG and attention&quot;, &quot;issue&quot;: &quot;2&quot;, &quot;container-title&quot;: &quot;Neuroscience Letters&quot;, &quot;id&quot;: &quot;ITEM-1&quot;, &quot;author&quot;: [{&quot;given&quot;: &quot;Wolfgang&quot;, &quot;dropping-particle&quot;: &quot;&quot;, &quot;family&quot;: &quot;Klimesch&quot;, &quot;parse-names&quot;: false, &quot;non-dropping-particle&quot;: &quot;&quot;, &quot;suffix&quot;: &quot;&quot;}, {&quot;given&quot;: &quot;M.&quot;, &quot;dropping-particle&quot;: &quot;&quot;, &quot;family&quot;: &quot;Doppelmayr&quot;, &quot;parse-names&quot;: false, &quot;non-dropping-particle&quot;: &quot;&quot;, &quot;suffix&quot;: &quot;&quot;}, {&quot;given&quot;: &quot;H.&quot;, &quot;dropping-particle&quot;: &quot;&quot;, &quot;family&quot;: &quot;Russegger&quot;, &quot;parse-names&quot;: false, &quot;non-dropping-particle&quot;: &quot;&quot;, &quot;suffix&quot;: &quot;&quot;}, {&quot;given&quot;: &quot;T.&quot;, &quot;dropping-particle&quot;: &quot;&quot;, &quot;family&quot;: &quot;Pachinger&quot;, &quot;parse-names&quot;: false, &quot;non-dropping-particle&quot;: &quot;&quot;, &quot;suffix&quot;: &quot;&quot;}, {&quot;given&quot;: &quot;J.&quot;, &quot;dropping-particle&quot;: &quot;&quot;, &quot;family&quot;: &quot;Schwaiger&quot;, &quot;parse-names&quot;: false, &quot;non-dropping-particle&quot;: &quot;&quot;, &quot;suffix&quot;: &quot;&quot;}], &quot;volume&quot;: &quot;244&quot;, &quot;type&quot;: &quot;article-journal&quot;, &quot;ISBN&quot;: &quot;0304-3940 (Print)\\r0304-3940 (Linking)&quot;, &quot;issued&quot;: {&quot;date-parts&quot;: [[&quot;1998&quot;]]}}, &quot;uris&quot;: [&quot;http://www.mendeley.com/documents/?uuid=d4edca07-274e-4c71-b60a-8c1a3010e63b&quot;]}, {&quot;id&quot;: &quot;ITEM-2&quot;, &quot;itemData&quot;: {&quot;PMID&quot;: &quot;10982744&quot;, &quot;DOI&quot;: &quot;10.1093/cercor/10.9.829&quot;, &quot;ISSN&quot;: &quot;14602199&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page&quot;: &quot;829-839&quot;, &quot;title&quot;: &quot;Neurophysiological Measures of Working Memory and Individual Differences in Cognitive Ability and Cognitive Style&quot;, &quot;issue&quot;: &quot;9&quot;, &quot;container-title&quot;: &quot;Cerebral Cortex&quot;, &quot;id&quot;: &quot;ITEM-2&quot;, &quot;author&quot;: [{&quot;given&quot;: &quot;A&quot;, &quot;dropping-particle&quot;: &quot;&quot;, &quot;family&quot;: &quot;Gevins&quot;, &quot;parse-names&quot;: false, &quot;non-dropping-particle&quot;: &quot;&quot;, &quot;suffix&quot;: &quot;&quot;}, {&quot;given&quot;: &quot;Michael E&quot;, &quot;dropping-particle&quot;: &quot;&quot;, &quot;family&quot;: &quot;Smith&quot;, &quot;parse-names&quot;: false, &quot;non-dropping-particle&quot;: &quot;&quot;, &quot;suffix&quot;: &quot;&quot;}], &quot;volume&quot;: &quot;10&quot;, &quot;type&quot;: &quot;article-journal&quot;, &quot;ISBN&quot;: &quot;1047-3211 (Print)&quot;, &quot;issued&quot;: {&quot;date-parts&quot;: [[&quot;2000&quot;, &quot;9&quot;, &quot;1&quot;]]}}, &quot;uris&quot;: [&quot;http://www.mendeley.com/documents/?uuid=341fa914-a5a9-4b09-a1a3-60cafb1aec6e&quot;]}], &quot;properties&quot;: {&quot;noteIndex&quot;: 0}, &quot;schema&quot;: &quot;https://github.com/citation-style-language/schema/raw/master/csl-citation.json&quot;, &quot;mendeley&quot;: {&quot;plainTextFormattedCitation&quot;: &quot;(Gevins &amp; Smith, 2000; Klimesch, Doppelmayr, Russegger, Pachinger, &amp; Schwaiger, 1998)&quot;, &quot;formattedCitation&quot;: &quot;(Gevins &amp; Smith, 2000; Klimesch, Doppelmayr, Russegger, Pachinger, &amp; Schwaiger, 1998)&quot;, &quot;previouslyFormattedCitation&quot;: &quot;(Gevins &amp; Smith, 2000; Klimesch, Doppelmayr, Russegger, Pachinger, &amp; Schwaiger, 1998)&quot;}} RNDVXlnSlgukz"/><text:span text:style-name="T21">(Gevins &amp; Smith, 2000; Klimesch, Doppelmayr, Russegger, Pachinger, &amp; Schwaiger, 1998)</text:span><text:reference-mark-end text:name="ADDIN CSL_CITATION {&quot;citationItems&quot;: [{&quot;id&quot;: &quot;ITEM-1&quot;, &quot;itemData&quot;: {&quot;PMID&quot;: &quot;9572588&quot;, &quot;DOI&quot;: &quot;10.1016/S0304-3940(98)00122-0&quot;, &quot;ISSN&quot;: &quot;03043940&quot;, &quot;abstract&quot;: &quot;Induced alpha power (in a lower, intermediate and upper band) which is deprived from evoked electroencephalograph (EEG) activity was analyzed in an oddball task in which a warning signal (WS) preceded a target or non-target. The lower band, reflecting phasic alertness, desynchronizes only in response to the WS and target. The intermediate band, reflecting expectancy, desynchronizes about 1 s before a target or non-target appears. Upper alpha desynchronizes only after a target is presented and, thus, reflects the performance of the task which was to count the targets. Thus, only slower alpha frequencies reflect attentional demands such as alertness and expectancy.&quot;, &quot;page&quot;: &quot;73-76&quot;, &quot;title&quot;: &quot;Induced alpha band power changes in the human EEG and attention&quot;, &quot;issue&quot;: &quot;2&quot;, &quot;container-title&quot;: &quot;Neuroscience Letters&quot;, &quot;id&quot;: &quot;ITEM-1&quot;, &quot;author&quot;: [{&quot;given&quot;: &quot;Wolfgang&quot;, &quot;dropping-particle&quot;: &quot;&quot;, &quot;family&quot;: &quot;Klimesch&quot;, &quot;parse-names&quot;: false, &quot;non-dropping-particle&quot;: &quot;&quot;, &quot;suffix&quot;: &quot;&quot;}, {&quot;given&quot;: &quot;M.&quot;, &quot;dropping-particle&quot;: &quot;&quot;, &quot;family&quot;: &quot;Doppelmayr&quot;, &quot;parse-names&quot;: false, &quot;non-dropping-particle&quot;: &quot;&quot;, &quot;suffix&quot;: &quot;&quot;}, {&quot;given&quot;: &quot;H.&quot;, &quot;dropping-particle&quot;: &quot;&quot;, &quot;family&quot;: &quot;Russegger&quot;, &quot;parse-names&quot;: false, &quot;non-dropping-particle&quot;: &quot;&quot;, &quot;suffix&quot;: &quot;&quot;}, {&quot;given&quot;: &quot;T.&quot;, &quot;dropping-particle&quot;: &quot;&quot;, &quot;family&quot;: &quot;Pachinger&quot;, &quot;parse-names&quot;: false, &quot;non-dropping-particle&quot;: &quot;&quot;, &quot;suffix&quot;: &quot;&quot;}, {&quot;given&quot;: &quot;J.&quot;, &quot;dropping-particle&quot;: &quot;&quot;, &quot;family&quot;: &quot;Schwaiger&quot;, &quot;parse-names&quot;: false, &quot;non-dropping-particle&quot;: &quot;&quot;, &quot;suffix&quot;: &quot;&quot;}], &quot;volume&quot;: &quot;244&quot;, &quot;type&quot;: &quot;article-journal&quot;, &quot;ISBN&quot;: &quot;0304-3940 (Print)\\r0304-3940 (Linking)&quot;, &quot;issued&quot;: {&quot;date-parts&quot;: [[&quot;1998&quot;]]}}, &quot;uris&quot;: [&quot;http://www.mendeley.com/documents/?uuid=d4edca07-274e-4c71-b60a-8c1a3010e63b&quot;]}, {&quot;id&quot;: &quot;ITEM-2&quot;, &quot;itemData&quot;: {&quot;PMID&quot;: &quot;10982744&quot;, &quot;DOI&quot;: &quot;10.1093/cercor/10.9.829&quot;, &quot;ISSN&quot;: &quot;14602199&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page&quot;: &quot;829-839&quot;, &quot;title&quot;: &quot;Neurophysiological Measures of Working Memory and Individual Differences in Cognitive Ability and Cognitive Style&quot;, &quot;issue&quot;: &quot;9&quot;, &quot;container-title&quot;: &quot;Cerebral Cortex&quot;, &quot;id&quot;: &quot;ITEM-2&quot;, &quot;author&quot;: [{&quot;given&quot;: &quot;A&quot;, &quot;dropping-particle&quot;: &quot;&quot;, &quot;family&quot;: &quot;Gevins&quot;, &quot;parse-names&quot;: false, &quot;non-dropping-particle&quot;: &quot;&quot;, &quot;suffix&quot;: &quot;&quot;}, {&quot;given&quot;: &quot;Michael E&quot;, &quot;dropping-particle&quot;: &quot;&quot;, &quot;family&quot;: &quot;Smith&quot;, &quot;parse-names&quot;: false, &quot;non-dropping-particle&quot;: &quot;&quot;, &quot;suffix&quot;: &quot;&quot;}], &quot;volume&quot;: &quot;10&quot;, &quot;type&quot;: &quot;article-journal&quot;, &quot;ISBN&quot;: &quot;1047-3211 (Print)&quot;, &quot;issued&quot;: {&quot;date-parts&quot;: [[&quot;2000&quot;, &quot;9&quot;, &quot;1&quot;]]}}, &quot;uris&quot;: [&quot;http://www.mendeley.com/documents/?uuid=341fa914-a5a9-4b09-a1a3-60cafb1aec6e&quot;]}], &quot;properties&quot;: {&quot;noteIndex&quot;: 0}, &quot;schema&quot;: &quot;https://github.com/citation-style-language/schema/raw/master/csl-citation.json&quot;, &quot;mendeley&quot;: {&quot;plainTextFormattedCitation&quot;: &quot;(Gevins &amp; Smith, 2000; Klimesch, Doppelmayr, Russegger, Pachinger, &amp; Schwaiger, 1998)&quot;, &quot;formattedCitation&quot;: &quot;(Gevins &amp; Smith, 2000; Klimesch, Doppelmayr, Russegger, Pachinger, &amp; Schwaiger, 1998)&quot;, &quot;previouslyFormattedCitation&quot;: &quot;(Gevins &amp; Smith, 2000; Klimesch, Doppelmayr, Russegger, Pachinger, &amp; Schwaiger, 1998)&quot;}} RNDVXlnSlgukz"/>⁠, and the type of music being listened to <text:reference-mark-start text:name="ADDIN CSL_CITATION {&quot;citationItems&quot;: [{&quot;id&quot;: &quot;ITEM-1&quot;, &quot;itemData&quot;: {&quot;id&quot;: &quot;ITEM-1&quot;, &quot;container-title&quot;: &quot;Perceptual and Motor Skills&quot;, &quot;author&quot;: [{&quot;given&quot;: &quot;Tatsuya&quot;, &quot;dropping-particle&quot;: &quot;&quot;, &quot;family&quot;: &quot;Iwaki&quot;, &quot;parse-names&quot;: false, &quot;non-dropping-particle&quot;: &quot;&quot;, &quot;suffix&quot;: &quot;&quot;}, {&quot;given&quot;: &quot;Mitsuo&quot;, &quot;dropping-particle&quot;: &quot;&quot;, &quot;family&quot;: &quot;Hayashi&quot;, &quot;parse-names&quot;: false, &quot;non-dropping-particle&quot;: &quot;&quot;, &quot;suffix&quot;: &quot;&quot;}, {&quot;given&quot;: &quot;Tadao&quot;, &quot;dropping-particle&quot;: &quot;&quot;, &quot;family&quot;: &quot;Hori&quot;, &quot;parse-names&quot;: false, &quot;non-dropping-particle&quot;: &quot;&quot;, &quot;suffix&quot;: &quot;&quot;}], &quot;volume&quot;: &quot;84&quot;, &quot;title&quot;: &quot;Changes in Alpha Band Eeg Activity in the Frontal Area after Stimulation with Music of Different Affective Content&quot;, &quot;issue&quot;: &quot;2&quot;, &quot;type&quot;: &quot;article-journal&quot;, &quot;issued&quot;: {&quot;date-parts&quot;: [[&quot;1997&quot;]]}}, &quot;uris&quot;: [&quot;http://www.mendeley.com/documents/?uuid=e4eb87b6-864d-4f9b-bfea-c1a16ea5bbf4&quot;]}], &quot;properties&quot;: {&quot;noteIndex&quot;: 0}, &quot;schema&quot;: &quot;https://github.com/citation-style-language/schema/raw/master/csl-citation.json&quot;, &quot;mendeley&quot;: {&quot;plainTextFormattedCitation&quot;: &quot;(Iwaki, Hayashi, &amp; Hori, 1997)&quot;, &quot;formattedCitation&quot;: &quot;(Iwaki, Hayashi, &amp; Hori, 1997)&quot;, &quot;previouslyFormattedCitation&quot;: &quot;(Iwaki, Hayashi, &amp; Hori, 1997)&quot;}} RNDk8keks3VmS"/><text:span text:style-name="T21">(Iwaki, Hayashi, &amp; Hori, 1997)</text:span><text:reference-mark-end text:name="ADDIN CSL_CITATION {&quot;citationItems&quot;: [{&quot;id&quot;: &quot;ITEM-1&quot;, &quot;itemData&quot;: {&quot;id&quot;: &quot;ITEM-1&quot;, &quot;container-title&quot;: &quot;Perceptual and Motor Skills&quot;, &quot;author&quot;: [{&quot;given&quot;: &quot;Tatsuya&quot;, &quot;dropping-particle&quot;: &quot;&quot;, &quot;family&quot;: &quot;Iwaki&quot;, &quot;parse-names&quot;: false, &quot;non-dropping-particle&quot;: &quot;&quot;, &quot;suffix&quot;: &quot;&quot;}, {&quot;given&quot;: &quot;Mitsuo&quot;, &quot;dropping-particle&quot;: &quot;&quot;, &quot;family&quot;: &quot;Hayashi&quot;, &quot;parse-names&quot;: false, &quot;non-dropping-particle&quot;: &quot;&quot;, &quot;suffix&quot;: &quot;&quot;}, {&quot;given&quot;: &quot;Tadao&quot;, &quot;dropping-particle&quot;: &quot;&quot;, &quot;family&quot;: &quot;Hori&quot;, &quot;parse-names&quot;: false, &quot;non-dropping-particle&quot;: &quot;&quot;, &quot;suffix&quot;: &quot;&quot;}], &quot;volume&quot;: &quot;84&quot;, &quot;title&quot;: &quot;Changes in Alpha Band Eeg Activity in the Frontal Area after Stimulation with Music of Different Affective Content&quot;, &quot;issue&quot;: &quot;2&quot;, &quot;type&quot;: &quot;article-journal&quot;, &quot;issued&quot;: {&quot;date-parts&quot;: [[&quot;1997&quot;]]}}, &quot;uris&quot;: [&quot;http://www.mendeley.com/documents/?uuid=e4eb87b6-864d-4f9b-bfea-c1a16ea5bbf4&quot;]}], &quot;properties&quot;: {&quot;noteIndex&quot;: 0}, &quot;schema&quot;: &quot;https://github.com/citation-style-language/schema/raw/master/csl-citation.json&quot;, &quot;mendeley&quot;: {&quot;plainTextFormattedCitation&quot;: &quot;(Iwaki, Hayashi, &amp; Hori, 1997)&quot;, &quot;formattedCitation&quot;: &quot;(Iwaki, Hayashi, &amp; Hori, 1997)&quot;, &quot;previouslyFormattedCitation&quot;: &quot;(Iwaki, Hayashi, &amp; Hori, 1997)&quot;}} RNDk8keks3VmS"/>⁠. All of these factors affect alpha levels in different ways and music may positively or negatively <text:span text:style-name="T165">interact with</text:span> the alpha power levels. <text:span text:style-name="T166">This may </text:span>explain <text:span text:style-name="T166">the differing results discussed in previous sections and </text:span>why music has such a wide range of effects on different people during different cognitive tasks. Experiments designed to take all of these factors into account may be able to specifically identify the relationship between alpha activity, background music, and cognitive tasks. </text:p>
      <text:p text:style-name="P12">Conclusion</text:p>
      <text:p text:style-name="P4"><text:soft-page-break/><text:span text:style-name="T5">This </text:span><text:span text:style-name="T17">paper</text:span><text:span text:style-name="T5"> complements the review by </text:span><text:reference-mark-start text:name="ADDIN CSL_CITATION {&quot;citationItems&quot;: [{&quot;id&quot;: &quot;ITEM-1&quot;, &quot;itemData&quot;: {&quot;DOI&quot;: &quot;10.1016/B978-0-12-381460-9.00012-2&quot;, &quot;ISSN&quot;: &quot;0963-7214&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itle&quot;: &quot;Music and Cognitive Abilities&quot;, &quot;issue&quot;: &quot;September 2016&quot;, &quot;number-of-pages&quot;: &quot;499-550&quot;, &quot;note&quot;: &quot;NULL&quot;, &quot;id&quot;: &quot;ITEM-1&quot;, &quot;author&quot;: [{&quot;given&quot;: &quot;E. Glenn&quot;, &quot;dropping-particle&quot;: &quot;&quot;, &quot;family&quot;: &quot;Schellenberg&quot;, &quot;parse-names&quot;: false, &quot;non-dropping-particle&quot;: &quot;&quot;, &quot;suffix&quot;: &quot;&quot;}, {&quot;given&quot;: &quot;Michael W.&quot;, &quot;dropping-particle&quot;: &quot;&quot;, &quot;family&quot;: &quot;Weiss&quot;, &quot;parse-names&quot;: false, &quot;non-dropping-particle&quot;: &quot;&quot;, &quot;suffix&quot;: &quot;&quot;}], &quot;type&quot;: &quot;book&quot;, &quot;ISBN&quot;: &quot;9780123814609&quot;, &quot;issued&quot;: {&quot;date-parts&quot;: [[&quot;2013&quot;]]}, &quot;container-title&quot;: &quot;The Psychology of Music (Third Edition)&quot;}, &quot;uris&quot;: [&quot;http://www.mendeley.com/documents/?uuid=af223491-b6d2-4368-9157-647adaf744f8&quot;]}], &quot;properties&quot;: {&quot;noteIndex&quot;: 0}, &quot;schema&quot;: &quot;https://github.com/citation-style-language/schema/raw/master/csl-citation.json&quot;, &quot;mendeley&quot;: {&quot;plainTextFormattedCitation&quot;: &quot;(Schellenberg &amp; Weiss, 2013)&quot;, &quot;manualFormatting&quot;: &quot;Schellenberg and Weiss (2013)&quot;, &quot;formattedCitation&quot;: &quot;(Schellenberg &amp; Weiss, 2013)&quot;, &quot;previouslyFormattedCitation&quot;: &quot;(Schellenberg &amp; Weiss, 2013)&quot;}} RNDnRk1QREyo6"/><text:span text:style-name="T57">Schellenberg and Weiss (2013)</text:span><text:reference-mark-end text:name="ADDIN CSL_CITATION {&quot;citationItems&quot;: [{&quot;id&quot;: &quot;ITEM-1&quot;, &quot;itemData&quot;: {&quot;DOI&quot;: &quot;10.1016/B978-0-12-381460-9.00012-2&quot;, &quot;ISSN&quot;: &quot;0963-7214&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itle&quot;: &quot;Music and Cognitive Abilities&quot;, &quot;issue&quot;: &quot;September 2016&quot;, &quot;number-of-pages&quot;: &quot;499-550&quot;, &quot;note&quot;: &quot;NULL&quot;, &quot;id&quot;: &quot;ITEM-1&quot;, &quot;author&quot;: [{&quot;given&quot;: &quot;E. Glenn&quot;, &quot;dropping-particle&quot;: &quot;&quot;, &quot;family&quot;: &quot;Schellenberg&quot;, &quot;parse-names&quot;: false, &quot;non-dropping-particle&quot;: &quot;&quot;, &quot;suffix&quot;: &quot;&quot;}, {&quot;given&quot;: &quot;Michael W.&quot;, &quot;dropping-particle&quot;: &quot;&quot;, &quot;family&quot;: &quot;Weiss&quot;, &quot;parse-names&quot;: false, &quot;non-dropping-particle&quot;: &quot;&quot;, &quot;suffix&quot;: &quot;&quot;}], &quot;type&quot;: &quot;book&quot;, &quot;ISBN&quot;: &quot;9780123814609&quot;, &quot;issued&quot;: {&quot;date-parts&quot;: [[&quot;2013&quot;]]}, &quot;container-title&quot;: &quot;The Psychology of Music (Third Edition)&quot;}, &quot;uris&quot;: [&quot;http://www.mendeley.com/documents/?uuid=af223491-b6d2-4368-9157-647adaf744f8&quot;]}], &quot;properties&quot;: {&quot;noteIndex&quot;: 0}, &quot;schema&quot;: &quot;https://github.com/citation-style-language/schema/raw/master/csl-citation.json&quot;, &quot;mendeley&quot;: {&quot;plainTextFormattedCitation&quot;: &quot;(Schellenberg &amp; Weiss, 2013)&quot;, &quot;manualFormatting&quot;: &quot;Schellenberg and Weiss (2013)&quot;, &quot;formattedCitation&quot;: &quot;(Schellenberg &amp; Weiss, 2013)&quot;, &quot;previouslyFormattedCitation&quot;: &quot;(Schellenberg &amp; Weiss, 2013)&quot;}} RNDnRk1QREyo6"/><text:span text:style-name="T5">⁠, filling in some of the relevant and new areas of research not discussed in 2013. There is little dispute that b</text:span><text:span text:style-name="T6">ackground music has an effect on performing cognitive tasks. </text:span><text:span text:style-name="T7">However, t</text:span><text:span text:style-name="T6">he</text:span><text:span text:style-name="T7">se</text:span><text:span text:style-name="T6"> effects are mediated by the musical </text:span><text:span text:style-name="T8">background</text:span><text:span text:style-name="T6"> and age of the listener, the </text:span><text:span text:style-name="T9">type of</text:span><text:span text:style-name="T6"> task, and the </text:span><text:span text:style-name="T9">composition</text:span><text:span text:style-name="T6"> of </text:span><text:span text:style-name="T9">the</text:span><text:span text:style-name="T6"> music.</text:span><text:span text:style-name="T1"> In this review, I have presented two hypotheses regarding why these differences in task performance may occur. First, the serial nature of both the task and the sound </text:span><text:span text:style-name="T10">may</text:span><text:span text:style-name="T1"> compete for serial processing power. Second, the </text:span><text:span text:style-name="T13">listener’s</text:span><text:span text:style-name="T1"> schemas that are invoked for processing the task and the music </text:span><text:span text:style-name="T11">may be similar.</text:span><text:span text:style-name="T10"> </text:span><text:span text:style-name="T13">T</text:span><text:span text:style-name="T1">his overlap creates competition that results in poorer performance on the cognitive task.</text:span></text:p>
      <text:p text:style-name="P30"><text:span text:style-name="T1">T</text:span><text:span text:style-name="T2">he initial goal of this field of research was to determine how music could help support cognitive functioning, </text:span><text:span text:style-name="T13">but this is a simplistic view. Both ‘music’ and ‘cognitive functioning’ are all-encompassing terms that describe complex and multi-faceted concepts. Many characteristics of music can be manipulated and, as discussed here, they exert different effects on the different components of cognition. </text:span><text:span text:style-name="T2">Now that there is </text:span><text:span text:style-name="T12">more of an</text:span><text:span text:style-name="T2"> understanding of </text:span><text:span text:style-name="T12">the different </text:span><text:span text:style-name="T13">components</text:span><text:span text:style-name="T12"> of both music and task that interact to affect performance, </text:span><text:span text:style-name="T2">it </text:span><text:span text:style-name="T13">will</text:span><text:span text:style-name="T2"> be possible to guide future research towards uncovering</text:span><text:span text:style-name="T14"> fine-grained effects. </text:span><text:span text:style-name="T2">This will require taking mood and arousal, </text:span><text:span text:style-name="T3">individual differences of age and musical background, </text:span><text:span text:style-name="T2">the composition of the music, and the processes required to complete a task into account. There may be an optimal combination of all factors that will </text:span><text:span text:style-name="T4">allow background music to </text:span><text:span text:style-name="T2">support </text:span><text:span text:style-name="T15">certain components of </text:span><text:span text:style-name="T16">cognitively demanding tas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7-04-19T09:49:51.907048000</meta:creation-date>
    <dc:date>2017-05-04T15:42:03.462379000</dc:date>
    <dc:creator>A Sternin</dc:creator>
    <meta:editing-duration>PT5H56M34S</meta:editing-duration>
    <meta:editing-cycles>47</meta:editing-cycles>
    <meta:generator>LibreOffice/5.2.6.2$MacOSX_X86_64 LibreOffice_project/a3100ed2409ebf1c212f5048fbe377c281438fdc</meta:generator>
    <meta:document-statistic meta:table-count="0" meta:image-count="0" meta:object-count="0" meta:page-count="13" meta:paragraph-count="32" meta:word-count="4017" meta:character-count="25724" meta:non-whitespace-character-count="21740"/>
    <meta:user-defined meta:name="Mendeley Citation Style_1">http://csl.mendeley.com/styles/29242231/apa</meta:user-defined>
    <meta:user-defined meta:name="Mendeley Document_1">True</meta:user-defined>
    <meta:user-defined meta:name="Mendeley Unique User Id_1">2228961c-4287-3a75-9135-250a27461674</meta:user-defined>
  </office:meta>
</office:document-meta>
</file>